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cell-content()&gt;412" style:apply-style-name="Error" style:base-cell-address="HAS116992_topo_voltage.D1"/>
    </style:style>
  </office:automatic-styles>
  <office:body>
    <office:spreadsheet>
      <table:calculation-settings table:automatic-find-labels="false" table:use-regular-expressions="false" table:use-wildcards="true"/>
      <table:table table:name="HAS116992_topo_voltag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2017-05-04 10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]*[.B1]+[.C1]*[.C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05 UTC</text:p>
          </table:table-cell>
          <table:table-cell office:value-type="float" office:value="405.586" calcext:value-type="float">
            <text:p>405.586</text:p>
          </table:table-cell>
          <table:table-cell office:value-type="float" office:value="11.3571" calcext:value-type="float">
            <text:p>11.3571</text:p>
          </table:table-cell>
          <table:table-cell table:formula="of:=SQRT([.B2]*[.B2]+[.C2]*[.C2])" office:value-type="float" office:value="405.744977931225" calcext:value-type="float">
            <text:p>405.744977931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10 UTC</text:p>
          </table:table-cell>
          <table:table-cell office:value-type="float" office:value="405.591" calcext:value-type="float">
            <text:p>405.591</text:p>
          </table:table-cell>
          <table:table-cell office:value-type="float" office:value="11.4034" calcext:value-type="float">
            <text:p>11.4034</text:p>
          </table:table-cell>
          <table:table-cell table:formula="of:=SQRT([.B3]*[.B3]+[.C3]*[.C3])" office:value-type="float" office:value="405.751274566772" calcext:value-type="float">
            <text:p>405.751274566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15 UTC</text:p>
          </table:table-cell>
          <table:table-cell office:value-type="float" office:value="405.597" calcext:value-type="float">
            <text:p>405.597</text:p>
          </table:table-cell>
          <table:table-cell office:value-type="float" office:value="11.4496" calcext:value-type="float">
            <text:p>11.4496</text:p>
          </table:table-cell>
          <table:table-cell table:formula="of:=SQRT([.B4]*[.B4]+[.C4]*[.C4])" office:value-type="float" office:value="405.758573229402" calcext:value-type="float">
            <text:p>405.758573229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20 UTC</text:p>
          </table:table-cell>
          <table:table-cell office:value-type="float" office:value="405.602" calcext:value-type="float">
            <text:p>405.602</text:p>
          </table:table-cell>
          <table:table-cell office:value-type="float" office:value="11.4958" calcext:value-type="float">
            <text:p>11.4958</text:p>
          </table:table-cell>
          <table:table-cell table:formula="of:=SQRT([.B5]*[.B5]+[.C5]*[.C5])" office:value-type="float" office:value="405.764877511152" calcext:value-type="float">
            <text:p>405.764877511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25 UTC</text:p>
          </table:table-cell>
          <table:table-cell office:value-type="float" office:value="405.607" calcext:value-type="float">
            <text:p>405.607</text:p>
          </table:table-cell>
          <table:table-cell office:value-type="float" office:value="11.542" calcext:value-type="float">
            <text:p>11.542</text:p>
          </table:table-cell>
          <table:table-cell table:formula="of:=SQRT([.B6]*[.B6]+[.C6]*[.C6])" office:value-type="float" office:value="405.771187016772" calcext:value-type="float">
            <text:p>405.771187016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30 UTC</text:p>
          </table:table-cell>
          <table:table-cell office:value-type="float" office:value="405.612" calcext:value-type="float">
            <text:p>405.612</text:p>
          </table:table-cell>
          <table:table-cell office:value-type="float" office:value="11.5881" calcext:value-type="float">
            <text:p>11.5881</text:p>
          </table:table-cell>
          <table:table-cell table:formula="of:=SQRT([.B7]*[.B7]+[.C7]*[.C7])" office:value-type="float" office:value="405.777498890229" calcext:value-type="float">
            <text:p>405.777498890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35 UTC</text:p>
          </table:table-cell>
          <table:table-cell office:value-type="float" office:value="405.617" calcext:value-type="float">
            <text:p>405.617</text:p>
          </table:table-cell>
          <table:table-cell office:value-type="float" office:value="11.6341" calcext:value-type="float">
            <text:p>11.6341</text:p>
          </table:table-cell>
          <table:table-cell table:formula="of:=SQRT([.B8]*[.B8]+[.C8]*[.C8])" office:value-type="float" office:value="405.783813097331" calcext:value-type="float">
            <text:p>405.783813097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40 UTC</text:p>
          </table:table-cell>
          <table:table-cell office:value-type="float" office:value="405.622" calcext:value-type="float">
            <text:p>405.622</text:p>
          </table:table-cell>
          <table:table-cell office:value-type="float" office:value="11.6802" calcext:value-type="float">
            <text:p>11.6802</text:p>
          </table:table-cell>
          <table:table-cell table:formula="of:=SQRT([.B9]*[.B9]+[.C9]*[.C9])" office:value-type="float" office:value="405.790135360681" calcext:value-type="float">
            <text:p>405.790135360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45 UTC</text:p>
          </table:table-cell>
          <table:table-cell office:value-type="float" office:value="405.627" calcext:value-type="float">
            <text:p>405.627</text:p>
          </table:table-cell>
          <table:table-cell office:value-type="float" office:value="11.7262" calcext:value-type="float">
            <text:p>11.7262</text:p>
          </table:table-cell>
          <table:table-cell table:formula="of:=SQRT([.B10]*[.B10]+[.C10]*[.C10])" office:value-type="float" office:value="405.796459934583" calcext:value-type="float">
            <text:p>405.796459934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50 UTC</text:p>
          </table:table-cell>
          <table:table-cell office:value-type="float" office:value="405.632" calcext:value-type="float">
            <text:p>405.632</text:p>
          </table:table-cell>
          <table:table-cell office:value-type="float" office:value="11.7721" calcext:value-type="float">
            <text:p>11.7721</text:p>
          </table:table-cell>
          <table:table-cell table:formula="of:=SQRT([.B11]*[.B11]+[.C11]*[.C11])" office:value-type="float" office:value="405.802786784923" calcext:value-type="float">
            <text:p>405.802786784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0:55 UTC</text:p>
          </table:table-cell>
          <table:table-cell office:value-type="float" office:value="405.636" calcext:value-type="float">
            <text:p>405.636</text:p>
          </table:table-cell>
          <table:table-cell office:value-type="float" office:value="11.818" calcext:value-type="float">
            <text:p>11.818</text:p>
          </table:table-cell>
          <table:table-cell table:formula="of:=SQRT([.B12]*[.B12]+[.C12]*[.C12])" office:value-type="float" office:value="405.808119213995" calcext:value-type="float">
            <text:p>405.808119213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]*[.B13]+[.C13]*[.C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]*[.B14]+[.C14]*[.C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]*[.B15]+[.C15]*[.C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]*[.B16]+[.C16]*[.C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]*[.B17]+[.C17]*[.C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]*[.B18]+[.C18]*[.C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]*[.B19]+[.C19]*[.C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]*[.B20]+[.C20]*[.C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]*[.B21]+[.C21]*[.C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]*[.B22]+[.C22]*[.C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]*[.B23]+[.C23]*[.C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]*[.B24]+[.C24]*[.C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]*[.B25]+[.C25]*[.C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]*[.B26]+[.C26]*[.C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]*[.B27]+[.C27]*[.C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]*[.B28]+[.C28]*[.C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]*[.B29]+[.C29]*[.C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]*[.B30]+[.C30]*[.C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]*[.B31]+[.C31]*[.C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]*[.B32]+[.C32]*[.C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]*[.B33]+[.C33]*[.C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]*[.B34]+[.C34]*[.C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]*[.B35]+[.C35]*[.C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]*[.B36]+[.C36]*[.C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]*[.B37]+[.C37]*[.C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05 UTC</text:p>
          </table:table-cell>
          <table:table-cell office:value-type="float" office:value="409.135" calcext:value-type="float">
            <text:p>409.135</text:p>
          </table:table-cell>
          <table:table-cell office:value-type="float" office:value="15.3928" calcext:value-type="float">
            <text:p>15.3928</text:p>
          </table:table-cell>
          <table:table-cell table:formula="of:=SQRT([.B38]*[.B38]+[.C38]*[.C38])" office:value-type="float" office:value="409.424457643703" calcext:value-type="float">
            <text:p>409.424457643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10 UTC</text:p>
          </table:table-cell>
          <table:table-cell office:value-type="float" office:value="409.254" calcext:value-type="float">
            <text:p>409.254</text:p>
          </table:table-cell>
          <table:table-cell office:value-type="float" office:value="15.5577" calcext:value-type="float">
            <text:p>15.5577</text:p>
          </table:table-cell>
          <table:table-cell table:formula="of:=SQRT([.B39]*[.B39]+[.C39]*[.C39])" office:value-type="float" office:value="409.549604499003" calcext:value-type="float">
            <text:p>409.549604499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15 UTC</text:p>
          </table:table-cell>
          <table:table-cell office:value-type="float" office:value="409.371" calcext:value-type="float">
            <text:p>409.371</text:p>
          </table:table-cell>
          <table:table-cell office:value-type="float" office:value="15.7225" calcext:value-type="float">
            <text:p>15.7225</text:p>
          </table:table-cell>
          <table:table-cell table:formula="of:=SQRT([.B40]*[.B40]+[.C40]*[.C40])" office:value-type="float" office:value="409.672811701301" calcext:value-type="float">
            <text:p>409.67281170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20 UTC</text:p>
          </table:table-cell>
          <table:table-cell office:value-type="float" office:value="409.489" calcext:value-type="float">
            <text:p>409.489</text:p>
          </table:table-cell>
          <table:table-cell office:value-type="float" office:value="15.8873" calcext:value-type="float">
            <text:p>15.8873</text:p>
          </table:table-cell>
          <table:table-cell table:formula="of:=SQRT([.B41]*[.B41]+[.C41]*[.C41])" office:value-type="float" office:value="409.797080787907" calcext:value-type="float">
            <text:p>409.797080787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25 UTC</text:p>
          </table:table-cell>
          <table:table-cell office:value-type="float" office:value="409.607" calcext:value-type="float">
            <text:p>409.607</text:p>
          </table:table-cell>
          <table:table-cell office:value-type="float" office:value="16.0521" calcext:value-type="float">
            <text:p>16.0521</text:p>
          </table:table-cell>
          <table:table-cell table:formula="of:=SQRT([.B42]*[.B42]+[.C42]*[.C42])" office:value-type="float" office:value="409.921412423662" calcext:value-type="float">
            <text:p>409.921412423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30 UTC</text:p>
          </table:table-cell>
          <table:table-cell office:value-type="float" office:value="409.724" calcext:value-type="float">
            <text:p>409.724</text:p>
          </table:table-cell>
          <table:table-cell office:value-type="float" office:value="16.2168" calcext:value-type="float">
            <text:p>16.2168</text:p>
          </table:table-cell>
          <table:table-cell table:formula="of:=SQRT([.B43]*[.B43]+[.C43]*[.C43])" office:value-type="float" office:value="410.044803379143" calcext:value-type="float">
            <text:p>410.044803379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35 UTC</text:p>
          </table:table-cell>
          <table:table-cell office:value-type="float" office:value="409.841" calcext:value-type="float">
            <text:p>409.841</text:p>
          </table:table-cell>
          <table:table-cell office:value-type="float" office:value="16.3815" calcext:value-type="float">
            <text:p>16.3815</text:p>
          </table:table-cell>
          <table:table-cell table:formula="of:=SQRT([.B44]*[.B44]+[.C44]*[.C44])" office:value-type="float" office:value="410.168256723079" calcext:value-type="float">
            <text:p>410.168256723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40 UTC</text:p>
          </table:table-cell>
          <table:table-cell office:value-type="float" office:value="409.958" calcext:value-type="float">
            <text:p>409.958</text:p>
          </table:table-cell>
          <table:table-cell office:value-type="float" office:value="16.5461" calcext:value-type="float">
            <text:p>16.5461</text:p>
          </table:table-cell>
          <table:table-cell table:formula="of:=SQRT([.B45]*[.B45]+[.C45]*[.C45])" office:value-type="float" office:value="410.291768366379" calcext:value-type="float">
            <text:p>410.291768366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45 UTC</text:p>
          </table:table-cell>
          <table:table-cell office:value-type="float" office:value="410.074" calcext:value-type="float">
            <text:p>410.074</text:p>
          </table:table-cell>
          <table:table-cell office:value-type="float" office:value="16.7107" calcext:value-type="float">
            <text:p>16.7107</text:p>
          </table:table-cell>
          <table:table-cell table:formula="of:=SQRT([.B46]*[.B46]+[.C46]*[.C46])" office:value-type="float" office:value="410.414343036997" calcext:value-type="float">
            <text:p>410.414343036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50 UTC</text:p>
          </table:table-cell>
          <table:table-cell office:value-type="float" office:value="410.19" calcext:value-type="float">
            <text:p>410.19</text:p>
          </table:table-cell>
          <table:table-cell office:value-type="float" office:value="16.8752" calcext:value-type="float">
            <text:p>16.8752</text:p>
          </table:table-cell>
          <table:table-cell table:formula="of:=SQRT([.B47]*[.B47]+[.C47]*[.C47])" office:value-type="float" office:value="410.536975770807" calcext:value-type="float">
            <text:p>410.536975770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3:55 UTC</text:p>
          </table:table-cell>
          <table:table-cell office:value-type="float" office:value="410.306" calcext:value-type="float">
            <text:p>410.306</text:p>
          </table:table-cell>
          <table:table-cell office:value-type="float" office:value="17.0397" calcext:value-type="float">
            <text:p>17.0397</text:p>
          </table:table-cell>
          <table:table-cell table:formula="of:=SQRT([.B48]*[.B48]+[.C48]*[.C48])" office:value-type="float" office:value="410.659670544954" calcext:value-type="float">
            <text:p>410.659670544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]*[.B49]+[.C49]*[.C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]*[.B50]+[.C50]*[.C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1]*[.B51]+[.C51]*[.C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]*[.B52]+[.C52]*[.C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]*[.B53]+[.C53]*[.C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4]*[.B54]+[.C54]*[.C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]*[.B55]+[.C55]*[.C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]*[.B56]+[.C56]*[.C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]*[.B57]+[.C57]*[.C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8]*[.B58]+[.C58]*[.C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]*[.B59]+[.C59]*[.C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]*[.B60]+[.C60]*[.C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1]*[.B61]+[.C61]*[.C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]*[.B62]+[.C62]*[.C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]*[.B63]+[.C63]*[.C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]*[.B64]+[.C64]*[.C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5]*[.B65]+[.C65]*[.C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]*[.B66]+[.C66]*[.C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]*[.B67]+[.C67]*[.C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]*[.B68]+[.C68]*[.C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9]*[.B69]+[.C69]*[.C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]*[.B70]+[.C70]*[.C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]*[.B71]+[.C71]*[.C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2]*[.B72]+[.C72]*[.C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]*[.B73]+[.C73]*[.C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05 UTC</text:p>
          </table:table-cell>
          <table:table-cell office:value-type="float" office:value="407.942" calcext:value-type="float">
            <text:p>407.942</text:p>
          </table:table-cell>
          <table:table-cell office:value-type="float" office:value="14.9095" calcext:value-type="float">
            <text:p>14.9095</text:p>
          </table:table-cell>
          <table:table-cell table:formula="of:=SQRT([.B74]*[.B74]+[.C74]*[.C74])" office:value-type="float" office:value="408.214365933207" calcext:value-type="float">
            <text:p>408.214365933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10 UTC</text:p>
          </table:table-cell>
          <table:table-cell office:value-type="float" office:value="408.022" calcext:value-type="float">
            <text:p>408.022</text:p>
          </table:table-cell>
          <table:table-cell office:value-type="float" office:value="15.0581" calcext:value-type="float">
            <text:p>15.0581</text:p>
          </table:table-cell>
          <table:table-cell table:formula="of:=SQRT([.B75]*[.B75]+[.C75]*[.C75])" office:value-type="float" office:value="408.299765931368" calcext:value-type="float">
            <text:p>408.29976593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15 UTC</text:p>
          </table:table-cell>
          <table:table-cell office:value-type="float" office:value="408.101" calcext:value-type="float">
            <text:p>408.101</text:p>
          </table:table-cell>
          <table:table-cell office:value-type="float" office:value="15.2068" calcext:value-type="float">
            <text:p>15.2068</text:p>
          </table:table-cell>
          <table:table-cell table:formula="of:=SQRT([.B76]*[.B76]+[.C76]*[.C76])" office:value-type="float" office:value="408.384222231026" calcext:value-type="float">
            <text:p>408.384222231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20 UTC</text:p>
          </table:table-cell>
          <table:table-cell office:value-type="float" office:value="408.179" calcext:value-type="float">
            <text:p>408.179</text:p>
          </table:table-cell>
          <table:table-cell office:value-type="float" office:value="15.3554" calcext:value-type="float">
            <text:p>15.3554</text:p>
          </table:table-cell>
          <table:table-cell table:formula="of:=SQRT([.B77]*[.B77]+[.C77]*[.C77])" office:value-type="float" office:value="408.467727427957" calcext:value-type="float">
            <text:p>408.467727427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25 UTC</text:p>
          </table:table-cell>
          <table:table-cell office:value-type="float" office:value="408.258" calcext:value-type="float">
            <text:p>408.258</text:p>
          </table:table-cell>
          <table:table-cell office:value-type="float" office:value="15.5039" calcext:value-type="float">
            <text:p>15.5039</text:p>
          </table:table-cell>
          <table:table-cell table:formula="of:=SQRT([.B78]*[.B78]+[.C78]*[.C78])" office:value-type="float" office:value="408.552279982881" calcext:value-type="float">
            <text:p>408.552279982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30 UTC</text:p>
          </table:table-cell>
          <table:table-cell office:value-type="float" office:value="408.336" calcext:value-type="float">
            <text:p>408.336</text:p>
          </table:table-cell>
          <table:table-cell office:value-type="float" office:value="15.6524" calcext:value-type="float">
            <text:p>15.6524</text:p>
          </table:table-cell>
          <table:table-cell table:formula="of:=SQRT([.B79]*[.B79]+[.C79]*[.C79])" office:value-type="float" office:value="408.635885014716" calcext:value-type="float">
            <text:p>408.635885014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35 UTC</text:p>
          </table:table-cell>
          <table:table-cell office:value-type="float" office:value="408.415" calcext:value-type="float">
            <text:p>408.415</text:p>
          </table:table-cell>
          <table:table-cell office:value-type="float" office:value="15.8008" calcext:value-type="float">
            <text:p>15.8008</text:p>
          </table:table-cell>
          <table:table-cell table:formula="of:=SQRT([.B80]*[.B80]+[.C80]*[.C80])" office:value-type="float" office:value="408.720537171354" calcext:value-type="float">
            <text:p>408.720537171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40 UTC</text:p>
          </table:table-cell>
          <table:table-cell office:value-type="float" office:value="408.493" calcext:value-type="float">
            <text:p>408.493</text:p>
          </table:table-cell>
          <table:table-cell office:value-type="float" office:value="15.9492" calcext:value-type="float">
            <text:p>15.9492</text:p>
          </table:table-cell>
          <table:table-cell table:formula="of:=SQRT([.B81]*[.B81]+[.C81]*[.C81])" office:value-type="float" office:value="408.804241697221" calcext:value-type="float">
            <text:p>408.804241697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45 UTC</text:p>
          </table:table-cell>
          <table:table-cell office:value-type="float" office:value="408.571" calcext:value-type="float">
            <text:p>408.571</text:p>
          </table:table-cell>
          <table:table-cell office:value-type="float" office:value="16.0975" calcext:value-type="float">
            <text:p>16.0975</text:p>
          </table:table-cell>
          <table:table-cell table:formula="of:=SQRT([.B82]*[.B82]+[.C82]*[.C82])" office:value-type="float" office:value="408.88799388983" calcext:value-type="float">
            <text:p>408.88799388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50 UTC</text:p>
          </table:table-cell>
          <table:table-cell office:value-type="float" office:value="408.648" calcext:value-type="float">
            <text:p>408.648</text:p>
          </table:table-cell>
          <table:table-cell office:value-type="float" office:value="16.2457" calcext:value-type="float">
            <text:p>16.2457</text:p>
          </table:table-cell>
          <table:table-cell table:formula="of:=SQRT([.B83]*[.B83]+[.C83]*[.C83])" office:value-type="float" office:value="408.970794400395" calcext:value-type="float">
            <text:p>408.970794400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6:55 UTC</text:p>
          </table:table-cell>
          <table:table-cell office:value-type="float" office:value="408.726" calcext:value-type="float">
            <text:p>408.726</text:p>
          </table:table-cell>
          <table:table-cell office:value-type="float" office:value="16.3939" calcext:value-type="float">
            <text:p>16.3939</text:p>
          </table:table-cell>
          <table:table-cell table:formula="of:=SQRT([.B84]*[.B84]+[.C84]*[.C84])" office:value-type="float" office:value="409.054645534322" calcext:value-type="float">
            <text:p>409.054645534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]*[.B85]+[.C85]*[.C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]*[.B86]+[.C86]*[.C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7]*[.B87]+[.C87]*[.C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]*[.B88]+[.C88]*[.C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]*[.B89]+[.C89]*[.C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0]*[.B90]+[.C90]*[.C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]*[.B91]+[.C91]*[.C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]*[.B92]+[.C92]*[.C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]*[.B93]+[.C93]*[.C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4]*[.B94]+[.C94]*[.C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]*[.B95]+[.C95]*[.C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]*[.B96]+[.C96]*[.C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7]*[.B97]+[.C97]*[.C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]*[.B98]+[.C98]*[.C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]*[.B99]+[.C99]*[.C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]*[.B100]+[.C100]*[.C1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1]*[.B101]+[.C101]*[.C1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]*[.B102]+[.C102]*[.C1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]*[.B103]+[.C103]*[.C1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]*[.B104]+[.C104]*[.C1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5]*[.B105]+[.C105]*[.C1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]*[.B106]+[.C106]*[.C1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]*[.B107]+[.C107]*[.C1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]*[.B108]+[.C108]*[.C1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]*[.B109]+[.C109]*[.C1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05 UTC</text:p>
          </table:table-cell>
          <table:table-cell office:value-type="float" office:value="405.804" calcext:value-type="float">
            <text:p>405.804</text:p>
          </table:table-cell>
          <table:table-cell office:value-type="float" office:value="13.2451" calcext:value-type="float">
            <text:p>13.2451</text:p>
          </table:table-cell>
          <table:table-cell table:formula="of:=SQRT([.B110]*[.B110]+[.C110]*[.C110])" office:value-type="float" office:value="406.020096904094" calcext:value-type="float">
            <text:p>406.020096904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10 UTC</text:p>
          </table:table-cell>
          <table:table-cell office:value-type="float" office:value="405.809" calcext:value-type="float">
            <text:p>405.809</text:p>
          </table:table-cell>
          <table:table-cell office:value-type="float" office:value="13.2914" calcext:value-type="float">
            <text:p>13.2914</text:p>
          </table:table-cell>
          <table:table-cell table:formula="of:=SQRT([.B111]*[.B111]+[.C111]*[.C111])" office:value-type="float" office:value="406.026607250018" calcext:value-type="float">
            <text:p>406.026607250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15 UTC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13.3378" calcext:value-type="float">
            <text:p>13.3378</text:p>
          </table:table-cell>
          <table:table-cell table:formula="of:=SQRT([.B112]*[.B112]+[.C112]*[.C112])" office:value-type="float" office:value="406.033126117611" calcext:value-type="float">
            <text:p>406.033126117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20 UTC</text:p>
          </table:table-cell>
          <table:table-cell office:value-type="float" office:value="405.819" calcext:value-type="float">
            <text:p>405.819</text:p>
          </table:table-cell>
          <table:table-cell office:value-type="float" office:value="13.3841" calcext:value-type="float">
            <text:p>13.3841</text:p>
          </table:table-cell>
          <table:table-cell table:formula="of:=SQRT([.B113]*[.B113]+[.C113]*[.C113])" office:value-type="float" office:value="406.039646948189" calcext:value-type="float">
            <text:p>406.039646948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25 UTC</text:p>
          </table:table-cell>
          <table:table-cell office:value-type="float" office:value="405.823" calcext:value-type="float">
            <text:p>405.823</text:p>
          </table:table-cell>
          <table:table-cell office:value-type="float" office:value="13.4303" calcext:value-type="float">
            <text:p>13.4303</text:p>
          </table:table-cell>
          <table:table-cell table:formula="of:=SQRT([.B114]*[.B114]+[.C114]*[.C114])" office:value-type="float" office:value="406.045170254604" calcext:value-type="float">
            <text:p>406.045170254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30 UTC</text:p>
          </table:table-cell>
          <table:table-cell office:value-type="float" office:value="405.828" calcext:value-type="float">
            <text:p>405.828</text:p>
          </table:table-cell>
          <table:table-cell office:value-type="float" office:value="13.4766" calcext:value-type="float">
            <text:p>13.4766</text:p>
          </table:table-cell>
          <table:table-cell table:formula="of:=SQRT([.B115]*[.B115]+[.C115]*[.C115])" office:value-type="float" office:value="406.051701549889" calcext:value-type="float">
            <text:p>406.051701549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35 UTC</text:p>
          </table:table-cell>
          <table:table-cell office:value-type="float" office:value="405.833" calcext:value-type="float">
            <text:p>405.833</text:p>
          </table:table-cell>
          <table:table-cell office:value-type="float" office:value="13.5228" calcext:value-type="float">
            <text:p>13.5228</text:p>
          </table:table-cell>
          <table:table-cell table:formula="of:=SQRT([.B116]*[.B116]+[.C116]*[.C116])" office:value-type="float" office:value="406.058234750682" calcext:value-type="float">
            <text:p>406.058234750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40 UTC</text:p>
          </table:table-cell>
          <table:table-cell office:value-type="float" office:value="405.838" calcext:value-type="float">
            <text:p>405.838</text:p>
          </table:table-cell>
          <table:table-cell office:value-type="float" office:value="13.569" calcext:value-type="float">
            <text:p>13.569</text:p>
          </table:table-cell>
          <table:table-cell table:formula="of:=SQRT([.B117]*[.B117]+[.C117]*[.C117])" office:value-type="float" office:value="406.064773164332" calcext:value-type="float">
            <text:p>406.064773164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45 UTC</text:p>
          </table:table-cell>
          <table:table-cell office:value-type="float" office:value="405.842" calcext:value-type="float">
            <text:p>405.842</text:p>
          </table:table-cell>
          <table:table-cell office:value-type="float" office:value="13.6152" calcext:value-type="float">
            <text:p>13.6152</text:p>
          </table:table-cell>
          <table:table-cell table:formula="of:=SQRT([.B118]*[.B118]+[.C118]*[.C118])" office:value-type="float" office:value="406.070317352845" calcext:value-type="float">
            <text:p>406.070317352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50 UTC</text:p>
          </table:table-cell>
          <table:table-cell office:value-type="float" office:value="405.847" calcext:value-type="float">
            <text:p>405.847</text:p>
          </table:table-cell>
          <table:table-cell office:value-type="float" office:value="13.6613" calcext:value-type="float">
            <text:p>13.6613</text:p>
          </table:table-cell>
          <table:table-cell table:formula="of:=SQRT([.B119]*[.B119]+[.C119]*[.C119])" office:value-type="float" office:value="406.076862831029" calcext:value-type="float">
            <text:p>406.076862831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09:55 UTC</text:p>
          </table:table-cell>
          <table:table-cell office:value-type="float" office:value="405.851" calcext:value-type="float">
            <text:p>405.851</text:p>
          </table:table-cell>
          <table:table-cell office:value-type="float" office:value="13.7075" calcext:value-type="float">
            <text:p>13.7075</text:p>
          </table:table-cell>
          <table:table-cell table:formula="of:=SQRT([.B120]*[.B120]+[.C120]*[.C120])" office:value-type="float" office:value="406.082417444107" calcext:value-type="float">
            <text:p>406.082417444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]*[.B121]+[.C121]*[.C1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]*[.B122]+[.C122]*[.C1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3]*[.B123]+[.C123]*[.C1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]*[.B124]+[.C124]*[.C1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]*[.B125]+[.C125]*[.C1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6]*[.B126]+[.C126]*[.C1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]*[.B127]+[.C127]*[.C1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]*[.B128]+[.C128]*[.C1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]*[.B129]+[.C129]*[.C1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0]*[.B130]+[.C130]*[.C1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]*[.B131]+[.C131]*[.C1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]*[.B132]+[.C132]*[.C1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3]*[.B133]+[.C133]*[.C1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]*[.B134]+[.C134]*[.C1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]*[.B135]+[.C135]*[.C1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]*[.B136]+[.C136]*[.C1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7]*[.B137]+[.C137]*[.C1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]*[.B138]+[.C138]*[.C1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]*[.B139]+[.C139]*[.C1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]*[.B140]+[.C140]*[.C1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1]*[.B141]+[.C141]*[.C1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]*[.B142]+[.C142]*[.C1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]*[.B143]+[.C143]*[.C1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4]*[.B144]+[.C144]*[.C1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]*[.B145]+[.C145]*[.C1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05 UTC</text:p>
          </table:table-cell>
          <table:table-cell office:value-type="float" office:value="405.799" calcext:value-type="float">
            <text:p>405.799</text:p>
          </table:table-cell>
          <table:table-cell office:value-type="float" office:value="13.2463" calcext:value-type="float">
            <text:p>13.2463</text:p>
          </table:table-cell>
          <table:table-cell table:formula="of:=SQRT([.B146]*[.B146]+[.C146]*[.C146])" office:value-type="float" office:value="406.015138713681" calcext:value-type="float">
            <text:p>406.015138713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10 UTC</text:p>
          </table:table-cell>
          <table:table-cell office:value-type="float" office:value="405.803" calcext:value-type="float">
            <text:p>405.803</text:p>
          </table:table-cell>
          <table:table-cell office:value-type="float" office:value="13.2927" calcext:value-type="float">
            <text:p>13.2927</text:p>
          </table:table-cell>
          <table:table-cell table:formula="of:=SQRT([.B147]*[.B147]+[.C147]*[.C147])" office:value-type="float" office:value="406.020653024314" calcext:value-type="float">
            <text:p>406.020653024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15 UTC</text:p>
          </table:table-cell>
          <table:table-cell office:value-type="float" office:value="405.808" calcext:value-type="float">
            <text:p>405.808</text:p>
          </table:table-cell>
          <table:table-cell office:value-type="float" office:value="13.339" calcext:value-type="float">
            <text:p>13.339</text:p>
          </table:table-cell>
          <table:table-cell table:formula="of:=SQRT([.B148]*[.B148]+[.C148]*[.C148])" office:value-type="float" office:value="406.027168776918" calcext:value-type="float">
            <text:p>406.027168776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20 UTC</text:p>
          </table:table-cell>
          <table:table-cell office:value-type="float" office:value="405.812" calcext:value-type="float">
            <text:p>405.812</text:p>
          </table:table-cell>
          <table:table-cell office:value-type="float" office:value="13.3853" calcext:value-type="float">
            <text:p>13.3853</text:p>
          </table:table-cell>
          <table:table-cell table:formula="of:=SQRT([.B149]*[.B149]+[.C149]*[.C149])" office:value-type="float" office:value="406.032690309647" calcext:value-type="float">
            <text:p>406.032690309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25 UTC</text:p>
          </table:table-cell>
          <table:table-cell office:value-type="float" office:value="405.817" calcext:value-type="float">
            <text:p>405.817</text:p>
          </table:table-cell>
          <table:table-cell office:value-type="float" office:value="13.4317" calcext:value-type="float">
            <text:p>13.4317</text:p>
          </table:table-cell>
          <table:table-cell table:formula="of:=SQRT([.B150]*[.B150]+[.C150]*[.C150])" office:value-type="float" office:value="406.039219846913" calcext:value-type="float">
            <text:p>406.039219846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30 UTC</text:p>
          </table:table-cell>
          <table:table-cell office:value-type="float" office:value="405.821" calcext:value-type="float">
            <text:p>405.821</text:p>
          </table:table-cell>
          <table:table-cell office:value-type="float" office:value="13.4779" calcext:value-type="float">
            <text:p>13.4779</text:p>
          </table:table-cell>
          <table:table-cell table:formula="of:=SQRT([.B151]*[.B151]+[.C151]*[.C151])" office:value-type="float" office:value="406.04474855539" calcext:value-type="float">
            <text:p>406.04474855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35 UTC</text:p>
          </table:table-cell>
          <table:table-cell office:value-type="float" office:value="405.826" calcext:value-type="float">
            <text:p>405.826</text:p>
          </table:table-cell>
          <table:table-cell office:value-type="float" office:value="13.5242" calcext:value-type="float">
            <text:p>13.5242</text:p>
          </table:table-cell>
          <table:table-cell table:formula="of:=SQRT([.B152]*[.B152]+[.C152]*[.C152])" office:value-type="float" office:value="406.051285260421" calcext:value-type="float">
            <text:p>406.051285260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40 UTC</text:p>
          </table:table-cell>
          <table:table-cell office:value-type="float" office:value="405.83" calcext:value-type="float">
            <text:p>405.83</text:p>
          </table:table-cell>
          <table:table-cell office:value-type="float" office:value="13.5705" calcext:value-type="float">
            <text:p>13.5705</text:p>
          </table:table-cell>
          <table:table-cell table:formula="of:=SQRT([.B153]*[.B153]+[.C153]*[.C153])" office:value-type="float" office:value="406.056827759675" calcext:value-type="float">
            <text:p>406.056827759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45 UTC</text:p>
          </table:table-cell>
          <table:table-cell office:value-type="float" office:value="405.835" calcext:value-type="float">
            <text:p>405.835</text:p>
          </table:table-cell>
          <table:table-cell office:value-type="float" office:value="13.6167" calcext:value-type="float">
            <text:p>13.6167</text:p>
          </table:table-cell>
          <table:table-cell table:formula="of:=SQRT([.B154]*[.B154]+[.C154]*[.C154])" office:value-type="float" office:value="406.063371586123" calcext:value-type="float">
            <text:p>406.063371586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50 UTC</text:p>
          </table:table-cell>
          <table:table-cell office:value-type="float" office:value="405.839" calcext:value-type="float">
            <text:p>405.839</text:p>
          </table:table-cell>
          <table:table-cell office:value-type="float" office:value="13.6629" calcext:value-type="float">
            <text:p>13.6629</text:p>
          </table:table-cell>
          <table:table-cell table:formula="of:=SQRT([.B155]*[.B155]+[.C155]*[.C155])" office:value-type="float" office:value="406.068921191231" calcext:value-type="float">
            <text:p>406.068921191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2:55 UTC</text:p>
          </table:table-cell>
          <table:table-cell office:value-type="float" office:value="405.844" calcext:value-type="float">
            <text:p>405.844</text:p>
          </table:table-cell>
          <table:table-cell office:value-type="float" office:value="13.7091" calcext:value-type="float">
            <text:p>13.7091</text:p>
          </table:table-cell>
          <table:table-cell table:formula="of:=SQRT([.B156]*[.B156]+[.C156]*[.C156])" office:value-type="float" office:value="406.075475446142" calcext:value-type="float">
            <text:p>406.075475446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]*[.B157]+[.C157]*[.C1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]*[.B158]+[.C158]*[.C1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9]*[.B159]+[.C159]*[.C1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]*[.B160]+[.C160]*[.C1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]*[.B161]+[.C161]*[.C1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2]*[.B162]+[.C162]*[.C1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]*[.B163]+[.C163]*[.C1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]*[.B164]+[.C164]*[.C1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]*[.B165]+[.C165]*[.C1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6]*[.B166]+[.C166]*[.C1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]*[.B167]+[.C167]*[.C1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]*[.B168]+[.C168]*[.C1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9]*[.B169]+[.C169]*[.C1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]*[.B170]+[.C170]*[.C1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]*[.B171]+[.C171]*[.C1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]*[.B172]+[.C172]*[.C1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3]*[.B173]+[.C173]*[.C1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]*[.B174]+[.C174]*[.C1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]*[.B175]+[.C175]*[.C1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]*[.B176]+[.C176]*[.C1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7]*[.B177]+[.C177]*[.C1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]*[.B178]+[.C178]*[.C1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]*[.B179]+[.C179]*[.C1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0]*[.B180]+[.C180]*[.C1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]*[.B181]+[.C181]*[.C1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05 UTC</text:p>
          </table:table-cell>
          <table:table-cell office:value-type="float" office:value="407.125" calcext:value-type="float">
            <text:p>407.125</text:p>
          </table:table-cell>
          <table:table-cell office:value-type="float" office:value="13.4045" calcext:value-type="float">
            <text:p>13.4045</text:p>
          </table:table-cell>
          <table:table-cell table:formula="of:=SQRT([.B182]*[.B182]+[.C182]*[.C182])" office:value-type="float" office:value="407.345610317885" calcext:value-type="float">
            <text:p>407.345610317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10 UTC</text:p>
          </table:table-cell>
          <table:table-cell office:value-type="float" office:value="407.205" calcext:value-type="float">
            <text:p>407.205</text:p>
          </table:table-cell>
          <table:table-cell office:value-type="float" office:value="13.5523" calcext:value-type="float">
            <text:p>13.5523</text:p>
          </table:table-cell>
          <table:table-cell table:formula="of:=SQRT([.B183]*[.B183]+[.C183]*[.C183])" office:value-type="float" office:value="407.43045647115" calcext:value-type="float">
            <text:p>407.43045647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15 UTC</text:p>
          </table:table-cell>
          <table:table-cell office:value-type="float" office:value="407.284" calcext:value-type="float">
            <text:p>407.284</text:p>
          </table:table-cell>
          <table:table-cell office:value-type="float" office:value="13.6999" calcext:value-type="float">
            <text:p>13.6999</text:p>
          </table:table-cell>
          <table:table-cell table:formula="of:=SQRT([.B184]*[.B184]+[.C184]*[.C184])" office:value-type="float" office:value="407.514348110603" calcext:value-type="float">
            <text:p>407.51434811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20 UTC</text:p>
          </table:table-cell>
          <table:table-cell office:value-type="float" office:value="407.363" calcext:value-type="float">
            <text:p>407.363</text:p>
          </table:table-cell>
          <table:table-cell office:value-type="float" office:value="13.8475" calcext:value-type="float">
            <text:p>13.8475</text:p>
          </table:table-cell>
          <table:table-cell table:formula="of:=SQRT([.B185]*[.B185]+[.C185]*[.C185])" office:value-type="float" office:value="407.598291244272" calcext:value-type="float">
            <text:p>407.598291244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25 UTC</text:p>
          </table:table-cell>
          <table:table-cell office:value-type="float" office:value="407.442" calcext:value-type="float">
            <text:p>407.442</text:p>
          </table:table-cell>
          <table:table-cell office:value-type="float" office:value="13.9949" calcext:value-type="float">
            <text:p>13.9949</text:p>
          </table:table-cell>
          <table:table-cell table:formula="of:=SQRT([.B186]*[.B186]+[.C186]*[.C186])" office:value-type="float" office:value="407.682278974706" calcext:value-type="float">
            <text:p>407.682278974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30 UTC</text:p>
          </table:table-cell>
          <table:table-cell office:value-type="float" office:value="407.521" calcext:value-type="float">
            <text:p>407.521</text:p>
          </table:table-cell>
          <table:table-cell office:value-type="float" office:value="14.1422" calcext:value-type="float">
            <text:p>14.1422</text:p>
          </table:table-cell>
          <table:table-cell table:formula="of:=SQRT([.B187]*[.B187]+[.C187]*[.C187])" office:value-type="float" office:value="407.766314525661" calcext:value-type="float">
            <text:p>407.766314525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35 UTC</text:p>
          </table:table-cell>
          <table:table-cell office:value-type="float" office:value="407.599" calcext:value-type="float">
            <text:p>407.599</text:p>
          </table:table-cell>
          <table:table-cell office:value-type="float" office:value="14.2894" calcext:value-type="float">
            <text:p>14.2894</text:p>
          </table:table-cell>
          <table:table-cell table:formula="of:=SQRT([.B188]*[.B188]+[.C188]*[.C188])" office:value-type="float" office:value="407.849398373174" calcext:value-type="float">
            <text:p>407.849398373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40 UTC</text:p>
          </table:table-cell>
          <table:table-cell office:value-type="float" office:value="407.678" calcext:value-type="float">
            <text:p>407.678</text:p>
          </table:table-cell>
          <table:table-cell office:value-type="float" office:value="14.4365" calcext:value-type="float">
            <text:p>14.4365</text:p>
          </table:table-cell>
          <table:table-cell table:formula="of:=SQRT([.B189]*[.B189]+[.C189]*[.C189])" office:value-type="float" office:value="407.933529164066" calcext:value-type="float">
            <text:p>407.933529164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45 UTC</text:p>
          </table:table-cell>
          <table:table-cell office:value-type="float" office:value="407.756" calcext:value-type="float">
            <text:p>407.756</text:p>
          </table:table-cell>
          <table:table-cell office:value-type="float" office:value="14.5835" calcext:value-type="float">
            <text:p>14.5835</text:p>
          </table:table-cell>
          <table:table-cell table:formula="of:=SQRT([.B190]*[.B190]+[.C190]*[.C190])" office:value-type="float" office:value="408.016708001339" calcext:value-type="float">
            <text:p>408.016708001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50 UTC</text:p>
          </table:table-cell>
          <table:table-cell office:value-type="float" office:value="407.833" calcext:value-type="float">
            <text:p>407.833</text:p>
          </table:table-cell>
          <table:table-cell office:value-type="float" office:value="14.7303" calcext:value-type="float">
            <text:p>14.7303</text:p>
          </table:table-cell>
          <table:table-cell table:formula="of:=SQRT([.B191]*[.B191]+[.C191]*[.C191])" office:value-type="float" office:value="408.098931176118" calcext:value-type="float">
            <text:p>408.098931176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5:55 UTC</text:p>
          </table:table-cell>
          <table:table-cell office:value-type="float" office:value="407.911" calcext:value-type="float">
            <text:p>407.911</text:p>
          </table:table-cell>
          <table:table-cell office:value-type="float" office:value="14.8771" calcext:value-type="float">
            <text:p>14.8771</text:p>
          </table:table-cell>
          <table:table-cell table:formula="of:=SQRT([.B192]*[.B192]+[.C192]*[.C192])" office:value-type="float" office:value="408.182204444792" calcext:value-type="float">
            <text:p>408.182204444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]*[.B193]+[.C193]*[.C1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]*[.B194]+[.C194]*[.C1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5]*[.B195]+[.C195]*[.C1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]*[.B196]+[.C196]*[.C1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]*[.B197]+[.C197]*[.C1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8]*[.B198]+[.C198]*[.C1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]*[.B199]+[.C199]*[.C1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]*[.B200]+[.C200]*[.C2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]*[.B201]+[.C201]*[.C2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2]*[.B202]+[.C202]*[.C2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]*[.B203]+[.C203]*[.C2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]*[.B204]+[.C204]*[.C2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5]*[.B205]+[.C205]*[.C2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]*[.B206]+[.C206]*[.C2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]*[.B207]+[.C207]*[.C2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]*[.B208]+[.C208]*[.C2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9]*[.B209]+[.C209]*[.C2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]*[.B210]+[.C210]*[.C2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]*[.B211]+[.C211]*[.C2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]*[.B212]+[.C212]*[.C2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]*[.B213]+[.C213]*[.C2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]*[.B214]+[.C214]*[.C2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]*[.B215]+[.C215]*[.C2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6]*[.B216]+[.C216]*[.C2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]*[.B217]+[.C217]*[.C2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05 UTC</text:p>
          </table:table-cell>
          <table:table-cell office:value-type="float" office:value="406.037" calcext:value-type="float">
            <text:p>406.037</text:p>
          </table:table-cell>
          <table:table-cell office:value-type="float" office:value="15.5805" calcext:value-type="float">
            <text:p>15.5805</text:p>
          </table:table-cell>
          <table:table-cell table:formula="of:=SQRT([.B218]*[.B218]+[.C218]*[.C218])" office:value-type="float" office:value="406.335818442394" calcext:value-type="float">
            <text:p>406.33581844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10 UTC</text:p>
          </table:table-cell>
          <table:table-cell office:value-type="float" office:value="406.041" calcext:value-type="float">
            <text:p>406.041</text:p>
          </table:table-cell>
          <table:table-cell office:value-type="float" office:value="15.6265" calcext:value-type="float">
            <text:p>15.6265</text:p>
          </table:table-cell>
          <table:table-cell table:formula="of:=SQRT([.B219]*[.B219]+[.C219]*[.C219])" office:value-type="float" office:value="406.341581902776" calcext:value-type="float">
            <text:p>406.341581902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15 UTC</text:p>
          </table:table-cell>
          <table:table-cell office:value-type="float" office:value="406.045" calcext:value-type="float">
            <text:p>406.045</text:p>
          </table:table-cell>
          <table:table-cell office:value-type="float" office:value="15.6724" calcext:value-type="float">
            <text:p>15.6724</text:p>
          </table:table-cell>
          <table:table-cell table:formula="of:=SQRT([.B220]*[.B220]+[.C220]*[.C220])" office:value-type="float" office:value="406.347346671244" calcext:value-type="float">
            <text:p>406.34734667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20 UTC</text:p>
          </table:table-cell>
          <table:table-cell office:value-type="float" office:value="406.049" calcext:value-type="float">
            <text:p>406.049</text:p>
          </table:table-cell>
          <table:table-cell office:value-type="float" office:value="15.7184" calcext:value-type="float">
            <text:p>15.7184</text:p>
          </table:table-cell>
          <table:table-cell table:formula="of:=SQRT([.B221]*[.B221]+[.C221]*[.C221])" office:value-type="float" office:value="406.353120450133" calcext:value-type="float">
            <text:p>406.353120450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25 UTC</text:p>
          </table:table-cell>
          <table:table-cell office:value-type="float" office:value="406.053" calcext:value-type="float">
            <text:p>406.053</text:p>
          </table:table-cell>
          <table:table-cell office:value-type="float" office:value="15.7643" calcext:value-type="float">
            <text:p>15.7643</text:p>
          </table:table-cell>
          <table:table-cell table:formula="of:=SQRT([.B222]*[.B222]+[.C222]*[.C222])" office:value-type="float" office:value="406.358895514162" calcext:value-type="float">
            <text:p>406.358895514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30 UTC</text:p>
          </table:table-cell>
          <table:table-cell office:value-type="float" office:value="406.057" calcext:value-type="float">
            <text:p>406.057</text:p>
          </table:table-cell>
          <table:table-cell office:value-type="float" office:value="15.8102" calcext:value-type="float">
            <text:p>15.8102</text:p>
          </table:table-cell>
          <table:table-cell table:formula="of:=SQRT([.B223]*[.B223]+[.C223]*[.C223])" office:value-type="float" office:value="406.364675720024" calcext:value-type="float">
            <text:p>406.364675720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35 UTC</text:p>
          </table:table-cell>
          <table:table-cell office:value-type="float" office:value="406.061" calcext:value-type="float">
            <text:p>406.061</text:p>
          </table:table-cell>
          <table:table-cell office:value-type="float" office:value="15.8561" calcext:value-type="float">
            <text:p>15.8561</text:p>
          </table:table-cell>
          <table:table-cell table:formula="of:=SQRT([.B224]*[.B224]+[.C224]*[.C224])" office:value-type="float" office:value="406.370461067497" calcext:value-type="float">
            <text:p>406.370461067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40 UTC</text:p>
          </table:table-cell>
          <table:table-cell office:value-type="float" office:value="406.064" calcext:value-type="float">
            <text:p>406.064</text:p>
          </table:table-cell>
          <table:table-cell office:value-type="float" office:value="15.902" calcext:value-type="float">
            <text:p>15.902</text:p>
          </table:table-cell>
          <table:table-cell table:formula="of:=SQRT([.B225]*[.B225]+[.C225]*[.C225])" office:value-type="float" office:value="406.375252322284" calcext:value-type="float">
            <text:p>406.375252322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45 UTC</text:p>
          </table:table-cell>
          <table:table-cell office:value-type="float" office:value="406.068" calcext:value-type="float">
            <text:p>406.068</text:p>
          </table:table-cell>
          <table:table-cell office:value-type="float" office:value="15.9479" calcext:value-type="float">
            <text:p>15.9479</text:p>
          </table:table-cell>
          <table:table-cell table:formula="of:=SQRT([.B226]*[.B226]+[.C226]*[.C226])" office:value-type="float" office:value="406.38104795673" calcext:value-type="float">
            <text:p>406.38104795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50 UTC</text:p>
          </table:table-cell>
          <table:table-cell office:value-type="float" office:value="406.072" calcext:value-type="float">
            <text:p>406.072</text:p>
          </table:table-cell>
          <table:table-cell office:value-type="float" office:value="15.9938" calcext:value-type="float">
            <text:p>15.9938</text:p>
          </table:table-cell>
          <table:table-cell table:formula="of:=SQRT([.B227]*[.B227]+[.C227]*[.C227])" office:value-type="float" office:value="406.386848732141" calcext:value-type="float">
            <text:p>406.386848732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8:55 UTC</text:p>
          </table:table-cell>
          <table:table-cell office:value-type="float" office:value="406.076" calcext:value-type="float">
            <text:p>406.076</text:p>
          </table:table-cell>
          <table:table-cell office:value-type="float" office:value="16.0396" calcext:value-type="float">
            <text:p>16.0396</text:p>
          </table:table-cell>
          <table:table-cell table:formula="of:=SQRT([.B228]*[.B228]+[.C228]*[.C228])" office:value-type="float" office:value="406.392650701461" calcext:value-type="float">
            <text:p>406.392650701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]*[.B229]+[.C229]*[.C2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]*[.B230]+[.C230]*[.C2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1]*[.B231]+[.C231]*[.C2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]*[.B232]+[.C232]*[.C2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]*[.B233]+[.C233]*[.C2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4]*[.B234]+[.C234]*[.C2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]*[.B235]+[.C235]*[.C2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]*[.B236]+[.C236]*[.C2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]*[.B237]+[.C237]*[.C2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8]*[.B238]+[.C238]*[.C2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]*[.B239]+[.C239]*[.C2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1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]*[.B240]+[.C240]*[.C2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1]*[.B241]+[.C241]*[.C2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]*[.B242]+[.C242]*[.C2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]*[.B243]+[.C243]*[.C2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]*[.B244]+[.C244]*[.C2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]*[.B245]+[.C245]*[.C2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]*[.B246]+[.C246]*[.C2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]*[.B247]+[.C247]*[.C2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]*[.B248]+[.C248]*[.C2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9]*[.B249]+[.C249]*[.C2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]*[.B250]+[.C250]*[.C2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]*[.B251]+[.C251]*[.C2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2]*[.B252]+[.C252]*[.C2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]*[.B253]+[.C253]*[.C2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05 UTC</text:p>
          </table:table-cell>
          <table:table-cell office:value-type="float" office:value="405.694" calcext:value-type="float">
            <text:p>405.694</text:p>
          </table:table-cell>
          <table:table-cell office:value-type="float" office:value="12.2993" calcext:value-type="float">
            <text:p>12.2993</text:p>
          </table:table-cell>
          <table:table-cell table:formula="of:=SQRT([.B254]*[.B254]+[.C254]*[.C254])" office:value-type="float" office:value="405.880394225306" calcext:value-type="float">
            <text:p>405.880394225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10 UTC</text:p>
          </table:table-cell>
          <table:table-cell office:value-type="float" office:value="405.699" calcext:value-type="float">
            <text:p>405.699</text:p>
          </table:table-cell>
          <table:table-cell office:value-type="float" office:value="12.3453" calcext:value-type="float">
            <text:p>12.3453</text:p>
          </table:table-cell>
          <table:table-cell table:formula="of:=SQRT([.B255]*[.B255]+[.C255]*[.C255])" office:value-type="float" office:value="405.886788443637" calcext:value-type="float">
            <text:p>405.886788443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15 UTC</text:p>
          </table:table-cell>
          <table:table-cell office:value-type="float" office:value="405.703" calcext:value-type="float">
            <text:p>405.703</text:p>
          </table:table-cell>
          <table:table-cell office:value-type="float" office:value="12.3914" calcext:value-type="float">
            <text:p>12.3914</text:p>
          </table:table-cell>
          <table:table-cell table:formula="of:=SQRT([.B256]*[.B256]+[.C256]*[.C256])" office:value-type="float" office:value="405.892191354995" calcext:value-type="float">
            <text:p>405.892191354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20 UTC</text:p>
          </table:table-cell>
          <table:table-cell office:value-type="float" office:value="405.708" calcext:value-type="float">
            <text:p>405.708</text:p>
          </table:table-cell>
          <table:table-cell office:value-type="float" office:value="12.4374" calcext:value-type="float">
            <text:p>12.4374</text:p>
          </table:table-cell>
          <table:table-cell table:formula="of:=SQRT([.B257]*[.B257]+[.C257]*[.C257])" office:value-type="float" office:value="405.898595935931" calcext:value-type="float">
            <text:p>405.898595935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25 UTC</text:p>
          </table:table-cell>
          <table:table-cell office:value-type="float" office:value="405.713" calcext:value-type="float">
            <text:p>405.713</text:p>
          </table:table-cell>
          <table:table-cell office:value-type="float" office:value="12.4833" calcext:value-type="float">
            <text:p>12.4833</text:p>
          </table:table-cell>
          <table:table-cell table:formula="of:=SQRT([.B258]*[.B258]+[.C258]*[.C258])" office:value-type="float" office:value="405.905002615009" calcext:value-type="float">
            <text:p>405.905002615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30 UTC</text:p>
          </table:table-cell>
          <table:table-cell office:value-type="float" office:value="405.717" calcext:value-type="float">
            <text:p>405.717</text:p>
          </table:table-cell>
          <table:table-cell office:value-type="float" office:value="12.5293" calcext:value-type="float">
            <text:p>12.5293</text:p>
          </table:table-cell>
          <table:table-cell table:formula="of:=SQRT([.B259]*[.B259]+[.C259]*[.C259])" office:value-type="float" office:value="405.910418008075" calcext:value-type="float">
            <text:p>405.910418008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35 UTC</text:p>
          </table:table-cell>
          <table:table-cell office:value-type="float" office:value="405.722" calcext:value-type="float">
            <text:p>405.722</text:p>
          </table:table-cell>
          <table:table-cell office:value-type="float" office:value="12.5751" calcext:value-type="float">
            <text:p>12.5751</text:p>
          </table:table-cell>
          <table:table-cell table:formula="of:=SQRT([.B260]*[.B260]+[.C260]*[.C260])" office:value-type="float" office:value="405.916831905269" calcext:value-type="float">
            <text:p>405.916831905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40 UTC</text:p>
          </table:table-cell>
          <table:table-cell office:value-type="float" office:value="405.726" calcext:value-type="float">
            <text:p>405.726</text:p>
          </table:table-cell>
          <table:table-cell office:value-type="float" office:value="12.621" calcext:value-type="float">
            <text:p>12.621</text:p>
          </table:table-cell>
          <table:table-cell table:formula="of:=SQRT([.B261]*[.B261]+[.C261]*[.C261])" office:value-type="float" office:value="405.922254522957" calcext:value-type="float">
            <text:p>405.922254522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45 UTC</text:p>
          </table:table-cell>
          <table:table-cell office:value-type="float" office:value="405.731" calcext:value-type="float">
            <text:p>405.731</text:p>
          </table:table-cell>
          <table:table-cell office:value-type="float" office:value="12.6668" calcext:value-type="float">
            <text:p>12.6668</text:p>
          </table:table-cell>
          <table:table-cell table:formula="of:=SQRT([.B262]*[.B262]+[.C262]*[.C262])" office:value-type="float" office:value="405.928678690284" calcext:value-type="float">
            <text:p>405.928678690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50 UTC</text:p>
          </table:table-cell>
          <table:table-cell office:value-type="float" office:value="405.735" calcext:value-type="float">
            <text:p>405.735</text:p>
          </table:table-cell>
          <table:table-cell office:value-type="float" office:value="12.7126" calcext:value-type="float">
            <text:p>12.7126</text:p>
          </table:table-cell>
          <table:table-cell table:formula="of:=SQRT([.B263]*[.B263]+[.C263]*[.C263])" office:value-type="float" office:value="405.934108475452" calcext:value-type="float">
            <text:p>405.934108475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1:55 UTC</text:p>
          </table:table-cell>
          <table:table-cell office:value-type="float" office:value="405.74" calcext:value-type="float">
            <text:p>405.74</text:p>
          </table:table-cell>
          <table:table-cell office:value-type="float" office:value="12.7583" calcext:value-type="float">
            <text:p>12.7583</text:p>
          </table:table-cell>
          <table:table-cell table:formula="of:=SQRT([.B264]*[.B264]+[.C264]*[.C264])" office:value-type="float" office:value="405.940539757844" calcext:value-type="float">
            <text:p>405.940539757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]*[.B265]+[.C265]*[.C2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]*[.B266]+[.C266]*[.C2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7]*[.B267]+[.C267]*[.C2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]*[.B268]+[.C268]*[.C2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]*[.B269]+[.C269]*[.C2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0]*[.B270]+[.C270]*[.C2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]*[.B271]+[.C271]*[.C2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]*[.B272]+[.C272]*[.C2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]*[.B273]+[.C273]*[.C2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4]*[.B274]+[.C274]*[.C2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]*[.B275]+[.C275]*[.C2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]*[.B276]+[.C276]*[.C2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7]*[.B277]+[.C277]*[.C2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]*[.B278]+[.C278]*[.C2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]*[.B279]+[.C279]*[.C2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]*[.B280]+[.C280]*[.C2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1]*[.B281]+[.C281]*[.C2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]*[.B282]+[.C282]*[.C2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]*[.B283]+[.C283]*[.C2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]*[.B284]+[.C284]*[.C2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5]*[.B285]+[.C285]*[.C2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]*[.B286]+[.C286]*[.C2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]*[.B287]+[.C287]*[.C2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8]*[.B288]+[.C288]*[.C2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]*[.B289]+[.C289]*[.C2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05 UTC</text:p>
          </table:table-cell>
          <table:table-cell office:value-type="float" office:value="405.531" calcext:value-type="float">
            <text:p>405.531</text:p>
          </table:table-cell>
          <table:table-cell office:value-type="float" office:value="10.8861" calcext:value-type="float">
            <text:p>10.8861</text:p>
          </table:table-cell>
          <table:table-cell table:formula="of:=SQRT([.B290]*[.B290]+[.C290]*[.C290])" office:value-type="float" office:value="405.677087267953" calcext:value-type="float">
            <text:p>405.677087267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10 UTC</text:p>
          </table:table-cell>
          <table:table-cell office:value-type="float" office:value="405.537" calcext:value-type="float">
            <text:p>405.537</text:p>
          </table:table-cell>
          <table:table-cell office:value-type="float" office:value="10.932" calcext:value-type="float">
            <text:p>10.932</text:p>
          </table:table-cell>
          <table:table-cell table:formula="of:=SQRT([.B291]*[.B291]+[.C291]*[.C291])" office:value-type="float" office:value="405.684319382694" calcext:value-type="float">
            <text:p>405.684319382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15 UTC</text:p>
          </table:table-cell>
          <table:table-cell office:value-type="float" office:value="405.542" calcext:value-type="float">
            <text:p>405.542</text:p>
          </table:table-cell>
          <table:table-cell office:value-type="float" office:value="10.9779" calcext:value-type="float">
            <text:p>10.9779</text:p>
          </table:table-cell>
          <table:table-cell table:formula="of:=SQRT([.B292]*[.B292]+[.C292]*[.C292])" office:value-type="float" office:value="405.690557016564" calcext:value-type="float">
            <text:p>405.690557016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20 UTC</text:p>
          </table:table-cell>
          <table:table-cell office:value-type="float" office:value="405.547" calcext:value-type="float">
            <text:p>405.547</text:p>
          </table:table-cell>
          <table:table-cell office:value-type="float" office:value="11.0237" calcext:value-type="float">
            <text:p>11.0237</text:p>
          </table:table-cell>
          <table:table-cell table:formula="of:=SQRT([.B293]*[.B293]+[.C293]*[.C293])" office:value-type="float" office:value="405.696797091979" calcext:value-type="float">
            <text:p>405.69679709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25 UTC</text:p>
          </table:table-cell>
          <table:table-cell office:value-type="float" office:value="405.552" calcext:value-type="float">
            <text:p>405.552</text:p>
          </table:table-cell>
          <table:table-cell office:value-type="float" office:value="11.0694" calcext:value-type="float">
            <text:p>11.0694</text:p>
          </table:table-cell>
          <table:table-cell table:formula="of:=SQRT([.B294]*[.B294]+[.C294]*[.C294])" office:value-type="float" office:value="405.703039574958" calcext:value-type="float">
            <text:p>405.703039574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30 UTC</text:p>
          </table:table-cell>
          <table:table-cell office:value-type="float" office:value="405.557" calcext:value-type="float">
            <text:p>405.557</text:p>
          </table:table-cell>
          <table:table-cell office:value-type="float" office:value="11.1151" calcext:value-type="float">
            <text:p>11.1151</text:p>
          </table:table-cell>
          <table:table-cell table:formula="of:=SQRT([.B295]*[.B295]+[.C295]*[.C295])" office:value-type="float" office:value="405.709287171258" calcext:value-type="float">
            <text:p>405.709287171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35 UTC</text:p>
          </table:table-cell>
          <table:table-cell office:value-type="float" office:value="405.562" calcext:value-type="float">
            <text:p>405.562</text:p>
          </table:table-cell>
          <table:table-cell office:value-type="float" office:value="11.1607" calcext:value-type="float">
            <text:p>11.1607</text:p>
          </table:table-cell>
          <table:table-cell table:formula="of:=SQRT([.B296]*[.B296]+[.C296]*[.C296])" office:value-type="float" office:value="405.71553712976" calcext:value-type="float">
            <text:p>405.71553712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40 UTC</text:p>
          </table:table-cell>
          <table:table-cell office:value-type="float" office:value="405.568" calcext:value-type="float">
            <text:p>405.568</text:p>
          </table:table-cell>
          <table:table-cell office:value-type="float" office:value="11.2062" calcext:value-type="float">
            <text:p>11.2062</text:p>
          </table:table-cell>
          <table:table-cell table:formula="of:=SQRT([.B297]*[.B297]+[.C297]*[.C297])" office:value-type="float" office:value="405.722789035124" calcext:value-type="float">
            <text:p>405.722789035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45 UTC</text:p>
          </table:table-cell>
          <table:table-cell office:value-type="float" office:value="405.573" calcext:value-type="float">
            <text:p>405.573</text:p>
          </table:table-cell>
          <table:table-cell office:value-type="float" office:value="11.2517" calcext:value-type="float">
            <text:p>11.2517</text:p>
          </table:table-cell>
          <table:table-cell table:formula="of:=SQRT([.B298]*[.B298]+[.C298]*[.C298])" office:value-type="float" office:value="405.729046386736" calcext:value-type="float">
            <text:p>405.729046386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50 UTC</text:p>
          </table:table-cell>
          <table:table-cell office:value-type="float" office:value="405.577" calcext:value-type="float">
            <text:p>405.577</text:p>
          </table:table-cell>
          <table:table-cell office:value-type="float" office:value="11.2971" calcext:value-type="float">
            <text:p>11.2971</text:p>
          </table:table-cell>
          <table:table-cell table:formula="of:=SQRT([.B299]*[.B299]+[.C299]*[.C299])" office:value-type="float" office:value="405.734306409268" calcext:value-type="float">
            <text:p>405.734306409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4:55 UTC</text:p>
          </table:table-cell>
          <table:table-cell office:value-type="float" office:value="405.582" calcext:value-type="float">
            <text:p>405.582</text:p>
          </table:table-cell>
          <table:table-cell office:value-type="float" office:value="11.3425" calcext:value-type="float">
            <text:p>11.3425</text:p>
          </table:table-cell>
          <table:table-cell table:formula="of:=SQRT([.B300]*[.B300]+[.C300]*[.C300])" office:value-type="float" office:value="405.740571092231" calcext:value-type="float">
            <text:p>405.740571092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]*[.B301]+[.C301]*[.C3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]*[.B302]+[.C302]*[.C3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3]*[.B303]+[.C303]*[.C3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]*[.B304]+[.C304]*[.C3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]*[.B305]+[.C305]*[.C3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6]*[.B306]+[.C306]*[.C3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]*[.B307]+[.C307]*[.C3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]*[.B308]+[.C308]*[.C3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]*[.B309]+[.C309]*[.C3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0]*[.B310]+[.C310]*[.C3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]*[.B311]+[.C311]*[.C3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]*[.B312]+[.C312]*[.C3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3]*[.B313]+[.C313]*[.C3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]*[.B314]+[.C314]*[.C3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]*[.B315]+[.C315]*[.C3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]*[.B316]+[.C316]*[.C3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7]*[.B317]+[.C317]*[.C3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]*[.B318]+[.C318]*[.C3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]*[.B319]+[.C319]*[.C3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]*[.B320]+[.C320]*[.C3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1]*[.B321]+[.C321]*[.C3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]*[.B322]+[.C322]*[.C3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]*[.B323]+[.C323]*[.C3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4]*[.B324]+[.C324]*[.C3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]*[.B325]+[.C325]*[.C3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]*[.B326]+[.C326]*[.C3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]*[.B327]+[.C327]*[.C3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8]*[.B328]+[.C328]*[.C3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]*[.B329]+[.C329]*[.C3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]*[.B330]+[.C330]*[.C3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1]*[.B331]+[.C331]*[.C3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]*[.B332]+[.C332]*[.C3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]*[.B333]+[.C333]*[.C3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]*[.B334]+[.C334]*[.C3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5]*[.B335]+[.C335]*[.C3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]*[.B336]+[.C336]*[.C3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]*[.B337]+[.C337]*[.C3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]*[.B338]+[.C338]*[.C3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9]*[.B339]+[.C339]*[.C3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]*[.B340]+[.C340]*[.C3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]*[.B341]+[.C341]*[.C3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2]*[.B342]+[.C342]*[.C3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]*[.B343]+[.C343]*[.C3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]*[.B344]+[.C344]*[.C3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]*[.B345]+[.C345]*[.C3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6]*[.B346]+[.C346]*[.C3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]*[.B347]+[.C347]*[.C3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]*[.B348]+[.C348]*[.C3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9]*[.B349]+[.C349]*[.C3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]*[.B350]+[.C350]*[.C3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]*[.B351]+[.C351]*[.C3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]*[.B352]+[.C352]*[.C3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]*[.B353]+[.C353]*[.C3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]*[.B354]+[.C354]*[.C3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]*[.B355]+[.C355]*[.C3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]*[.B356]+[.C356]*[.C3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7]*[.B357]+[.C357]*[.C3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]*[.B358]+[.C358]*[.C3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]*[.B359]+[.C359]*[.C3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2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0]*[.B360]+[.C360]*[.C3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]*[.B361]+[.C361]*[.C3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05 UTC</text:p>
          </table:table-cell>
          <table:table-cell office:value-type="float" office:value="408.742" calcext:value-type="float">
            <text:p>408.742</text:p>
          </table:table-cell>
          <table:table-cell office:value-type="float" office:value="16.4082" calcext:value-type="float">
            <text:p>16.4082</text:p>
          </table:table-cell>
          <table:table-cell table:formula="of:=SQRT([.B362]*[.B362]+[.C362]*[.C362])" office:value-type="float" office:value="409.071206015823" calcext:value-type="float">
            <text:p>409.071206015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10 UTC</text:p>
          </table:table-cell>
          <table:table-cell office:value-type="float" office:value="408.82" calcext:value-type="float">
            <text:p>408.82</text:p>
          </table:table-cell>
          <table:table-cell office:value-type="float" office:value="16.5568" calcext:value-type="float">
            <text:p>16.5568</text:p>
          </table:table-cell>
          <table:table-cell table:formula="of:=SQRT([.B363]*[.B363]+[.C363]*[.C363])" office:value-type="float" office:value="409.155129536757" calcext:value-type="float">
            <text:p>409.155129536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15 UTC</text:p>
          </table:table-cell>
          <table:table-cell office:value-type="float" office:value="408.898" calcext:value-type="float">
            <text:p>408.898</text:p>
          </table:table-cell>
          <table:table-cell office:value-type="float" office:value="16.7054" calcext:value-type="float">
            <text:p>16.7054</text:p>
          </table:table-cell>
          <table:table-cell table:formula="of:=SQRT([.B364]*[.B364]+[.C364]*[.C364])" office:value-type="float" office:value="409.239104672513" calcext:value-type="float">
            <text:p>409.239104672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20 UTC</text:p>
          </table:table-cell>
          <table:table-cell office:value-type="float" office:value="408.975" calcext:value-type="float">
            <text:p>408.975</text:p>
          </table:table-cell>
          <table:table-cell office:value-type="float" office:value="16.8539" calcext:value-type="float">
            <text:p>16.8539</text:p>
          </table:table-cell>
          <table:table-cell table:formula="of:=SQRT([.B365]*[.B365]+[.C365]*[.C365])" office:value-type="float" office:value="409.322128121862" calcext:value-type="float">
            <text:p>409.322128121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25 UTC</text:p>
          </table:table-cell>
          <table:table-cell office:value-type="float" office:value="409.053" calcext:value-type="float">
            <text:p>409.053</text:p>
          </table:table-cell>
          <table:table-cell office:value-type="float" office:value="17.0024" calcext:value-type="float">
            <text:p>17.0024</text:p>
          </table:table-cell>
          <table:table-cell table:formula="of:=SQRT([.B366]*[.B366]+[.C366]*[.C366])" office:value-type="float" office:value="409.406202218237" calcext:value-type="float">
            <text:p>409.406202218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30 UTC</text:p>
          </table:table-cell>
          <table:table-cell office:value-type="float" office:value="409.13" calcext:value-type="float">
            <text:p>409.13</text:p>
          </table:table-cell>
          <table:table-cell office:value-type="float" office:value="17.1509" calcext:value-type="float">
            <text:p>17.1509</text:p>
          </table:table-cell>
          <table:table-cell table:formula="of:=SQRT([.B367]*[.B367]+[.C367]*[.C367])" office:value-type="float" office:value="409.489328640943" calcext:value-type="float">
            <text:p>409.489328640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35 UTC</text:p>
          </table:table-cell>
          <table:table-cell office:value-type="float" office:value="409.207" calcext:value-type="float">
            <text:p>409.207</text:p>
          </table:table-cell>
          <table:table-cell office:value-type="float" office:value="17.2993" calcext:value-type="float">
            <text:p>17.2993</text:p>
          </table:table-cell>
          <table:table-cell table:formula="of:=SQRT([.B368]*[.B368]+[.C368]*[.C368])" office:value-type="float" office:value="409.572502286823" calcext:value-type="float">
            <text:p>409.572502286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40 UTC</text:p>
          </table:table-cell>
          <table:table-cell office:value-type="float" office:value="409.284" calcext:value-type="float">
            <text:p>409.284</text:p>
          </table:table-cell>
          <table:table-cell office:value-type="float" office:value="17.4477" calcext:value-type="float">
            <text:p>17.4477</text:p>
          </table:table-cell>
          <table:table-cell table:formula="of:=SQRT([.B369]*[.B369]+[.C369]*[.C369])" office:value-type="float" office:value="409.65572727754" calcext:value-type="float">
            <text:p>409.65572727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45 UTC</text:p>
          </table:table-cell>
          <table:table-cell office:value-type="float" office:value="409.36" calcext:value-type="float">
            <text:p>409.36</text:p>
          </table:table-cell>
          <table:table-cell office:value-type="float" office:value="17.596" calcext:value-type="float">
            <text:p>17.596</text:p>
          </table:table-cell>
          <table:table-cell table:formula="of:=SQRT([.B370]*[.B370]+[.C370]*[.C370])" office:value-type="float" office:value="409.73800020989" calcext:value-type="float">
            <text:p>409.73800020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50 UTC</text:p>
          </table:table-cell>
          <table:table-cell office:value-type="float" office:value="409.437" calcext:value-type="float">
            <text:p>409.437</text:p>
          </table:table-cell>
          <table:table-cell office:value-type="float" office:value="17.7442" calcext:value-type="float">
            <text:p>17.7442</text:p>
          </table:table-cell>
          <table:table-cell table:formula="of:=SQRT([.B371]*[.B371]+[.C371]*[.C371])" office:value-type="float" office:value="409.821319116807" calcext:value-type="float">
            <text:p>409.821319116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0:55 UTC</text:p>
          </table:table-cell>
          <table:table-cell office:value-type="float" office:value="409.513" calcext:value-type="float">
            <text:p>409.513</text:p>
          </table:table-cell>
          <table:table-cell office:value-type="float" office:value="17.8925" calcext:value-type="float">
            <text:p>17.8925</text:p>
          </table:table-cell>
          <table:table-cell table:formula="of:=SQRT([.B372]*[.B372]+[.C372]*[.C372])" office:value-type="float" office:value="409.903694451819" calcext:value-type="float">
            <text:p>409.903694451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]*[.B373]+[.C373]*[.C3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]*[.B374]+[.C374]*[.C3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5]*[.B375]+[.C375]*[.C3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6]*[.B376]+[.C376]*[.C3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7]*[.B377]+[.C377]*[.C3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8]*[.B378]+[.C378]*[.C3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9]*[.B379]+[.C379]*[.C3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0]*[.B380]+[.C380]*[.C3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1]*[.B381]+[.C381]*[.C3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2]*[.B382]+[.C382]*[.C3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3]*[.B383]+[.C383]*[.C3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4]*[.B384]+[.C384]*[.C3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5]*[.B385]+[.C385]*[.C3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6]*[.B386]+[.C386]*[.C3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7]*[.B387]+[.C387]*[.C3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8]*[.B388]+[.C388]*[.C3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89]*[.B389]+[.C389]*[.C3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0]*[.B390]+[.C390]*[.C3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1]*[.B391]+[.C391]*[.C3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2]*[.B392]+[.C392]*[.C3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3]*[.B393]+[.C393]*[.C3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4]*[.B394]+[.C394]*[.C3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5]*[.B395]+[.C395]*[.C3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6]*[.B396]+[.C396]*[.C3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97]*[.B397]+[.C397]*[.C3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05 UTC</text:p>
          </table:table-cell>
          <table:table-cell office:value-type="float" office:value="407.132" calcext:value-type="float">
            <text:p>407.132</text:p>
          </table:table-cell>
          <table:table-cell office:value-type="float" office:value="13.412" calcext:value-type="float">
            <text:p>13.412</text:p>
          </table:table-cell>
          <table:table-cell table:formula="of:=SQRT([.B398]*[.B398]+[.C398]*[.C398])" office:value-type="float" office:value="407.352853393713" calcext:value-type="float">
            <text:p>407.352853393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10 UTC</text:p>
          </table:table-cell>
          <table:table-cell office:value-type="float" office:value="407.212" calcext:value-type="float">
            <text:p>407.212</text:p>
          </table:table-cell>
          <table:table-cell office:value-type="float" office:value="13.5606" calcext:value-type="float">
            <text:p>13.5606</text:p>
          </table:table-cell>
          <table:table-cell table:formula="of:=SQRT([.B399]*[.B399]+[.C399]*[.C399])" office:value-type="float" office:value="407.437728759083" calcext:value-type="float">
            <text:p>407.437728759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15 UTC</text:p>
          </table:table-cell>
          <table:table-cell office:value-type="float" office:value="407.292" calcext:value-type="float">
            <text:p>407.292</text:p>
          </table:table-cell>
          <table:table-cell office:value-type="float" office:value="13.709" calcext:value-type="float">
            <text:p>13.709</text:p>
          </table:table-cell>
          <table:table-cell table:formula="of:=SQRT([.B400]*[.B400]+[.C400]*[.C400])" office:value-type="float" office:value="407.52264960981" calcext:value-type="float">
            <text:p>407.52264960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20 UTC</text:p>
          </table:table-cell>
          <table:table-cell office:value-type="float" office:value="407.372" calcext:value-type="float">
            <text:p>407.372</text:p>
          </table:table-cell>
          <table:table-cell office:value-type="float" office:value="13.8574" calcext:value-type="float">
            <text:p>13.8574</text:p>
          </table:table-cell>
          <table:table-cell table:formula="of:=SQRT([.B401]*[.B401]+[.C401]*[.C401])" office:value-type="float" office:value="407.607622498353" calcext:value-type="float">
            <text:p>407.607622498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25 UTC</text:p>
          </table:table-cell>
          <table:table-cell office:value-type="float" office:value="407.452" calcext:value-type="float">
            <text:p>407.452</text:p>
          </table:table-cell>
          <table:table-cell office:value-type="float" office:value="14.0057" calcext:value-type="float">
            <text:p>14.0057</text:p>
          </table:table-cell>
          <table:table-cell table:formula="of:=SQRT([.B402]*[.B402]+[.C402]*[.C402])" office:value-type="float" office:value="407.692643956805" calcext:value-type="float">
            <text:p>407.692643956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30 UTC</text:p>
          </table:table-cell>
          <table:table-cell office:value-type="float" office:value="407.531" calcext:value-type="float">
            <text:p>407.531</text:p>
          </table:table-cell>
          <table:table-cell office:value-type="float" office:value="14.1539" calcext:value-type="float">
            <text:p>14.1539</text:p>
          </table:table-cell>
          <table:table-cell table:formula="of:=SQRT([.B403]*[.B403]+[.C403]*[.C403])" office:value-type="float" office:value="407.776714448251" calcext:value-type="float">
            <text:p>407.776714448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35 UTC</text:p>
          </table:table-cell>
          <table:table-cell office:value-type="float" office:value="407.61" calcext:value-type="float">
            <text:p>407.61</text:p>
          </table:table-cell>
          <table:table-cell office:value-type="float" office:value="14.302" calcext:value-type="float">
            <text:p>14.302</text:p>
          </table:table-cell>
          <table:table-cell table:formula="of:=SQRT([.B404]*[.B404]+[.C404]*[.C404])" office:value-type="float" office:value="407.860833255659" calcext:value-type="float">
            <text:p>407.860833255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40 UTC</text:p>
          </table:table-cell>
          <table:table-cell office:value-type="float" office:value="407.689" calcext:value-type="float">
            <text:p>407.689</text:p>
          </table:table-cell>
          <table:table-cell office:value-type="float" office:value="14.4501" calcext:value-type="float">
            <text:p>14.4501</text:p>
          </table:table-cell>
          <table:table-cell table:formula="of:=SQRT([.B405]*[.B405]+[.C405]*[.C405])" office:value-type="float" office:value="407.945003782385" calcext:value-type="float">
            <text:p>407.945003782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45 UTC</text:p>
          </table:table-cell>
          <table:table-cell office:value-type="float" office:value="407.768" calcext:value-type="float">
            <text:p>407.768</text:p>
          </table:table-cell>
          <table:table-cell office:value-type="float" office:value="14.598" calcext:value-type="float">
            <text:p>14.598</text:p>
          </table:table-cell>
          <table:table-cell table:formula="of:=SQRT([.B406]*[.B406]+[.C406]*[.C406])" office:value-type="float" office:value="408.029218841004" calcext:value-type="float">
            <text:p>408.029218841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50 UTC</text:p>
          </table:table-cell>
          <table:table-cell office:value-type="float" office:value="407.847" calcext:value-type="float">
            <text:p>407.847</text:p>
          </table:table-cell>
          <table:table-cell office:value-type="float" office:value="14.7459" calcext:value-type="float">
            <text:p>14.7459</text:p>
          </table:table-cell>
          <table:table-cell table:formula="of:=SQRT([.B407]*[.B407]+[.C407]*[.C407])" office:value-type="float" office:value="408.113485412832" calcext:value-type="float">
            <text:p>408.113485412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3:55 UTC</text:p>
          </table:table-cell>
          <table:table-cell office:value-type="float" office:value="407.925" calcext:value-type="float">
            <text:p>407.925</text:p>
          </table:table-cell>
          <table:table-cell office:value-type="float" office:value="14.8937" calcext:value-type="float">
            <text:p>14.8937</text:p>
          </table:table-cell>
          <table:table-cell table:formula="of:=SQRT([.B408]*[.B408]+[.C408]*[.C408])" office:value-type="float" office:value="408.196800483162" calcext:value-type="float">
            <text:p>408.196800483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09]*[.B409]+[.C409]*[.C4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0]*[.B410]+[.C410]*[.C4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1]*[.B411]+[.C411]*[.C4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2]*[.B412]+[.C412]*[.C4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3]*[.B413]+[.C413]*[.C4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4]*[.B414]+[.C414]*[.C4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5]*[.B415]+[.C415]*[.C4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6]*[.B416]+[.C416]*[.C4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7]*[.B417]+[.C417]*[.C4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8]*[.B418]+[.C418]*[.C4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19]*[.B419]+[.C419]*[.C4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0]*[.B420]+[.C420]*[.C4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1]*[.B421]+[.C421]*[.C4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2]*[.B422]+[.C422]*[.C4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3]*[.B423]+[.C423]*[.C4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4]*[.B424]+[.C424]*[.C4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5]*[.B425]+[.C425]*[.C4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6]*[.B426]+[.C426]*[.C4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7]*[.B427]+[.C427]*[.C4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8]*[.B428]+[.C428]*[.C4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29]*[.B429]+[.C429]*[.C4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30]*[.B430]+[.C430]*[.C4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31]*[.B431]+[.C431]*[.C4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32]*[.B432]+[.C432]*[.C4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33]*[.B433]+[.C433]*[.C4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05 UTC</text:p>
          </table:table-cell>
          <table:table-cell office:value-type="float" office:value="407.134" calcext:value-type="float">
            <text:p>407.134</text:p>
          </table:table-cell>
          <table:table-cell office:value-type="float" office:value="13.4139" calcext:value-type="float">
            <text:p>13.4139</text:p>
          </table:table-cell>
          <table:table-cell table:formula="of:=SQRT([.B434]*[.B434]+[.C434]*[.C434])" office:value-type="float" office:value="407.354914870571" calcext:value-type="float">
            <text:p>407.354914870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10 UTC</text:p>
          </table:table-cell>
          <table:table-cell office:value-type="float" office:value="407.215" calcext:value-type="float">
            <text:p>407.215</text:p>
          </table:table-cell>
          <table:table-cell office:value-type="float" office:value="13.5627" calcext:value-type="float">
            <text:p>13.5627</text:p>
          </table:table-cell>
          <table:table-cell table:formula="of:=SQRT([.B435]*[.B435]+[.C435]*[.C435])" office:value-type="float" office:value="407.440796995453" calcext:value-type="float">
            <text:p>407.440796995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15 UTC</text:p>
          </table:table-cell>
          <table:table-cell office:value-type="float" office:value="407.295" calcext:value-type="float">
            <text:p>407.295</text:p>
          </table:table-cell>
          <table:table-cell office:value-type="float" office:value="13.7114" calcext:value-type="float">
            <text:p>13.7114</text:p>
          </table:table-cell>
          <table:table-cell table:formula="of:=SQRT([.B436]*[.B436]+[.C436]*[.C436])" office:value-type="float" office:value="407.525728653983" calcext:value-type="float">
            <text:p>407.525728653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20 UTC</text:p>
          </table:table-cell>
          <table:table-cell office:value-type="float" office:value="407.375" calcext:value-type="float">
            <text:p>407.375</text:p>
          </table:table-cell>
          <table:table-cell office:value-type="float" office:value="13.8601" calcext:value-type="float">
            <text:p>13.8601</text:p>
          </table:table-cell>
          <table:table-cell table:formula="of:=SQRT([.B437]*[.B437]+[.C437]*[.C437])" office:value-type="float" office:value="407.610712564096" calcext:value-type="float">
            <text:p>407.610712564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25 UTC</text:p>
          </table:table-cell>
          <table:table-cell office:value-type="float" office:value="407.455" calcext:value-type="float">
            <text:p>407.455</text:p>
          </table:table-cell>
          <table:table-cell office:value-type="float" office:value="14.0087" calcext:value-type="float">
            <text:p>14.0087</text:p>
          </table:table-cell>
          <table:table-cell table:formula="of:=SQRT([.B438]*[.B438]+[.C438]*[.C438])" office:value-type="float" office:value="407.695745257036" calcext:value-type="float">
            <text:p>407.695745257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30 UTC</text:p>
          </table:table-cell>
          <table:table-cell office:value-type="float" office:value="407.535" calcext:value-type="float">
            <text:p>407.535</text:p>
          </table:table-cell>
          <table:table-cell office:value-type="float" office:value="14.1572" calcext:value-type="float">
            <text:p>14.1572</text:p>
          </table:table-cell>
          <table:table-cell table:formula="of:=SQRT([.B439]*[.B439]+[.C439]*[.C439])" office:value-type="float" office:value="407.780826592963" calcext:value-type="float">
            <text:p>407.780826592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35 UTC</text:p>
          </table:table-cell>
          <table:table-cell office:value-type="float" office:value="407.615" calcext:value-type="float">
            <text:p>407.615</text:p>
          </table:table-cell>
          <table:table-cell office:value-type="float" office:value="14.3056" calcext:value-type="float">
            <text:p>14.3056</text:p>
          </table:table-cell>
          <table:table-cell table:formula="of:=SQRT([.B440]*[.B440]+[.C440]*[.C440])" office:value-type="float" office:value="407.865956432208" calcext:value-type="float">
            <text:p>407.865956432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40 UTC</text:p>
          </table:table-cell>
          <table:table-cell office:value-type="float" office:value="407.694" calcext:value-type="float">
            <text:p>407.694</text:p>
          </table:table-cell>
          <table:table-cell office:value-type="float" office:value="14.454" calcext:value-type="float">
            <text:p>14.454</text:p>
          </table:table-cell>
          <table:table-cell table:formula="of:=SQRT([.B441]*[.B441]+[.C441]*[.C441])" office:value-type="float" office:value="407.950138806203" calcext:value-type="float">
            <text:p>407.950138806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45 UTC</text:p>
          </table:table-cell>
          <table:table-cell office:value-type="float" office:value="407.773" calcext:value-type="float">
            <text:p>407.773</text:p>
          </table:table-cell>
          <table:table-cell office:value-type="float" office:value="14.6023" calcext:value-type="float">
            <text:p>14.6023</text:p>
          </table:table-cell>
          <table:table-cell table:formula="of:=SQRT([.B442]*[.B442]+[.C442]*[.C442])" office:value-type="float" office:value="408.034369501259" calcext:value-type="float">
            <text:p>408.034369501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50 UTC</text:p>
          </table:table-cell>
          <table:table-cell office:value-type="float" office:value="407.852" calcext:value-type="float">
            <text:p>407.852</text:p>
          </table:table-cell>
          <table:table-cell office:value-type="float" office:value="14.7505" calcext:value-type="float">
            <text:p>14.7505</text:p>
          </table:table-cell>
          <table:table-cell table:formula="of:=SQRT([.B443]*[.B443]+[.C443]*[.C443])" office:value-type="float" office:value="408.118648378447" calcext:value-type="float">
            <text:p>408.118648378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6:55 UTC</text:p>
          </table:table-cell>
          <table:table-cell office:value-type="float" office:value="407.931" calcext:value-type="float">
            <text:p>407.931</text:p>
          </table:table-cell>
          <table:table-cell office:value-type="float" office:value="14.8987" calcext:value-type="float">
            <text:p>14.8987</text:p>
          </table:table-cell>
          <table:table-cell table:formula="of:=SQRT([.B444]*[.B444]+[.C444]*[.C444])" office:value-type="float" office:value="408.202978948819" calcext:value-type="float">
            <text:p>408.202978948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45]*[.B445]+[.C445]*[.C4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46]*[.B446]+[.C446]*[.C4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47]*[.B447]+[.C447]*[.C4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48]*[.B448]+[.C448]*[.C4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49]*[.B449]+[.C449]*[.C4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0]*[.B450]+[.C450]*[.C4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1]*[.B451]+[.C451]*[.C4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2]*[.B452]+[.C452]*[.C4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3]*[.B453]+[.C453]*[.C4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4]*[.B454]+[.C454]*[.C4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5]*[.B455]+[.C455]*[.C4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6]*[.B456]+[.C456]*[.C4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7]*[.B457]+[.C457]*[.C4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8]*[.B458]+[.C458]*[.C4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59]*[.B459]+[.C459]*[.C4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0]*[.B460]+[.C460]*[.C4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1]*[.B461]+[.C461]*[.C4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2]*[.B462]+[.C462]*[.C4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3]*[.B463]+[.C463]*[.C4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4]*[.B464]+[.C464]*[.C4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5]*[.B465]+[.C465]*[.C4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6]*[.B466]+[.C466]*[.C4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7]*[.B467]+[.C467]*[.C4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8]*[.B468]+[.C468]*[.C4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69]*[.B469]+[.C469]*[.C4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05 UTC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17.9361" calcext:value-type="float">
            <text:p>17.9361</text:p>
          </table:table-cell>
          <table:table-cell table:formula="of:=SQRT([.B470]*[.B470]+[.C470]*[.C470])" office:value-type="float" office:value="409.94855874757" calcext:value-type="float">
            <text:p>409.94855874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10 UTC</text:p>
          </table:table-cell>
          <table:table-cell office:value-type="float" office:value="409.634" calcext:value-type="float">
            <text:p>409.634</text:p>
          </table:table-cell>
          <table:table-cell office:value-type="float" office:value="18.0856" calcext:value-type="float">
            <text:p>18.0856</text:p>
          </table:table-cell>
          <table:table-cell table:formula="of:=SQRT([.B471]*[.B471]+[.C471]*[.C471])" office:value-type="float" office:value="410.033050964627" calcext:value-type="float">
            <text:p>410.033050964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15 UTC</text:p>
          </table:table-cell>
          <table:table-cell office:value-type="float" office:value="409.711" calcext:value-type="float">
            <text:p>409.711</text:p>
          </table:table-cell>
          <table:table-cell office:value-type="float" office:value="18.235" calcext:value-type="float">
            <text:p>18.235</text:p>
          </table:table-cell>
          <table:table-cell table:formula="of:=SQRT([.B472]*[.B472]+[.C472]*[.C472])" office:value-type="float" office:value="410.116591649253" calcext:value-type="float">
            <text:p>410.116591649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20 UTC</text:p>
          </table:table-cell>
          <table:table-cell office:value-type="float" office:value="409.788" calcext:value-type="float">
            <text:p>409.788</text:p>
          </table:table-cell>
          <table:table-cell office:value-type="float" office:value="18.3844" calcext:value-type="float">
            <text:p>18.3844</text:p>
          </table:table-cell>
          <table:table-cell table:formula="of:=SQRT([.B473]*[.B473]+[.C473]*[.C473])" office:value-type="float" office:value="410.200184187379" calcext:value-type="float">
            <text:p>410.200184187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25 UTC</text:p>
          </table:table-cell>
          <table:table-cell office:value-type="float" office:value="409.864" calcext:value-type="float">
            <text:p>409.864</text:p>
          </table:table-cell>
          <table:table-cell office:value-type="float" office:value="18.5338" calcext:value-type="float">
            <text:p>18.5338</text:p>
          </table:table-cell>
          <table:table-cell table:formula="of:=SQRT([.B474]*[.B474]+[.C474]*[.C474])" office:value-type="float" office:value="410.282829568141" calcext:value-type="float">
            <text:p>410.282829568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30 UTC</text:p>
          </table:table-cell>
          <table:table-cell office:value-type="float" office:value="409.941" calcext:value-type="float">
            <text:p>409.941</text:p>
          </table:table-cell>
          <table:table-cell office:value-type="float" office:value="18.6832" calcext:value-type="float">
            <text:p>18.6832</text:p>
          </table:table-cell>
          <table:table-cell table:formula="of:=SQRT([.B475]*[.B475]+[.C475]*[.C475])" office:value-type="float" office:value="410.3665257343" calcext:value-type="float">
            <text:p>410.3665257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35 UTC</text:p>
          </table:table-cell>
          <table:table-cell office:value-type="float" office:value="410.017" calcext:value-type="float">
            <text:p>410.017</text:p>
          </table:table-cell>
          <table:table-cell office:value-type="float" office:value="18.8325" calcext:value-type="float">
            <text:p>18.8325</text:p>
          </table:table-cell>
          <table:table-cell table:formula="of:=SQRT([.B476]*[.B476]+[.C476]*[.C476])" office:value-type="float" office:value="410.44927012391" calcext:value-type="float">
            <text:p>410.44927012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40 UTC</text:p>
          </table:table-cell>
          <table:table-cell office:value-type="float" office:value="410.094" calcext:value-type="float">
            <text:p>410.094</text:p>
          </table:table-cell>
          <table:table-cell office:value-type="float" office:value="18.9818" calcext:value-type="float">
            <text:p>18.9818</text:p>
          </table:table-cell>
          <table:table-cell table:formula="of:=SQRT([.B477]*[.B477]+[.C477]*[.C477])" office:value-type="float" office:value="410.533065132688" calcext:value-type="float">
            <text:p>410.533065132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45 UTC</text:p>
          </table:table-cell>
          <table:table-cell office:value-type="float" office:value="410.17" calcext:value-type="float">
            <text:p>410.17</text:p>
          </table:table-cell>
          <table:table-cell office:value-type="float" office:value="19.131" calcext:value-type="float">
            <text:p>19.131</text:p>
          </table:table-cell>
          <table:table-cell table:formula="of:=SQRT([.B478]*[.B478]+[.C478]*[.C478])" office:value-type="float" office:value="410.615908192802" calcext:value-type="float">
            <text:p>410.615908192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50 UTC</text:p>
          </table:table-cell>
          <table:table-cell office:value-type="float" office:value="410.246" calcext:value-type="float">
            <text:p>410.246</text:p>
          </table:table-cell>
          <table:table-cell office:value-type="float" office:value="19.2803" calcext:value-type="float">
            <text:p>19.2803</text:p>
          </table:table-cell>
          <table:table-cell table:formula="of:=SQRT([.B479]*[.B479]+[.C479]*[.C479])" office:value-type="float" office:value="410.698807502639" calcext:value-type="float">
            <text:p>410.698807502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39:55 UTC</text:p>
          </table:table-cell>
          <table:table-cell office:value-type="float" office:value="410.322" calcext:value-type="float">
            <text:p>410.322</text:p>
          </table:table-cell>
          <table:table-cell office:value-type="float" office:value="19.4295" calcext:value-type="float">
            <text:p>19.4295</text:p>
          </table:table-cell>
          <table:table-cell table:formula="of:=SQRT([.B480]*[.B480]+[.C480]*[.C480])" office:value-type="float" office:value="410.781753677363" calcext:value-type="float">
            <text:p>410.781753677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1]*[.B481]+[.C481]*[.C4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2]*[.B482]+[.C482]*[.C4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3]*[.B483]+[.C483]*[.C4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4]*[.B484]+[.C484]*[.C4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5]*[.B485]+[.C485]*[.C4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6]*[.B486]+[.C486]*[.C4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7]*[.B487]+[.C487]*[.C4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8]*[.B488]+[.C488]*[.C4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89]*[.B489]+[.C489]*[.C4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0]*[.B490]+[.C490]*[.C4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1]*[.B491]+[.C491]*[.C4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2]*[.B492]+[.C492]*[.C4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3]*[.B493]+[.C493]*[.C4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4]*[.B494]+[.C494]*[.C4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5]*[.B495]+[.C495]*[.C4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6]*[.B496]+[.C496]*[.C4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7]*[.B497]+[.C497]*[.C4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8]*[.B498]+[.C498]*[.C4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499]*[.B499]+[.C499]*[.C4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0]*[.B500]+[.C500]*[.C5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1]*[.B501]+[.C501]*[.C5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2]*[.B502]+[.C502]*[.C5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3]*[.B503]+[.C503]*[.C5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4]*[.B504]+[.C504]*[.C5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05]*[.B505]+[.C505]*[.C5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05 UTC</text:p>
          </table:table-cell>
          <table:table-cell office:value-type="float" office:value="405.819" calcext:value-type="float">
            <text:p>405.819</text:p>
          </table:table-cell>
          <table:table-cell office:value-type="float" office:value="13.7193" calcext:value-type="float">
            <text:p>13.7193</text:p>
          </table:table-cell>
          <table:table-cell table:formula="of:=SQRT([.B506]*[.B506]+[.C506]*[.C506])" office:value-type="float" office:value="406.050834198737" calcext:value-type="float">
            <text:p>406.050834198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10 UTC</text:p>
          </table:table-cell>
          <table:table-cell office:value-type="float" office:value="405.823" calcext:value-type="float">
            <text:p>405.823</text:p>
          </table:table-cell>
          <table:table-cell office:value-type="float" office:value="13.7654" calcext:value-type="float">
            <text:p>13.7654</text:p>
          </table:table-cell>
          <table:table-cell table:formula="of:=SQRT([.B507]*[.B507]+[.C507]*[.C507])" office:value-type="float" office:value="406.056392101097" calcext:value-type="float">
            <text:p>406.056392101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15 UTC</text:p>
          </table:table-cell>
          <table:table-cell office:value-type="float" office:value="405.826" calcext:value-type="float">
            <text:p>405.826</text:p>
          </table:table-cell>
          <table:table-cell office:value-type="float" office:value="13.8115" calcext:value-type="float">
            <text:p>13.8115</text:p>
          </table:table-cell>
          <table:table-cell table:formula="of:=SQRT([.B508]*[.B508]+[.C508]*[.C508])" office:value-type="float" office:value="406.060955779117" calcext:value-type="float">
            <text:p>406.060955779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20 UTC</text:p>
          </table:table-cell>
          <table:table-cell office:value-type="float" office:value="405.829" calcext:value-type="float">
            <text:p>405.829</text:p>
          </table:table-cell>
          <table:table-cell office:value-type="float" office:value="13.8575" calcext:value-type="float">
            <text:p>13.8575</text:p>
          </table:table-cell>
          <table:table-cell table:formula="of:=SQRT([.B509]*[.B509]+[.C509]*[.C509])" office:value-type="float" office:value="406.065521249034" calcext:value-type="float">
            <text:p>406.065521249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25 UTC</text:p>
          </table:table-cell>
          <table:table-cell office:value-type="float" office:value="405.833" calcext:value-type="float">
            <text:p>405.833</text:p>
          </table:table-cell>
          <table:table-cell office:value-type="float" office:value="13.9035" calcext:value-type="float">
            <text:p>13.9035</text:p>
          </table:table-cell>
          <table:table-cell table:formula="of:=SQRT([.B510]*[.B510]+[.C510]*[.C510])" office:value-type="float" office:value="406.071091314378" calcext:value-type="float">
            <text:p>406.071091314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30 UTC</text:p>
          </table:table-cell>
          <table:table-cell office:value-type="float" office:value="405.836" calcext:value-type="float">
            <text:p>405.836</text:p>
          </table:table-cell>
          <table:table-cell office:value-type="float" office:value="13.9495" calcext:value-type="float">
            <text:p>13.9495</text:p>
          </table:table-cell>
          <table:table-cell table:formula="of:=SQRT([.B511]*[.B511]+[.C511]*[.C511])" office:value-type="float" office:value="406.07566714376" calcext:value-type="float">
            <text:p>406.07566714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35 UTC</text:p>
          </table:table-cell>
          <table:table-cell office:value-type="float" office:value="405.839" calcext:value-type="float">
            <text:p>405.839</text:p>
          </table:table-cell>
          <table:table-cell office:value-type="float" office:value="13.9955" calcext:value-type="float">
            <text:p>13.9955</text:p>
          </table:table-cell>
          <table:table-cell table:formula="of:=SQRT([.B512]*[.B512]+[.C512]*[.C512])" office:value-type="float" office:value="406.080248154537" calcext:value-type="float">
            <text:p>406.080248154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40 UTC</text:p>
          </table:table-cell>
          <table:table-cell office:value-type="float" office:value="405.842" calcext:value-type="float">
            <text:p>405.842</text:p>
          </table:table-cell>
          <table:table-cell office:value-type="float" office:value="14.0414" calcext:value-type="float">
            <text:p>14.0414</text:p>
          </table:table-cell>
          <table:table-cell table:formula="of:=SQRT([.B513]*[.B513]+[.C513]*[.C513])" office:value-type="float" office:value="406.084830888769" calcext:value-type="float">
            <text:p>406.084830888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45 UTC</text:p>
          </table:table-cell>
          <table:table-cell office:value-type="float" office:value="405.845" calcext:value-type="float">
            <text:p>405.845</text:p>
          </table:table-cell>
          <table:table-cell office:value-type="float" office:value="14.0874" calcext:value-type="float">
            <text:p>14.0874</text:p>
          </table:table-cell>
          <table:table-cell table:formula="of:=SQRT([.B514]*[.B514]+[.C514]*[.C514])" office:value-type="float" office:value="406.089422250519" calcext:value-type="float">
            <text:p>406.089422250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50 UTC</text:p>
          </table:table-cell>
          <table:table-cell office:value-type="float" office:value="405.849" calcext:value-type="float">
            <text:p>405.849</text:p>
          </table:table-cell>
          <table:table-cell office:value-type="float" office:value="14.1332" calcext:value-type="float">
            <text:p>14.1332</text:p>
          </table:table-cell>
          <table:table-cell table:formula="of:=SQRT([.B515]*[.B515]+[.C515]*[.C515])" office:value-type="float" office:value="406.095011226732" calcext:value-type="float">
            <text:p>406.095011226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2:55 UTC</text:p>
          </table:table-cell>
          <table:table-cell office:value-type="float" office:value="405.852" calcext:value-type="float">
            <text:p>405.852</text:p>
          </table:table-cell>
          <table:table-cell office:value-type="float" office:value="14.1791" calcext:value-type="float">
            <text:p>14.1791</text:p>
          </table:table-cell>
          <table:table-cell table:formula="of:=SQRT([.B516]*[.B516]+[.C516]*[.C516])" office:value-type="float" office:value="406.099609431984" calcext:value-type="float">
            <text:p>406.099609431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17]*[.B517]+[.C517]*[.C5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18]*[.B518]+[.C518]*[.C5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19]*[.B519]+[.C519]*[.C5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0]*[.B520]+[.C520]*[.C5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1]*[.B521]+[.C521]*[.C5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2]*[.B522]+[.C522]*[.C5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3]*[.B523]+[.C523]*[.C5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4]*[.B524]+[.C524]*[.C5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5]*[.B525]+[.C525]*[.C5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6]*[.B526]+[.C526]*[.C5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7]*[.B527]+[.C527]*[.C5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8]*[.B528]+[.C528]*[.C5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29]*[.B529]+[.C529]*[.C5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0]*[.B530]+[.C530]*[.C5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1]*[.B531]+[.C531]*[.C5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2]*[.B532]+[.C532]*[.C5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3]*[.B533]+[.C533]*[.C5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4]*[.B534]+[.C534]*[.C5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5]*[.B535]+[.C535]*[.C5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6]*[.B536]+[.C536]*[.C5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7]*[.B537]+[.C537]*[.C5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8]*[.B538]+[.C538]*[.C5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39]*[.B539]+[.C539]*[.C5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40]*[.B540]+[.C540]*[.C5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41]*[.B541]+[.C541]*[.C5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05 UTC</text:p>
          </table:table-cell>
          <table:table-cell office:value-type="float" office:value="405.643" calcext:value-type="float">
            <text:p>405.643</text:p>
          </table:table-cell>
          <table:table-cell office:value-type="float" office:value="11.8292" calcext:value-type="float">
            <text:p>11.8292</text:p>
          </table:table-cell>
          <table:table-cell table:formula="of:=SQRT([.B542]*[.B542]+[.C542]*[.C542])" office:value-type="float" office:value="405.815442561813" calcext:value-type="float">
            <text:p>405.815442561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10 UTC</text:p>
          </table:table-cell>
          <table:table-cell office:value-type="float" office:value="405.648" calcext:value-type="float">
            <text:p>405.648</text:p>
          </table:table-cell>
          <table:table-cell office:value-type="float" office:value="11.8752" calcext:value-type="float">
            <text:p>11.8752</text:p>
          </table:table-cell>
          <table:table-cell table:formula="of:=SQRT([.B543]*[.B543]+[.C543]*[.C543])" office:value-type="float" office:value="405.821783889234" calcext:value-type="float">
            <text:p>405.821783889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15 UTC</text:p>
          </table:table-cell>
          <table:table-cell office:value-type="float" office:value="405.653" calcext:value-type="float">
            <text:p>405.653</text:p>
          </table:table-cell>
          <table:table-cell office:value-type="float" office:value="11.9212" calcext:value-type="float">
            <text:p>11.9212</text:p>
          </table:table-cell>
          <table:table-cell table:formula="of:=SQRT([.B544]*[.B544]+[.C544]*[.C544])" office:value-type="float" office:value="405.8281303932" calcext:value-type="float">
            <text:p>405.8281303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20 UTC</text:p>
          </table:table-cell>
          <table:table-cell office:value-type="float" office:value="405.658" calcext:value-type="float">
            <text:p>405.658</text:p>
          </table:table-cell>
          <table:table-cell office:value-type="float" office:value="11.9671" calcext:value-type="float">
            <text:p>11.9671</text:p>
          </table:table-cell>
          <table:table-cell table:formula="of:=SQRT([.B545]*[.B545]+[.C545]*[.C545])" office:value-type="float" office:value="405.834479124692" calcext:value-type="float">
            <text:p>405.834479124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25 UTC</text:p>
          </table:table-cell>
          <table:table-cell office:value-type="float" office:value="405.662" calcext:value-type="float">
            <text:p>405.662</text:p>
          </table:table-cell>
          <table:table-cell office:value-type="float" office:value="12.0129" calcext:value-type="float">
            <text:p>12.0129</text:p>
          </table:table-cell>
          <table:table-cell table:formula="of:=SQRT([.B546]*[.B546]+[.C546]*[.C546])" office:value-type="float" office:value="405.839830487854" calcext:value-type="float">
            <text:p>405.839830487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30 UTC</text:p>
          </table:table-cell>
          <table:table-cell office:value-type="float" office:value="405.667" calcext:value-type="float">
            <text:p>405.667</text:p>
          </table:table-cell>
          <table:table-cell office:value-type="float" office:value="12.0587" calcext:value-type="float">
            <text:p>12.0587</text:p>
          </table:table-cell>
          <table:table-cell table:formula="of:=SQRT([.B547]*[.B547]+[.C547]*[.C547])" office:value-type="float" office:value="405.846186546936" calcext:value-type="float">
            <text:p>405.846186546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35 UTC</text:p>
          </table:table-cell>
          <table:table-cell office:value-type="float" office:value="405.672" calcext:value-type="float">
            <text:p>405.672</text:p>
          </table:table-cell>
          <table:table-cell office:value-type="float" office:value="12.1044" calcext:value-type="float">
            <text:p>12.1044</text:p>
          </table:table-cell>
          <table:table-cell table:formula="of:=SQRT([.B548]*[.B548]+[.C548]*[.C548])" office:value-type="float" office:value="405.852544754077" calcext:value-type="float">
            <text:p>405.852544754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40 UTC</text:p>
          </table:table-cell>
          <table:table-cell office:value-type="float" office:value="405.677" calcext:value-type="float">
            <text:p>405.677</text:p>
          </table:table-cell>
          <table:table-cell office:value-type="float" office:value="12.1501" calcext:value-type="float">
            <text:p>12.1501</text:p>
          </table:table-cell>
          <table:table-cell table:formula="of:=SQRT([.B549]*[.B549]+[.C549]*[.C549])" office:value-type="float" office:value="405.85890806906" calcext:value-type="float">
            <text:p>405.85890806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45 UTC</text:p>
          </table:table-cell>
          <table:table-cell office:value-type="float" office:value="405.682" calcext:value-type="float">
            <text:p>405.682</text:p>
          </table:table-cell>
          <table:table-cell office:value-type="float" office:value="12.1957" calcext:value-type="float">
            <text:p>12.1957</text:p>
          </table:table-cell>
          <table:table-cell table:formula="of:=SQRT([.B550]*[.B550]+[.C550]*[.C550])" office:value-type="float" office:value="405.865273486769" calcext:value-type="float">
            <text:p>405.865273486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50 UTC</text:p>
          </table:table-cell>
          <table:table-cell office:value-type="float" office:value="405.686" calcext:value-type="float">
            <text:p>405.686</text:p>
          </table:table-cell>
          <table:table-cell office:value-type="float" office:value="12.2413" calcext:value-type="float">
            <text:p>12.2413</text:p>
          </table:table-cell>
          <table:table-cell table:formula="of:=SQRT([.B551]*[.B551]+[.C551]*[.C551])" office:value-type="float" office:value="405.870644444372" calcext:value-type="float">
            <text:p>405.870644444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5:55 UTC</text:p>
          </table:table-cell>
          <table:table-cell office:value-type="float" office:value="405.691" calcext:value-type="float">
            <text:p>405.691</text:p>
          </table:table-cell>
          <table:table-cell office:value-type="float" office:value="12.2868" calcext:value-type="float">
            <text:p>12.2868</text:p>
          </table:table-cell>
          <table:table-cell table:formula="of:=SQRT([.B552]*[.B552]+[.C552]*[.C552])" office:value-type="float" office:value="405.877017007911" calcext:value-type="float">
            <text:p>405.877017007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3]*[.B553]+[.C553]*[.C5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4]*[.B554]+[.C554]*[.C5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5]*[.B555]+[.C555]*[.C5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6]*[.B556]+[.C556]*[.C5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7]*[.B557]+[.C557]*[.C5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8]*[.B558]+[.C558]*[.C5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59]*[.B559]+[.C559]*[.C5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0]*[.B560]+[.C560]*[.C5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1]*[.B561]+[.C561]*[.C5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2]*[.B562]+[.C562]*[.C5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3]*[.B563]+[.C563]*[.C5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4]*[.B564]+[.C564]*[.C5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5]*[.B565]+[.C565]*[.C5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6]*[.B566]+[.C566]*[.C5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7]*[.B567]+[.C567]*[.C5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8]*[.B568]+[.C568]*[.C5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69]*[.B569]+[.C569]*[.C5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0]*[.B570]+[.C570]*[.C5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1]*[.B571]+[.C571]*[.C5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2]*[.B572]+[.C572]*[.C5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3]*[.B573]+[.C573]*[.C5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4]*[.B574]+[.C574]*[.C5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5]*[.B575]+[.C575]*[.C5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6]*[.B576]+[.C576]*[.C5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77]*[.B577]+[.C577]*[.C5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05 UTC</text:p>
          </table:table-cell>
          <table:table-cell office:value-type="float" office:value="408.759" calcext:value-type="float">
            <text:p>408.759</text:p>
          </table:table-cell>
          <table:table-cell office:value-type="float" office:value="12.6329" calcext:value-type="float">
            <text:p>12.6329</text:p>
          </table:table-cell>
          <table:table-cell table:formula="of:=SQRT([.B578]*[.B578]+[.C578]*[.C578])" office:value-type="float" office:value="408.954166433611" calcext:value-type="float">
            <text:p>408.954166433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10 UTC</text:p>
          </table:table-cell>
          <table:table-cell office:value-type="float" office:value="409.084" calcext:value-type="float">
            <text:p>409.084</text:p>
          </table:table-cell>
          <table:table-cell office:value-type="float" office:value="12.8538" calcext:value-type="float">
            <text:p>12.8538</text:p>
          </table:table-cell>
          <table:table-cell table:formula="of:=SQRT([.B579]*[.B579]+[.C579]*[.C579])" office:value-type="float" office:value="409.285889361507" calcext:value-type="float">
            <text:p>409.285889361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15 UTC</text:p>
          </table:table-cell>
          <table:table-cell office:value-type="float" office:value="409.407" calcext:value-type="float">
            <text:p>409.407</text:p>
          </table:table-cell>
          <table:table-cell office:value-type="float" office:value="13.0747" calcext:value-type="float">
            <text:p>13.0747</text:p>
          </table:table-cell>
          <table:table-cell table:formula="of:=SQRT([.B580]*[.B580]+[.C580]*[.C580])" office:value-type="float" office:value="409.615721657617" calcext:value-type="float">
            <text:p>409.615721657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20 UTC</text:p>
          </table:table-cell>
          <table:table-cell office:value-type="float" office:value="409.73" calcext:value-type="float">
            <text:p>409.73</text:p>
          </table:table-cell>
          <table:table-cell office:value-type="float" office:value="13.2955" calcext:value-type="float">
            <text:p>13.2955</text:p>
          </table:table-cell>
          <table:table-cell table:formula="of:=SQRT([.B581]*[.B581]+[.C581]*[.C581])" office:value-type="float" office:value="409.94565886255" calcext:value-type="float">
            <text:p>409.94565886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25 UTC</text:p>
          </table:table-cell>
          <table:table-cell office:value-type="float" office:value="410.051" calcext:value-type="float">
            <text:p>410.051</text:p>
          </table:table-cell>
          <table:table-cell office:value-type="float" office:value="13.5164" calcext:value-type="float">
            <text:p>13.5164</text:p>
          </table:table-cell>
          <table:table-cell table:formula="of:=SQRT([.B582]*[.B582]+[.C582]*[.C582])" office:value-type="float" office:value="410.273708236294" calcext:value-type="float">
            <text:p>410.273708236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30 UTC</text:p>
          </table:table-cell>
          <table:table-cell office:value-type="float" office:value="410.373" calcext:value-type="float">
            <text:p>410.373</text:p>
          </table:table-cell>
          <table:table-cell office:value-type="float" office:value="13.7372" calcext:value-type="float">
            <text:p>13.7372</text:p>
          </table:table-cell>
          <table:table-cell table:formula="of:=SQRT([.B583]*[.B583]+[.C583]*[.C583])" office:value-type="float" office:value="410.60286140362" calcext:value-type="float">
            <text:p>410.60286140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35 UTC</text:p>
          </table:table-cell>
          <table:table-cell office:value-type="float" office:value="410.693" calcext:value-type="float">
            <text:p>410.693</text:p>
          </table:table-cell>
          <table:table-cell office:value-type="float" office:value="13.958" calcext:value-type="float">
            <text:p>13.958</text:p>
          </table:table-cell>
          <table:table-cell table:formula="of:=SQRT([.B584]*[.B584]+[.C584]*[.C584])" office:value-type="float" office:value="410.930123029451" calcext:value-type="float">
            <text:p>410.930123029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40 UTC</text:p>
          </table:table-cell>
          <table:table-cell office:value-type="float" office:value="411.013" calcext:value-type="float">
            <text:p>411.013</text:p>
          </table:table-cell>
          <table:table-cell office:value-type="float" office:value="14.1788" calcext:value-type="float">
            <text:p>14.1788</text:p>
          </table:table-cell>
          <table:table-cell table:formula="of:=SQRT([.B585]*[.B585]+[.C585]*[.C585])" office:value-type="float" office:value="411.25749177181" calcext:value-type="float">
            <text:p>411.25749177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45 UTC</text:p>
          </table:table-cell>
          <table:table-cell office:value-type="float" office:value="411.332" calcext:value-type="float">
            <text:p>411.332</text:p>
          </table:table-cell>
          <table:table-cell office:value-type="float" office:value="14.3996" calcext:value-type="float">
            <text:p>14.3996</text:p>
          </table:table-cell>
          <table:table-cell table:formula="of:=SQRT([.B586]*[.B586]+[.C586]*[.C586])" office:value-type="float" office:value="411.583967987287" calcext:value-type="float">
            <text:p>411.583967987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50 UTC</text:p>
          </table:table-cell>
          <table:table-cell office:value-type="float" office:value="411.65" calcext:value-type="float">
            <text:p>411.65</text:p>
          </table:table-cell>
          <table:table-cell office:value-type="float" office:value="14.6204" calcext:value-type="float">
            <text:p>14.6204</text:p>
          </table:table-cell>
          <table:table-cell table:formula="of:=SQRT([.B587]*[.B587]+[.C587]*[.C587])" office:value-type="float" office:value="411.909551474787" calcext:value-type="float">
            <text:p>411.909551474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8:55 UTC</text:p>
          </table:table-cell>
          <table:table-cell office:value-type="float" office:value="411.968" calcext:value-type="float">
            <text:p>411.968</text:p>
          </table:table-cell>
          <table:table-cell office:value-type="float" office:value="14.8412" calcext:value-type="float">
            <text:p>14.8412</text:p>
          </table:table-cell>
          <table:table-cell table:formula="of:=SQRT([.B588]*[.B588]+[.C588]*[.C588])" office:value-type="float" office:value="412.235241387051" calcext:value-type="float">
            <text:p>412.235241387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89]*[.B589]+[.C589]*[.C5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0]*[.B590]+[.C590]*[.C5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1]*[.B591]+[.C591]*[.C5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2]*[.B592]+[.C592]*[.C5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3]*[.B593]+[.C593]*[.C5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4]*[.B594]+[.C594]*[.C5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5]*[.B595]+[.C595]*[.C5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6]*[.B596]+[.C596]*[.C5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7]*[.B597]+[.C597]*[.C5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8]*[.B598]+[.C598]*[.C5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599]*[.B599]+[.C599]*[.C5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4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0]*[.B600]+[.C600]*[.C6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1]*[.B601]+[.C601]*[.C6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2]*[.B602]+[.C602]*[.C6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3]*[.B603]+[.C603]*[.C6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4]*[.B604]+[.C604]*[.C6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5]*[.B605]+[.C605]*[.C6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6]*[.B606]+[.C606]*[.C6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7]*[.B607]+[.C607]*[.C6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8]*[.B608]+[.C608]*[.C6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09]*[.B609]+[.C609]*[.C6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10]*[.B610]+[.C610]*[.C6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11]*[.B611]+[.C611]*[.C6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12]*[.B612]+[.C612]*[.C6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13]*[.B613]+[.C613]*[.C6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05 UTC</text:p>
          </table:table-cell>
          <table:table-cell office:value-type="float" office:value="405.746" calcext:value-type="float">
            <text:p>405.746</text:p>
          </table:table-cell>
          <table:table-cell office:value-type="float" office:value="12.768" calcext:value-type="float">
            <text:p>12.768</text:p>
          </table:table-cell>
          <table:table-cell table:formula="of:=SQRT([.B614]*[.B614]+[.C614]*[.C614])" office:value-type="float" office:value="405.946841766259" calcext:value-type="float">
            <text:p>405.946841766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10 UTC</text:p>
          </table:table-cell>
          <table:table-cell office:value-type="float" office:value="405.751" calcext:value-type="float">
            <text:p>405.751</text:p>
          </table:table-cell>
          <table:table-cell office:value-type="float" office:value="12.8141" calcext:value-type="float">
            <text:p>12.8141</text:p>
          </table:table-cell>
          <table:table-cell table:formula="of:=SQRT([.B615]*[.B615]+[.C615]*[.C615])" office:value-type="float" office:value="405.953291845023" calcext:value-type="float">
            <text:p>405.953291845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15 UTC</text:p>
          </table:table-cell>
          <table:table-cell office:value-type="float" office:value="405.756" calcext:value-type="float">
            <text:p>405.756</text:p>
          </table:table-cell>
          <table:table-cell office:value-type="float" office:value="12.8601" calcext:value-type="float">
            <text:p>12.8601</text:p>
          </table:table-cell>
          <table:table-cell table:formula="of:=SQRT([.B616]*[.B616]+[.C616]*[.C616])" office:value-type="float" office:value="405.959743950074" calcext:value-type="float">
            <text:p>405.959743950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20 UTC</text:p>
          </table:table-cell>
          <table:table-cell office:value-type="float" office:value="405.76" calcext:value-type="float">
            <text:p>405.76</text:p>
          </table:table-cell>
          <table:table-cell office:value-type="float" office:value="12.9061" calcext:value-type="float">
            <text:p>12.9061</text:p>
          </table:table-cell>
          <table:table-cell table:formula="of:=SQRT([.B617]*[.B617]+[.C617]*[.C617])" office:value-type="float" office:value="405.965201731885" calcext:value-type="float">
            <text:p>405.965201731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25 UTC</text:p>
          </table:table-cell>
          <table:table-cell office:value-type="float" office:value="405.765" calcext:value-type="float">
            <text:p>405.765</text:p>
          </table:table-cell>
          <table:table-cell office:value-type="float" office:value="12.9521" calcext:value-type="float">
            <text:p>12.9521</text:p>
          </table:table-cell>
          <table:table-cell table:formula="of:=SQRT([.B618]*[.B618]+[.C618]*[.C618])" office:value-type="float" office:value="405.971664182871" calcext:value-type="float">
            <text:p>405.971664182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30 UTC</text:p>
          </table:table-cell>
          <table:table-cell office:value-type="float" office:value="405.769" calcext:value-type="float">
            <text:p>405.769</text:p>
          </table:table-cell>
          <table:table-cell office:value-type="float" office:value="12.998" calcext:value-type="float">
            <text:p>12.998</text:p>
          </table:table-cell>
          <table:table-cell table:formula="of:=SQRT([.B619]*[.B619]+[.C619]*[.C619])" office:value-type="float" office:value="405.977129115668" calcext:value-type="float">
            <text:p>405.977129115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35 UTC</text:p>
          </table:table-cell>
          <table:table-cell office:value-type="float" office:value="405.774" calcext:value-type="float">
            <text:p>405.774</text:p>
          </table:table-cell>
          <table:table-cell office:value-type="float" office:value="13.0439" calcext:value-type="float">
            <text:p>13.0439</text:p>
          </table:table-cell>
          <table:table-cell table:formula="of:=SQRT([.B620]*[.B620]+[.C620]*[.C620])" office:value-type="float" office:value="405.983598687447" calcext:value-type="float">
            <text:p>405.983598687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40 UTC</text:p>
          </table:table-cell>
          <table:table-cell office:value-type="float" office:value="405.778" calcext:value-type="float">
            <text:p>405.778</text:p>
          </table:table-cell>
          <table:table-cell office:value-type="float" office:value="13.0898" calcext:value-type="float">
            <text:p>13.0898</text:p>
          </table:table-cell>
          <table:table-cell table:formula="of:=SQRT([.B621]*[.B621]+[.C621]*[.C621])" office:value-type="float" office:value="405.989073926922" calcext:value-type="float">
            <text:p>405.989073926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45 UTC</text:p>
          </table:table-cell>
          <table:table-cell office:value-type="float" office:value="405.783" calcext:value-type="float">
            <text:p>405.783</text:p>
          </table:table-cell>
          <table:table-cell office:value-type="float" office:value="13.1357" calcext:value-type="float">
            <text:p>13.1357</text:p>
          </table:table-cell>
          <table:table-cell table:formula="of:=SQRT([.B622]*[.B622]+[.C622]*[.C622])" office:value-type="float" office:value="405.995553797686" calcext:value-type="float">
            <text:p>405.995553797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50 UTC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13.1815" calcext:value-type="float">
            <text:p>13.1815</text:p>
          </table:table-cell>
          <table:table-cell table:formula="of:=SQRT([.B623]*[.B623]+[.C623]*[.C623])" office:value-type="float" office:value="406.001036096277" calcext:value-type="float">
            <text:p>406.001036096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1:55 UTC</text:p>
          </table:table-cell>
          <table:table-cell office:value-type="float" office:value="405.792" calcext:value-type="float">
            <text:p>405.792</text:p>
          </table:table-cell>
          <table:table-cell office:value-type="float" office:value="13.2273" calcext:value-type="float">
            <text:p>13.2273</text:p>
          </table:table-cell>
          <table:table-cell table:formula="of:=SQRT([.B624]*[.B624]+[.C624]*[.C624])" office:value-type="float" office:value="406.007522995929" calcext:value-type="float">
            <text:p>406.007522995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5]*[.B625]+[.C625]*[.C6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6]*[.B626]+[.C626]*[.C6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7]*[.B627]+[.C627]*[.C6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8]*[.B628]+[.C628]*[.C6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29]*[.B629]+[.C629]*[.C6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0]*[.B630]+[.C630]*[.C6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1]*[.B631]+[.C631]*[.C6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2]*[.B632]+[.C632]*[.C6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3]*[.B633]+[.C633]*[.C6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4]*[.B634]+[.C634]*[.C6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5]*[.B635]+[.C635]*[.C6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6]*[.B636]+[.C636]*[.C6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7]*[.B637]+[.C637]*[.C6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8]*[.B638]+[.C638]*[.C6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39]*[.B639]+[.C639]*[.C6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0]*[.B640]+[.C640]*[.C6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1]*[.B641]+[.C641]*[.C6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2]*[.B642]+[.C642]*[.C6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3]*[.B643]+[.C643]*[.C6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4]*[.B644]+[.C644]*[.C6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5]*[.B645]+[.C645]*[.C6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6]*[.B646]+[.C646]*[.C6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7]*[.B647]+[.C647]*[.C6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8]*[.B648]+[.C648]*[.C6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49]*[.B649]+[.C649]*[.C6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05 UTC</text:p>
          </table:table-cell>
          <table:table-cell office:value-type="float" office:value="410.111" calcext:value-type="float">
            <text:p>410.111</text:p>
          </table:table-cell>
          <table:table-cell office:value-type="float" office:value="18.1525" calcext:value-type="float">
            <text:p>18.1525</text:p>
          </table:table-cell>
          <table:table-cell table:formula="of:=SQRT([.B650]*[.B650]+[.C650]*[.C650])" office:value-type="float" office:value="410.512540097437" calcext:value-type="float">
            <text:p>410.512540097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10 UTC</text:p>
          </table:table-cell>
          <table:table-cell office:value-type="float" office:value="410.199" calcext:value-type="float">
            <text:p>410.199</text:p>
          </table:table-cell>
          <table:table-cell office:value-type="float" office:value="18.3063" calcext:value-type="float">
            <text:p>18.3063</text:p>
          </table:table-cell>
          <table:table-cell table:formula="of:=SQRT([.B651]*[.B651]+[.C651]*[.C651])" office:value-type="float" office:value="410.607282230467" calcext:value-type="float">
            <text:p>410.607282230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15 UTC</text:p>
          </table:table-cell>
          <table:table-cell office:value-type="float" office:value="410.287" calcext:value-type="float">
            <text:p>410.287</text:p>
          </table:table-cell>
          <table:table-cell office:value-type="float" office:value="18.4602" calcext:value-type="float">
            <text:p>18.4602</text:p>
          </table:table-cell>
          <table:table-cell table:formula="of:=SQRT([.B652]*[.B652]+[.C652]*[.C652])" office:value-type="float" office:value="410.702083453493" calcext:value-type="float">
            <text:p>410.702083453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20 UTC</text:p>
          </table:table-cell>
          <table:table-cell office:value-type="float" office:value="410.375" calcext:value-type="float">
            <text:p>410.375</text:p>
          </table:table-cell>
          <table:table-cell office:value-type="float" office:value="18.6139" calcext:value-type="float">
            <text:p>18.6139</text:p>
          </table:table-cell>
          <table:table-cell table:formula="of:=SQRT([.B653]*[.B653]+[.C653]*[.C653])" office:value-type="float" office:value="410.796930244385" calcext:value-type="float">
            <text:p>410.796930244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25 UTC</text:p>
          </table:table-cell>
          <table:table-cell office:value-type="float" office:value="410.463" calcext:value-type="float">
            <text:p>410.463</text:p>
          </table:table-cell>
          <table:table-cell office:value-type="float" office:value="18.7677" calcext:value-type="float">
            <text:p>18.7677</text:p>
          </table:table-cell>
          <table:table-cell table:formula="of:=SQRT([.B654]*[.B654]+[.C654]*[.C654])" office:value-type="float" office:value="410.891836049696" calcext:value-type="float">
            <text:p>410.891836049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30 UTC</text:p>
          </table:table-cell>
          <table:table-cell office:value-type="float" office:value="410.55" calcext:value-type="float">
            <text:p>410.55</text:p>
          </table:table-cell>
          <table:table-cell office:value-type="float" office:value="18.9214" calcext:value-type="float">
            <text:p>18.9214</text:p>
          </table:table-cell>
          <table:table-cell table:formula="of:=SQRT([.B655]*[.B655]+[.C655]*[.C655])" office:value-type="float" office:value="410.985792793328" calcext:value-type="float">
            <text:p>410.985792793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35 UTC</text:p>
          </table:table-cell>
          <table:table-cell office:value-type="float" office:value="410.638" calcext:value-type="float">
            <text:p>410.638</text:p>
          </table:table-cell>
          <table:table-cell office:value-type="float" office:value="19.0751" calcext:value-type="float">
            <text:p>19.0751</text:p>
          </table:table-cell>
          <table:table-cell table:formula="of:=SQRT([.B656]*[.B656]+[.C656]*[.C656])" office:value-type="float" office:value="411.08080286485" calcext:value-type="float">
            <text:p>411.08080286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40 UTC</text:p>
          </table:table-cell>
          <table:table-cell office:value-type="float" office:value="410.725" calcext:value-type="float">
            <text:p>410.725</text:p>
          </table:table-cell>
          <table:table-cell office:value-type="float" office:value="19.2288" calcext:value-type="float">
            <text:p>19.2288</text:p>
          </table:table-cell>
          <table:table-cell table:formula="of:=SQRT([.B657]*[.B657]+[.C657]*[.C657])" office:value-type="float" office:value="411.174868364349" calcext:value-type="float">
            <text:p>411.174868364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45 UTC</text:p>
          </table:table-cell>
          <table:table-cell office:value-type="float" office:value="410.812" calcext:value-type="float">
            <text:p>410.812</text:p>
          </table:table-cell>
          <table:table-cell office:value-type="float" office:value="19.3824" calcext:value-type="float">
            <text:p>19.3824</text:p>
          </table:table-cell>
          <table:table-cell table:formula="of:=SQRT([.B658]*[.B658]+[.C658]*[.C658])" office:value-type="float" office:value="411.268983481322" calcext:value-type="float">
            <text:p>411.268983481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50 UTC</text:p>
          </table:table-cell>
          <table:table-cell office:value-type="float" office:value="410.899" calcext:value-type="float">
            <text:p>410.899</text:p>
          </table:table-cell>
          <table:table-cell office:value-type="float" office:value="19.536" calcext:value-type="float">
            <text:p>19.536</text:p>
          </table:table-cell>
          <table:table-cell table:formula="of:=SQRT([.B659]*[.B659]+[.C659]*[.C659])" office:value-type="float" office:value="411.363152818772" calcext:value-type="float">
            <text:p>411.363152818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4:55 UTC</text:p>
          </table:table-cell>
          <table:table-cell office:value-type="float" office:value="410.985" calcext:value-type="float">
            <text:p>410.985</text:p>
          </table:table-cell>
          <table:table-cell office:value-type="float" office:value="19.6896" calcext:value-type="float">
            <text:p>19.6896</text:p>
          </table:table-cell>
          <table:table-cell table:formula="of:=SQRT([.B660]*[.B660]+[.C660]*[.C660])" office:value-type="float" office:value="411.456377485099" calcext:value-type="float">
            <text:p>411.456377485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1]*[.B661]+[.C661]*[.C6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2]*[.B662]+[.C662]*[.C6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3]*[.B663]+[.C663]*[.C6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4]*[.B664]+[.C664]*[.C6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5]*[.B665]+[.C665]*[.C6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6]*[.B666]+[.C666]*[.C6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7]*[.B667]+[.C667]*[.C6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8]*[.B668]+[.C668]*[.C6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69]*[.B669]+[.C669]*[.C6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0]*[.B670]+[.C670]*[.C6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1]*[.B671]+[.C671]*[.C6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2]*[.B672]+[.C672]*[.C6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3]*[.B673]+[.C673]*[.C6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4]*[.B674]+[.C674]*[.C6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5]*[.B675]+[.C675]*[.C6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6]*[.B676]+[.C676]*[.C6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7]*[.B677]+[.C677]*[.C6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8]*[.B678]+[.C678]*[.C6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79]*[.B679]+[.C679]*[.C6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0]*[.B680]+[.C680]*[.C6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1]*[.B681]+[.C681]*[.C6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2]*[.B682]+[.C682]*[.C6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3]*[.B683]+[.C683]*[.C6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4]*[.B684]+[.C684]*[.C6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85]*[.B685]+[.C685]*[.C6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05 UTC</text:p>
          </table:table-cell>
          <table:table-cell office:value-type="float" office:value="405.692" calcext:value-type="float">
            <text:p>405.692</text:p>
          </table:table-cell>
          <table:table-cell office:value-type="float" office:value="12.2946" calcext:value-type="float">
            <text:p>12.2946</text:p>
          </table:table-cell>
          <table:table-cell table:formula="of:=SQRT([.B686]*[.B686]+[.C686]*[.C686])" office:value-type="float" office:value="405.878252747249" calcext:value-type="float">
            <text:p>405.878252747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10 UTC</text:p>
          </table:table-cell>
          <table:table-cell office:value-type="float" office:value="405.696" calcext:value-type="float">
            <text:p>405.696</text:p>
          </table:table-cell>
          <table:table-cell office:value-type="float" office:value="12.3405" calcext:value-type="float">
            <text:p>12.3405</text:p>
          </table:table-cell>
          <table:table-cell table:formula="of:=SQRT([.B687]*[.B687]+[.C687]*[.C687])" office:value-type="float" office:value="405.883643863916" calcext:value-type="float">
            <text:p>405.883643863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15 UTC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12.3863" calcext:value-type="float">
            <text:p>12.3863</text:p>
          </table:table-cell>
          <table:table-cell table:formula="of:=SQRT([.B688]*[.B688]+[.C688]*[.C688])" office:value-type="float" office:value="405.890036621608" calcext:value-type="float">
            <text:p>405.89003662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20 UTC</text:p>
          </table:table-cell>
          <table:table-cell office:value-type="float" office:value="405.705" calcext:value-type="float">
            <text:p>405.705</text:p>
          </table:table-cell>
          <table:table-cell office:value-type="float" office:value="12.432" calcext:value-type="float">
            <text:p>12.432</text:p>
          </table:table-cell>
          <table:table-cell table:formula="of:=SQRT([.B689]*[.B689]+[.C689]*[.C689])" office:value-type="float" office:value="405.895431914428" calcext:value-type="float">
            <text:p>405.895431914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25 UTC</text:p>
          </table:table-cell>
          <table:table-cell office:value-type="float" office:value="405.71" calcext:value-type="float">
            <text:p>405.71</text:p>
          </table:table-cell>
          <table:table-cell office:value-type="float" office:value="12.4778" calcext:value-type="float">
            <text:p>12.4778</text:p>
          </table:table-cell>
          <table:table-cell table:formula="of:=SQRT([.B690]*[.B690]+[.C690]*[.C690])" office:value-type="float" office:value="405.901834921746" calcext:value-type="float">
            <text:p>405.901834921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30 UTC</text:p>
          </table:table-cell>
          <table:table-cell office:value-type="float" office:value="405.715" calcext:value-type="float">
            <text:p>405.715</text:p>
          </table:table-cell>
          <table:table-cell office:value-type="float" office:value="12.5234" calcext:value-type="float">
            <text:p>12.5234</text:p>
          </table:table-cell>
          <table:table-cell table:formula="of:=SQRT([.B691]*[.B691]+[.C691]*[.C691])" office:value-type="float" office:value="405.908236886812" calcext:value-type="float">
            <text:p>405.908236886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35 UTC</text:p>
          </table:table-cell>
          <table:table-cell office:value-type="float" office:value="405.719" calcext:value-type="float">
            <text:p>405.719</text:p>
          </table:table-cell>
          <table:table-cell office:value-type="float" office:value="12.5691" calcext:value-type="float">
            <text:p>12.5691</text:p>
          </table:table-cell>
          <table:table-cell table:formula="of:=SQRT([.B692]*[.B692]+[.C692]*[.C692])" office:value-type="float" office:value="405.913647511155" calcext:value-type="float">
            <text:p>405.913647511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40 UTC</text:p>
          </table:table-cell>
          <table:table-cell office:value-type="float" office:value="405.723" calcext:value-type="float">
            <text:p>405.723</text:p>
          </table:table-cell>
          <table:table-cell office:value-type="float" office:value="12.6147" calcext:value-type="float">
            <text:p>12.6147</text:p>
          </table:table-cell>
          <table:table-cell table:formula="of:=SQRT([.B693]*[.B693]+[.C693]*[.C693])" office:value-type="float" office:value="405.919060140184" calcext:value-type="float">
            <text:p>405.919060140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45 UTC</text:p>
          </table:table-cell>
          <table:table-cell office:value-type="float" office:value="405.728" calcext:value-type="float">
            <text:p>405.728</text:p>
          </table:table-cell>
          <table:table-cell office:value-type="float" office:value="12.6602" calcext:value-type="float">
            <text:p>12.6602</text:p>
          </table:table-cell>
          <table:table-cell table:formula="of:=SQRT([.B694]*[.B694]+[.C694]*[.C694])" office:value-type="float" office:value="405.925474253637" calcext:value-type="float">
            <text:p>405.925474253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50 UTC</text:p>
          </table:table-cell>
          <table:table-cell office:value-type="float" office:value="405.732" calcext:value-type="float">
            <text:p>405.732</text:p>
          </table:table-cell>
          <table:table-cell office:value-type="float" office:value="12.7057" calcext:value-type="float">
            <text:p>12.7057</text:p>
          </table:table-cell>
          <table:table-cell table:formula="of:=SQRT([.B695]*[.B695]+[.C695]*[.C695])" office:value-type="float" office:value="405.93089391729" calcext:value-type="float">
            <text:p>405.93089391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7:55 UTC</text:p>
          </table:table-cell>
          <table:table-cell office:value-type="float" office:value="405.736" calcext:value-type="float">
            <text:p>405.736</text:p>
          </table:table-cell>
          <table:table-cell office:value-type="float" office:value="12.7512" calcext:value-type="float">
            <text:p>12.7512</text:p>
          </table:table-cell>
          <table:table-cell table:formula="of:=SQRT([.B696]*[.B696]+[.C696]*[.C696])" office:value-type="float" office:value="405.936318647938" calcext:value-type="float">
            <text:p>405.936318647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97]*[.B697]+[.C697]*[.C6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98]*[.B698]+[.C698]*[.C6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699]*[.B699]+[.C699]*[.C6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0]*[.B700]+[.C700]*[.C7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1]*[.B701]+[.C701]*[.C7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2]*[.B702]+[.C702]*[.C7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3]*[.B703]+[.C703]*[.C7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4]*[.B704]+[.C704]*[.C7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5]*[.B705]+[.C705]*[.C7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6]*[.B706]+[.C706]*[.C7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7]*[.B707]+[.C707]*[.C7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8]*[.B708]+[.C708]*[.C7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09]*[.B709]+[.C709]*[.C7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0]*[.B710]+[.C710]*[.C7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1]*[.B711]+[.C711]*[.C7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2]*[.B712]+[.C712]*[.C7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3]*[.B713]+[.C713]*[.C7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4]*[.B714]+[.C714]*[.C7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5]*[.B715]+[.C715]*[.C7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6]*[.B716]+[.C716]*[.C7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7]*[.B717]+[.C717]*[.C7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8]*[.B718]+[.C718]*[.C7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19]*[.B719]+[.C719]*[.C7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0:5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20]*[.B720]+[.C720]*[.C7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21]*[.B721]+[.C721]*[.C7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05 UTC</text:p>
          </table:table-cell>
          <table:table-cell office:value-type="float" office:value="408.479" calcext:value-type="float">
            <text:p>408.479</text:p>
          </table:table-cell>
          <table:table-cell office:value-type="float" office:value="12.5842" calcext:value-type="float">
            <text:p>12.5842</text:p>
          </table:table-cell>
          <table:table-cell table:formula="of:=SQRT([.B722]*[.B722]+[.C722]*[.C722])" office:value-type="float" office:value="408.672797639677" calcext:value-type="float">
            <text:p>408.672797639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10 UTC</text:p>
          </table:table-cell>
          <table:table-cell office:value-type="float" office:value="408.775" calcext:value-type="float">
            <text:p>408.775</text:p>
          </table:table-cell>
          <table:table-cell office:value-type="float" office:value="12.7996" calcext:value-type="float">
            <text:p>12.7996</text:p>
          </table:table-cell>
          <table:table-cell table:formula="of:=SQRT([.B723]*[.B723]+[.C723]*[.C723])" office:value-type="float" office:value="408.975342025849" calcext:value-type="float">
            <text:p>408.975342025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15 UTC</text:p>
          </table:table-cell>
          <table:table-cell office:value-type="float" office:value="409.069" calcext:value-type="float">
            <text:p>409.069</text:p>
          </table:table-cell>
          <table:table-cell office:value-type="float" office:value="13.0148" calcext:value-type="float">
            <text:p>13.0148</text:p>
          </table:table-cell>
          <table:table-cell table:formula="of:=SQRT([.B724]*[.B724]+[.C724]*[.C724])" office:value-type="float" office:value="409.275984856234" calcext:value-type="float">
            <text:p>409.275984856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20 UTC</text:p>
          </table:table-cell>
          <table:table-cell office:value-type="float" office:value="409.362" calcext:value-type="float">
            <text:p>409.362</text:p>
          </table:table-cell>
          <table:table-cell office:value-type="float" office:value="13.2298" calcext:value-type="float">
            <text:p>13.2298</text:p>
          </table:table-cell>
          <table:table-cell table:formula="of:=SQRT([.B725]*[.B725]+[.C725]*[.C725])" office:value-type="float" office:value="409.575725174283" calcext:value-type="float">
            <text:p>409.575725174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25 UTC</text:p>
          </table:table-cell>
          <table:table-cell office:value-type="float" office:value="409.655" calcext:value-type="float">
            <text:p>409.655</text:p>
          </table:table-cell>
          <table:table-cell office:value-type="float" office:value="13.4448" calcext:value-type="float">
            <text:p>13.4448</text:p>
          </table:table-cell>
          <table:table-cell table:formula="of:=SQRT([.B726]*[.B726]+[.C726]*[.C726])" office:value-type="float" office:value="409.875568522985" calcext:value-type="float">
            <text:p>409.875568522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30 UTC</text:p>
          </table:table-cell>
          <table:table-cell office:value-type="float" office:value="409.947" calcext:value-type="float">
            <text:p>409.947</text:p>
          </table:table-cell>
          <table:table-cell office:value-type="float" office:value="13.6596" calcext:value-type="float">
            <text:p>13.6596</text:p>
          </table:table-cell>
          <table:table-cell table:formula="of:=SQRT([.B727]*[.B727]+[.C727]*[.C727])" office:value-type="float" office:value="410.174508570633" calcext:value-type="float">
            <text:p>410.174508570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35 UTC</text:p>
          </table:table-cell>
          <table:table-cell office:value-type="float" office:value="410.238" calcext:value-type="float">
            <text:p>410.238</text:p>
          </table:table-cell>
          <table:table-cell office:value-type="float" office:value="13.8742" calcext:value-type="float">
            <text:p>13.8742</text:p>
          </table:table-cell>
          <table:table-cell table:formula="of:=SQRT([.B728]*[.B728]+[.C728]*[.C728])" office:value-type="float" office:value="410.472544842697" calcext:value-type="float">
            <text:p>410.472544842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40 UTC</text:p>
          </table:table-cell>
          <table:table-cell office:value-type="float" office:value="410.528" calcext:value-type="float">
            <text:p>410.528</text:p>
          </table:table-cell>
          <table:table-cell office:value-type="float" office:value="14.0888" calcext:value-type="float">
            <text:p>14.0888</text:p>
          </table:table-cell>
          <table:table-cell table:formula="of:=SQRT([.B729]*[.B729]+[.C729]*[.C729])" office:value-type="float" office:value="410.769683727317" calcext:value-type="float">
            <text:p>410.769683727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45 UTC</text:p>
          </table:table-cell>
          <table:table-cell office:value-type="float" office:value="410.817" calcext:value-type="float">
            <text:p>410.817</text:p>
          </table:table-cell>
          <table:table-cell office:value-type="float" office:value="14.3032" calcext:value-type="float">
            <text:p>14.3032</text:p>
          </table:table-cell>
          <table:table-cell table:formula="of:=SQRT([.B730]*[.B730]+[.C730]*[.C730])" office:value-type="float" office:value="411.065918094945" calcext:value-type="float">
            <text:p>411.065918094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50 UTC</text:p>
          </table:table-cell>
          <table:table-cell office:value-type="float" office:value="411.105" calcext:value-type="float">
            <text:p>411.105</text:p>
          </table:table-cell>
          <table:table-cell office:value-type="float" office:value="14.5175" calcext:value-type="float">
            <text:p>14.5175</text:p>
          </table:table-cell>
          <table:table-cell table:formula="of:=SQRT([.B731]*[.B731]+[.C731]*[.C731])" office:value-type="float" office:value="411.361251008466" calcext:value-type="float">
            <text:p>411.361251008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0:55 UTC</text:p>
          </table:table-cell>
          <table:table-cell office:value-type="float" office:value="411.393" calcext:value-type="float">
            <text:p>411.393</text:p>
          </table:table-cell>
          <table:table-cell office:value-type="float" office:value="14.7316" calcext:value-type="float">
            <text:p>14.7316</text:p>
          </table:table-cell>
          <table:table-cell table:formula="of:=SQRT([.B732]*[.B732]+[.C732]*[.C732])" office:value-type="float" office:value="411.656677933882" calcext:value-type="float">
            <text:p>411.656677933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3]*[.B733]+[.C733]*[.C7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4]*[.B734]+[.C734]*[.C7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5]*[.B735]+[.C735]*[.C7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6]*[.B736]+[.C736]*[.C7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7]*[.B737]+[.C737]*[.C7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8]*[.B738]+[.C738]*[.C7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39]*[.B739]+[.C739]*[.C7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0]*[.B740]+[.C740]*[.C7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1]*[.B741]+[.C741]*[.C7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2]*[.B742]+[.C742]*[.C7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3]*[.B743]+[.C743]*[.C7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4]*[.B744]+[.C744]*[.C7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5]*[.B745]+[.C745]*[.C7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6]*[.B746]+[.C746]*[.C7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7]*[.B747]+[.C747]*[.C7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8]*[.B748]+[.C748]*[.C7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49]*[.B749]+[.C749]*[.C7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0]*[.B750]+[.C750]*[.C7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1]*[.B751]+[.C751]*[.C7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2]*[.B752]+[.C752]*[.C7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3]*[.B753]+[.C753]*[.C7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4]*[.B754]+[.C754]*[.C7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5]*[.B755]+[.C755]*[.C7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6]*[.B756]+[.C756]*[.C7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57]*[.B757]+[.C757]*[.C7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05 UTC</text:p>
          </table:table-cell>
          <table:table-cell office:value-type="float" office:value="410.542" calcext:value-type="float">
            <text:p>410.542</text:p>
          </table:table-cell>
          <table:table-cell office:value-type="float" office:value="14.5121" calcext:value-type="float">
            <text:p>14.5121</text:p>
          </table:table-cell>
          <table:table-cell table:formula="of:=SQRT([.B758]*[.B758]+[.C758]*[.C758])" office:value-type="float" office:value="410.798411402004" calcext:value-type="float">
            <text:p>410.798411402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10 UTC</text:p>
          </table:table-cell>
          <table:table-cell office:value-type="float" office:value="410.79" calcext:value-type="float">
            <text:p>410.79</text:p>
          </table:table-cell>
          <table:table-cell office:value-type="float" office:value="14.7163" calcext:value-type="float">
            <text:p>14.7163</text:p>
          </table:table-cell>
          <table:table-cell table:formula="of:=SQRT([.B759]*[.B759]+[.C759]*[.C759])" office:value-type="float" office:value="411.053516693009" calcext:value-type="float">
            <text:p>411.053516693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15 UTC</text:p>
          </table:table-cell>
          <table:table-cell office:value-type="float" office:value="411.037" calcext:value-type="float">
            <text:p>411.037</text:p>
          </table:table-cell>
          <table:table-cell office:value-type="float" office:value="14.9204" calcext:value-type="float">
            <text:p>14.9204</text:p>
          </table:table-cell>
          <table:table-cell table:formula="of:=SQRT([.B760]*[.B760]+[.C760]*[.C760])" office:value-type="float" office:value="411.307711701543" calcext:value-type="float">
            <text:p>411.307711701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20 UTC</text:p>
          </table:table-cell>
          <table:table-cell office:value-type="float" office:value="411.284" calcext:value-type="float">
            <text:p>411.284</text:p>
          </table:table-cell>
          <table:table-cell office:value-type="float" office:value="15.1246" calcext:value-type="float">
            <text:p>15.1246</text:p>
          </table:table-cell>
          <table:table-cell table:formula="of:=SQRT([.B761]*[.B761]+[.C761]*[.C761])" office:value-type="float" office:value="411.562002839378" calcext:value-type="float">
            <text:p>411.562002839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25 UTC</text:p>
          </table:table-cell>
          <table:table-cell office:value-type="float" office:value="411.53" calcext:value-type="float">
            <text:p>411.53</text:p>
          </table:table-cell>
          <table:table-cell office:value-type="float" office:value="15.3286" calcext:value-type="float">
            <text:p>15.3286</text:p>
          </table:table-cell>
          <table:table-cell table:formula="of:=SQRT([.B762]*[.B762]+[.C762]*[.C762])" office:value-type="float" office:value="411.815379603482" calcext:value-type="float">
            <text:p>411.815379603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30 UTC</text:p>
          </table:table-cell>
          <table:table-cell office:value-type="float" office:value="411.775" calcext:value-type="float">
            <text:p>411.775</text:p>
          </table:table-cell>
          <table:table-cell office:value-type="float" office:value="15.5327" calcext:value-type="float">
            <text:p>15.5327</text:p>
          </table:table-cell>
          <table:table-cell table:formula="of:=SQRT([.B763]*[.B763]+[.C763]*[.C763])" office:value-type="float" office:value="412.067852900818" calcext:value-type="float">
            <text:p>412.067852900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35 UTC</text:p>
          </table:table-cell>
          <table:table-cell office:value-type="float" office:value="412.021" calcext:value-type="float">
            <text:p>412.021</text:p>
          </table:table-cell>
          <table:table-cell office:value-type="float" office:value="15.7367" calcext:value-type="float">
            <text:p>15.7367</text:p>
          </table:table-cell>
          <table:table-cell table:formula="of:=SQRT([.B764]*[.B764]+[.C764]*[.C764])" office:value-type="float" office:value="412.321413666438" calcext:value-type="float">
            <text:p>412.321413666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40 UTC</text:p>
          </table:table-cell>
          <table:table-cell office:value-type="float" office:value="412.265" calcext:value-type="float">
            <text:p>412.265</text:p>
          </table:table-cell>
          <table:table-cell office:value-type="float" office:value="15.9408" calcext:value-type="float">
            <text:p>15.9408</text:p>
          </table:table-cell>
          <table:table-cell table:formula="of:=SQRT([.B765]*[.B765]+[.C765]*[.C765])" office:value-type="float" office:value="412.573071503267" calcext:value-type="float">
            <text:p>412.573071503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45 UTC</text:p>
          </table:table-cell>
          <table:table-cell office:value-type="float" office:value="412.509" calcext:value-type="float">
            <text:p>412.509</text:p>
          </table:table-cell>
          <table:table-cell office:value-type="float" office:value="16.1448" calcext:value-type="float">
            <text:p>16.1448</text:p>
          </table:table-cell>
          <table:table-cell table:formula="of:=SQRT([.B766]*[.B766]+[.C766]*[.C766])" office:value-type="float" office:value="412.824817141654" calcext:value-type="float">
            <text:p>412.824817141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50 UTC</text:p>
          </table:table-cell>
          <table:table-cell office:value-type="float" office:value="412.753" calcext:value-type="float">
            <text:p>412.753</text:p>
          </table:table-cell>
          <table:table-cell office:value-type="float" office:value="16.3487" calcext:value-type="float">
            <text:p>16.3487</text:p>
          </table:table-cell>
          <table:table-cell table:formula="of:=SQRT([.B767]*[.B767]+[.C767]*[.C767])" office:value-type="float" office:value="413.076650272912" calcext:value-type="float">
            <text:p>413.076650272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3:55 UTC</text:p>
          </table:table-cell>
          <table:table-cell office:value-type="float" office:value="412.996" calcext:value-type="float">
            <text:p>412.996</text:p>
          </table:table-cell>
          <table:table-cell office:value-type="float" office:value="16.5527" calcext:value-type="float">
            <text:p>16.5527</text:p>
          </table:table-cell>
          <table:table-cell table:formula="of:=SQRT([.B768]*[.B768]+[.C768]*[.C768])" office:value-type="float" office:value="413.327579400758" calcext:value-type="float">
            <text:p>413.327579400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69]*[.B769]+[.C769]*[.C7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0]*[.B770]+[.C770]*[.C7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1]*[.B771]+[.C771]*[.C7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2]*[.B772]+[.C772]*[.C7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3]*[.B773]+[.C773]*[.C7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4]*[.B774]+[.C774]*[.C7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5]*[.B775]+[.C775]*[.C7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6]*[.B776]+[.C776]*[.C7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7]*[.B777]+[.C777]*[.C7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8]*[.B778]+[.C778]*[.C7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79]*[.B779]+[.C779]*[.C7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0]*[.B780]+[.C780]*[.C7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1]*[.B781]+[.C781]*[.C7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2]*[.B782]+[.C782]*[.C7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3]*[.B783]+[.C783]*[.C7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4]*[.B784]+[.C784]*[.C7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5]*[.B785]+[.C785]*[.C7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6]*[.B786]+[.C786]*[.C7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7]*[.B787]+[.C787]*[.C7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8]*[.B788]+[.C788]*[.C7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89]*[.B789]+[.C789]*[.C7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90]*[.B790]+[.C790]*[.C7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91]*[.B791]+[.C791]*[.C7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92]*[.B792]+[.C792]*[.C7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793]*[.B793]+[.C793]*[.C7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05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7766" calcext:value-type="float">
            <text:p>12.7766</text:p>
          </table:table-cell>
          <table:table-cell table:formula="of:=SQRT([.B794]*[.B794]+[.C794]*[.C794])" office:value-type="float" office:value="405.960105907662" calcext:value-type="float">
            <text:p>405.960105907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10 UTC</text:p>
          </table:table-cell>
          <table:table-cell office:value-type="float" office:value="405.764" calcext:value-type="float">
            <text:p>405.764</text:p>
          </table:table-cell>
          <table:table-cell office:value-type="float" office:value="12.8227" calcext:value-type="float">
            <text:p>12.8227</text:p>
          </table:table-cell>
          <table:table-cell table:formula="of:=SQRT([.B795]*[.B795]+[.C795]*[.C795])" office:value-type="float" office:value="405.966556912377" calcext:value-type="float">
            <text:p>405.96655691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15 UTC</text:p>
          </table:table-cell>
          <table:table-cell office:value-type="float" office:value="405.769" calcext:value-type="float">
            <text:p>405.769</text:p>
          </table:table-cell>
          <table:table-cell office:value-type="float" office:value="12.8687" calcext:value-type="float">
            <text:p>12.8687</text:p>
          </table:table-cell>
          <table:table-cell table:formula="of:=SQRT([.B796]*[.B796]+[.C796]*[.C796])" office:value-type="float" office:value="405.973009941166" calcext:value-type="float">
            <text:p>405.973009941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20 UTC</text:p>
          </table:table-cell>
          <table:table-cell office:value-type="float" office:value="405.773" calcext:value-type="float">
            <text:p>405.773</text:p>
          </table:table-cell>
          <table:table-cell office:value-type="float" office:value="12.9147" calcext:value-type="float">
            <text:p>12.9147</text:p>
          </table:table-cell>
          <table:table-cell table:formula="of:=SQRT([.B797]*[.B797]+[.C797]*[.C797])" office:value-type="float" office:value="405.978468647156" calcext:value-type="float">
            <text:p>405.978468647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25 UTC</text:p>
          </table:table-cell>
          <table:table-cell office:value-type="float" office:value="405.778" calcext:value-type="float">
            <text:p>405.778</text:p>
          </table:table-cell>
          <table:table-cell office:value-type="float" office:value="12.9606" calcext:value-type="float">
            <text:p>12.9606</text:p>
          </table:table-cell>
          <table:table-cell table:formula="of:=SQRT([.B798]*[.B798]+[.C798]*[.C798])" office:value-type="float" office:value="405.984928829088" calcext:value-type="float">
            <text:p>405.984928829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30 UTC</text:p>
          </table:table-cell>
          <table:table-cell office:value-type="float" office:value="405.783" calcext:value-type="float">
            <text:p>405.783</text:p>
          </table:table-cell>
          <table:table-cell office:value-type="float" office:value="13.0065" calcext:value-type="float">
            <text:p>13.0065</text:p>
          </table:table-cell>
          <table:table-cell table:formula="of:=SQRT([.B799]*[.B799]+[.C799]*[.C799])" office:value-type="float" office:value="405.9913941591" calcext:value-type="float">
            <text:p>405.9913941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35 UTC</text:p>
          </table:table-cell>
          <table:table-cell office:value-type="float" office:value="405.788" calcext:value-type="float">
            <text:p>405.788</text:p>
          </table:table-cell>
          <table:table-cell office:value-type="float" office:value="13.0524" calcext:value-type="float">
            <text:p>13.0524</text:p>
          </table:table-cell>
          <table:table-cell table:formula="of:=SQRT([.B800]*[.B800]+[.C800]*[.C800])" office:value-type="float" office:value="405.997864636946" calcext:value-type="float">
            <text:p>405.997864636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40 UTC</text:p>
          </table:table-cell>
          <table:table-cell office:value-type="float" office:value="405.792" calcext:value-type="float">
            <text:p>405.792</text:p>
          </table:table-cell>
          <table:table-cell office:value-type="float" office:value="13.0982" calcext:value-type="float">
            <text:p>13.0982</text:p>
          </table:table-cell>
          <table:table-cell table:formula="of:=SQRT([.B801]*[.B801]+[.C801]*[.C801])" office:value-type="float" office:value="406.003337556774" calcext:value-type="float">
            <text:p>406.003337556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45 UTC</text:p>
          </table:table-cell>
          <table:table-cell office:value-type="float" office:value="405.797" calcext:value-type="float">
            <text:p>405.797</text:p>
          </table:table-cell>
          <table:table-cell office:value-type="float" office:value="13.144" calcext:value-type="float">
            <text:p>13.144</text:p>
          </table:table-cell>
          <table:table-cell table:formula="of:=SQRT([.B802]*[.B802]+[.C802]*[.C802])" office:value-type="float" office:value="406.009815084562" calcext:value-type="float">
            <text:p>406.009815084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50 UTC</text:p>
          </table:table-cell>
          <table:table-cell office:value-type="float" office:value="405.802" calcext:value-type="float">
            <text:p>405.802</text:p>
          </table:table-cell>
          <table:table-cell office:value-type="float" office:value="13.1898" calcext:value-type="float">
            <text:p>13.1898</text:p>
          </table:table-cell>
          <table:table-cell table:formula="of:=SQRT([.B803]*[.B803]+[.C803]*[.C803])" office:value-type="float" office:value="406.016297736975" calcext:value-type="float">
            <text:p>406.016297736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6:55 UTC</text:p>
          </table:table-cell>
          <table:table-cell office:value-type="float" office:value="405.806" calcext:value-type="float">
            <text:p>405.806</text:p>
          </table:table-cell>
          <table:table-cell office:value-type="float" office:value="13.2355" calcext:value-type="float">
            <text:p>13.2355</text:p>
          </table:table-cell>
          <table:table-cell table:formula="of:=SQRT([.B804]*[.B804]+[.C804]*[.C804])" office:value-type="float" office:value="406.021782785419" calcext:value-type="float">
            <text:p>406.021782785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05]*[.B805]+[.C805]*[.C8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06]*[.B806]+[.C806]*[.C8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07]*[.B807]+[.C807]*[.C8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08]*[.B808]+[.C808]*[.C8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09]*[.B809]+[.C809]*[.C8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0]*[.B810]+[.C810]*[.C8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1]*[.B811]+[.C811]*[.C8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2]*[.B812]+[.C812]*[.C8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3]*[.B813]+[.C813]*[.C8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4]*[.B814]+[.C814]*[.C8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5]*[.B815]+[.C815]*[.C8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6]*[.B816]+[.C816]*[.C8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7]*[.B817]+[.C817]*[.C8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8]*[.B818]+[.C818]*[.C8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19]*[.B819]+[.C819]*[.C8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0]*[.B820]+[.C820]*[.C8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1]*[.B821]+[.C821]*[.C8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2]*[.B822]+[.C822]*[.C8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3]*[.B823]+[.C823]*[.C8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4]*[.B824]+[.C824]*[.C8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5]*[.B825]+[.C825]*[.C8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6]*[.B826]+[.C826]*[.C8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7]*[.B827]+[.C827]*[.C8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8]*[.B828]+[.C828]*[.C8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29]*[.B829]+[.C829]*[.C8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05 UTC</text:p>
          </table:table-cell>
          <table:table-cell office:value-type="float" office:value="405.64" calcext:value-type="float">
            <text:p>405.64</text:p>
          </table:table-cell>
          <table:table-cell office:value-type="float" office:value="11.8229" calcext:value-type="float">
            <text:p>11.8229</text:p>
          </table:table-cell>
          <table:table-cell table:formula="of:=SQRT([.B830]*[.B830]+[.C830]*[.C830])" office:value-type="float" office:value="405.812260244081" calcext:value-type="float">
            <text:p>405.812260244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10 UTC</text:p>
          </table:table-cell>
          <table:table-cell office:value-type="float" office:value="405.645" calcext:value-type="float">
            <text:p>405.645</text:p>
          </table:table-cell>
          <table:table-cell office:value-type="float" office:value="11.8687" calcext:value-type="float">
            <text:p>11.8687</text:p>
          </table:table-cell>
          <table:table-cell table:formula="of:=SQRT([.B831]*[.B831]+[.C831]*[.C831])" office:value-type="float" office:value="405.818595020842" calcext:value-type="float">
            <text:p>405.818595020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15 UTC</text:p>
          </table:table-cell>
          <table:table-cell office:value-type="float" office:value="405.65" calcext:value-type="float">
            <text:p>405.65</text:p>
          </table:table-cell>
          <table:table-cell office:value-type="float" office:value="11.9145" calcext:value-type="float">
            <text:p>11.9145</text:p>
          </table:table-cell>
          <table:table-cell table:formula="of:=SQRT([.B832]*[.B832]+[.C832]*[.C832])" office:value-type="float" office:value="405.824934929151" calcext:value-type="float">
            <text:p>405.824934929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20 UTC</text:p>
          </table:table-cell>
          <table:table-cell office:value-type="float" office:value="405.655" calcext:value-type="float">
            <text:p>405.655</text:p>
          </table:table-cell>
          <table:table-cell office:value-type="float" office:value="11.9602" calcext:value-type="float">
            <text:p>11.9602</text:p>
          </table:table-cell>
          <table:table-cell table:formula="of:=SQRT([.B833]*[.B833]+[.C833]*[.C833])" office:value-type="float" office:value="405.831277021671" calcext:value-type="float">
            <text:p>405.831277021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25 UTC</text:p>
          </table:table-cell>
          <table:table-cell office:value-type="float" office:value="405.659" calcext:value-type="float">
            <text:p>405.659</text:p>
          </table:table-cell>
          <table:table-cell office:value-type="float" office:value="12.0059" calcext:value-type="float">
            <text:p>12.0059</text:p>
          </table:table-cell>
          <table:table-cell table:formula="of:=SQRT([.B834]*[.B834]+[.C834]*[.C834])" office:value-type="float" office:value="405.836624660478" calcext:value-type="float">
            <text:p>405.836624660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30 UTC</text:p>
          </table:table-cell>
          <table:table-cell office:value-type="float" office:value="405.664" calcext:value-type="float">
            <text:p>405.664</text:p>
          </table:table-cell>
          <table:table-cell office:value-type="float" office:value="12.0515" calcext:value-type="float">
            <text:p>12.0515</text:p>
          </table:table-cell>
          <table:table-cell table:formula="of:=SQRT([.B835]*[.B835]+[.C835]*[.C835])" office:value-type="float" office:value="405.842974003801" calcext:value-type="float">
            <text:p>405.842974003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35 UTC</text:p>
          </table:table-cell>
          <table:table-cell office:value-type="float" office:value="405.669" calcext:value-type="float">
            <text:p>405.669</text:p>
          </table:table-cell>
          <table:table-cell office:value-type="float" office:value="12.097" calcext:value-type="float">
            <text:p>12.097</text:p>
          </table:table-cell>
          <table:table-cell table:formula="of:=SQRT([.B836]*[.B836]+[.C836]*[.C836])" office:value-type="float" office:value="405.849325452193" calcext:value-type="float">
            <text:p>405.849325452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40 UTC</text:p>
          </table:table-cell>
          <table:table-cell office:value-type="float" office:value="405.674" calcext:value-type="float">
            <text:p>405.674</text:p>
          </table:table-cell>
          <table:table-cell office:value-type="float" office:value="12.1426" calcext:value-type="float">
            <text:p>12.1426</text:p>
          </table:table-cell>
          <table:table-cell table:formula="of:=SQRT([.B837]*[.B837]+[.C837]*[.C837])" office:value-type="float" office:value="405.855684955576" calcext:value-type="float">
            <text:p>405.855684955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45 UTC</text:p>
          </table:table-cell>
          <table:table-cell office:value-type="float" office:value="405.678" calcext:value-type="float">
            <text:p>405.678</text:p>
          </table:table-cell>
          <table:table-cell office:value-type="float" office:value="12.188" calcext:value-type="float">
            <text:p>12.188</text:p>
          </table:table-cell>
          <table:table-cell table:formula="of:=SQRT([.B838]*[.B838]+[.C838]*[.C838])" office:value-type="float" office:value="405.861043989196" calcext:value-type="float">
            <text:p>405.861043989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50 UTC</text:p>
          </table:table-cell>
          <table:table-cell office:value-type="float" office:value="405.683" calcext:value-type="float">
            <text:p>405.683</text:p>
          </table:table-cell>
          <table:table-cell office:value-type="float" office:value="12.2335" calcext:value-type="float">
            <text:p>12.2335</text:p>
          </table:table-cell>
          <table:table-cell table:formula="of:=SQRT([.B839]*[.B839]+[.C839]*[.C839])" office:value-type="float" office:value="405.867410629691" calcext:value-type="float">
            <text:p>405.867410629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09:55 UTC</text:p>
          </table:table-cell>
          <table:table-cell office:value-type="float" office:value="405.688" calcext:value-type="float">
            <text:p>405.688</text:p>
          </table:table-cell>
          <table:table-cell office:value-type="float" office:value="12.2788" calcext:value-type="float">
            <text:p>12.2788</text:p>
          </table:table-cell>
          <table:table-cell table:formula="of:=SQRT([.B840]*[.B840]+[.C840]*[.C840])" office:value-type="float" office:value="405.873776282036" calcext:value-type="float">
            <text:p>405.873776282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1]*[.B841]+[.C841]*[.C8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2]*[.B842]+[.C842]*[.C8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3]*[.B843]+[.C843]*[.C8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4]*[.B844]+[.C844]*[.C8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5]*[.B845]+[.C845]*[.C8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6]*[.B846]+[.C846]*[.C8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7]*[.B847]+[.C847]*[.C8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8]*[.B848]+[.C848]*[.C8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49]*[.B849]+[.C849]*[.C8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0]*[.B850]+[.C850]*[.C8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1]*[.B851]+[.C851]*[.C8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2]*[.B852]+[.C852]*[.C8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3]*[.B853]+[.C853]*[.C8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4]*[.B854]+[.C854]*[.C8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5]*[.B855]+[.C855]*[.C8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6]*[.B856]+[.C856]*[.C8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7]*[.B857]+[.C857]*[.C8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8]*[.B858]+[.C858]*[.C8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59]*[.B859]+[.C859]*[.C8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0]*[.B860]+[.C860]*[.C8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1]*[.B861]+[.C861]*[.C8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2]*[.B862]+[.C862]*[.C8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3]*[.B863]+[.C863]*[.C8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4]*[.B864]+[.C864]*[.C8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65]*[.B865]+[.C865]*[.C8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05 UTC</text:p>
          </table:table-cell>
          <table:table-cell office:value-type="float" office:value="407.139" calcext:value-type="float">
            <text:p>407.139</text:p>
          </table:table-cell>
          <table:table-cell office:value-type="float" office:value="13.4173" calcext:value-type="float">
            <text:p>13.4173</text:p>
          </table:table-cell>
          <table:table-cell table:formula="of:=SQRT([.B866]*[.B866]+[.C866]*[.C866])" office:value-type="float" office:value="407.360024131345" calcext:value-type="float">
            <text:p>407.360024131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10 UTC</text:p>
          </table:table-cell>
          <table:table-cell office:value-type="float" office:value="407.219" calcext:value-type="float">
            <text:p>407.219</text:p>
          </table:table-cell>
          <table:table-cell office:value-type="float" office:value="13.566" calcext:value-type="float">
            <text:p>13.566</text:p>
          </table:table-cell>
          <table:table-cell table:formula="of:=SQRT([.B867]*[.B867]+[.C867]*[.C867])" office:value-type="float" office:value="407.444904639879" calcext:value-type="float">
            <text:p>407.444904639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15 UTC</text:p>
          </table:table-cell>
          <table:table-cell office:value-type="float" office:value="407.299" calcext:value-type="float">
            <text:p>407.299</text:p>
          </table:table-cell>
          <table:table-cell office:value-type="float" office:value="13.7146" calcext:value-type="float">
            <text:p>13.7146</text:p>
          </table:table-cell>
          <table:table-cell table:formula="of:=SQRT([.B868]*[.B868]+[.C868]*[.C868])" office:value-type="float" office:value="407.529834066366" calcext:value-type="float">
            <text:p>407.529834066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20 UTC</text:p>
          </table:table-cell>
          <table:table-cell office:value-type="float" office:value="407.38" calcext:value-type="float">
            <text:p>407.38</text:p>
          </table:table-cell>
          <table:table-cell office:value-type="float" office:value="13.8631" calcext:value-type="float">
            <text:p>13.8631</text:p>
          </table:table-cell>
          <table:table-cell table:formula="of:=SQRT([.B869]*[.B869]+[.C869]*[.C869])" office:value-type="float" office:value="407.615811692346" calcext:value-type="float">
            <text:p>407.615811692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25 UTC</text:p>
          </table:table-cell>
          <table:table-cell office:value-type="float" office:value="407.46" calcext:value-type="float">
            <text:p>407.46</text:p>
          </table:table-cell>
          <table:table-cell office:value-type="float" office:value="14.0115" calcext:value-type="float">
            <text:p>14.0115</text:p>
          </table:table-cell>
          <table:table-cell table:formula="of:=SQRT([.B870]*[.B870]+[.C870]*[.C870])" office:value-type="float" office:value="407.700838522868" calcext:value-type="float">
            <text:p>407.70083852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30 UTC</text:p>
          </table:table-cell>
          <table:table-cell office:value-type="float" office:value="407.539" calcext:value-type="float">
            <text:p>407.539</text:p>
          </table:table-cell>
          <table:table-cell office:value-type="float" office:value="14.1599" calcext:value-type="float">
            <text:p>14.1599</text:p>
          </table:table-cell>
          <table:table-cell table:formula="of:=SQRT([.B871]*[.B871]+[.C871]*[.C871])" office:value-type="float" office:value="407.784917927343" calcext:value-type="float">
            <text:p>407.784917927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35 UTC</text:p>
          </table:table-cell>
          <table:table-cell office:value-type="float" office:value="407.619" calcext:value-type="float">
            <text:p>407.619</text:p>
          </table:table-cell>
          <table:table-cell office:value-type="float" office:value="14.3081" calcext:value-type="float">
            <text:p>14.3081</text:p>
          </table:table-cell>
          <table:table-cell table:formula="of:=SQRT([.B872]*[.B872]+[.C872]*[.C872])" office:value-type="float" office:value="407.87004166353" calcext:value-type="float">
            <text:p>407.87004166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40 UTC</text:p>
          </table:table-cell>
          <table:table-cell office:value-type="float" office:value="407.698" calcext:value-type="float">
            <text:p>407.698</text:p>
          </table:table-cell>
          <table:table-cell office:value-type="float" office:value="14.4562" calcext:value-type="float">
            <text:p>14.4562</text:p>
          </table:table-cell>
          <table:table-cell table:formula="of:=SQRT([.B873]*[.B873]+[.C873]*[.C873])" office:value-type="float" office:value="407.954214247678" calcext:value-type="float">
            <text:p>407.954214247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45 UTC</text:p>
          </table:table-cell>
          <table:table-cell office:value-type="float" office:value="407.777" calcext:value-type="float">
            <text:p>407.777</text:p>
          </table:table-cell>
          <table:table-cell office:value-type="float" office:value="14.6043" calcext:value-type="float">
            <text:p>14.6043</text:p>
          </table:table-cell>
          <table:table-cell table:formula="of:=SQRT([.B874]*[.B874]+[.C874]*[.C874])" office:value-type="float" office:value="408.038438517121" calcext:value-type="float">
            <text:p>408.038438517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50 UTC</text:p>
          </table:table-cell>
          <table:table-cell office:value-type="float" office:value="407.856" calcext:value-type="float">
            <text:p>407.856</text:p>
          </table:table-cell>
          <table:table-cell office:value-type="float" office:value="14.7522" calcext:value-type="float">
            <text:p>14.7522</text:p>
          </table:table-cell>
          <table:table-cell table:formula="of:=SQRT([.B875]*[.B875]+[.C875]*[.C875])" office:value-type="float" office:value="408.122707210515" calcext:value-type="float">
            <text:p>408.122707210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2:55 UTC</text:p>
          </table:table-cell>
          <table:table-cell office:value-type="float" office:value="407.934" calcext:value-type="float">
            <text:p>407.934</text:p>
          </table:table-cell>
          <table:table-cell office:value-type="float" office:value="14.9001" calcext:value-type="float">
            <text:p>14.9001</text:p>
          </table:table-cell>
          <table:table-cell table:formula="of:=SQRT([.B876]*[.B876]+[.C876]*[.C876])" office:value-type="float" office:value="408.206028049575" calcext:value-type="float">
            <text:p>408.206028049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77]*[.B877]+[.C877]*[.C8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78]*[.B878]+[.C878]*[.C8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79]*[.B879]+[.C879]*[.C8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0]*[.B880]+[.C880]*[.C8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1]*[.B881]+[.C881]*[.C8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2]*[.B882]+[.C882]*[.C8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3]*[.B883]+[.C883]*[.C8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4]*[.B884]+[.C884]*[.C8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5]*[.B885]+[.C885]*[.C8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6]*[.B886]+[.C886]*[.C8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7]*[.B887]+[.C887]*[.C8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8]*[.B888]+[.C888]*[.C8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89]*[.B889]+[.C889]*[.C8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0]*[.B890]+[.C890]*[.C8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1]*[.B891]+[.C891]*[.C8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2]*[.B892]+[.C892]*[.C8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3]*[.B893]+[.C893]*[.C8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4]*[.B894]+[.C894]*[.C8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5]*[.B895]+[.C895]*[.C8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6]*[.B896]+[.C896]*[.C8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7]*[.B897]+[.C897]*[.C8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8]*[.B898]+[.C898]*[.C8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899]*[.B899]+[.C899]*[.C8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00]*[.B900]+[.C900]*[.C9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01]*[.B901]+[.C901]*[.C9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05 UTC</text:p>
          </table:table-cell>
          <table:table-cell office:value-type="float" office:value="405.693" calcext:value-type="float">
            <text:p>405.693</text:p>
          </table:table-cell>
          <table:table-cell office:value-type="float" office:value="12.2953" calcext:value-type="float">
            <text:p>12.2953</text:p>
          </table:table-cell>
          <table:table-cell table:formula="of:=SQRT([.B902]*[.B902]+[.C902]*[.C902])" office:value-type="float" office:value="405.879273492858" calcext:value-type="float">
            <text:p>405.879273492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10 UTC</text:p>
          </table:table-cell>
          <table:table-cell office:value-type="float" office:value="405.698" calcext:value-type="float">
            <text:p>405.698</text:p>
          </table:table-cell>
          <table:table-cell office:value-type="float" office:value="12.3412" calcext:value-type="float">
            <text:p>12.3412</text:p>
          </table:table-cell>
          <table:table-cell table:formula="of:=SQRT([.B903]*[.B903]+[.C903]*[.C903])" office:value-type="float" office:value="405.885664222623" calcext:value-type="float">
            <text:p>405.885664222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15 UTC</text:p>
          </table:table-cell>
          <table:table-cell office:value-type="float" office:value="405.702" calcext:value-type="float">
            <text:p>405.702</text:p>
          </table:table-cell>
          <table:table-cell office:value-type="float" office:value="12.3871" calcext:value-type="float">
            <text:p>12.3871</text:p>
          </table:table-cell>
          <table:table-cell table:formula="of:=SQRT([.B904]*[.B904]+[.C904]*[.C904])" office:value-type="float" office:value="405.891060569717" calcext:value-type="float">
            <text:p>405.891060569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20 UTC</text:p>
          </table:table-cell>
          <table:table-cell office:value-type="float" office:value="405.707" calcext:value-type="float">
            <text:p>405.707</text:p>
          </table:table-cell>
          <table:table-cell office:value-type="float" office:value="12.4329" calcext:value-type="float">
            <text:p>12.4329</text:p>
          </table:table-cell>
          <table:table-cell table:formula="of:=SQRT([.B905]*[.B905]+[.C905]*[.C905])" office:value-type="float" office:value="405.897458542684" calcext:value-type="float">
            <text:p>405.897458542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25 UTC</text:p>
          </table:table-cell>
          <table:table-cell office:value-type="float" office:value="405.711" calcext:value-type="float">
            <text:p>405.711</text:p>
          </table:table-cell>
          <table:table-cell office:value-type="float" office:value="12.4786" calcext:value-type="float">
            <text:p>12.4786</text:p>
          </table:table-cell>
          <table:table-cell table:formula="of:=SQRT([.B906]*[.B906]+[.C906]*[.C906])" office:value-type="float" office:value="405.902859042604" calcext:value-type="float">
            <text:p>405.902859042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30 UTC</text:p>
          </table:table-cell>
          <table:table-cell office:value-type="float" office:value="405.716" calcext:value-type="float">
            <text:p>405.716</text:p>
          </table:table-cell>
          <table:table-cell office:value-type="float" office:value="12.5243" calcext:value-type="float">
            <text:p>12.5243</text:p>
          </table:table-cell>
          <table:table-cell table:formula="of:=SQRT([.B907]*[.B907]+[.C907]*[.C907])" office:value-type="float" office:value="405.909264179188" calcext:value-type="float">
            <text:p>405.909264179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35 UTC</text:p>
          </table:table-cell>
          <table:table-cell office:value-type="float" office:value="405.72" calcext:value-type="float">
            <text:p>405.72</text:p>
          </table:table-cell>
          <table:table-cell office:value-type="float" office:value="12.57" calcext:value-type="float">
            <text:p>12.57</text:p>
          </table:table-cell>
          <table:table-cell table:formula="of:=SQRT([.B908]*[.B908]+[.C908]*[.C908])" office:value-type="float" office:value="405.914674901019" calcext:value-type="float">
            <text:p>405.914674901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40 UTC</text:p>
          </table:table-cell>
          <table:table-cell office:value-type="float" office:value="405.725" calcext:value-type="float">
            <text:p>405.725</text:p>
          </table:table-cell>
          <table:table-cell office:value-type="float" office:value="12.6156" calcext:value-type="float">
            <text:p>12.6156</text:p>
          </table:table-cell>
          <table:table-cell table:formula="of:=SQRT([.B909]*[.B909]+[.C909]*[.C909])" office:value-type="float" office:value="405.921087144238" calcext:value-type="float">
            <text:p>405.921087144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45 UTC</text:p>
          </table:table-cell>
          <table:table-cell office:value-type="float" office:value="405.729" calcext:value-type="float">
            <text:p>405.729</text:p>
          </table:table-cell>
          <table:table-cell office:value-type="float" office:value="12.6612" calcext:value-type="float">
            <text:p>12.6612</text:p>
          </table:table-cell>
          <table:table-cell table:formula="of:=SQRT([.B910]*[.B910]+[.C910]*[.C910])" office:value-type="float" office:value="405.926504956796" calcext:value-type="float">
            <text:p>405.926504956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50 UTC</text:p>
          </table:table-cell>
          <table:table-cell office:value-type="float" office:value="405.734" calcext:value-type="float">
            <text:p>405.734</text:p>
          </table:table-cell>
          <table:table-cell office:value-type="float" office:value="12.7068" calcext:value-type="float">
            <text:p>12.7068</text:p>
          </table:table-cell>
          <table:table-cell table:formula="of:=SQRT([.B911]*[.B911]+[.C911]*[.C911])" office:value-type="float" office:value="405.932927368845" calcext:value-type="float">
            <text:p>405.932927368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5:55 UTC</text:p>
          </table:table-cell>
          <table:table-cell office:value-type="float" office:value="405.738" calcext:value-type="float">
            <text:p>405.738</text:p>
          </table:table-cell>
          <table:table-cell office:value-type="float" office:value="12.7523" calcext:value-type="float">
            <text:p>12.7523</text:p>
          </table:table-cell>
          <table:table-cell table:formula="of:=SQRT([.B912]*[.B912]+[.C912]*[.C912])" office:value-type="float" office:value="405.938352215321" calcext:value-type="float">
            <text:p>405.938352215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3]*[.B913]+[.C913]*[.C9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4]*[.B914]+[.C914]*[.C9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5]*[.B915]+[.C915]*[.C9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6]*[.B916]+[.C916]*[.C9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7]*[.B917]+[.C917]*[.C9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8]*[.B918]+[.C918]*[.C9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19]*[.B919]+[.C919]*[.C9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0]*[.B920]+[.C920]*[.C9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1]*[.B921]+[.C921]*[.C9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2]*[.B922]+[.C922]*[.C9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3]*[.B923]+[.C923]*[.C9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4]*[.B924]+[.C924]*[.C9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5]*[.B925]+[.C925]*[.C9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6]*[.B926]+[.C926]*[.C9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7]*[.B927]+[.C927]*[.C9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8]*[.B928]+[.C928]*[.C9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29]*[.B929]+[.C929]*[.C9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0]*[.B930]+[.C930]*[.C9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1]*[.B931]+[.C931]*[.C9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2]*[.B932]+[.C932]*[.C9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3]*[.B933]+[.C933]*[.C9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4]*[.B934]+[.C934]*[.C9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5]*[.B935]+[.C935]*[.C9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6]*[.B936]+[.C936]*[.C9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37]*[.B937]+[.C937]*[.C9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05 UTC</text:p>
          </table:table-cell>
          <table:table-cell office:value-type="float" office:value="407.132" calcext:value-type="float">
            <text:p>407.132</text:p>
          </table:table-cell>
          <table:table-cell office:value-type="float" office:value="13.4111" calcext:value-type="float">
            <text:p>13.4111</text:p>
          </table:table-cell>
          <table:table-cell table:formula="of:=SQRT([.B938]*[.B938]+[.C938]*[.C938])" office:value-type="float" office:value="407.352823762411" calcext:value-type="float">
            <text:p>407.352823762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10 UTC</text:p>
          </table:table-cell>
          <table:table-cell office:value-type="float" office:value="407.213" calcext:value-type="float">
            <text:p>407.213</text:p>
          </table:table-cell>
          <table:table-cell office:value-type="float" office:value="13.5597" calcext:value-type="float">
            <text:p>13.5597</text:p>
          </table:table-cell>
          <table:table-cell table:formula="of:=SQRT([.B939]*[.B939]+[.C939]*[.C939])" office:value-type="float" office:value="407.438698251762" calcext:value-type="float">
            <text:p>407.438698251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15 UTC</text:p>
          </table:table-cell>
          <table:table-cell office:value-type="float" office:value="407.293" calcext:value-type="float">
            <text:p>407.293</text:p>
          </table:table-cell>
          <table:table-cell office:value-type="float" office:value="13.7082" calcext:value-type="float">
            <text:p>13.7082</text:p>
          </table:table-cell>
          <table:table-cell table:formula="of:=SQRT([.B940]*[.B940]+[.C940]*[.C940])" office:value-type="float" office:value="407.523622132804" calcext:value-type="float">
            <text:p>407.523622132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20 UTC</text:p>
          </table:table-cell>
          <table:table-cell office:value-type="float" office:value="407.373" calcext:value-type="float">
            <text:p>407.373</text:p>
          </table:table-cell>
          <table:table-cell office:value-type="float" office:value="13.8566" calcext:value-type="float">
            <text:p>13.8566</text:p>
          </table:table-cell>
          <table:table-cell table:formula="of:=SQRT([.B941]*[.B941]+[.C941]*[.C941])" office:value-type="float" office:value="407.608594723615" calcext:value-type="float">
            <text:p>407.608594723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25 UTC</text:p>
          </table:table-cell>
          <table:table-cell office:value-type="float" office:value="407.453" calcext:value-type="float">
            <text:p>407.453</text:p>
          </table:table-cell>
          <table:table-cell office:value-type="float" office:value="14.0049" calcext:value-type="float">
            <text:p>14.0049</text:p>
          </table:table-cell>
          <table:table-cell table:formula="of:=SQRT([.B942]*[.B942]+[.C942]*[.C942])" office:value-type="float" office:value="407.693615884539" calcext:value-type="float">
            <text:p>407.693615884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30 UTC</text:p>
          </table:table-cell>
          <table:table-cell office:value-type="float" office:value="407.533" calcext:value-type="float">
            <text:p>407.533</text:p>
          </table:table-cell>
          <table:table-cell office:value-type="float" office:value="14.1532" calcext:value-type="float">
            <text:p>14.1532</text:p>
          </table:table-cell>
          <table:table-cell table:formula="of:=SQRT([.B943]*[.B943]+[.C943]*[.C943])" office:value-type="float" office:value="407.778688946885" calcext:value-type="float">
            <text:p>407.778688946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35 UTC</text:p>
          </table:table-cell>
          <table:table-cell office:value-type="float" office:value="407.612" calcext:value-type="float">
            <text:p>407.612</text:p>
          </table:table-cell>
          <table:table-cell office:value-type="float" office:value="14.3014" calcext:value-type="float">
            <text:p>14.3014</text:p>
          </table:table-cell>
          <table:table-cell table:formula="of:=SQRT([.B944]*[.B944]+[.C944]*[.C944])" office:value-type="float" office:value="407.862810986685" calcext:value-type="float">
            <text:p>407.862810986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40 UTC</text:p>
          </table:table-cell>
          <table:table-cell office:value-type="float" office:value="407.691" calcext:value-type="float">
            <text:p>407.691</text:p>
          </table:table-cell>
          <table:table-cell office:value-type="float" office:value="14.4495" calcext:value-type="float">
            <text:p>14.4495</text:p>
          </table:table-cell>
          <table:table-cell table:formula="of:=SQRT([.B945]*[.B945]+[.C945]*[.C945])" office:value-type="float" office:value="407.946981274834" calcext:value-type="float">
            <text:p>407.946981274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45 UTC</text:p>
          </table:table-cell>
          <table:table-cell office:value-type="float" office:value="407.77" calcext:value-type="float">
            <text:p>407.77</text:p>
          </table:table-cell>
          <table:table-cell office:value-type="float" office:value="14.5975" calcext:value-type="float">
            <text:p>14.5975</text:p>
          </table:table-cell>
          <table:table-cell table:formula="of:=SQRT([.B946]*[.B946]+[.C946]*[.C946])" office:value-type="float" office:value="408.031199672586" calcext:value-type="float">
            <text:p>408.031199672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50 UTC</text:p>
          </table:table-cell>
          <table:table-cell office:value-type="float" office:value="407.849" calcext:value-type="float">
            <text:p>407.849</text:p>
          </table:table-cell>
          <table:table-cell office:value-type="float" office:value="14.7455" calcext:value-type="float">
            <text:p>14.7455</text:p>
          </table:table-cell>
          <table:table-cell table:formula="of:=SQRT([.B947]*[.B947]+[.C947]*[.C947])" office:value-type="float" office:value="408.115469654423" calcext:value-type="float">
            <text:p>408.115469654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8:55 UTC</text:p>
          </table:table-cell>
          <table:table-cell office:value-type="float" office:value="407.928" calcext:value-type="float">
            <text:p>407.928</text:p>
          </table:table-cell>
          <table:table-cell office:value-type="float" office:value="14.8933" calcext:value-type="float">
            <text:p>14.8933</text:p>
          </table:table-cell>
          <table:table-cell table:formula="of:=SQRT([.B948]*[.B948]+[.C948]*[.C948])" office:value-type="float" office:value="408.199783891283" calcext:value-type="float">
            <text:p>408.199783891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49]*[.B949]+[.C949]*[.C9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0]*[.B950]+[.C950]*[.C9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1]*[.B951]+[.C951]*[.C9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2]*[.B952]+[.C952]*[.C9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3]*[.B953]+[.C953]*[.C9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4]*[.B954]+[.C954]*[.C9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5]*[.B955]+[.C955]*[.C9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6]*[.B956]+[.C956]*[.C9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7]*[.B957]+[.C957]*[.C9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8]*[.B958]+[.C958]*[.C9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59]*[.B959]+[.C959]*[.C9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1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0]*[.B960]+[.C960]*[.C9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1]*[.B961]+[.C961]*[.C9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2]*[.B962]+[.C962]*[.C9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3]*[.B963]+[.C963]*[.C9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4]*[.B964]+[.C964]*[.C9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5]*[.B965]+[.C965]*[.C9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6]*[.B966]+[.C966]*[.C9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7]*[.B967]+[.C967]*[.C9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8]*[.B968]+[.C968]*[.C9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69]*[.B969]+[.C969]*[.C9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70]*[.B970]+[.C970]*[.C9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71]*[.B971]+[.C971]*[.C9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72]*[.B972]+[.C972]*[.C9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73]*[.B973]+[.C973]*[.C9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05 UTC</text:p>
          </table:table-cell>
          <table:table-cell office:value-type="float" office:value="406.187" calcext:value-type="float">
            <text:p>406.187</text:p>
          </table:table-cell>
          <table:table-cell office:value-type="float" office:value="17.0187" calcext:value-type="float">
            <text:p>17.0187</text:p>
          </table:table-cell>
          <table:table-cell table:formula="of:=SQRT([.B974]*[.B974]+[.C974]*[.C974])" office:value-type="float" office:value="406.543374215704" calcext:value-type="float">
            <text:p>406.543374215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10 UTC</text:p>
          </table:table-cell>
          <table:table-cell office:value-type="float" office:value="406.191" calcext:value-type="float">
            <text:p>406.191</text:p>
          </table:table-cell>
          <table:table-cell office:value-type="float" office:value="17.0651" calcext:value-type="float">
            <text:p>17.0651</text:p>
          </table:table-cell>
          <table:table-cell table:formula="of:=SQRT([.B975]*[.B975]+[.C975]*[.C975])" office:value-type="float" office:value="406.549315728129" calcext:value-type="float">
            <text:p>406.549315728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15 UTC</text:p>
          </table:table-cell>
          <table:table-cell office:value-type="float" office:value="406.195" calcext:value-type="float">
            <text:p>406.195</text:p>
          </table:table-cell>
          <table:table-cell office:value-type="float" office:value="17.1116" calcext:value-type="float">
            <text:p>17.1116</text:p>
          </table:table-cell>
          <table:table-cell table:formula="of:=SQRT([.B976]*[.B976]+[.C976]*[.C976])" office:value-type="float" office:value="406.555266697604" calcext:value-type="float">
            <text:p>406.555266697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20 UTC</text:p>
          </table:table-cell>
          <table:table-cell office:value-type="float" office:value="406.199" calcext:value-type="float">
            <text:p>406.199</text:p>
          </table:table-cell>
          <table:table-cell office:value-type="float" office:value="17.158" calcext:value-type="float">
            <text:p>17.158</text:p>
          </table:table-cell>
          <table:table-cell table:formula="of:=SQRT([.B977]*[.B977]+[.C977]*[.C977])" office:value-type="float" office:value="406.561218717428" calcext:value-type="float">
            <text:p>406.561218717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25 UTC</text:p>
          </table:table-cell>
          <table:table-cell office:value-type="float" office:value="406.203" calcext:value-type="float">
            <text:p>406.203</text:p>
          </table:table-cell>
          <table:table-cell office:value-type="float" office:value="17.2044" calcext:value-type="float">
            <text:p>17.2044</text:p>
          </table:table-cell>
          <table:table-cell table:formula="of:=SQRT([.B978]*[.B978]+[.C978]*[.C978])" office:value-type="float" office:value="406.567175984929" calcext:value-type="float">
            <text:p>406.567175984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30 UTC</text:p>
          </table:table-cell>
          <table:table-cell office:value-type="float" office:value="406.207" calcext:value-type="float">
            <text:p>406.207</text:p>
          </table:table-cell>
          <table:table-cell office:value-type="float" office:value="17.2508" calcext:value-type="float">
            <text:p>17.2508</text:p>
          </table:table-cell>
          <table:table-cell table:formula="of:=SQRT([.B979]*[.B979]+[.C979]*[.C979])" office:value-type="float" office:value="406.573138499877" calcext:value-type="float">
            <text:p>406.573138499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35 UTC</text:p>
          </table:table-cell>
          <table:table-cell office:value-type="float" office:value="406.211" calcext:value-type="float">
            <text:p>406.211</text:p>
          </table:table-cell>
          <table:table-cell office:value-type="float" office:value="17.2972" calcext:value-type="float">
            <text:p>17.2972</text:p>
          </table:table-cell>
          <table:table-cell table:formula="of:=SQRT([.B980]*[.B980]+[.C980]*[.C980])" office:value-type="float" office:value="406.579106262041" calcext:value-type="float">
            <text:p>406.579106262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40 UTC</text:p>
          </table:table-cell>
          <table:table-cell office:value-type="float" office:value="406.215" calcext:value-type="float">
            <text:p>406.215</text:p>
          </table:table-cell>
          <table:table-cell office:value-type="float" office:value="17.3436" calcext:value-type="float">
            <text:p>17.3436</text:p>
          </table:table-cell>
          <table:table-cell table:formula="of:=SQRT([.B981]*[.B981]+[.C981]*[.C981])" office:value-type="float" office:value="406.58507927119" calcext:value-type="float">
            <text:p>406.58507927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45 UTC</text:p>
          </table:table-cell>
          <table:table-cell office:value-type="float" office:value="406.218" calcext:value-type="float">
            <text:p>406.218</text:p>
          </table:table-cell>
          <table:table-cell office:value-type="float" office:value="17.3899" calcext:value-type="float">
            <text:p>17.3899</text:p>
          </table:table-cell>
          <table:table-cell table:formula="of:=SQRT([.B982]*[.B982]+[.C982]*[.C982])" office:value-type="float" office:value="406.590054165138" calcext:value-type="float">
            <text:p>406.590054165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50 UTC</text:p>
          </table:table-cell>
          <table:table-cell office:value-type="float" office:value="406.222" calcext:value-type="float">
            <text:p>406.222</text:p>
          </table:table-cell>
          <table:table-cell office:value-type="float" office:value="17.4363" calcext:value-type="float">
            <text:p>17.4363</text:p>
          </table:table-cell>
          <table:table-cell table:formula="of:=SQRT([.B983]*[.B983]+[.C983]*[.C983])" office:value-type="float" office:value="406.596037661079" calcext:value-type="float">
            <text:p>406.596037661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1:55 UTC</text:p>
          </table:table-cell>
          <table:table-cell office:value-type="float" office:value="406.226" calcext:value-type="float">
            <text:p>406.226</text:p>
          </table:table-cell>
          <table:table-cell office:value-type="float" office:value="17.4827" calcext:value-type="float">
            <text:p>17.4827</text:p>
          </table:table-cell>
          <table:table-cell table:formula="of:=SQRT([.B984]*[.B984]+[.C984]*[.C984])" office:value-type="float" office:value="406.602026403325" calcext:value-type="float">
            <text:p>406.602026403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5]*[.B985]+[.C985]*[.C9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6]*[.B986]+[.C986]*[.C9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7]*[.B987]+[.C987]*[.C9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8]*[.B988]+[.C988]*[.C9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89]*[.B989]+[.C989]*[.C9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0]*[.B990]+[.C990]*[.C9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1]*[.B991]+[.C991]*[.C9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2]*[.B992]+[.C992]*[.C9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3]*[.B993]+[.C993]*[.C9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4]*[.B994]+[.C994]*[.C9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5]*[.B995]+[.C995]*[.C9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6]*[.B996]+[.C996]*[.C9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7]*[.B997]+[.C997]*[.C9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8]*[.B998]+[.C998]*[.C9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999]*[.B999]+[.C999]*[.C9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0]*[.B1000]+[.C1000]*[.C10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1]*[.B1001]+[.C1001]*[.C10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2]*[.B1002]+[.C1002]*[.C10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3]*[.B1003]+[.C1003]*[.C10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4]*[.B1004]+[.C1004]*[.C10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5]*[.B1005]+[.C1005]*[.C10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6]*[.B1006]+[.C1006]*[.C10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7]*[.B1007]+[.C1007]*[.C10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8]*[.B1008]+[.C1008]*[.C10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09]*[.B1009]+[.C1009]*[.C10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05 UTC</text:p>
          </table:table-cell>
          <table:table-cell office:value-type="float" office:value="405.761" calcext:value-type="float">
            <text:p>405.761</text:p>
          </table:table-cell>
          <table:table-cell office:value-type="float" office:value="12.777" calcext:value-type="float">
            <text:p>12.777</text:p>
          </table:table-cell>
          <table:table-cell table:formula="of:=SQRT([.B1010]*[.B1010]+[.C1010]*[.C1010])" office:value-type="float" office:value="405.962117506055" calcext:value-type="float">
            <text:p>405.962117506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10 UTC</text:p>
          </table:table-cell>
          <table:table-cell office:value-type="float" office:value="405.766" calcext:value-type="float">
            <text:p>405.766</text:p>
          </table:table-cell>
          <table:table-cell office:value-type="float" office:value="12.823" calcext:value-type="float">
            <text:p>12.823</text:p>
          </table:table-cell>
          <table:table-cell table:formula="of:=SQRT([.B1011]*[.B1011]+[.C1011]*[.C1011])" office:value-type="float" office:value="405.968565390228" calcext:value-type="float">
            <text:p>405.968565390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15 UTC</text:p>
          </table:table-cell>
          <table:table-cell office:value-type="float" office:value="405.771" calcext:value-type="float">
            <text:p>405.771</text:p>
          </table:table-cell>
          <table:table-cell office:value-type="float" office:value="12.8691" calcext:value-type="float">
            <text:p>12.8691</text:p>
          </table:table-cell>
          <table:table-cell table:formula="of:=SQRT([.B1012]*[.B1012]+[.C1012]*[.C1012])" office:value-type="float" office:value="405.975021615629" calcext:value-type="float">
            <text:p>405.975021615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20 UTC</text:p>
          </table:table-cell>
          <table:table-cell office:value-type="float" office:value="405.776" calcext:value-type="float">
            <text:p>405.776</text:p>
          </table:table-cell>
          <table:table-cell office:value-type="float" office:value="12.9151" calcext:value-type="float">
            <text:p>12.9151</text:p>
          </table:table-cell>
          <table:table-cell table:formula="of:=SQRT([.B1013]*[.B1013]+[.C1013]*[.C1013])" office:value-type="float" office:value="405.981479853466" calcext:value-type="float">
            <text:p>405.981479853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25 UTC</text:p>
          </table:table-cell>
          <table:table-cell office:value-type="float" office:value="405.781" calcext:value-type="float">
            <text:p>405.781</text:p>
          </table:table-cell>
          <table:table-cell office:value-type="float" office:value="12.961" calcext:value-type="float">
            <text:p>12.961</text:p>
          </table:table-cell>
          <table:table-cell table:formula="of:=SQRT([.B1014]*[.B1014]+[.C1014]*[.C1014])" office:value-type="float" office:value="405.987940069653" calcext:value-type="float">
            <text:p>405.987940069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30 UTC</text:p>
          </table:table-cell>
          <table:table-cell office:value-type="float" office:value="405.786" calcext:value-type="float">
            <text:p>405.786</text:p>
          </table:table-cell>
          <table:table-cell office:value-type="float" office:value="13.0069" calcext:value-type="float">
            <text:p>13.0069</text:p>
          </table:table-cell>
          <table:table-cell table:formula="of:=SQRT([.B1015]*[.B1015]+[.C1015]*[.C1015])" office:value-type="float" office:value="405.99440543388" calcext:value-type="float">
            <text:p>405.99440543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35 UTC</text:p>
          </table:table-cell>
          <table:table-cell office:value-type="float" office:value="405.791" calcext:value-type="float">
            <text:p>405.791</text:p>
          </table:table-cell>
          <table:table-cell office:value-type="float" office:value="13.0528" calcext:value-type="float">
            <text:p>13.0528</text:p>
          </table:table-cell>
          <table:table-cell table:formula="of:=SQRT([.B1016]*[.B1016]+[.C1016]*[.C1016])" office:value-type="float" office:value="406.000875945902" calcext:value-type="float">
            <text:p>406.000875945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40 UTC</text:p>
          </table:table-cell>
          <table:table-cell office:value-type="float" office:value="405.796" calcext:value-type="float">
            <text:p>405.796</text:p>
          </table:table-cell>
          <table:table-cell office:value-type="float" office:value="13.0986" calcext:value-type="float">
            <text:p>13.0986</text:p>
          </table:table-cell>
          <table:table-cell table:formula="of:=SQRT([.B1017]*[.B1017]+[.C1017]*[.C1017])" office:value-type="float" office:value="406.007348379263" calcext:value-type="float">
            <text:p>406.007348379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45 UTC</text:p>
          </table:table-cell>
          <table:table-cell office:value-type="float" office:value="405.8" calcext:value-type="float">
            <text:p>405.8</text:p>
          </table:table-cell>
          <table:table-cell office:value-type="float" office:value="13.1444" calcext:value-type="float">
            <text:p>13.1444</text:p>
          </table:table-cell>
          <table:table-cell table:formula="of:=SQRT([.B1018]*[.B1018]+[.C1018]*[.C1018])" office:value-type="float" office:value="406.012826461628" calcext:value-type="float">
            <text:p>406.012826461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50 UTC</text:p>
          </table:table-cell>
          <table:table-cell office:value-type="float" office:value="405.805" calcext:value-type="float">
            <text:p>405.805</text:p>
          </table:table-cell>
          <table:table-cell office:value-type="float" office:value="13.1902" calcext:value-type="float">
            <text:p>13.1902</text:p>
          </table:table-cell>
          <table:table-cell table:formula="of:=SQRT([.B1019]*[.B1019]+[.C1019]*[.C1019])" office:value-type="float" office:value="406.019309148026" calcext:value-type="float">
            <text:p>406.019309148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4:55 UTC</text:p>
          </table:table-cell>
          <table:table-cell office:value-type="float" office:value="405.81" calcext:value-type="float">
            <text:p>405.81</text:p>
          </table:table-cell>
          <table:table-cell office:value-type="float" office:value="13.2359" calcext:value-type="float">
            <text:p>13.2359</text:p>
          </table:table-cell>
          <table:table-cell table:formula="of:=SQRT([.B1020]*[.B1020]+[.C1020]*[.C1020])" office:value-type="float" office:value="406.025793698886" calcext:value-type="float">
            <text:p>406.025793698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1]*[.B1021]+[.C1021]*[.C10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2]*[.B1022]+[.C1022]*[.C10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3]*[.B1023]+[.C1023]*[.C10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4]*[.B1024]+[.C1024]*[.C10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5]*[.B1025]+[.C1025]*[.C10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6]*[.B1026]+[.C1026]*[.C10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7]*[.B1027]+[.C1027]*[.C10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8]*[.B1028]+[.C1028]*[.C10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29]*[.B1029]+[.C1029]*[.C10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0]*[.B1030]+[.C1030]*[.C10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1]*[.B1031]+[.C1031]*[.C10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2]*[.B1032]+[.C1032]*[.C10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3]*[.B1033]+[.C1033]*[.C10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4]*[.B1034]+[.C1034]*[.C10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5]*[.B1035]+[.C1035]*[.C10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6]*[.B1036]+[.C1036]*[.C10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7]*[.B1037]+[.C1037]*[.C10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8]*[.B1038]+[.C1038]*[.C10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39]*[.B1039]+[.C1039]*[.C10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0]*[.B1040]+[.C1040]*[.C10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1]*[.B1041]+[.C1041]*[.C10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2]*[.B1042]+[.C1042]*[.C10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3]*[.B1043]+[.C1043]*[.C10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4]*[.B1044]+[.C1044]*[.C10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45]*[.B1045]+[.C1045]*[.C10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05 UTC</text:p>
          </table:table-cell>
          <table:table-cell office:value-type="float" office:value="408.753" calcext:value-type="float">
            <text:p>408.753</text:p>
          </table:table-cell>
          <table:table-cell office:value-type="float" office:value="16.4149" calcext:value-type="float">
            <text:p>16.4149</text:p>
          </table:table-cell>
          <table:table-cell table:formula="of:=SQRT([.B1046]*[.B1046]+[.C1046]*[.C1046])" office:value-type="float" office:value="409.082465954005" calcext:value-type="float">
            <text:p>409.082465954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10 UTC</text:p>
          </table:table-cell>
          <table:table-cell office:value-type="float" office:value="408.831" calcext:value-type="float">
            <text:p>408.831</text:p>
          </table:table-cell>
          <table:table-cell office:value-type="float" office:value="16.5637" calcext:value-type="float">
            <text:p>16.5637</text:p>
          </table:table-cell>
          <table:table-cell table:formula="of:=SQRT([.B1047]*[.B1047]+[.C1047]*[.C1047])" office:value-type="float" office:value="409.166399791931" calcext:value-type="float">
            <text:p>409.16639979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15 UTC</text:p>
          </table:table-cell>
          <table:table-cell office:value-type="float" office:value="408.909" calcext:value-type="float">
            <text:p>408.909</text:p>
          </table:table-cell>
          <table:table-cell office:value-type="float" office:value="16.7124" calcext:value-type="float">
            <text:p>16.7124</text:p>
          </table:table-cell>
          <table:table-cell table:formula="of:=SQRT([.B1048]*[.B1048]+[.C1048]*[.C1048])" office:value-type="float" office:value="409.25038130069" calcext:value-type="float">
            <text:p>409.25038130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20 UTC</text:p>
          </table:table-cell>
          <table:table-cell office:value-type="float" office:value="408.987" calcext:value-type="float">
            <text:p>408.987</text:p>
          </table:table-cell>
          <table:table-cell office:value-type="float" office:value="16.8611" calcext:value-type="float">
            <text:p>16.8611</text:p>
          </table:table-cell>
          <table:table-cell table:formula="of:=SQRT([.B1049]*[.B1049]+[.C1049]*[.C1049])" office:value-type="float" office:value="409.334414461098" calcext:value-type="float">
            <text:p>409.334414461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25 UTC</text:p>
          </table:table-cell>
          <table:table-cell office:value-type="float" office:value="409.065" calcext:value-type="float">
            <text:p>409.065</text:p>
          </table:table-cell>
          <table:table-cell office:value-type="float" office:value="17.0098" calcext:value-type="float">
            <text:p>17.0098</text:p>
          </table:table-cell>
          <table:table-cell table:formula="of:=SQRT([.B1050]*[.B1050]+[.C1050]*[.C1050])" office:value-type="float" office:value="409.418499241351" calcext:value-type="float">
            <text:p>409.418499241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30 UTC</text:p>
          </table:table-cell>
          <table:table-cell office:value-type="float" office:value="409.142" calcext:value-type="float">
            <text:p>409.142</text:p>
          </table:table-cell>
          <table:table-cell office:value-type="float" office:value="17.1584" calcext:value-type="float">
            <text:p>17.1584</text:p>
          </table:table-cell>
          <table:table-cell table:formula="of:=SQRT([.B1051]*[.B1051]+[.C1051]*[.C1051])" office:value-type="float" office:value="409.501632297797" calcext:value-type="float">
            <text:p>409.501632297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35 UTC</text:p>
          </table:table-cell>
          <table:table-cell office:value-type="float" office:value="409.219" calcext:value-type="float">
            <text:p>409.219</text:p>
          </table:table-cell>
          <table:table-cell office:value-type="float" office:value="17.3069" calcext:value-type="float">
            <text:p>17.3069</text:p>
          </table:table-cell>
          <table:table-cell table:formula="of:=SQRT([.B1052]*[.B1052]+[.C1052]*[.C1052])" office:value-type="float" office:value="409.584812643987" calcext:value-type="float">
            <text:p>409.584812643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40 UTC</text:p>
          </table:table-cell>
          <table:table-cell office:value-type="float" office:value="409.296" calcext:value-type="float">
            <text:p>409.296</text:p>
          </table:table-cell>
          <table:table-cell office:value-type="float" office:value="17.4554" calcext:value-type="float">
            <text:p>17.4554</text:p>
          </table:table-cell>
          <table:table-cell table:formula="of:=SQRT([.B1053]*[.B1053]+[.C1053]*[.C1053])" office:value-type="float" office:value="409.668044403222" calcext:value-type="float">
            <text:p>409.668044403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45 UTC</text:p>
          </table:table-cell>
          <table:table-cell office:value-type="float" office:value="409.373" calcext:value-type="float">
            <text:p>409.373</text:p>
          </table:table-cell>
          <table:table-cell office:value-type="float" office:value="17.6038" calcext:value-type="float">
            <text:p>17.6038</text:p>
          </table:table-cell>
          <table:table-cell table:formula="of:=SQRT([.B1054]*[.B1054]+[.C1054]*[.C1054])" office:value-type="float" office:value="409.751323247943" calcext:value-type="float">
            <text:p>409.751323247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50 UTC</text:p>
          </table:table-cell>
          <table:table-cell office:value-type="float" office:value="409.45" calcext:value-type="float">
            <text:p>409.45</text:p>
          </table:table-cell>
          <table:table-cell office:value-type="float" office:value="17.7523" calcext:value-type="float">
            <text:p>17.7523</text:p>
          </table:table-cell>
          <table:table-cell table:formula="of:=SQRT([.B1055]*[.B1055]+[.C1055]*[.C1055])" office:value-type="float" office:value="409.834657703921" calcext:value-type="float">
            <text:p>409.834657703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7:55 UTC</text:p>
          </table:table-cell>
          <table:table-cell office:value-type="float" office:value="409.527" calcext:value-type="float">
            <text:p>409.527</text:p>
          </table:table-cell>
          <table:table-cell office:value-type="float" office:value="17.9006" calcext:value-type="float">
            <text:p>17.9006</text:p>
          </table:table-cell>
          <table:table-cell table:formula="of:=SQRT([.B1056]*[.B1056]+[.C1056]*[.C1056])" office:value-type="float" office:value="409.918034745192" calcext:value-type="float">
            <text:p>409.918034745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57]*[.B1057]+[.C1057]*[.C10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58]*[.B1058]+[.C1058]*[.C10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59]*[.B1059]+[.C1059]*[.C10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0]*[.B1060]+[.C1060]*[.C10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1]*[.B1061]+[.C1061]*[.C10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2]*[.B1062]+[.C1062]*[.C10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3]*[.B1063]+[.C1063]*[.C10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4]*[.B1064]+[.C1064]*[.C10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5]*[.B1065]+[.C1065]*[.C10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6]*[.B1066]+[.C1066]*[.C10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7]*[.B1067]+[.C1067]*[.C10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8]*[.B1068]+[.C1068]*[.C10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69]*[.B1069]+[.C1069]*[.C10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0]*[.B1070]+[.C1070]*[.C10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1]*[.B1071]+[.C1071]*[.C10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2]*[.B1072]+[.C1072]*[.C10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3]*[.B1073]+[.C1073]*[.C10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4]*[.B1074]+[.C1074]*[.C10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5]*[.B1075]+[.C1075]*[.C10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6]*[.B1076]+[.C1076]*[.C10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7]*[.B1077]+[.C1077]*[.C10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8]*[.B1078]+[.C1078]*[.C10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79]*[.B1079]+[.C1079]*[.C10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2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0]*[.B1080]+[.C1080]*[.C10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1]*[.B1081]+[.C1081]*[.C10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2]*[.B1082]+[.C1082]*[.C10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3]*[.B1083]+[.C1083]*[.C10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4]*[.B1084]+[.C1084]*[.C10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5]*[.B1085]+[.C1085]*[.C10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6]*[.B1086]+[.C1086]*[.C10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7]*[.B1087]+[.C1087]*[.C10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8]*[.B1088]+[.C1088]*[.C10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89]*[.B1089]+[.C1089]*[.C10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0]*[.B1090]+[.C1090]*[.C10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1]*[.B1091]+[.C1091]*[.C10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2]*[.B1092]+[.C1092]*[.C10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3]*[.B1093]+[.C1093]*[.C10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4]*[.B1094]+[.C1094]*[.C10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5]*[.B1095]+[.C1095]*[.C10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6]*[.B1096]+[.C1096]*[.C10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7]*[.B1097]+[.C1097]*[.C10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8]*[.B1098]+[.C1098]*[.C10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099]*[.B1099]+[.C1099]*[.C10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0]*[.B1100]+[.C1100]*[.C11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1]*[.B1101]+[.C1101]*[.C11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2]*[.B1102]+[.C1102]*[.C11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3]*[.B1103]+[.C1103]*[.C11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4]*[.B1104]+[.C1104]*[.C11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5]*[.B1105]+[.C1105]*[.C11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6]*[.B1106]+[.C1106]*[.C11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7]*[.B1107]+[.C1107]*[.C11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8]*[.B1108]+[.C1108]*[.C11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09]*[.B1109]+[.C1109]*[.C11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0]*[.B1110]+[.C1110]*[.C11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1]*[.B1111]+[.C1111]*[.C11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2]*[.B1112]+[.C1112]*[.C11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3]*[.B1113]+[.C1113]*[.C11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4]*[.B1114]+[.C1114]*[.C11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5]*[.B1115]+[.C1115]*[.C11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6]*[.B1116]+[.C1116]*[.C11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17]*[.B1117]+[.C1117]*[.C11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05 UTC</text:p>
          </table:table-cell>
          <table:table-cell office:value-type="float" office:value="408.488" calcext:value-type="float">
            <text:p>408.488</text:p>
          </table:table-cell>
          <table:table-cell office:value-type="float" office:value="12.5885" calcext:value-type="float">
            <text:p>12.5885</text:p>
          </table:table-cell>
          <table:table-cell table:formula="of:=SQRT([.B1118]*[.B1118]+[.C1118]*[.C1118])" office:value-type="float" office:value="408.681925800799" calcext:value-type="float">
            <text:p>408.681925800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10 UTC</text:p>
          </table:table-cell>
          <table:table-cell office:value-type="float" office:value="408.784" calcext:value-type="float">
            <text:p>408.784</text:p>
          </table:table-cell>
          <table:table-cell office:value-type="float" office:value="12.8047" calcext:value-type="float">
            <text:p>12.8047</text:p>
          </table:table-cell>
          <table:table-cell table:formula="of:=SQRT([.B1119]*[.B1119]+[.C1119]*[.C1119])" office:value-type="float" office:value="408.984497258869" calcext:value-type="float">
            <text:p>408.984497258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15 UTC</text:p>
          </table:table-cell>
          <table:table-cell office:value-type="float" office:value="409.081" calcext:value-type="float">
            <text:p>409.081</text:p>
          </table:table-cell>
          <table:table-cell office:value-type="float" office:value="13.0209" calcext:value-type="float">
            <text:p>13.0209</text:p>
          </table:table-cell>
          <table:table-cell table:formula="of:=SQRT([.B1120]*[.B1120]+[.C1120]*[.C1120])" office:value-type="float" office:value="409.2881728047" calcext:value-type="float">
            <text:p>409.2881728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20 UTC</text:p>
          </table:table-cell>
          <table:table-cell office:value-type="float" office:value="409.376" calcext:value-type="float">
            <text:p>409.376</text:p>
          </table:table-cell>
          <table:table-cell office:value-type="float" office:value="13.237" calcext:value-type="float">
            <text:p>13.237</text:p>
          </table:table-cell>
          <table:table-cell table:formula="of:=SQRT([.B1121]*[.B1121]+[.C1121]*[.C1121])" office:value-type="float" office:value="409.589950493173" calcext:value-type="float">
            <text:p>409.589950493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25 UTC</text:p>
          </table:table-cell>
          <table:table-cell office:value-type="float" office:value="409.671" calcext:value-type="float">
            <text:p>409.671</text:p>
          </table:table-cell>
          <table:table-cell office:value-type="float" office:value="13.453" calcext:value-type="float">
            <text:p>13.453</text:p>
          </table:table-cell>
          <table:table-cell table:formula="of:=SQRT([.B1122]*[.B1122]+[.C1122]*[.C1122])" office:value-type="float" office:value="409.891828962228" calcext:value-type="float">
            <text:p>409.891828962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30 UTC</text:p>
          </table:table-cell>
          <table:table-cell office:value-type="float" office:value="409.965" calcext:value-type="float">
            <text:p>409.965</text:p>
          </table:table-cell>
          <table:table-cell office:value-type="float" office:value="13.669" calcext:value-type="float">
            <text:p>13.669</text:p>
          </table:table-cell>
          <table:table-cell table:formula="of:=SQRT([.B1123]*[.B1123]+[.C1123]*[.C1123])" office:value-type="float" office:value="410.192811719074" calcext:value-type="float">
            <text:p>410.192811719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35 UTC</text:p>
          </table:table-cell>
          <table:table-cell office:value-type="float" office:value="410.258" calcext:value-type="float">
            <text:p>410.258</text:p>
          </table:table-cell>
          <table:table-cell office:value-type="float" office:value="13.885" calcext:value-type="float">
            <text:p>13.885</text:p>
          </table:table-cell>
          <table:table-cell table:formula="of:=SQRT([.B1124]*[.B1124]+[.C1124]*[.C1124])" office:value-type="float" office:value="410.492898585347" calcext:value-type="float">
            <text:p>410.492898585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40 UTC</text:p>
          </table:table-cell>
          <table:table-cell office:value-type="float" office:value="410.551" calcext:value-type="float">
            <text:p>410.551</text:p>
          </table:table-cell>
          <table:table-cell office:value-type="float" office:value="14.1009" calcext:value-type="float">
            <text:p>14.1009</text:p>
          </table:table-cell>
          <table:table-cell table:formula="of:=SQRT([.B1125]*[.B1125]+[.C1125]*[.C1125])" office:value-type="float" office:value="410.793085362704" calcext:value-type="float">
            <text:p>410.793085362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45 UTC</text:p>
          </table:table-cell>
          <table:table-cell office:value-type="float" office:value="410.842" calcext:value-type="float">
            <text:p>410.842</text:p>
          </table:table-cell>
          <table:table-cell office:value-type="float" office:value="14.3167" calcext:value-type="float">
            <text:p>14.3167</text:p>
          </table:table-cell>
          <table:table-cell table:formula="of:=SQRT([.B1126]*[.B1126]+[.C1126]*[.C1126])" office:value-type="float" office:value="411.091372887938" calcext:value-type="float">
            <text:p>411.091372887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50 UTC</text:p>
          </table:table-cell>
          <table:table-cell office:value-type="float" office:value="411.133" calcext:value-type="float">
            <text:p>411.133</text:p>
          </table:table-cell>
          <table:table-cell office:value-type="float" office:value="14.5325" calcext:value-type="float">
            <text:p>14.5325</text:p>
          </table:table-cell>
          <table:table-cell table:formula="of:=SQRT([.B1127]*[.B1127]+[.C1127]*[.C1127])" office:value-type="float" office:value="411.389763175082" calcext:value-type="float">
            <text:p>411.389763175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3:55 UTC</text:p>
          </table:table-cell>
          <table:table-cell office:value-type="float" office:value="411.424" calcext:value-type="float">
            <text:p>411.424</text:p>
          </table:table-cell>
          <table:table-cell office:value-type="float" office:value="14.7483" calcext:value-type="float">
            <text:p>14.7483</text:p>
          </table:table-cell>
          <table:table-cell table:formula="of:=SQRT([.B1128]*[.B1128]+[.C1128]*[.C1128])" office:value-type="float" office:value="411.68825600069" calcext:value-type="float">
            <text:p>411.68825600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29]*[.B1129]+[.C1129]*[.C11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0]*[.B1130]+[.C1130]*[.C11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1]*[.B1131]+[.C1131]*[.C11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2]*[.B1132]+[.C1132]*[.C11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3]*[.B1133]+[.C1133]*[.C11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4]*[.B1134]+[.C1134]*[.C11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5]*[.B1135]+[.C1135]*[.C11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6]*[.B1136]+[.C1136]*[.C11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7]*[.B1137]+[.C1137]*[.C11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8]*[.B1138]+[.C1138]*[.C11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39]*[.B1139]+[.C1139]*[.C11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0]*[.B1140]+[.C1140]*[.C11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1]*[.B1141]+[.C1141]*[.C11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2]*[.B1142]+[.C1142]*[.C11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3]*[.B1143]+[.C1143]*[.C11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4]*[.B1144]+[.C1144]*[.C11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5]*[.B1145]+[.C1145]*[.C11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6]*[.B1146]+[.C1146]*[.C11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7]*[.B1147]+[.C1147]*[.C11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8]*[.B1148]+[.C1148]*[.C11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49]*[.B1149]+[.C1149]*[.C11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50]*[.B1150]+[.C1150]*[.C11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51]*[.B1151]+[.C1151]*[.C11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52]*[.B1152]+[.C1152]*[.C11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53]*[.B1153]+[.C1153]*[.C11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05 UTC</text:p>
          </table:table-cell>
          <table:table-cell office:value-type="float" office:value="405.921" calcext:value-type="float">
            <text:p>405.921</text:p>
          </table:table-cell>
          <table:table-cell office:value-type="float" office:value="14.1943" calcext:value-type="float">
            <text:p>14.1943</text:p>
          </table:table-cell>
          <table:table-cell table:formula="of:=SQRT([.B1154]*[.B1154]+[.C1154]*[.C1154])" office:value-type="float" office:value="406.169098274955" calcext:value-type="float">
            <text:p>406.169098274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10 UTC</text:p>
          </table:table-cell>
          <table:table-cell office:value-type="float" office:value="405.926" calcext:value-type="float">
            <text:p>405.926</text:p>
          </table:table-cell>
          <table:table-cell office:value-type="float" office:value="14.2405" calcext:value-type="float">
            <text:p>14.2405</text:p>
          </table:table-cell>
          <table:table-cell table:formula="of:=SQRT([.B1155]*[.B1155]+[.C1155]*[.C1155])" office:value-type="float" office:value="406.175712366274" calcext:value-type="float">
            <text:p>406.175712366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15 UTC</text:p>
          </table:table-cell>
          <table:table-cell office:value-type="float" office:value="405.93" calcext:value-type="float">
            <text:p>405.93</text:p>
          </table:table-cell>
          <table:table-cell office:value-type="float" office:value="14.2866" calcext:value-type="float">
            <text:p>14.2866</text:p>
          </table:table-cell>
          <table:table-cell table:formula="of:=SQRT([.B1156]*[.B1156]+[.C1156]*[.C1156])" office:value-type="float" office:value="406.181328767781" calcext:value-type="float">
            <text:p>406.181328767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20 UTC</text:p>
          </table:table-cell>
          <table:table-cell office:value-type="float" office:value="405.935" calcext:value-type="float">
            <text:p>405.935</text:p>
          </table:table-cell>
          <table:table-cell office:value-type="float" office:value="14.3328" calcext:value-type="float">
            <text:p>14.3328</text:p>
          </table:table-cell>
          <table:table-cell table:formula="of:=SQRT([.B1157]*[.B1157]+[.C1157]*[.C1157])" office:value-type="float" office:value="406.187953268976" calcext:value-type="float">
            <text:p>406.187953268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25 UTC</text:p>
          </table:table-cell>
          <table:table-cell office:value-type="float" office:value="405.94" calcext:value-type="float">
            <text:p>405.94</text:p>
          </table:table-cell>
          <table:table-cell office:value-type="float" office:value="14.3789" calcext:value-type="float">
            <text:p>14.3789</text:p>
          </table:table-cell>
          <table:table-cell table:formula="of:=SQRT([.B1158]*[.B1158]+[.C1158]*[.C1158])" office:value-type="float" office:value="406.194579438488" calcext:value-type="float">
            <text:p>406.194579438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30 UTC</text:p>
          </table:table-cell>
          <table:table-cell office:value-type="float" office:value="405.944" calcext:value-type="float">
            <text:p>405.944</text:p>
          </table:table-cell>
          <table:table-cell office:value-type="float" office:value="14.425" calcext:value-type="float">
            <text:p>14.425</text:p>
          </table:table-cell>
          <table:table-cell table:formula="of:=SQRT([.B1159]*[.B1159]+[.C1159]*[.C1159])" office:value-type="float" office:value="406.20021142412" calcext:value-type="float">
            <text:p>406.2002114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35 UTC</text:p>
          </table:table-cell>
          <table:table-cell office:value-type="float" office:value="405.949" calcext:value-type="float">
            <text:p>405.949</text:p>
          </table:table-cell>
          <table:table-cell office:value-type="float" office:value="14.4711" calcext:value-type="float">
            <text:p>14.4711</text:p>
          </table:table-cell>
          <table:table-cell table:formula="of:=SQRT([.B1160]*[.B1160]+[.C1160]*[.C1160])" office:value-type="float" office:value="406.206847968138" calcext:value-type="float">
            <text:p>406.206847968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40 UTC</text:p>
          </table:table-cell>
          <table:table-cell office:value-type="float" office:value="405.953" calcext:value-type="float">
            <text:p>405.953</text:p>
          </table:table-cell>
          <table:table-cell office:value-type="float" office:value="14.5172" calcext:value-type="float">
            <text:p>14.5172</text:p>
          </table:table-cell>
          <table:table-cell table:formula="of:=SQRT([.B1161]*[.B1161]+[.C1161]*[.C1161])" office:value-type="float" office:value="406.212490335834" calcext:value-type="float">
            <text:p>406.212490335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45 UTC</text:p>
          </table:table-cell>
          <table:table-cell office:value-type="float" office:value="405.958" calcext:value-type="float">
            <text:p>405.958</text:p>
          </table:table-cell>
          <table:table-cell office:value-type="float" office:value="14.5632" calcext:value-type="float">
            <text:p>14.5632</text:p>
          </table:table-cell>
          <table:table-cell table:formula="of:=SQRT([.B1162]*[.B1162]+[.C1162]*[.C1162])" office:value-type="float" office:value="406.21913366832" calcext:value-type="float">
            <text:p>406.21913366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50 UTC</text:p>
          </table:table-cell>
          <table:table-cell office:value-type="float" office:value="405.962" calcext:value-type="float">
            <text:p>405.962</text:p>
          </table:table-cell>
          <table:table-cell office:value-type="float" office:value="14.6093" calcext:value-type="float">
            <text:p>14.6093</text:p>
          </table:table-cell>
          <table:table-cell table:formula="of:=SQRT([.B1163]*[.B1163]+[.C1163]*[.C1163])" office:value-type="float" office:value="406.224786405864" calcext:value-type="float">
            <text:p>406.224786405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6:55 UTC</text:p>
          </table:table-cell>
          <table:table-cell office:value-type="float" office:value="405.967" calcext:value-type="float">
            <text:p>405.967</text:p>
          </table:table-cell>
          <table:table-cell office:value-type="float" office:value="14.6552" calcext:value-type="float">
            <text:p>14.6552</text:p>
          </table:table-cell>
          <table:table-cell table:formula="of:=SQRT([.B1164]*[.B1164]+[.C1164]*[.C1164])" office:value-type="float" office:value="406.231436469459" calcext:value-type="float">
            <text:p>406.231436469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65]*[.B1165]+[.C1165]*[.C11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66]*[.B1166]+[.C1166]*[.C11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67]*[.B1167]+[.C1167]*[.C11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68]*[.B1168]+[.C1168]*[.C11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69]*[.B1169]+[.C1169]*[.C11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0]*[.B1170]+[.C1170]*[.C11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1]*[.B1171]+[.C1171]*[.C11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2]*[.B1172]+[.C1172]*[.C11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3]*[.B1173]+[.C1173]*[.C11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4]*[.B1174]+[.C1174]*[.C11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5]*[.B1175]+[.C1175]*[.C11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6]*[.B1176]+[.C1176]*[.C11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7]*[.B1177]+[.C1177]*[.C11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8]*[.B1178]+[.C1178]*[.C11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79]*[.B1179]+[.C1179]*[.C11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0]*[.B1180]+[.C1180]*[.C11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1]*[.B1181]+[.C1181]*[.C11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2]*[.B1182]+[.C1182]*[.C11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3]*[.B1183]+[.C1183]*[.C11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4]*[.B1184]+[.C1184]*[.C11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5]*[.B1185]+[.C1185]*[.C11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6]*[.B1186]+[.C1186]*[.C11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7]*[.B1187]+[.C1187]*[.C11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8]*[.B1188]+[.C1188]*[.C11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189]*[.B1189]+[.C1189]*[.C11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05 UTC</text:p>
          </table:table-cell>
          <table:table-cell office:value-type="float" office:value="408.737" calcext:value-type="float">
            <text:p>408.737</text:p>
          </table:table-cell>
          <table:table-cell office:value-type="float" office:value="16.4072" calcext:value-type="float">
            <text:p>16.4072</text:p>
          </table:table-cell>
          <table:table-cell table:formula="of:=SQRT([.B1190]*[.B1190]+[.C1190]*[.C1190])" office:value-type="float" office:value="409.06616992956" calcext:value-type="float">
            <text:p>409.06616992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10 UTC</text:p>
          </table:table-cell>
          <table:table-cell office:value-type="float" office:value="408.814" calcext:value-type="float">
            <text:p>408.814</text:p>
          </table:table-cell>
          <table:table-cell office:value-type="float" office:value="16.556" calcext:value-type="float">
            <text:p>16.556</text:p>
          </table:table-cell>
          <table:table-cell table:formula="of:=SQRT([.B1191]*[.B1191]+[.C1191]*[.C1191])" office:value-type="float" office:value="409.149102078937" calcext:value-type="float">
            <text:p>409.149102078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15 UTC</text:p>
          </table:table-cell>
          <table:table-cell office:value-type="float" office:value="408.892" calcext:value-type="float">
            <text:p>408.892</text:p>
          </table:table-cell>
          <table:table-cell office:value-type="float" office:value="16.7047" calcext:value-type="float">
            <text:p>16.7047</text:p>
          </table:table-cell>
          <table:table-cell table:formula="of:=SQRT([.B1192]*[.B1192]+[.C1192]*[.C1192])" office:value-type="float" office:value="409.233081099378" calcext:value-type="float">
            <text:p>409.233081099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20 UTC</text:p>
          </table:table-cell>
          <table:table-cell office:value-type="float" office:value="408.969" calcext:value-type="float">
            <text:p>408.969</text:p>
          </table:table-cell>
          <table:table-cell office:value-type="float" office:value="16.8534" calcext:value-type="float">
            <text:p>16.8534</text:p>
          </table:table-cell>
          <table:table-cell table:formula="of:=SQRT([.B1193]*[.B1193]+[.C1193]*[.C1193])" office:value-type="float" office:value="409.316112622701" calcext:value-type="float">
            <text:p>409.316112622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25 UTC</text:p>
          </table:table-cell>
          <table:table-cell office:value-type="float" office:value="409.047" calcext:value-type="float">
            <text:p>409.047</text:p>
          </table:table-cell>
          <table:table-cell office:value-type="float" office:value="17.0021" calcext:value-type="float">
            <text:p>17.0021</text:p>
          </table:table-cell>
          <table:table-cell table:formula="of:=SQRT([.B1194]*[.B1194]+[.C1194]*[.C1194])" office:value-type="float" office:value="409.400194935725" calcext:value-type="float">
            <text:p>409.400194935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30 UTC</text:p>
          </table:table-cell>
          <table:table-cell office:value-type="float" office:value="409.124" calcext:value-type="float">
            <text:p>409.124</text:p>
          </table:table-cell>
          <table:table-cell office:value-type="float" office:value="17.1507" calcext:value-type="float">
            <text:p>17.1507</text:p>
          </table:table-cell>
          <table:table-cell table:formula="of:=SQRT([.B1195]*[.B1195]+[.C1195]*[.C1195])" office:value-type="float" office:value="409.483325529246" calcext:value-type="float">
            <text:p>409.483325529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35 UTC</text:p>
          </table:table-cell>
          <table:table-cell office:value-type="float" office:value="409.201" calcext:value-type="float">
            <text:p>409.201</text:p>
          </table:table-cell>
          <table:table-cell office:value-type="float" office:value="17.2993" calcext:value-type="float">
            <text:p>17.2993</text:p>
          </table:table-cell>
          <table:table-cell table:formula="of:=SQRT([.B1196]*[.B1196]+[.C1196]*[.C1196])" office:value-type="float" office:value="409.566507641299" calcext:value-type="float">
            <text:p>409.56650764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40 UTC</text:p>
          </table:table-cell>
          <table:table-cell office:value-type="float" office:value="409.277" calcext:value-type="float">
            <text:p>409.277</text:p>
          </table:table-cell>
          <table:table-cell office:value-type="float" office:value="17.4479" calcext:value-type="float">
            <text:p>17.4479</text:p>
          </table:table-cell>
          <table:table-cell table:formula="of:=SQRT([.B1197]*[.B1197]+[.C1197]*[.C1197])" office:value-type="float" office:value="409.648742147965" calcext:value-type="float">
            <text:p>409.648742147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45 UTC</text:p>
          </table:table-cell>
          <table:table-cell office:value-type="float" office:value="409.354" calcext:value-type="float">
            <text:p>409.354</text:p>
          </table:table-cell>
          <table:table-cell office:value-type="float" office:value="17.5964" calcext:value-type="float">
            <text:p>17.5964</text:p>
          </table:table-cell>
          <table:table-cell table:formula="of:=SQRT([.B1198]*[.B1198]+[.C1198]*[.C1198])" office:value-type="float" office:value="409.732022923471" calcext:value-type="float">
            <text:p>409.732022923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50 UTC</text:p>
          </table:table-cell>
          <table:table-cell office:value-type="float" office:value="409.43" calcext:value-type="float">
            <text:p>409.43</text:p>
          </table:table-cell>
          <table:table-cell office:value-type="float" office:value="17.7448" calcext:value-type="float">
            <text:p>17.7448</text:p>
          </table:table-cell>
          <table:table-cell table:formula="of:=SQRT([.B1199]*[.B1199]+[.C1199]*[.C1199])" office:value-type="float" office:value="409.814351660651" calcext:value-type="float">
            <text:p>409.814351660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39:55 UTC</text:p>
          </table:table-cell>
          <table:table-cell office:value-type="float" office:value="409.507" calcext:value-type="float">
            <text:p>409.507</text:p>
          </table:table-cell>
          <table:table-cell office:value-type="float" office:value="17.8933" calcext:value-type="float">
            <text:p>17.8933</text:p>
          </table:table-cell>
          <table:table-cell table:formula="of:=SQRT([.B1200]*[.B1200]+[.C1200]*[.C1200])" office:value-type="float" office:value="409.897735092413" calcext:value-type="float">
            <text:p>409.897735092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1]*[.B1201]+[.C1201]*[.C12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2]*[.B1202]+[.C1202]*[.C12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3]*[.B1203]+[.C1203]*[.C12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4]*[.B1204]+[.C1204]*[.C12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5]*[.B1205]+[.C1205]*[.C12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6]*[.B1206]+[.C1206]*[.C12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7]*[.B1207]+[.C1207]*[.C12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8]*[.B1208]+[.C1208]*[.C12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09]*[.B1209]+[.C1209]*[.C12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0]*[.B1210]+[.C1210]*[.C12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1]*[.B1211]+[.C1211]*[.C12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2]*[.B1212]+[.C1212]*[.C12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3]*[.B1213]+[.C1213]*[.C12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4]*[.B1214]+[.C1214]*[.C12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5]*[.B1215]+[.C1215]*[.C12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6]*[.B1216]+[.C1216]*[.C12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7]*[.B1217]+[.C1217]*[.C12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8]*[.B1218]+[.C1218]*[.C12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19]*[.B1219]+[.C1219]*[.C12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0]*[.B1220]+[.C1220]*[.C12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1]*[.B1221]+[.C1221]*[.C12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2]*[.B1222]+[.C1222]*[.C12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3]*[.B1223]+[.C1223]*[.C12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4]*[.B1224]+[.C1224]*[.C12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25]*[.B1225]+[.C1225]*[.C12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05 UTC</text:p>
          </table:table-cell>
          <table:table-cell office:value-type="float" office:value="407.128" calcext:value-type="float">
            <text:p>407.128</text:p>
          </table:table-cell>
          <table:table-cell office:value-type="float" office:value="13.4079" calcext:value-type="float">
            <text:p>13.4079</text:p>
          </table:table-cell>
          <table:table-cell table:formula="of:=SQRT([.B1226]*[.B1226]+[.C1226]*[.C1226])" office:value-type="float" office:value="407.348720590123" calcext:value-type="float">
            <text:p>407.348720590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10 UTC</text:p>
          </table:table-cell>
          <table:table-cell office:value-type="float" office:value="407.208" calcext:value-type="float">
            <text:p>407.208</text:p>
          </table:table-cell>
          <table:table-cell office:value-type="float" office:value="13.5561" calcext:value-type="float">
            <text:p>13.5561</text:p>
          </table:table-cell>
          <table:table-cell table:formula="of:=SQRT([.B1227]*[.B1227]+[.C1227]*[.C1227])" office:value-type="float" office:value="407.433581226695" calcext:value-type="float">
            <text:p>407.433581226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15 UTC</text:p>
          </table:table-cell>
          <table:table-cell office:value-type="float" office:value="407.287" calcext:value-type="float">
            <text:p>407.287</text:p>
          </table:table-cell>
          <table:table-cell office:value-type="float" office:value="13.7041" calcext:value-type="float">
            <text:p>13.7041</text:p>
          </table:table-cell>
          <table:table-cell table:formula="of:=SQRT([.B1228]*[.B1228]+[.C1228]*[.C1228])" office:value-type="float" office:value="407.517487631893" calcext:value-type="float">
            <text:p>407.517487631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20 UTC</text:p>
          </table:table-cell>
          <table:table-cell office:value-type="float" office:value="407.367" calcext:value-type="float">
            <text:p>407.367</text:p>
          </table:table-cell>
          <table:table-cell office:value-type="float" office:value="13.852" calcext:value-type="float">
            <text:p>13.852</text:p>
          </table:table-cell>
          <table:table-cell table:formula="of:=SQRT([.B1229]*[.B1229]+[.C1229]*[.C1229])" office:value-type="float" office:value="407.602441838858" calcext:value-type="float">
            <text:p>407.602441838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25 UTC</text:p>
          </table:table-cell>
          <table:table-cell office:value-type="float" office:value="407.446" calcext:value-type="float">
            <text:p>407.446</text:p>
          </table:table-cell>
          <table:table-cell office:value-type="float" office:value="13.9999" calcext:value-type="float">
            <text:p>13.9999</text:p>
          </table:table-cell>
          <table:table-cell table:formula="of:=SQRT([.B1230]*[.B1230]+[.C1230]*[.C1230])" office:value-type="float" office:value="407.686448285947" calcext:value-type="float">
            <text:p>407.686448285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30 UTC</text:p>
          </table:table-cell>
          <table:table-cell office:value-type="float" office:value="407.525" calcext:value-type="float">
            <text:p>407.525</text:p>
          </table:table-cell>
          <table:table-cell office:value-type="float" office:value="14.1476" calcext:value-type="float">
            <text:p>14.1476</text:p>
          </table:table-cell>
          <table:table-cell table:formula="of:=SQRT([.B1231]*[.B1231]+[.C1231]*[.C1231])" office:value-type="float" office:value="407.770499436583" calcext:value-type="float">
            <text:p>407.770499436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35 UTC</text:p>
          </table:table-cell>
          <table:table-cell office:value-type="float" office:value="407.604" calcext:value-type="float">
            <text:p>407.604</text:p>
          </table:table-cell>
          <table:table-cell office:value-type="float" office:value="14.2952" calcext:value-type="float">
            <text:p>14.2952</text:p>
          </table:table-cell>
          <table:table-cell table:formula="of:=SQRT([.B1232]*[.B1232]+[.C1232]*[.C1232])" office:value-type="float" office:value="407.854598550807" calcext:value-type="float">
            <text:p>407.854598550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40 UTC</text:p>
          </table:table-cell>
          <table:table-cell office:value-type="float" office:value="407.683" calcext:value-type="float">
            <text:p>407.683</text:p>
          </table:table-cell>
          <table:table-cell office:value-type="float" office:value="14.4427" calcext:value-type="float">
            <text:p>14.4427</text:p>
          </table:table-cell>
          <table:table-cell table:formula="of:=SQRT([.B1233]*[.B1233]+[.C1233]*[.C1233])" office:value-type="float" office:value="407.938745490411" calcext:value-type="float">
            <text:p>407.938745490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45 UTC</text:p>
          </table:table-cell>
          <table:table-cell office:value-type="float" office:value="407.761" calcext:value-type="float">
            <text:p>407.761</text:p>
          </table:table-cell>
          <table:table-cell office:value-type="float" office:value="14.5902" calcext:value-type="float">
            <text:p>14.5902</text:p>
          </table:table-cell>
          <table:table-cell table:formula="of:=SQRT([.B1234]*[.B1234]+[.C1234]*[.C1234])" office:value-type="float" office:value="408.021944332704" calcext:value-type="float">
            <text:p>408.021944332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50 UTC</text:p>
          </table:table-cell>
          <table:table-cell office:value-type="float" office:value="407.839" calcext:value-type="float">
            <text:p>407.839</text:p>
          </table:table-cell>
          <table:table-cell office:value-type="float" office:value="14.7375" calcext:value-type="float">
            <text:p>14.7375</text:p>
          </table:table-cell>
          <table:table-cell table:formula="of:=SQRT([.B1235]*[.B1235]+[.C1235]*[.C1235])" office:value-type="float" office:value="408.105187209438" calcext:value-type="float">
            <text:p>408.105187209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2:55 UTC</text:p>
          </table:table-cell>
          <table:table-cell office:value-type="float" office:value="407.917" calcext:value-type="float">
            <text:p>407.917</text:p>
          </table:table-cell>
          <table:table-cell office:value-type="float" office:value="14.8847" calcext:value-type="float">
            <text:p>14.8847</text:p>
          </table:table-cell>
          <table:table-cell table:formula="of:=SQRT([.B1236]*[.B1236]+[.C1236]*[.C1236])" office:value-type="float" office:value="408.188477523668" calcext:value-type="float">
            <text:p>408.188477523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37]*[.B1237]+[.C1237]*[.C12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38]*[.B1238]+[.C1238]*[.C12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39]*[.B1239]+[.C1239]*[.C12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0]*[.B1240]+[.C1240]*[.C12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1]*[.B1241]+[.C1241]*[.C12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2]*[.B1242]+[.C1242]*[.C12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3]*[.B1243]+[.C1243]*[.C12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4]*[.B1244]+[.C1244]*[.C12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5]*[.B1245]+[.C1245]*[.C12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6]*[.B1246]+[.C1246]*[.C12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7]*[.B1247]+[.C1247]*[.C12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8]*[.B1248]+[.C1248]*[.C12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49]*[.B1249]+[.C1249]*[.C12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0]*[.B1250]+[.C1250]*[.C12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1]*[.B1251]+[.C1251]*[.C12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2]*[.B1252]+[.C1252]*[.C12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3]*[.B1253]+[.C1253]*[.C12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4]*[.B1254]+[.C1254]*[.C12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5]*[.B1255]+[.C1255]*[.C12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6]*[.B1256]+[.C1256]*[.C12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7]*[.B1257]+[.C1257]*[.C12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8]*[.B1258]+[.C1258]*[.C12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59]*[.B1259]+[.C1259]*[.C12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60]*[.B1260]+[.C1260]*[.C12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61]*[.B1261]+[.C1261]*[.C12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05 UTC</text:p>
          </table:table-cell>
          <table:table-cell office:value-type="float" office:value="405.708" calcext:value-type="float">
            <text:p>405.708</text:p>
          </table:table-cell>
          <table:table-cell office:value-type="float" office:value="12.3019" calcext:value-type="float">
            <text:p>12.3019</text:p>
          </table:table-cell>
          <table:table-cell table:formula="of:=SQRT([.B1262]*[.B1262]+[.C1262]*[.C1262])" office:value-type="float" office:value="405.894466589051" calcext:value-type="float">
            <text:p>405.894466589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10 UTC</text:p>
          </table:table-cell>
          <table:table-cell office:value-type="float" office:value="405.713" calcext:value-type="float">
            <text:p>405.713</text:p>
          </table:table-cell>
          <table:table-cell office:value-type="float" office:value="12.3478" calcext:value-type="float">
            <text:p>12.3478</text:p>
          </table:table-cell>
          <table:table-cell table:formula="of:=SQRT([.B1263]*[.B1263]+[.C1263]*[.C1263])" office:value-type="float" office:value="405.900858010722" calcext:value-type="float">
            <text:p>405.900858010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15 UTC</text:p>
          </table:table-cell>
          <table:table-cell office:value-type="float" office:value="405.719" calcext:value-type="float">
            <text:p>405.719</text:p>
          </table:table-cell>
          <table:table-cell office:value-type="float" office:value="12.3936" calcext:value-type="float">
            <text:p>12.3936</text:p>
          </table:table-cell>
          <table:table-cell table:formula="of:=SQRT([.B1264]*[.B1264]+[.C1264]*[.C1264])" office:value-type="float" office:value="405.908251064154" calcext:value-type="float">
            <text:p>405.908251064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20 UTC</text:p>
          </table:table-cell>
          <table:table-cell office:value-type="float" office:value="405.724" calcext:value-type="float">
            <text:p>405.724</text:p>
          </table:table-cell>
          <table:table-cell office:value-type="float" office:value="12.4393" calcext:value-type="float">
            <text:p>12.4393</text:p>
          </table:table-cell>
          <table:table-cell table:formula="of:=SQRT([.B1265]*[.B1265]+[.C1265]*[.C1265])" office:value-type="float" office:value="405.914646644452" calcext:value-type="float">
            <text:p>405.914646644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25 UTC</text:p>
          </table:table-cell>
          <table:table-cell office:value-type="float" office:value="405.729" calcext:value-type="float">
            <text:p>405.729</text:p>
          </table:table-cell>
          <table:table-cell office:value-type="float" office:value="12.485" calcext:value-type="float">
            <text:p>12.485</text:p>
          </table:table-cell>
          <table:table-cell table:formula="of:=SQRT([.B1266]*[.B1266]+[.C1266]*[.C1266])" office:value-type="float" office:value="405.921047330635" calcext:value-type="float">
            <text:p>405.921047330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30 UTC</text:p>
          </table:table-cell>
          <table:table-cell office:value-type="float" office:value="405.734" calcext:value-type="float">
            <text:p>405.734</text:p>
          </table:table-cell>
          <table:table-cell office:value-type="float" office:value="12.5307" calcext:value-type="float">
            <text:p>12.5307</text:p>
          </table:table-cell>
          <table:table-cell table:formula="of:=SQRT([.B1267]*[.B1267]+[.C1267]*[.C1267])" office:value-type="float" office:value="405.927453122464" calcext:value-type="float">
            <text:p>405.927453122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35 UTC</text:p>
          </table:table-cell>
          <table:table-cell office:value-type="float" office:value="405.739" calcext:value-type="float">
            <text:p>405.739</text:p>
          </table:table-cell>
          <table:table-cell office:value-type="float" office:value="12.5763" calcext:value-type="float">
            <text:p>12.5763</text:p>
          </table:table-cell>
          <table:table-cell table:formula="of:=SQRT([.B1268]*[.B1268]+[.C1268]*[.C1268])" office:value-type="float" office:value="405.933860921567" calcext:value-type="float">
            <text:p>405.933860921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40 UTC</text:p>
          </table:table-cell>
          <table:table-cell office:value-type="float" office:value="405.744" calcext:value-type="float">
            <text:p>405.744</text:p>
          </table:table-cell>
          <table:table-cell office:value-type="float" office:value="12.6218" calcext:value-type="float">
            <text:p>12.6218</text:p>
          </table:table-cell>
          <table:table-cell table:formula="of:=SQRT([.B1269]*[.B1269]+[.C1269]*[.C1269])" office:value-type="float" office:value="405.94027069415" calcext:value-type="float">
            <text:p>405.94027069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45 UTC</text:p>
          </table:table-cell>
          <table:table-cell office:value-type="float" office:value="405.749" calcext:value-type="float">
            <text:p>405.749</text:p>
          </table:table-cell>
          <table:table-cell office:value-type="float" office:value="12.6673" calcext:value-type="float">
            <text:p>12.6673</text:p>
          </table:table-cell>
          <table:table-cell table:formula="of:=SQRT([.B1270]*[.B1270]+[.C1270]*[.C1270])" office:value-type="float" office:value="405.946685526918" calcext:value-type="float">
            <text:p>405.946685526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50 UTC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12.7127" calcext:value-type="float">
            <text:p>12.7127</text:p>
          </table:table-cell>
          <table:table-cell table:formula="of:=SQRT([.B1271]*[.B1271]+[.C1271]*[.C1271])" office:value-type="float" office:value="405.953102288048" calcext:value-type="float">
            <text:p>405.953102288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5:55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7581" calcext:value-type="float">
            <text:p>12.7581</text:p>
          </table:table-cell>
          <table:table-cell table:formula="of:=SQRT([.B1272]*[.B1272]+[.C1272]*[.C1272])" office:value-type="float" office:value="405.959524086589" calcext:value-type="float">
            <text:p>405.959524086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3]*[.B1273]+[.C1273]*[.C12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4]*[.B1274]+[.C1274]*[.C12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5]*[.B1275]+[.C1275]*[.C12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6]*[.B1276]+[.C1276]*[.C12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7]*[.B1277]+[.C1277]*[.C12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8]*[.B1278]+[.C1278]*[.C12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79]*[.B1279]+[.C1279]*[.C12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0]*[.B1280]+[.C1280]*[.C12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1]*[.B1281]+[.C1281]*[.C12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2]*[.B1282]+[.C1282]*[.C12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3]*[.B1283]+[.C1283]*[.C12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4]*[.B1284]+[.C1284]*[.C12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5]*[.B1285]+[.C1285]*[.C12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6]*[.B1286]+[.C1286]*[.C12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7]*[.B1287]+[.C1287]*[.C12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8]*[.B1288]+[.C1288]*[.C12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89]*[.B1289]+[.C1289]*[.C12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0]*[.B1290]+[.C1290]*[.C12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1]*[.B1291]+[.C1291]*[.C12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2]*[.B1292]+[.C1292]*[.C12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3]*[.B1293]+[.C1293]*[.C12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4]*[.B1294]+[.C1294]*[.C12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5]*[.B1295]+[.C1295]*[.C12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6]*[.B1296]+[.C1296]*[.C12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297]*[.B1297]+[.C1297]*[.C12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05 UTC</text:p>
          </table:table-cell>
          <table:table-cell office:value-type="float" office:value="405.696" calcext:value-type="float">
            <text:p>405.696</text:p>
          </table:table-cell>
          <table:table-cell office:value-type="float" office:value="12.3009" calcext:value-type="float">
            <text:p>12.3009</text:p>
          </table:table-cell>
          <table:table-cell table:formula="of:=SQRT([.B1298]*[.B1298]+[.C1298]*[.C1298])" office:value-type="float" office:value="405.882441794185" calcext:value-type="float">
            <text:p>405.882441794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10 UTC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12.3471" calcext:value-type="float">
            <text:p>12.3471</text:p>
          </table:table-cell>
          <table:table-cell table:formula="of:=SQRT([.B1299]*[.B1299]+[.C1299]*[.C1299])" office:value-type="float" office:value="405.888842270159" calcext:value-type="float">
            <text:p>405.888842270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15 UTC</text:p>
          </table:table-cell>
          <table:table-cell office:value-type="float" office:value="405.706" calcext:value-type="float">
            <text:p>405.706</text:p>
          </table:table-cell>
          <table:table-cell office:value-type="float" office:value="12.3932" calcext:value-type="float">
            <text:p>12.3932</text:p>
          </table:table-cell>
          <table:table-cell table:formula="of:=SQRT([.B1300]*[.B1300]+[.C1300]*[.C1300])" office:value-type="float" office:value="405.895244912083" calcext:value-type="float">
            <text:p>405.895244912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20 UTC</text:p>
          </table:table-cell>
          <table:table-cell office:value-type="float" office:value="405.711" calcext:value-type="float">
            <text:p>405.711</text:p>
          </table:table-cell>
          <table:table-cell office:value-type="float" office:value="12.4393" calcext:value-type="float">
            <text:p>12.4393</text:p>
          </table:table-cell>
          <table:table-cell table:formula="of:=SQRT([.B1301]*[.B1301]+[.C1301]*[.C1301])" office:value-type="float" office:value="405.90165275038" calcext:value-type="float">
            <text:p>405.9016527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25 UTC</text:p>
          </table:table-cell>
          <table:table-cell office:value-type="float" office:value="405.716" calcext:value-type="float">
            <text:p>405.716</text:p>
          </table:table-cell>
          <table:table-cell office:value-type="float" office:value="12.4853" calcext:value-type="float">
            <text:p>12.4853</text:p>
          </table:table-cell>
          <table:table-cell table:formula="of:=SQRT([.B1302]*[.B1302]+[.C1302]*[.C1302])" office:value-type="float" office:value="405.908062708897" calcext:value-type="float">
            <text:p>405.908062708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30 UTC</text:p>
          </table:table-cell>
          <table:table-cell office:value-type="float" office:value="405.72" calcext:value-type="float">
            <text:p>405.72</text:p>
          </table:table-cell>
          <table:table-cell office:value-type="float" office:value="12.5313" calcext:value-type="float">
            <text:p>12.5313</text:p>
          </table:table-cell>
          <table:table-cell table:formula="of:=SQRT([.B1303]*[.B1303]+[.C1303]*[.C1303])" office:value-type="float" office:value="405.91347831735" calcext:value-type="float">
            <text:p>405.91347831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35 UTC</text:p>
          </table:table-cell>
          <table:table-cell office:value-type="float" office:value="405.725" calcext:value-type="float">
            <text:p>405.725</text:p>
          </table:table-cell>
          <table:table-cell office:value-type="float" office:value="12.5773" calcext:value-type="float">
            <text:p>12.5773</text:p>
          </table:table-cell>
          <table:table-cell table:formula="of:=SQRT([.B1304]*[.B1304]+[.C1304]*[.C1304])" office:value-type="float" office:value="405.919898625689" calcext:value-type="float">
            <text:p>405.919898625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40 UTC</text:p>
          </table:table-cell>
          <table:table-cell office:value-type="float" office:value="405.73" calcext:value-type="float">
            <text:p>405.73</text:p>
          </table:table-cell>
          <table:table-cell office:value-type="float" office:value="12.6233" calcext:value-type="float">
            <text:p>12.6233</text:p>
          </table:table-cell>
          <table:table-cell table:formula="of:=SQRT([.B1305]*[.B1305]+[.C1305]*[.C1305])" office:value-type="float" office:value="405.926324106838" calcext:value-type="float">
            <text:p>405.926324106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45 UTC</text:p>
          </table:table-cell>
          <table:table-cell office:value-type="float" office:value="405.734" calcext:value-type="float">
            <text:p>405.734</text:p>
          </table:table-cell>
          <table:table-cell office:value-type="float" office:value="12.6691" calcext:value-type="float">
            <text:p>12.6691</text:p>
          </table:table-cell>
          <table:table-cell table:formula="of:=SQRT([.B1306]*[.B1306]+[.C1306]*[.C1306])" office:value-type="float" office:value="405.93174900568" calcext:value-type="float">
            <text:p>405.93174900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50 UTC</text:p>
          </table:table-cell>
          <table:table-cell office:value-type="float" office:value="405.739" calcext:value-type="float">
            <text:p>405.739</text:p>
          </table:table-cell>
          <table:table-cell office:value-type="float" office:value="12.715" calcext:value-type="float">
            <text:p>12.715</text:p>
          </table:table-cell>
          <table:table-cell table:formula="of:=SQRT([.B1307]*[.B1307]+[.C1307]*[.C1307])" office:value-type="float" office:value="405.938181680413" calcext:value-type="float">
            <text:p>405.938181680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8:55 UTC</text:p>
          </table:table-cell>
          <table:table-cell office:value-type="float" office:value="405.744" calcext:value-type="float">
            <text:p>405.744</text:p>
          </table:table-cell>
          <table:table-cell office:value-type="float" office:value="12.7608" calcext:value-type="float">
            <text:p>12.7608</text:p>
          </table:table-cell>
          <table:table-cell table:formula="of:=SQRT([.B1308]*[.B1308]+[.C1308]*[.C1308])" office:value-type="float" office:value="405.944616361198" calcext:value-type="float">
            <text:p>405.94461636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09]*[.B1309]+[.C1309]*[.C13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0]*[.B1310]+[.C1310]*[.C13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1]*[.B1311]+[.C1311]*[.C13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2]*[.B1312]+[.C1312]*[.C13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3]*[.B1313]+[.C1313]*[.C13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4]*[.B1314]+[.C1314]*[.C13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5]*[.B1315]+[.C1315]*[.C13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6]*[.B1316]+[.C1316]*[.C13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7]*[.B1317]+[.C1317]*[.C13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8]*[.B1318]+[.C1318]*[.C13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19]*[.B1319]+[.C1319]*[.C13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4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0]*[.B1320]+[.C1320]*[.C13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1]*[.B1321]+[.C1321]*[.C13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2]*[.B1322]+[.C1322]*[.C13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3]*[.B1323]+[.C1323]*[.C13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4]*[.B1324]+[.C1324]*[.C13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5]*[.B1325]+[.C1325]*[.C13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6]*[.B1326]+[.C1326]*[.C13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7]*[.B1327]+[.C1327]*[.C13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8]*[.B1328]+[.C1328]*[.C13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29]*[.B1329]+[.C1329]*[.C13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30]*[.B1330]+[.C1330]*[.C13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31]*[.B1331]+[.C1331]*[.C13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32]*[.B1332]+[.C1332]*[.C13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33]*[.B1333]+[.C1333]*[.C13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05 UTC</text:p>
          </table:table-cell>
          <table:table-cell office:value-type="float" office:value="407.933" calcext:value-type="float">
            <text:p>407.933</text:p>
          </table:table-cell>
          <table:table-cell office:value-type="float" office:value="14.9015" calcext:value-type="float">
            <text:p>14.9015</text:p>
          </table:table-cell>
          <table:table-cell table:formula="of:=SQRT([.B1334]*[.B1334]+[.C1334]*[.C1334])" office:value-type="float" office:value="408.205079820487" calcext:value-type="float">
            <text:p>408.205079820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10 UTC</text:p>
          </table:table-cell>
          <table:table-cell office:value-type="float" office:value="408.012" calcext:value-type="float">
            <text:p>408.012</text:p>
          </table:table-cell>
          <table:table-cell office:value-type="float" office:value="15.0498" calcext:value-type="float">
            <text:p>15.0498</text:p>
          </table:table-cell>
          <table:table-cell table:formula="of:=SQRT([.B1335]*[.B1335]+[.C1335]*[.C1335])" office:value-type="float" office:value="408.289466707188" calcext:value-type="float">
            <text:p>408.289466707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15 UTC</text:p>
          </table:table-cell>
          <table:table-cell office:value-type="float" office:value="408.09" calcext:value-type="float">
            <text:p>408.09</text:p>
          </table:table-cell>
          <table:table-cell office:value-type="float" office:value="15.1981" calcext:value-type="float">
            <text:p>15.1981</text:p>
          </table:table-cell>
          <table:table-cell table:formula="of:=SQRT([.B1336]*[.B1336]+[.C1336]*[.C1336])" office:value-type="float" office:value="408.372905986195" calcext:value-type="float">
            <text:p>408.372905986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20 UTC</text:p>
          </table:table-cell>
          <table:table-cell office:value-type="float" office:value="408.169" calcext:value-type="float">
            <text:p>408.169</text:p>
          </table:table-cell>
          <table:table-cell office:value-type="float" office:value="15.3463" calcext:value-type="float">
            <text:p>15.3463</text:p>
          </table:table-cell>
          <table:table-cell table:formula="of:=SQRT([.B1337]*[.B1337]+[.C1337]*[.C1337])" office:value-type="float" office:value="408.457392496072" calcext:value-type="float">
            <text:p>408.457392496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25 UTC</text:p>
          </table:table-cell>
          <table:table-cell office:value-type="float" office:value="408.247" calcext:value-type="float">
            <text:p>408.247</text:p>
          </table:table-cell>
          <table:table-cell office:value-type="float" office:value="15.4944" calcext:value-type="float">
            <text:p>15.4944</text:p>
          </table:table-cell>
          <table:table-cell table:formula="of:=SQRT([.B1338]*[.B1338]+[.C1338]*[.C1338])" office:value-type="float" office:value="408.540927497307" calcext:value-type="float">
            <text:p>408.540927497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30 UTC</text:p>
          </table:table-cell>
          <table:table-cell office:value-type="float" office:value="408.325" calcext:value-type="float">
            <text:p>408.325</text:p>
          </table:table-cell>
          <table:table-cell office:value-type="float" office:value="15.6425" calcext:value-type="float">
            <text:p>15.6425</text:p>
          </table:table-cell>
          <table:table-cell table:formula="of:=SQRT([.B1339]*[.B1339]+[.C1339]*[.C1339])" office:value-type="float" office:value="408.624513987169" calcext:value-type="float">
            <text:p>408.624513987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35 UTC</text:p>
          </table:table-cell>
          <table:table-cell office:value-type="float" office:value="408.402" calcext:value-type="float">
            <text:p>408.402</text:p>
          </table:table-cell>
          <table:table-cell office:value-type="float" office:value="15.7905" calcext:value-type="float">
            <text:p>15.7905</text:p>
          </table:table-cell>
          <table:table-cell table:formula="of:=SQRT([.B1340]*[.B1340]+[.C1340]*[.C1340])" office:value-type="float" office:value="408.707148817157" calcext:value-type="float">
            <text:p>408.707148817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40 UTC</text:p>
          </table:table-cell>
          <table:table-cell office:value-type="float" office:value="408.48" calcext:value-type="float">
            <text:p>408.48</text:p>
          </table:table-cell>
          <table:table-cell office:value-type="float" office:value="15.9385" calcext:value-type="float">
            <text:p>15.9385</text:p>
          </table:table-cell>
          <table:table-cell table:formula="of:=SQRT([.B1341]*[.B1341]+[.C1341]*[.C1341])" office:value-type="float" office:value="408.790834268884" calcext:value-type="float">
            <text:p>408.790834268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45 UTC</text:p>
          </table:table-cell>
          <table:table-cell office:value-type="float" office:value="408.557" calcext:value-type="float">
            <text:p>408.557</text:p>
          </table:table-cell>
          <table:table-cell office:value-type="float" office:value="16.0864" calcext:value-type="float">
            <text:p>16.0864</text:p>
          </table:table-cell>
          <table:table-cell table:formula="of:=SQRT([.B1342]*[.B1342]+[.C1342]*[.C1342])" office:value-type="float" office:value="408.873567883716" calcext:value-type="float">
            <text:p>408.873567883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50 UTC</text:p>
          </table:table-cell>
          <table:table-cell office:value-type="float" office:value="408.634" calcext:value-type="float">
            <text:p>408.634</text:p>
          </table:table-cell>
          <table:table-cell office:value-type="float" office:value="16.2343" calcext:value-type="float">
            <text:p>16.2343</text:p>
          </table:table-cell>
          <table:table-cell table:formula="of:=SQRT([.B1343]*[.B1343]+[.C1343]*[.C1343])" office:value-type="float" office:value="408.956352747442" calcext:value-type="float">
            <text:p>408.956352747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1:55 UTC</text:p>
          </table:table-cell>
          <table:table-cell office:value-type="float" office:value="408.711" calcext:value-type="float">
            <text:p>408.711</text:p>
          </table:table-cell>
          <table:table-cell office:value-type="float" office:value="16.3821" calcext:value-type="float">
            <text:p>16.3821</text:p>
          </table:table-cell>
          <table:table-cell table:formula="of:=SQRT([.B1344]*[.B1344]+[.C1344]*[.C1344])" office:value-type="float" office:value="409.039184823912" calcext:value-type="float">
            <text:p>409.039184823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5]*[.B1345]+[.C1345]*[.C13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6]*[.B1346]+[.C1346]*[.C13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7]*[.B1347]+[.C1347]*[.C13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8]*[.B1348]+[.C1348]*[.C13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49]*[.B1349]+[.C1349]*[.C13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0]*[.B1350]+[.C1350]*[.C13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1]*[.B1351]+[.C1351]*[.C13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2]*[.B1352]+[.C1352]*[.C13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3]*[.B1353]+[.C1353]*[.C13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4]*[.B1354]+[.C1354]*[.C13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5]*[.B1355]+[.C1355]*[.C13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6]*[.B1356]+[.C1356]*[.C13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7]*[.B1357]+[.C1357]*[.C13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8]*[.B1358]+[.C1358]*[.C13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59]*[.B1359]+[.C1359]*[.C13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0]*[.B1360]+[.C1360]*[.C13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1]*[.B1361]+[.C1361]*[.C13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2]*[.B1362]+[.C1362]*[.C13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3]*[.B1363]+[.C1363]*[.C13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4]*[.B1364]+[.C1364]*[.C13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5]*[.B1365]+[.C1365]*[.C13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6]*[.B1366]+[.C1366]*[.C13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7]*[.B1367]+[.C1367]*[.C13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8]*[.B1368]+[.C1368]*[.C13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69]*[.B1369]+[.C1369]*[.C13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05 UTC</text:p>
          </table:table-cell>
          <table:table-cell office:value-type="float" office:value="409.667" calcext:value-type="float">
            <text:p>409.667</text:p>
          </table:table-cell>
          <table:table-cell office:value-type="float" office:value="14.2812" calcext:value-type="float">
            <text:p>14.2812</text:p>
          </table:table-cell>
          <table:table-cell table:formula="of:=SQRT([.B1370]*[.B1370]+[.C1370]*[.C1370])" office:value-type="float" office:value="409.915849367209" calcext:value-type="float">
            <text:p>409.915849367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10 UTC</text:p>
          </table:table-cell>
          <table:table-cell office:value-type="float" office:value="409.872" calcext:value-type="float">
            <text:p>409.872</text:p>
          </table:table-cell>
          <table:table-cell office:value-type="float" office:value="14.4737" calcext:value-type="float">
            <text:p>14.4737</text:p>
          </table:table-cell>
          <table:table-cell table:formula="of:=SQRT([.B1371]*[.B1371]+[.C1371]*[.C1371])" office:value-type="float" office:value="410.127473324685" calcext:value-type="float">
            <text:p>410.127473324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15 UTC</text:p>
          </table:table-cell>
          <table:table-cell office:value-type="float" office:value="410.077" calcext:value-type="float">
            <text:p>410.077</text:p>
          </table:table-cell>
          <table:table-cell office:value-type="float" office:value="14.6661" calcext:value-type="float">
            <text:p>14.6661</text:p>
          </table:table-cell>
          <table:table-cell table:formula="of:=SQRT([.B1372]*[.B1372]+[.C1372]*[.C1372])" office:value-type="float" office:value="410.339177288996" calcext:value-type="float">
            <text:p>410.339177288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20 UTC</text:p>
          </table:table-cell>
          <table:table-cell office:value-type="float" office:value="410.281" calcext:value-type="float">
            <text:p>410.281</text:p>
          </table:table-cell>
          <table:table-cell office:value-type="float" office:value="14.8585" calcext:value-type="float">
            <text:p>14.8585</text:p>
          </table:table-cell>
          <table:table-cell table:formula="of:=SQRT([.B1373]*[.B1373]+[.C1373]*[.C1373])" office:value-type="float" office:value="410.549965270063" calcext:value-type="float">
            <text:p>410.549965270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25 UTC</text:p>
          </table:table-cell>
          <table:table-cell office:value-type="float" office:value="410.484" calcext:value-type="float">
            <text:p>410.484</text:p>
          </table:table-cell>
          <table:table-cell office:value-type="float" office:value="15.0509" calcext:value-type="float">
            <text:p>15.0509</text:p>
          </table:table-cell>
          <table:table-cell table:formula="of:=SQRT([.B1374]*[.B1374]+[.C1374]*[.C1374])" office:value-type="float" office:value="410.759837188119" calcext:value-type="float">
            <text:p>410.759837188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30 UTC</text:p>
          </table:table-cell>
          <table:table-cell office:value-type="float" office:value="410.688" calcext:value-type="float">
            <text:p>410.688</text:p>
          </table:table-cell>
          <table:table-cell office:value-type="float" office:value="15.2432" calcext:value-type="float">
            <text:p>15.2432</text:p>
          </table:table-cell>
          <table:table-cell table:formula="of:=SQRT([.B1375]*[.B1375]+[.C1375]*[.C1375])" office:value-type="float" office:value="410.970787879431" calcext:value-type="float">
            <text:p>410.970787879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35 UTC</text:p>
          </table:table-cell>
          <table:table-cell office:value-type="float" office:value="410.89" calcext:value-type="float">
            <text:p>410.89</text:p>
          </table:table-cell>
          <table:table-cell office:value-type="float" office:value="15.4354" calcext:value-type="float">
            <text:p>15.4354</text:p>
          </table:table-cell>
          <table:table-cell table:formula="of:=SQRT([.B1376]*[.B1376]+[.C1376]*[.C1376])" office:value-type="float" office:value="411.179819146271" calcext:value-type="float">
            <text:p>411.179819146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40 UTC</text:p>
          </table:table-cell>
          <table:table-cell office:value-type="float" office:value="411.093" calcext:value-type="float">
            <text:p>411.093</text:p>
          </table:table-cell>
          <table:table-cell office:value-type="float" office:value="15.6277" calcext:value-type="float">
            <text:p>15.6277</text:p>
          </table:table-cell>
          <table:table-cell table:formula="of:=SQRT([.B1377]*[.B1377]+[.C1377]*[.C1377])" office:value-type="float" office:value="411.389936260344" calcext:value-type="float">
            <text:p>411.389936260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45 UTC</text:p>
          </table:table-cell>
          <table:table-cell office:value-type="float" office:value="411.295" calcext:value-type="float">
            <text:p>411.295</text:p>
          </table:table-cell>
          <table:table-cell office:value-type="float" office:value="15.8199" calcext:value-type="float">
            <text:p>15.8199</text:p>
          </table:table-cell>
          <table:table-cell table:formula="of:=SQRT([.B1378]*[.B1378]+[.C1378]*[.C1378])" office:value-type="float" office:value="411.599132969216" calcext:value-type="float">
            <text:p>411.599132969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50 UTC</text:p>
          </table:table-cell>
          <table:table-cell office:value-type="float" office:value="411.496" calcext:value-type="float">
            <text:p>411.496</text:p>
          </table:table-cell>
          <table:table-cell office:value-type="float" office:value="16.012" calcext:value-type="float">
            <text:p>16.012</text:p>
          </table:table-cell>
          <table:table-cell table:formula="of:=SQRT([.B1379]*[.B1379]+[.C1379]*[.C1379])" office:value-type="float" office:value="411.807409063994" calcext:value-type="float">
            <text:p>411.807409063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4:55 UTC</text:p>
          </table:table-cell>
          <table:table-cell office:value-type="float" office:value="411.697" calcext:value-type="float">
            <text:p>411.697</text:p>
          </table:table-cell>
          <table:table-cell office:value-type="float" office:value="16.2041" calcext:value-type="float">
            <text:p>16.2041</text:p>
          </table:table-cell>
          <table:table-cell table:formula="of:=SQRT([.B1380]*[.B1380]+[.C1380]*[.C1380])" office:value-type="float" office:value="412.015767496597" calcext:value-type="float">
            <text:p>412.015767496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1]*[.B1381]+[.C1381]*[.C13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2]*[.B1382]+[.C1382]*[.C13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3]*[.B1383]+[.C1383]*[.C13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4]*[.B1384]+[.C1384]*[.C13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5]*[.B1385]+[.C1385]*[.C13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6]*[.B1386]+[.C1386]*[.C13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7]*[.B1387]+[.C1387]*[.C13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8]*[.B1388]+[.C1388]*[.C13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89]*[.B1389]+[.C1389]*[.C13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0]*[.B1390]+[.C1390]*[.C13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1]*[.B1391]+[.C1391]*[.C13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2]*[.B1392]+[.C1392]*[.C13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3]*[.B1393]+[.C1393]*[.C13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4]*[.B1394]+[.C1394]*[.C13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5]*[.B1395]+[.C1395]*[.C13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6]*[.B1396]+[.C1396]*[.C13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7]*[.B1397]+[.C1397]*[.C13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8]*[.B1398]+[.C1398]*[.C13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399]*[.B1399]+[.C1399]*[.C13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0]*[.B1400]+[.C1400]*[.C14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1]*[.B1401]+[.C1401]*[.C14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2]*[.B1402]+[.C1402]*[.C14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3]*[.B1403]+[.C1403]*[.C14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4]*[.B1404]+[.C1404]*[.C14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05]*[.B1405]+[.C1405]*[.C14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05 UTC</text:p>
          </table:table-cell>
          <table:table-cell office:value-type="float" office:value="405.745" calcext:value-type="float">
            <text:p>405.745</text:p>
          </table:table-cell>
          <table:table-cell office:value-type="float" office:value="12.7675" calcext:value-type="float">
            <text:p>12.7675</text:p>
          </table:table-cell>
          <table:table-cell table:formula="of:=SQRT([.B1406]*[.B1406]+[.C1406]*[.C1406])" office:value-type="float" office:value="405.945826535081" calcext:value-type="float">
            <text:p>405.945826535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10 UTC</text:p>
          </table:table-cell>
          <table:table-cell office:value-type="float" office:value="405.75" calcext:value-type="float">
            <text:p>405.75</text:p>
          </table:table-cell>
          <table:table-cell office:value-type="float" office:value="12.8136" calcext:value-type="float">
            <text:p>12.8136</text:p>
          </table:table-cell>
          <table:table-cell table:formula="of:=SQRT([.B1407]*[.B1407]+[.C1407]*[.C1407])" office:value-type="float" office:value="405.952276560879" calcext:value-type="float">
            <text:p>405.952276560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15 UTC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12.8596" calcext:value-type="float">
            <text:p>12.8596</text:p>
          </table:table-cell>
          <table:table-cell table:formula="of:=SQRT([.B1408]*[.B1408]+[.C1408]*[.C1408])" office:value-type="float" office:value="405.957729114941" calcext:value-type="float">
            <text:p>405.957729114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20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9056" calcext:value-type="float">
            <text:p>12.9056</text:p>
          </table:table-cell>
          <table:table-cell table:formula="of:=SQRT([.B1409]*[.B1409]+[.C1409]*[.C1409])" office:value-type="float" office:value="405.964186342047" calcext:value-type="float">
            <text:p>405.964186342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25 UTC</text:p>
          </table:table-cell>
          <table:table-cell office:value-type="float" office:value="405.764" calcext:value-type="float">
            <text:p>405.764</text:p>
          </table:table-cell>
          <table:table-cell office:value-type="float" office:value="12.9516" calcext:value-type="float">
            <text:p>12.9516</text:p>
          </table:table-cell>
          <table:table-cell table:formula="of:=SQRT([.B1410]*[.B1410]+[.C1410]*[.C1410])" office:value-type="float" office:value="405.970648740226" calcext:value-type="float">
            <text:p>405.970648740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30 UTC</text:p>
          </table:table-cell>
          <table:table-cell office:value-type="float" office:value="405.768" calcext:value-type="float">
            <text:p>405.768</text:p>
          </table:table-cell>
          <table:table-cell office:value-type="float" office:value="12.9975" calcext:value-type="float">
            <text:p>12.9975</text:p>
          </table:table-cell>
          <table:table-cell table:formula="of:=SQRT([.B1411]*[.B1411]+[.C1411]*[.C1411])" office:value-type="float" office:value="405.976113620309" calcext:value-type="float">
            <text:p>405.976113620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35 UTC</text:p>
          </table:table-cell>
          <table:table-cell office:value-type="float" office:value="405.773" calcext:value-type="float">
            <text:p>405.773</text:p>
          </table:table-cell>
          <table:table-cell office:value-type="float" office:value="13.0434" calcext:value-type="float">
            <text:p>13.0434</text:p>
          </table:table-cell>
          <table:table-cell table:formula="of:=SQRT([.B1412]*[.B1412]+[.C1412]*[.C1412])" office:value-type="float" office:value="405.982583139425" calcext:value-type="float">
            <text:p>405.982583139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40 UTC</text:p>
          </table:table-cell>
          <table:table-cell office:value-type="float" office:value="405.777" calcext:value-type="float">
            <text:p>405.777</text:p>
          </table:table-cell>
          <table:table-cell office:value-type="float" office:value="13.0892" calcext:value-type="float">
            <text:p>13.0892</text:p>
          </table:table-cell>
          <table:table-cell table:formula="of:=SQRT([.B1413]*[.B1413]+[.C1413]*[.C1413])" office:value-type="float" office:value="405.988055102167" calcext:value-type="float">
            <text:p>405.988055102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45 UTC</text:p>
          </table:table-cell>
          <table:table-cell office:value-type="float" office:value="405.781" calcext:value-type="float">
            <text:p>405.781</text:p>
          </table:table-cell>
          <table:table-cell office:value-type="float" office:value="13.1351" calcext:value-type="float">
            <text:p>13.1351</text:p>
          </table:table-cell>
          <table:table-cell table:formula="of:=SQRT([.B1414]*[.B1414]+[.C1414]*[.C1414])" office:value-type="float" office:value="405.993535432536" calcext:value-type="float">
            <text:p>405.99353543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50 UTC</text:p>
          </table:table-cell>
          <table:table-cell office:value-type="float" office:value="405.786" calcext:value-type="float">
            <text:p>405.786</text:p>
          </table:table-cell>
          <table:table-cell office:value-type="float" office:value="13.1809" calcext:value-type="float">
            <text:p>13.1809</text:p>
          </table:table-cell>
          <table:table-cell table:formula="of:=SQRT([.B1415]*[.B1415]+[.C1415]*[.C1415])" office:value-type="float" office:value="406.000017143854" calcext:value-type="float">
            <text:p>406.000017143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7:55 UTC</text:p>
          </table:table-cell>
          <table:table-cell office:value-type="float" office:value="405.79" calcext:value-type="float">
            <text:p>405.79</text:p>
          </table:table-cell>
          <table:table-cell office:value-type="float" office:value="13.2266" calcext:value-type="float">
            <text:p>13.2266</text:p>
          </table:table-cell>
          <table:table-cell table:formula="of:=SQRT([.B1416]*[.B1416]+[.C1416]*[.C1416])" office:value-type="float" office:value="406.005501252828" calcext:value-type="float">
            <text:p>406.005501252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17]*[.B1417]+[.C1417]*[.C14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18]*[.B1418]+[.C1418]*[.C14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19]*[.B1419]+[.C1419]*[.C14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0]*[.B1420]+[.C1420]*[.C14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1]*[.B1421]+[.C1421]*[.C14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2]*[.B1422]+[.C1422]*[.C14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3]*[.B1423]+[.C1423]*[.C14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4]*[.B1424]+[.C1424]*[.C14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5]*[.B1425]+[.C1425]*[.C14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6]*[.B1426]+[.C1426]*[.C14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7]*[.B1427]+[.C1427]*[.C14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8]*[.B1428]+[.C1428]*[.C14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29]*[.B1429]+[.C1429]*[.C14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0]*[.B1430]+[.C1430]*[.C14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1]*[.B1431]+[.C1431]*[.C14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2]*[.B1432]+[.C1432]*[.C14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3]*[.B1433]+[.C1433]*[.C14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4]*[.B1434]+[.C1434]*[.C14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5]*[.B1435]+[.C1435]*[.C14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6]*[.B1436]+[.C1436]*[.C14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7]*[.B1437]+[.C1437]*[.C14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8]*[.B1438]+[.C1438]*[.C14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39]*[.B1439]+[.C1439]*[.C14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1:5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40]*[.B1440]+[.C1440]*[.C14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41]*[.B1441]+[.C1441]*[.C14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05 UTC</text:p>
          </table:table-cell>
          <table:table-cell office:value-type="float" office:value="405.69" calcext:value-type="float">
            <text:p>405.69</text:p>
          </table:table-cell>
          <table:table-cell office:value-type="float" office:value="12.2907" calcext:value-type="float">
            <text:p>12.2907</text:p>
          </table:table-cell>
          <table:table-cell table:formula="of:=SQRT([.B1442]*[.B1442]+[.C1442]*[.C1442])" office:value-type="float" office:value="405.876135546906" calcext:value-type="float">
            <text:p>405.876135546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10 UTC</text:p>
          </table:table-cell>
          <table:table-cell office:value-type="float" office:value="405.695" calcext:value-type="float">
            <text:p>405.695</text:p>
          </table:table-cell>
          <table:table-cell office:value-type="float" office:value="12.3366" calcext:value-type="float">
            <text:p>12.3366</text:p>
          </table:table-cell>
          <table:table-cell table:formula="of:=SQRT([.B1443]*[.B1443]+[.C1443]*[.C1443])" office:value-type="float" office:value="405.882525768922" calcext:value-type="float">
            <text:p>405.882525768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15 UTC</text:p>
          </table:table-cell>
          <table:table-cell office:value-type="float" office:value="405.7" calcext:value-type="float">
            <text:p>405.7</text:p>
          </table:table-cell>
          <table:table-cell office:value-type="float" office:value="12.3824" calcext:value-type="float">
            <text:p>12.3824</text:p>
          </table:table-cell>
          <table:table-cell table:formula="of:=SQRT([.B1444]*[.B1444]+[.C1444]*[.C1444])" office:value-type="float" office:value="405.888918091835" calcext:value-type="float">
            <text:p>405.888918091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20 UTC</text:p>
          </table:table-cell>
          <table:table-cell office:value-type="float" office:value="405.704" calcext:value-type="float">
            <text:p>405.704</text:p>
          </table:table-cell>
          <table:table-cell office:value-type="float" office:value="12.4282" calcext:value-type="float">
            <text:p>12.4282</text:p>
          </table:table-cell>
          <table:table-cell table:formula="of:=SQRT([.B1445]*[.B1445]+[.C1445]*[.C1445])" office:value-type="float" office:value="405.894316012481" calcext:value-type="float">
            <text:p>405.894316012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25 UTC</text:p>
          </table:table-cell>
          <table:table-cell office:value-type="float" office:value="405.709" calcext:value-type="float">
            <text:p>405.709</text:p>
          </table:table-cell>
          <table:table-cell office:value-type="float" office:value="12.474" calcext:value-type="float">
            <text:p>12.474</text:p>
          </table:table-cell>
          <table:table-cell table:formula="of:=SQRT([.B1446]*[.B1446]+[.C1446]*[.C1446])" office:value-type="float" office:value="405.900718596309" calcext:value-type="float">
            <text:p>405.900718596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30 UTC</text:p>
          </table:table-cell>
          <table:table-cell office:value-type="float" office:value="405.714" calcext:value-type="float">
            <text:p>405.714</text:p>
          </table:table-cell>
          <table:table-cell office:value-type="float" office:value="12.5198" calcext:value-type="float">
            <text:p>12.5198</text:p>
          </table:table-cell>
          <table:table-cell table:formula="of:=SQRT([.B1447]*[.B1447]+[.C1447]*[.C1447])" office:value-type="float" office:value="405.907126308519" calcext:value-type="float">
            <text:p>405.907126308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35 UTC</text:p>
          </table:table-cell>
          <table:table-cell office:value-type="float" office:value="405.718" calcext:value-type="float">
            <text:p>405.718</text:p>
          </table:table-cell>
          <table:table-cell office:value-type="float" office:value="12.5655" calcext:value-type="float">
            <text:p>12.5655</text:p>
          </table:table-cell>
          <table:table-cell table:formula="of:=SQRT([.B1448]*[.B1448]+[.C1448]*[.C1448])" office:value-type="float" office:value="405.912536532502" calcext:value-type="float">
            <text:p>405.912536532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40 UTC</text:p>
          </table:table-cell>
          <table:table-cell office:value-type="float" office:value="405.723" calcext:value-type="float">
            <text:p>405.723</text:p>
          </table:table-cell>
          <table:table-cell office:value-type="float" office:value="12.6112" calcext:value-type="float">
            <text:p>12.6112</text:p>
          </table:table-cell>
          <table:table-cell table:formula="of:=SQRT([.B1449]*[.B1449]+[.C1449]*[.C1449])" office:value-type="float" office:value="405.91895138616" calcext:value-type="float">
            <text:p>405.91895138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45 UTC</text:p>
          </table:table-cell>
          <table:table-cell office:value-type="float" office:value="405.727" calcext:value-type="float">
            <text:p>405.727</text:p>
          </table:table-cell>
          <table:table-cell office:value-type="float" office:value="12.6568" calcext:value-type="float">
            <text:p>12.6568</text:p>
          </table:table-cell>
          <table:table-cell table:formula="of:=SQRT([.B1450]*[.B1450]+[.C1450]*[.C1450])" office:value-type="float" office:value="405.924368713237" calcext:value-type="float">
            <text:p>405.924368713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50 UTC</text:p>
          </table:table-cell>
          <table:table-cell office:value-type="float" office:value="405.732" calcext:value-type="float">
            <text:p>405.732</text:p>
          </table:table-cell>
          <table:table-cell office:value-type="float" office:value="12.7024" calcext:value-type="float">
            <text:p>12.7024</text:p>
          </table:table-cell>
          <table:table-cell table:formula="of:=SQRT([.B1451]*[.B1451]+[.C1451]*[.C1451])" office:value-type="float" office:value="405.930790640178" calcext:value-type="float">
            <text:p>405.930790640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0:55 UTC</text:p>
          </table:table-cell>
          <table:table-cell office:value-type="float" office:value="405.737" calcext:value-type="float">
            <text:p>405.737</text:p>
          </table:table-cell>
          <table:table-cell office:value-type="float" office:value="12.748" calcext:value-type="float">
            <text:p>12.748</text:p>
          </table:table-cell>
          <table:table-cell table:formula="of:=SQRT([.B1452]*[.B1452]+[.C1452]*[.C1452])" office:value-type="float" office:value="405.937217649478" calcext:value-type="float">
            <text:p>405.937217649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3]*[.B1453]+[.C1453]*[.C14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4]*[.B1454]+[.C1454]*[.C14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5]*[.B1455]+[.C1455]*[.C14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6]*[.B1456]+[.C1456]*[.C14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7]*[.B1457]+[.C1457]*[.C14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8]*[.B1458]+[.C1458]*[.C14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59]*[.B1459]+[.C1459]*[.C14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0]*[.B1460]+[.C1460]*[.C14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1]*[.B1461]+[.C1461]*[.C14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2]*[.B1462]+[.C1462]*[.C14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3]*[.B1463]+[.C1463]*[.C14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4]*[.B1464]+[.C1464]*[.C14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5]*[.B1465]+[.C1465]*[.C14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6]*[.B1466]+[.C1466]*[.C14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7]*[.B1467]+[.C1467]*[.C14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8]*[.B1468]+[.C1468]*[.C14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69]*[.B1469]+[.C1469]*[.C14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0]*[.B1470]+[.C1470]*[.C14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1]*[.B1471]+[.C1471]*[.C14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2]*[.B1472]+[.C1472]*[.C14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3]*[.B1473]+[.C1473]*[.C14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4]*[.B1474]+[.C1474]*[.C14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5]*[.B1475]+[.C1475]*[.C14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6]*[.B1476]+[.C1476]*[.C14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77]*[.B1477]+[.C1477]*[.C14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05 UTC</text:p>
          </table:table-cell>
          <table:table-cell office:value-type="float" office:value="408.752" calcext:value-type="float">
            <text:p>408.752</text:p>
          </table:table-cell>
          <table:table-cell office:value-type="float" office:value="16.4167" calcext:value-type="float">
            <text:p>16.4167</text:p>
          </table:table-cell>
          <table:table-cell table:formula="of:=SQRT([.B1478]*[.B1478]+[.C1478]*[.C1478])" office:value-type="float" office:value="409.081538990566" calcext:value-type="float">
            <text:p>409.081538990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10 UTC</text:p>
          </table:table-cell>
          <table:table-cell office:value-type="float" office:value="408.83" calcext:value-type="float">
            <text:p>408.83</text:p>
          </table:table-cell>
          <table:table-cell office:value-type="float" office:value="16.5654" calcext:value-type="float">
            <text:p>16.5654</text:p>
          </table:table-cell>
          <table:table-cell table:formula="of:=SQRT([.B1479]*[.B1479]+[.C1479]*[.C1479])" office:value-type="float" office:value="409.165469434018" calcext:value-type="float">
            <text:p>409.165469434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15 UTC</text:p>
          </table:table-cell>
          <table:table-cell office:value-type="float" office:value="408.907" calcext:value-type="float">
            <text:p>408.907</text:p>
          </table:table-cell>
          <table:table-cell office:value-type="float" office:value="16.7141" calcext:value-type="float">
            <text:p>16.7141</text:p>
          </table:table-cell>
          <table:table-cell table:formula="of:=SQRT([.B1480]*[.B1480]+[.C1480]*[.C1480])" office:value-type="float" office:value="409.248452395131" calcext:value-type="float">
            <text:p>409.248452395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20 UTC</text:p>
          </table:table-cell>
          <table:table-cell office:value-type="float" office:value="408.985" calcext:value-type="float">
            <text:p>408.985</text:p>
          </table:table-cell>
          <table:table-cell office:value-type="float" office:value="16.8627" calcext:value-type="float">
            <text:p>16.8627</text:p>
          </table:table-cell>
          <table:table-cell table:formula="of:=SQRT([.B1481]*[.B1481]+[.C1481]*[.C1481])" office:value-type="float" office:value="409.332482068416" calcext:value-type="float">
            <text:p>409.332482068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25 UTC</text:p>
          </table:table-cell>
          <table:table-cell office:value-type="float" office:value="409.062" calcext:value-type="float">
            <text:p>409.062</text:p>
          </table:table-cell>
          <table:table-cell office:value-type="float" office:value="17.0113" calcext:value-type="float">
            <text:p>17.0113</text:p>
          </table:table-cell>
          <table:table-cell table:formula="of:=SQRT([.B1482]*[.B1482]+[.C1482]*[.C1482])" office:value-type="float" office:value="409.415564154186" calcext:value-type="float">
            <text:p>409.415564154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30 UTC</text:p>
          </table:table-cell>
          <table:table-cell office:value-type="float" office:value="409.14" calcext:value-type="float">
            <text:p>409.14</text:p>
          </table:table-cell>
          <table:table-cell office:value-type="float" office:value="17.1598" calcext:value-type="float">
            <text:p>17.1598</text:p>
          </table:table-cell>
          <table:table-cell table:formula="of:=SQRT([.B1483]*[.B1483]+[.C1483]*[.C1483])" office:value-type="float" office:value="409.499692717882" calcext:value-type="float">
            <text:p>409.499692717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35 UTC</text:p>
          </table:table-cell>
          <table:table-cell office:value-type="float" office:value="409.217" calcext:value-type="float">
            <text:p>409.217</text:p>
          </table:table-cell>
          <table:table-cell office:value-type="float" office:value="17.3083" calcext:value-type="float">
            <text:p>17.3083</text:p>
          </table:table-cell>
          <table:table-cell table:formula="of:=SQRT([.B1484]*[.B1484]+[.C1484]*[.C1484])" office:value-type="float" office:value="409.58287358957" calcext:value-type="float">
            <text:p>409.58287358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40 UTC</text:p>
          </table:table-cell>
          <table:table-cell office:value-type="float" office:value="409.293" calcext:value-type="float">
            <text:p>409.293</text:p>
          </table:table-cell>
          <table:table-cell office:value-type="float" office:value="17.4568" calcext:value-type="float">
            <text:p>17.4568</text:p>
          </table:table-cell>
          <table:table-cell table:formula="of:=SQRT([.B1485]*[.B1485]+[.C1485]*[.C1485])" office:value-type="float" office:value="409.66510678265" calcext:value-type="float">
            <text:p>409.66510678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45 UTC</text:p>
          </table:table-cell>
          <table:table-cell office:value-type="float" office:value="409.37" calcext:value-type="float">
            <text:p>409.37</text:p>
          </table:table-cell>
          <table:table-cell office:value-type="float" office:value="17.6051" calcext:value-type="float">
            <text:p>17.6051</text:p>
          </table:table-cell>
          <table:table-cell table:formula="of:=SQRT([.B1486]*[.B1486]+[.C1486]*[.C1486])" office:value-type="float" office:value="409.748381871131" calcext:value-type="float">
            <text:p>409.748381871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50 UTC</text:p>
          </table:table-cell>
          <table:table-cell office:value-type="float" office:value="409.447" calcext:value-type="float">
            <text:p>409.447</text:p>
          </table:table-cell>
          <table:table-cell office:value-type="float" office:value="17.7535" calcext:value-type="float">
            <text:p>17.7535</text:p>
          </table:table-cell>
          <table:table-cell table:formula="of:=SQRT([.B1487]*[.B1487]+[.C1487]*[.C1487])" office:value-type="float" office:value="409.831712500692" calcext:value-type="float">
            <text:p>409.831712500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3:55 UTC</text:p>
          </table:table-cell>
          <table:table-cell office:value-type="float" office:value="409.523" calcext:value-type="float">
            <text:p>409.523</text:p>
          </table:table-cell>
          <table:table-cell office:value-type="float" office:value="17.9017" calcext:value-type="float">
            <text:p>17.9017</text:p>
          </table:table-cell>
          <table:table-cell table:formula="of:=SQRT([.B1488]*[.B1488]+[.C1488]*[.C1488])" office:value-type="float" office:value="409.914086598509" calcext:value-type="float">
            <text:p>409.914086598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89]*[.B1489]+[.C1489]*[.C14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0]*[.B1490]+[.C1490]*[.C14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1]*[.B1491]+[.C1491]*[.C14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2]*[.B1492]+[.C1492]*[.C14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3]*[.B1493]+[.C1493]*[.C14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4]*[.B1494]+[.C1494]*[.C14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5]*[.B1495]+[.C1495]*[.C14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6]*[.B1496]+[.C1496]*[.C14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7]*[.B1497]+[.C1497]*[.C14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8]*[.B1498]+[.C1498]*[.C14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499]*[.B1499]+[.C1499]*[.C14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0]*[.B1500]+[.C1500]*[.C15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1]*[.B1501]+[.C1501]*[.C15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2]*[.B1502]+[.C1502]*[.C15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3]*[.B1503]+[.C1503]*[.C15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4]*[.B1504]+[.C1504]*[.C15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5]*[.B1505]+[.C1505]*[.C15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6]*[.B1506]+[.C1506]*[.C15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7]*[.B1507]+[.C1507]*[.C15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8]*[.B1508]+[.C1508]*[.C15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09]*[.B1509]+[.C1509]*[.C15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10]*[.B1510]+[.C1510]*[.C15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11]*[.B1511]+[.C1511]*[.C15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12]*[.B1512]+[.C1512]*[.C15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13]*[.B1513]+[.C1513]*[.C15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05 UTC</text:p>
          </table:table-cell>
          <table:table-cell office:value-type="float" office:value="407.135" calcext:value-type="float">
            <text:p>407.135</text:p>
          </table:table-cell>
          <table:table-cell office:value-type="float" office:value="13.4115" calcext:value-type="float">
            <text:p>13.4115</text:p>
          </table:table-cell>
          <table:table-cell table:formula="of:=SQRT([.B1514]*[.B1514]+[.C1514]*[.C1514])" office:value-type="float" office:value="407.355835305265" calcext:value-type="float">
            <text:p>407.355835305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10 UTC</text:p>
          </table:table-cell>
          <table:table-cell office:value-type="float" office:value="407.215" calcext:value-type="float">
            <text:p>407.215</text:p>
          </table:table-cell>
          <table:table-cell office:value-type="float" office:value="13.5596" calcext:value-type="float">
            <text:p>13.5596</text:p>
          </table:table-cell>
          <table:table-cell table:formula="of:=SQRT([.B1515]*[.B1515]+[.C1515]*[.C1515])" office:value-type="float" office:value="407.440693815873" calcext:value-type="float">
            <text:p>407.440693815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15 UTC</text:p>
          </table:table-cell>
          <table:table-cell office:value-type="float" office:value="407.295" calcext:value-type="float">
            <text:p>407.295</text:p>
          </table:table-cell>
          <table:table-cell office:value-type="float" office:value="13.7076" calcext:value-type="float">
            <text:p>13.7076</text:p>
          </table:table-cell>
          <table:table-cell table:formula="of:=SQRT([.B1516]*[.B1516]+[.C1516]*[.C1516])" office:value-type="float" office:value="407.525600818844" calcext:value-type="float">
            <text:p>407.525600818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20 UTC</text:p>
          </table:table-cell>
          <table:table-cell office:value-type="float" office:value="407.375" calcext:value-type="float">
            <text:p>407.375</text:p>
          </table:table-cell>
          <table:table-cell office:value-type="float" office:value="13.8555" calcext:value-type="float">
            <text:p>13.8555</text:p>
          </table:table-cell>
          <table:table-cell table:formula="of:=SQRT([.B1517]*[.B1517]+[.C1517]*[.C1517])" office:value-type="float" office:value="407.610556174947" calcext:value-type="float">
            <text:p>407.610556174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25 UTC</text:p>
          </table:table-cell>
          <table:table-cell office:value-type="float" office:value="407.455" calcext:value-type="float">
            <text:p>407.455</text:p>
          </table:table-cell>
          <table:table-cell office:value-type="float" office:value="14.0032" calcext:value-type="float">
            <text:p>14.0032</text:p>
          </table:table-cell>
          <table:table-cell table:formula="of:=SQRT([.B1518]*[.B1518]+[.C1518]*[.C1518])" office:value-type="float" office:value="407.695556310392" calcext:value-type="float">
            <text:p>407.695556310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30 UTC</text:p>
          </table:table-cell>
          <table:table-cell office:value-type="float" office:value="407.534" calcext:value-type="float">
            <text:p>407.534</text:p>
          </table:table-cell>
          <table:table-cell office:value-type="float" office:value="14.1508" calcext:value-type="float">
            <text:p>14.1508</text:p>
          </table:table-cell>
          <table:table-cell table:formula="of:=SQRT([.B1519]*[.B1519]+[.C1519]*[.C1519])" office:value-type="float" office:value="407.779605052337" calcext:value-type="float">
            <text:p>407.779605052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35 UTC</text:p>
          </table:table-cell>
          <table:table-cell office:value-type="float" office:value="407.613" calcext:value-type="float">
            <text:p>407.613</text:p>
          </table:table-cell>
          <table:table-cell office:value-type="float" office:value="14.2983" calcext:value-type="float">
            <text:p>14.2983</text:p>
          </table:table-cell>
          <table:table-cell table:formula="of:=SQRT([.B1520]*[.B1520]+[.C1520]*[.C1520])" office:value-type="float" office:value="407.863701684631" calcext:value-type="float">
            <text:p>407.863701684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40 UTC</text:p>
          </table:table-cell>
          <table:table-cell office:value-type="float" office:value="407.692" calcext:value-type="float">
            <text:p>407.692</text:p>
          </table:table-cell>
          <table:table-cell office:value-type="float" office:value="14.4457" calcext:value-type="float">
            <text:p>14.4457</text:p>
          </table:table-cell>
          <table:table-cell table:formula="of:=SQRT([.B1521]*[.B1521]+[.C1521]*[.C1521])" office:value-type="float" office:value="407.947846069188" calcext:value-type="float">
            <text:p>407.947846069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45 UTC</text:p>
          </table:table-cell>
          <table:table-cell office:value-type="float" office:value="407.77" calcext:value-type="float">
            <text:p>407.77</text:p>
          </table:table-cell>
          <table:table-cell office:value-type="float" office:value="14.593" calcext:value-type="float">
            <text:p>14.593</text:p>
          </table:table-cell>
          <table:table-cell table:formula="of:=SQRT([.B1522]*[.B1522]+[.C1522]*[.C1522])" office:value-type="float" office:value="408.031038707841" calcext:value-type="float">
            <text:p>408.031038707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50 UTC</text:p>
          </table:table-cell>
          <table:table-cell office:value-type="float" office:value="407.848" calcext:value-type="float">
            <text:p>407.848</text:p>
          </table:table-cell>
          <table:table-cell office:value-type="float" office:value="14.7401" calcext:value-type="float">
            <text:p>14.7401</text:p>
          </table:table-cell>
          <table:table-cell table:formula="of:=SQRT([.B1523]*[.B1523]+[.C1523]*[.C1523])" office:value-type="float" office:value="408.114275236741" calcext:value-type="float">
            <text:p>408.114275236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6:55 UTC</text:p>
          </table:table-cell>
          <table:table-cell office:value-type="float" office:value="407.927" calcext:value-type="float">
            <text:p>407.927</text:p>
          </table:table-cell>
          <table:table-cell office:value-type="float" office:value="14.8872" calcext:value-type="float">
            <text:p>14.8872</text:p>
          </table:table-cell>
          <table:table-cell table:formula="of:=SQRT([.B1524]*[.B1524]+[.C1524]*[.C1524])" office:value-type="float" office:value="408.198562041612" calcext:value-type="float">
            <text:p>408.198562041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25]*[.B1525]+[.C1525]*[.C15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26]*[.B1526]+[.C1526]*[.C15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27]*[.B1527]+[.C1527]*[.C15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28]*[.B1528]+[.C1528]*[.C15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29]*[.B1529]+[.C1529]*[.C15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0]*[.B1530]+[.C1530]*[.C15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1]*[.B1531]+[.C1531]*[.C15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2]*[.B1532]+[.C1532]*[.C15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3]*[.B1533]+[.C1533]*[.C15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4]*[.B1534]+[.C1534]*[.C15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5]*[.B1535]+[.C1535]*[.C15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6]*[.B1536]+[.C1536]*[.C15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7]*[.B1537]+[.C1537]*[.C15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8]*[.B1538]+[.C1538]*[.C15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39]*[.B1539]+[.C1539]*[.C15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0]*[.B1540]+[.C1540]*[.C15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1]*[.B1541]+[.C1541]*[.C15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2]*[.B1542]+[.C1542]*[.C15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3]*[.B1543]+[.C1543]*[.C15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4]*[.B1544]+[.C1544]*[.C15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5]*[.B1545]+[.C1545]*[.C15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6]*[.B1546]+[.C1546]*[.C15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7]*[.B1547]+[.C1547]*[.C15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8]*[.B1548]+[.C1548]*[.C15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49]*[.B1549]+[.C1549]*[.C15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05 UTC</text:p>
          </table:table-cell>
          <table:table-cell office:value-type="float" office:value="410.326" calcext:value-type="float">
            <text:p>410.326</text:p>
          </table:table-cell>
          <table:table-cell office:value-type="float" office:value="17.0622" calcext:value-type="float">
            <text:p>17.0622</text:p>
          </table:table-cell>
          <table:table-cell table:formula="of:=SQRT([.B1550]*[.B1550]+[.C1550]*[.C1550])" office:value-type="float" office:value="410.680587494515" calcext:value-type="float">
            <text:p>410.680587494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10 UTC</text:p>
          </table:table-cell>
          <table:table-cell office:value-type="float" office:value="410.443" calcext:value-type="float">
            <text:p>410.443</text:p>
          </table:table-cell>
          <table:table-cell office:value-type="float" office:value="17.2278" calcext:value-type="float">
            <text:p>17.2278</text:p>
          </table:table-cell>
          <table:table-cell table:formula="of:=SQRT([.B1551]*[.B1551]+[.C1551]*[.C1551])" office:value-type="float" office:value="410.804397909565" calcext:value-type="float">
            <text:p>410.804397909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15 UTC</text:p>
          </table:table-cell>
          <table:table-cell office:value-type="float" office:value="410.56" calcext:value-type="float">
            <text:p>410.56</text:p>
          </table:table-cell>
          <table:table-cell office:value-type="float" office:value="17.3933" calcext:value-type="float">
            <text:p>17.3933</text:p>
          </table:table-cell>
          <table:table-cell table:formula="of:=SQRT([.B1552]*[.B1552]+[.C1552]*[.C1552])" office:value-type="float" office:value="410.928266836062" calcext:value-type="float">
            <text:p>410.928266836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20 UTC</text:p>
          </table:table-cell>
          <table:table-cell office:value-type="float" office:value="410.676" calcext:value-type="float">
            <text:p>410.676</text:p>
          </table:table-cell>
          <table:table-cell office:value-type="float" office:value="17.5588" calcext:value-type="float">
            <text:p>17.5588</text:p>
          </table:table-cell>
          <table:table-cell table:formula="of:=SQRT([.B1553]*[.B1553]+[.C1553]*[.C1553])" office:value-type="float" office:value="411.051199284761" calcext:value-type="float">
            <text:p>411.051199284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25 UTC</text:p>
          </table:table-cell>
          <table:table-cell office:value-type="float" office:value="410.792" calcext:value-type="float">
            <text:p>410.792</text:p>
          </table:table-cell>
          <table:table-cell office:value-type="float" office:value="17.7243" calcext:value-type="float">
            <text:p>17.7243</text:p>
          </table:table-cell>
          <table:table-cell table:formula="of:=SQRT([.B1554]*[.B1554]+[.C1554]*[.C1554])" office:value-type="float" office:value="411.174194319743" calcext:value-type="float">
            <text:p>411.174194319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30 UTC</text:p>
          </table:table-cell>
          <table:table-cell office:value-type="float" office:value="410.908" calcext:value-type="float">
            <text:p>410.908</text:p>
          </table:table-cell>
          <table:table-cell office:value-type="float" office:value="17.8898" calcext:value-type="float">
            <text:p>17.8898</text:p>
          </table:table-cell>
          <table:table-cell table:formula="of:=SQRT([.B1555]*[.B1555]+[.C1555]*[.C1555])" office:value-type="float" office:value="411.297251884862" calcext:value-type="float">
            <text:p>411.297251884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35 UTC</text:p>
          </table:table-cell>
          <table:table-cell office:value-type="float" office:value="411.024" calcext:value-type="float">
            <text:p>411.024</text:p>
          </table:table-cell>
          <table:table-cell office:value-type="float" office:value="18.0553" calcext:value-type="float">
            <text:p>18.0553</text:p>
          </table:table-cell>
          <table:table-cell table:formula="of:=SQRT([.B1556]*[.B1556]+[.C1556]*[.C1556])" office:value-type="float" office:value="411.420371924009" calcext:value-type="float">
            <text:p>411.420371924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40 UTC</text:p>
          </table:table-cell>
          <table:table-cell office:value-type="float" office:value="411.139" calcext:value-type="float">
            <text:p>411.139</text:p>
          </table:table-cell>
          <table:table-cell office:value-type="float" office:value="18.2207" calcext:value-type="float">
            <text:p>18.2207</text:p>
          </table:table-cell>
          <table:table-cell table:formula="of:=SQRT([.B1557]*[.B1557]+[.C1557]*[.C1557])" office:value-type="float" office:value="411.542550934275" calcext:value-type="float">
            <text:p>411.542550934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45 UTC</text:p>
          </table:table-cell>
          <table:table-cell office:value-type="float" office:value="411.255" calcext:value-type="float">
            <text:p>411.255</text:p>
          </table:table-cell>
          <table:table-cell office:value-type="float" office:value="18.3861" calcext:value-type="float">
            <text:p>18.3861</text:p>
          </table:table-cell>
          <table:table-cell table:formula="of:=SQRT([.B1558]*[.B1558]+[.C1558]*[.C1558])" office:value-type="float" office:value="411.665791265451" calcext:value-type="float">
            <text:p>411.665791265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50 UTC</text:p>
          </table:table-cell>
          <table:table-cell office:value-type="float" office:value="411.37" calcext:value-type="float">
            <text:p>411.37</text:p>
          </table:table-cell>
          <table:table-cell office:value-type="float" office:value="18.5515" calcext:value-type="float">
            <text:p>18.5515</text:p>
          </table:table-cell>
          <table:table-cell table:formula="of:=SQRT([.B1559]*[.B1559]+[.C1559]*[.C1559])" office:value-type="float" office:value="411.788094840356" calcext:value-type="float">
            <text:p>411.788094840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09:55 UTC</text:p>
          </table:table-cell>
          <table:table-cell office:value-type="float" office:value="411.485" calcext:value-type="float">
            <text:p>411.485</text:p>
          </table:table-cell>
          <table:table-cell office:value-type="float" office:value="18.7169" calcext:value-type="float">
            <text:p>18.7169</text:p>
          </table:table-cell>
          <table:table-cell table:formula="of:=SQRT([.B1560]*[.B1560]+[.C1560]*[.C1560])" office:value-type="float" office:value="411.910460622949" calcext:value-type="float">
            <text:p>411.910460622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1]*[.B1561]+[.C1561]*[.C15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2]*[.B1562]+[.C1562]*[.C15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3]*[.B1563]+[.C1563]*[.C15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4]*[.B1564]+[.C1564]*[.C15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5]*[.B1565]+[.C1565]*[.C15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6]*[.B1566]+[.C1566]*[.C15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7]*[.B1567]+[.C1567]*[.C15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8]*[.B1568]+[.C1568]*[.C15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69]*[.B1569]+[.C1569]*[.C15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0]*[.B1570]+[.C1570]*[.C15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1]*[.B1571]+[.C1571]*[.C15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2]*[.B1572]+[.C1572]*[.C15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3]*[.B1573]+[.C1573]*[.C15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4]*[.B1574]+[.C1574]*[.C15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5]*[.B1575]+[.C1575]*[.C15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6]*[.B1576]+[.C1576]*[.C15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7]*[.B1577]+[.C1577]*[.C15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8]*[.B1578]+[.C1578]*[.C15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79]*[.B1579]+[.C1579]*[.C15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0]*[.B1580]+[.C1580]*[.C15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1]*[.B1581]+[.C1581]*[.C15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2]*[.B1582]+[.C1582]*[.C15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3]*[.B1583]+[.C1583]*[.C15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4]*[.B1584]+[.C1584]*[.C15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85]*[.B1585]+[.C1585]*[.C15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05 UTC</text:p>
          </table:table-cell>
          <table:table-cell office:value-type="float" office:value="405.913" calcext:value-type="float">
            <text:p>405.913</text:p>
          </table:table-cell>
          <table:table-cell office:value-type="float" office:value="14.2081" calcext:value-type="float">
            <text:p>14.2081</text:p>
          </table:table-cell>
          <table:table-cell table:formula="of:=SQRT([.B1586]*[.B1586]+[.C1586]*[.C1586])" office:value-type="float" office:value="406.161585670789" calcext:value-type="float">
            <text:p>406.161585670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10 UTC</text:p>
          </table:table-cell>
          <table:table-cell office:value-type="float" office:value="405.918" calcext:value-type="float">
            <text:p>405.918</text:p>
          </table:table-cell>
          <table:table-cell office:value-type="float" office:value="14.2549" calcext:value-type="float">
            <text:p>14.2549</text:p>
          </table:table-cell>
          <table:table-cell table:formula="of:=SQRT([.B1587]*[.B1587]+[.C1587]*[.C1587])" office:value-type="float" office:value="406.168222412845" calcext:value-type="float">
            <text:p>406.168222412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15 UTC</text:p>
          </table:table-cell>
          <table:table-cell office:value-type="float" office:value="405.922" calcext:value-type="float">
            <text:p>405.922</text:p>
          </table:table-cell>
          <table:table-cell office:value-type="float" office:value="14.3017" calcext:value-type="float">
            <text:p>14.3017</text:p>
          </table:table-cell>
          <table:table-cell table:formula="of:=SQRT([.B1588]*[.B1588]+[.C1588]*[.C1588])" office:value-type="float" office:value="406.173865120456" calcext:value-type="float">
            <text:p>406.173865120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20 UTC</text:p>
          </table:table-cell>
          <table:table-cell office:value-type="float" office:value="405.927" calcext:value-type="float">
            <text:p>405.927</text:p>
          </table:table-cell>
          <table:table-cell office:value-type="float" office:value="14.3484" calcext:value-type="float">
            <text:p>14.3484</text:p>
          </table:table-cell>
          <table:table-cell table:formula="of:=SQRT([.B1589]*[.B1589]+[.C1589]*[.C1589])" office:value-type="float" office:value="406.180509024695" calcext:value-type="float">
            <text:p>406.180509024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25 UTC</text:p>
          </table:table-cell>
          <table:table-cell office:value-type="float" office:value="405.932" calcext:value-type="float">
            <text:p>405.932</text:p>
          </table:table-cell>
          <table:table-cell office:value-type="float" office:value="14.3952" calcext:value-type="float">
            <text:p>14.3952</text:p>
          </table:table-cell>
          <table:table-cell table:formula="of:=SQRT([.B1590]*[.B1590]+[.C1590]*[.C1590])" office:value-type="float" office:value="406.187161794954" calcext:value-type="float">
            <text:p>406.187161794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30 UTC</text:p>
          </table:table-cell>
          <table:table-cell office:value-type="float" office:value="405.936" calcext:value-type="float">
            <text:p>405.936</text:p>
          </table:table-cell>
          <table:table-cell office:value-type="float" office:value="14.442" calcext:value-type="float">
            <text:p>14.442</text:p>
          </table:table-cell>
          <table:table-cell table:formula="of:=SQRT([.B1591]*[.B1591]+[.C1591]*[.C1591])" office:value-type="float" office:value="406.192820542166" calcext:value-type="float">
            <text:p>406.192820542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35 UTC</text:p>
          </table:table-cell>
          <table:table-cell office:value-type="float" office:value="405.941" calcext:value-type="float">
            <text:p>405.941</text:p>
          </table:table-cell>
          <table:table-cell office:value-type="float" office:value="14.4887" calcext:value-type="float">
            <text:p>14.4887</text:p>
          </table:table-cell>
          <table:table-cell table:formula="of:=SQRT([.B1592]*[.B1592]+[.C1592]*[.C1592])" office:value-type="float" office:value="406.199480438725" calcext:value-type="float">
            <text:p>406.199480438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40 UTC</text:p>
          </table:table-cell>
          <table:table-cell office:value-type="float" office:value="405.945" calcext:value-type="float">
            <text:p>405.945</text:p>
          </table:table-cell>
          <table:table-cell office:value-type="float" office:value="14.5354" calcext:value-type="float">
            <text:p>14.5354</text:p>
          </table:table-cell>
          <table:table-cell table:formula="of:=SQRT([.B1593]*[.B1593]+[.C1593]*[.C1593])" office:value-type="float" office:value="406.205146296991" calcext:value-type="float">
            <text:p>406.205146296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45 UTC</text:p>
          </table:table-cell>
          <table:table-cell office:value-type="float" office:value="405.95" calcext:value-type="float">
            <text:p>405.95</text:p>
          </table:table-cell>
          <table:table-cell office:value-type="float" office:value="14.5822" calcext:value-type="float">
            <text:p>14.5822</text:p>
          </table:table-cell>
          <table:table-cell table:formula="of:=SQRT([.B1594]*[.B1594]+[.C1594]*[.C1594])" office:value-type="float" office:value="406.211820429736" calcext:value-type="float">
            <text:p>406.211820429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50 UTC</text:p>
          </table:table-cell>
          <table:table-cell office:value-type="float" office:value="405.955" calcext:value-type="float">
            <text:p>405.955</text:p>
          </table:table-cell>
          <table:table-cell office:value-type="float" office:value="14.6289" calcext:value-type="float">
            <text:p>14.6289</text:p>
          </table:table-cell>
          <table:table-cell table:formula="of:=SQRT([.B1595]*[.B1595]+[.C1595]*[.C1595])" office:value-type="float" office:value="406.218496304895" calcext:value-type="float">
            <text:p>406.218496304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2:55 UTC</text:p>
          </table:table-cell>
          <table:table-cell office:value-type="float" office:value="405.959" calcext:value-type="float">
            <text:p>405.959</text:p>
          </table:table-cell>
          <table:table-cell office:value-type="float" office:value="14.6756" calcext:value-type="float">
            <text:p>14.6756</text:p>
          </table:table-cell>
          <table:table-cell table:formula="of:=SQRT([.B1596]*[.B1596]+[.C1596]*[.C1596])" office:value-type="float" office:value="406.224178153344" calcext:value-type="float">
            <text:p>406.224178153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97]*[.B1597]+[.C1597]*[.C15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98]*[.B1598]+[.C1598]*[.C15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599]*[.B1599]+[.C1599]*[.C15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0]*[.B1600]+[.C1600]*[.C16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1]*[.B1601]+[.C1601]*[.C16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2]*[.B1602]+[.C1602]*[.C16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3]*[.B1603]+[.C1603]*[.C16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4]*[.B1604]+[.C1604]*[.C16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5]*[.B1605]+[.C1605]*[.C16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6]*[.B1606]+[.C1606]*[.C16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7]*[.B1607]+[.C1607]*[.C16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8]*[.B1608]+[.C1608]*[.C16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09]*[.B1609]+[.C1609]*[.C16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0]*[.B1610]+[.C1610]*[.C16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1]*[.B1611]+[.C1611]*[.C16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2]*[.B1612]+[.C1612]*[.C16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3]*[.B1613]+[.C1613]*[.C16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4]*[.B1614]+[.C1614]*[.C16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5]*[.B1615]+[.C1615]*[.C16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6]*[.B1616]+[.C1616]*[.C16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7]*[.B1617]+[.C1617]*[.C16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8]*[.B1618]+[.C1618]*[.C16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19]*[.B1619]+[.C1619]*[.C16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20]*[.B1620]+[.C1620]*[.C16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21]*[.B1621]+[.C1621]*[.C16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05 UTC</text:p>
          </table:table-cell>
          <table:table-cell office:value-type="float" office:value="405.531" calcext:value-type="float">
            <text:p>405.531</text:p>
          </table:table-cell>
          <table:table-cell office:value-type="float" office:value="10.8859" calcext:value-type="float">
            <text:p>10.8859</text:p>
          </table:table-cell>
          <table:table-cell table:formula="of:=SQRT([.B1622]*[.B1622]+[.C1622]*[.C1622])" office:value-type="float" office:value="405.677081901122" calcext:value-type="float">
            <text:p>405.677081901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10 UTC</text:p>
          </table:table-cell>
          <table:table-cell office:value-type="float" office:value="405.537" calcext:value-type="float">
            <text:p>405.537</text:p>
          </table:table-cell>
          <table:table-cell office:value-type="float" office:value="10.9317" calcext:value-type="float">
            <text:p>10.9317</text:p>
          </table:table-cell>
          <table:table-cell table:formula="of:=SQRT([.B1623]*[.B1623]+[.C1623]*[.C1623])" office:value-type="float" office:value="405.684311298687" calcext:value-type="float">
            <text:p>405.684311298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15 UTC</text:p>
          </table:table-cell>
          <table:table-cell office:value-type="float" office:value="405.542" calcext:value-type="float">
            <text:p>405.542</text:p>
          </table:table-cell>
          <table:table-cell office:value-type="float" office:value="10.9775" calcext:value-type="float">
            <text:p>10.9775</text:p>
          </table:table-cell>
          <table:table-cell table:formula="of:=SQRT([.B1624]*[.B1624]+[.C1624]*[.C1624])" office:value-type="float" office:value="405.690546192846" calcext:value-type="float">
            <text:p>405.690546192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20 UTC</text:p>
          </table:table-cell>
          <table:table-cell office:value-type="float" office:value="405.547" calcext:value-type="float">
            <text:p>405.547</text:p>
          </table:table-cell>
          <table:table-cell office:value-type="float" office:value="11.0231" calcext:value-type="float">
            <text:p>11.0231</text:p>
          </table:table-cell>
          <table:table-cell table:formula="of:=SQRT([.B1625]*[.B1625]+[.C1625]*[.C1625])" office:value-type="float" office:value="405.696780789064" calcext:value-type="float">
            <text:p>405.696780789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25 UTC</text:p>
          </table:table-cell>
          <table:table-cell office:value-type="float" office:value="405.552" calcext:value-type="float">
            <text:p>405.552</text:p>
          </table:table-cell>
          <table:table-cell office:value-type="float" office:value="11.0687" calcext:value-type="float">
            <text:p>11.0687</text:p>
          </table:table-cell>
          <table:table-cell table:formula="of:=SQRT([.B1626]*[.B1626]+[.C1626]*[.C1626])" office:value-type="float" office:value="405.703020476419" calcext:value-type="float">
            <text:p>405.703020476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30 UTC</text:p>
          </table:table-cell>
          <table:table-cell office:value-type="float" office:value="405.557" calcext:value-type="float">
            <text:p>405.557</text:p>
          </table:table-cell>
          <table:table-cell office:value-type="float" office:value="11.1143" calcext:value-type="float">
            <text:p>11.1143</text:p>
          </table:table-cell>
          <table:table-cell table:formula="of:=SQRT([.B1627]*[.B1627]+[.C1627]*[.C1627])" office:value-type="float" office:value="405.709265254677" calcext:value-type="float">
            <text:p>405.709265254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35 UTC</text:p>
          </table:table-cell>
          <table:table-cell office:value-type="float" office:value="405.562" calcext:value-type="float">
            <text:p>405.562</text:p>
          </table:table-cell>
          <table:table-cell office:value-type="float" office:value="11.1597" calcext:value-type="float">
            <text:p>11.1597</text:p>
          </table:table-cell>
          <table:table-cell table:formula="of:=SQRT([.B1628]*[.B1628]+[.C1628]*[.C1628])" office:value-type="float" office:value="405.715509622309" calcext:value-type="float">
            <text:p>405.715509622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40 UTC</text:p>
          </table:table-cell>
          <table:table-cell office:value-type="float" office:value="405.567" calcext:value-type="float">
            <text:p>405.567</text:p>
          </table:table-cell>
          <table:table-cell office:value-type="float" office:value="11.2051" calcext:value-type="float">
            <text:p>11.2051</text:p>
          </table:table-cell>
          <table:table-cell table:formula="of:=SQRT([.B1629]*[.B1629]+[.C1629]*[.C1629])" office:value-type="float" office:value="405.721759035685" calcext:value-type="float">
            <text:p>405.721759035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45 UTC</text:p>
          </table:table-cell>
          <table:table-cell office:value-type="float" office:value="405.572" calcext:value-type="float">
            <text:p>405.572</text:p>
          </table:table-cell>
          <table:table-cell office:value-type="float" office:value="11.2504" calcext:value-type="float">
            <text:p>11.2504</text:p>
          </table:table-cell>
          <table:table-cell table:formula="of:=SQRT([.B1630]*[.B1630]+[.C1630]*[.C1630])" office:value-type="float" office:value="405.728010721666" calcext:value-type="float">
            <text:p>405.728010721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50 UTC</text:p>
          </table:table-cell>
          <table:table-cell office:value-type="float" office:value="405.577" calcext:value-type="float">
            <text:p>405.577</text:p>
          </table:table-cell>
          <table:table-cell office:value-type="float" office:value="11.2956" calcext:value-type="float">
            <text:p>11.2956</text:p>
          </table:table-cell>
          <table:table-cell table:formula="of:=SQRT([.B1631]*[.B1631]+[.C1631]*[.C1631])" office:value-type="float" office:value="405.734264646653" calcext:value-type="float">
            <text:p>405.734264646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5:55 UTC</text:p>
          </table:table-cell>
          <table:table-cell office:value-type="float" office:value="405.582" calcext:value-type="float">
            <text:p>405.582</text:p>
          </table:table-cell>
          <table:table-cell office:value-type="float" office:value="11.3407" calcext:value-type="float">
            <text:p>11.3407</text:p>
          </table:table-cell>
          <table:table-cell table:formula="of:=SQRT([.B1632]*[.B1632]+[.C1632]*[.C1632])" office:value-type="float" office:value="405.740520777122" calcext:value-type="float">
            <text:p>405.740520777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3]*[.B1633]+[.C1633]*[.C16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4]*[.B1634]+[.C1634]*[.C16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5]*[.B1635]+[.C1635]*[.C16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6]*[.B1636]+[.C1636]*[.C16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7]*[.B1637]+[.C1637]*[.C16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8]*[.B1638]+[.C1638]*[.C16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39]*[.B1639]+[.C1639]*[.C16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0]*[.B1640]+[.C1640]*[.C16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1]*[.B1641]+[.C1641]*[.C16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2]*[.B1642]+[.C1642]*[.C16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3]*[.B1643]+[.C1643]*[.C16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4]*[.B1644]+[.C1644]*[.C16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5]*[.B1645]+[.C1645]*[.C16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6]*[.B1646]+[.C1646]*[.C16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7]*[.B1647]+[.C1647]*[.C16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8]*[.B1648]+[.C1648]*[.C16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49]*[.B1649]+[.C1649]*[.C16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0]*[.B1650]+[.C1650]*[.C16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1]*[.B1651]+[.C1651]*[.C16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2]*[.B1652]+[.C1652]*[.C16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3]*[.B1653]+[.C1653]*[.C16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4]*[.B1654]+[.C1654]*[.C16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5]*[.B1655]+[.C1655]*[.C16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6]*[.B1656]+[.C1656]*[.C16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57]*[.B1657]+[.C1657]*[.C16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05 UTC</text:p>
          </table:table-cell>
          <table:table-cell office:value-type="float" office:value="411.122" calcext:value-type="float">
            <text:p>411.122</text:p>
          </table:table-cell>
          <table:table-cell office:value-type="float" office:value="17.4074" calcext:value-type="float">
            <text:p>17.4074</text:p>
          </table:table-cell>
          <table:table-cell table:formula="of:=SQRT([.B1658]*[.B1658]+[.C1658]*[.C1658])" office:value-type="float" office:value="411.490360104292" calcext:value-type="float">
            <text:p>411.49036010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10 UTC</text:p>
          </table:table-cell>
          <table:table-cell office:value-type="float" office:value="411.258" calcext:value-type="float">
            <text:p>411.258</text:p>
          </table:table-cell>
          <table:table-cell office:value-type="float" office:value="17.5817" calcext:value-type="float">
            <text:p>17.5817</text:p>
          </table:table-cell>
          <table:table-cell table:formula="of:=SQRT([.B1659]*[.B1659]+[.C1659]*[.C1659])" office:value-type="float" office:value="411.633646266787" calcext:value-type="float">
            <text:p>411.633646266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15 UTC</text:p>
          </table:table-cell>
          <table:table-cell office:value-type="float" office:value="411.394" calcext:value-type="float">
            <text:p>411.394</text:p>
          </table:table-cell>
          <table:table-cell office:value-type="float" office:value="17.756" calcext:value-type="float">
            <text:p>17.756</text:p>
          </table:table-cell>
          <table:table-cell table:formula="of:=SQRT([.B1660]*[.B1660]+[.C1660]*[.C1660])" office:value-type="float" office:value="411.777001266462" calcext:value-type="float">
            <text:p>411.777001266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20 UTC</text:p>
          </table:table-cell>
          <table:table-cell office:value-type="float" office:value="411.529" calcext:value-type="float">
            <text:p>411.529</text:p>
          </table:table-cell>
          <table:table-cell office:value-type="float" office:value="17.9303" calcext:value-type="float">
            <text:p>17.9303</text:p>
          </table:table-cell>
          <table:table-cell table:formula="of:=SQRT([.B1661]*[.B1661]+[.C1661]*[.C1661])" office:value-type="float" office:value="411.919425979268" calcext:value-type="float">
            <text:p>411.919425979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25 UTC</text:p>
          </table:table-cell>
          <table:table-cell office:value-type="float" office:value="411.664" calcext:value-type="float">
            <text:p>411.664</text:p>
          </table:table-cell>
          <table:table-cell office:value-type="float" office:value="18.1045" calcext:value-type="float">
            <text:p>18.1045</text:p>
          </table:table-cell>
          <table:table-cell table:formula="of:=SQRT([.B1662]*[.B1662]+[.C1662]*[.C1662])" office:value-type="float" office:value="412.061915027645" calcext:value-type="float">
            <text:p>412.061915027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30 UTC</text:p>
          </table:table-cell>
          <table:table-cell office:value-type="float" office:value="411.799" calcext:value-type="float">
            <text:p>411.799</text:p>
          </table:table-cell>
          <table:table-cell office:value-type="float" office:value="18.2787" calcext:value-type="float">
            <text:p>18.2787</text:p>
          </table:table-cell>
          <table:table-cell table:formula="of:=SQRT([.B1663]*[.B1663]+[.C1663]*[.C1663])" office:value-type="float" office:value="412.204472652457" calcext:value-type="float">
            <text:p>412.204472652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35 UTC</text:p>
          </table:table-cell>
          <table:table-cell office:value-type="float" office:value="411.934" calcext:value-type="float">
            <text:p>411.934</text:p>
          </table:table-cell>
          <table:table-cell office:value-type="float" office:value="18.4529" calcext:value-type="float">
            <text:p>18.4529</text:p>
          </table:table-cell>
          <table:table-cell table:formula="of:=SQRT([.B1664]*[.B1664]+[.C1664]*[.C1664])" office:value-type="float" office:value="412.347098782579" calcext:value-type="float">
            <text:p>412.347098782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40 UTC</text:p>
          </table:table-cell>
          <table:table-cell office:value-type="float" office:value="412.068" calcext:value-type="float">
            <text:p>412.068</text:p>
          </table:table-cell>
          <table:table-cell office:value-type="float" office:value="18.6271" calcext:value-type="float">
            <text:p>18.6271</text:p>
          </table:table-cell>
          <table:table-cell table:formula="of:=SQRT([.B1665]*[.B1665]+[.C1665]*[.C1665])" office:value-type="float" office:value="412.488794367083" calcext:value-type="float">
            <text:p>412.488794367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45 UTC</text:p>
          </table:table-cell>
          <table:table-cell office:value-type="float" office:value="412.203" calcext:value-type="float">
            <text:p>412.203</text:p>
          </table:table-cell>
          <table:table-cell office:value-type="float" office:value="18.8013" calcext:value-type="float">
            <text:p>18.8013</text:p>
          </table:table-cell>
          <table:table-cell table:formula="of:=SQRT([.B1666]*[.B1666]+[.C1666]*[.C1666])" office:value-type="float" office:value="412.631557313168" calcext:value-type="float">
            <text:p>412.631557313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50 UTC</text:p>
          </table:table-cell>
          <table:table-cell office:value-type="float" office:value="412.337" calcext:value-type="float">
            <text:p>412.337</text:p>
          </table:table-cell>
          <table:table-cell office:value-type="float" office:value="18.9755" calcext:value-type="float">
            <text:p>18.9755</text:p>
          </table:table-cell>
          <table:table-cell table:formula="of:=SQRT([.B1667]*[.B1667]+[.C1667]*[.C1667])" office:value-type="float" office:value="412.773389608935" calcext:value-type="float">
            <text:p>412.773389608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8:55 UTC</text:p>
          </table:table-cell>
          <table:table-cell office:value-type="float" office:value="412.47" calcext:value-type="float">
            <text:p>412.47</text:p>
          </table:table-cell>
          <table:table-cell office:value-type="float" office:value="19.1496" calcext:value-type="float">
            <text:p>19.1496</text:p>
          </table:table-cell>
          <table:table-cell table:formula="of:=SQRT([.B1668]*[.B1668]+[.C1668]*[.C1668])" office:value-type="float" office:value="412.914286602147" calcext:value-type="float">
            <text:p>412.914286602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69]*[.B1669]+[.C1669]*[.C16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0]*[.B1670]+[.C1670]*[.C16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1]*[.B1671]+[.C1671]*[.C16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2]*[.B1672]+[.C1672]*[.C16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3]*[.B1673]+[.C1673]*[.C16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4]*[.B1674]+[.C1674]*[.C16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5]*[.B1675]+[.C1675]*[.C16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6]*[.B1676]+[.C1676]*[.C16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7]*[.B1677]+[.C1677]*[.C16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8]*[.B1678]+[.C1678]*[.C16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79]*[.B1679]+[.C1679]*[.C16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1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0]*[.B1680]+[.C1680]*[.C16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1]*[.B1681]+[.C1681]*[.C16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2]*[.B1682]+[.C1682]*[.C16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3]*[.B1683]+[.C1683]*[.C16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4]*[.B1684]+[.C1684]*[.C16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5]*[.B1685]+[.C1685]*[.C16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6]*[.B1686]+[.C1686]*[.C16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7]*[.B1687]+[.C1687]*[.C16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8]*[.B1688]+[.C1688]*[.C16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89]*[.B1689]+[.C1689]*[.C16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90]*[.B1690]+[.C1690]*[.C16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91]*[.B1691]+[.C1691]*[.C16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92]*[.B1692]+[.C1692]*[.C16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693]*[.B1693]+[.C1693]*[.C16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05 UTC</text:p>
          </table:table-cell>
          <table:table-cell office:value-type="float" office:value="405.743" calcext:value-type="float">
            <text:p>405.743</text:p>
          </table:table-cell>
          <table:table-cell office:value-type="float" office:value="12.7677" calcext:value-type="float">
            <text:p>12.7677</text:p>
          </table:table-cell>
          <table:table-cell table:formula="of:=SQRT([.B1694]*[.B1694]+[.C1694]*[.C1694])" office:value-type="float" office:value="405.94383381484" calcext:value-type="float">
            <text:p>405.94383381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10 UTC</text:p>
          </table:table-cell>
          <table:table-cell office:value-type="float" office:value="405.748" calcext:value-type="float">
            <text:p>405.748</text:p>
          </table:table-cell>
          <table:table-cell office:value-type="float" office:value="12.8138" calcext:value-type="float">
            <text:p>12.8138</text:p>
          </table:table-cell>
          <table:table-cell table:formula="of:=SQRT([.B1695]*[.B1695]+[.C1695]*[.C1695])" office:value-type="float" office:value="405.950283870377" calcext:value-type="float">
            <text:p>405.950283870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15 UTC</text:p>
          </table:table-cell>
          <table:table-cell office:value-type="float" office:value="405.753" calcext:value-type="float">
            <text:p>405.753</text:p>
          </table:table-cell>
          <table:table-cell office:value-type="float" office:value="12.8598" calcext:value-type="float">
            <text:p>12.8598</text:p>
          </table:table-cell>
          <table:table-cell table:formula="of:=SQRT([.B1696]*[.B1696]+[.C1696]*[.C1696])" office:value-type="float" office:value="405.956735952293" calcext:value-type="float">
            <text:p>405.956735952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20 UTC</text:p>
          </table:table-cell>
          <table:table-cell office:value-type="float" office:value="405.757" calcext:value-type="float">
            <text:p>405.757</text:p>
          </table:table-cell>
          <table:table-cell office:value-type="float" office:value="12.9058" calcext:value-type="float">
            <text:p>12.9058</text:p>
          </table:table-cell>
          <table:table-cell table:formula="of:=SQRT([.B1697]*[.B1697]+[.C1697]*[.C1697])" office:value-type="float" office:value="405.962193710991" calcext:value-type="float">
            <text:p>405.962193710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25 UTC</text:p>
          </table:table-cell>
          <table:table-cell office:value-type="float" office:value="405.761" calcext:value-type="float">
            <text:p>405.761</text:p>
          </table:table-cell>
          <table:table-cell office:value-type="float" office:value="12.9518" calcext:value-type="float">
            <text:p>12.9518</text:p>
          </table:table-cell>
          <table:table-cell table:formula="of:=SQRT([.B1698]*[.B1698]+[.C1698]*[.C1698])" office:value-type="float" office:value="405.967656647965" calcext:value-type="float">
            <text:p>405.967656647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30 UTC</text:p>
          </table:table-cell>
          <table:table-cell office:value-type="float" office:value="405.766" calcext:value-type="float">
            <text:p>405.766</text:p>
          </table:table-cell>
          <table:table-cell office:value-type="float" office:value="12.9977" calcext:value-type="float">
            <text:p>12.9977</text:p>
          </table:table-cell>
          <table:table-cell table:formula="of:=SQRT([.B1699]*[.B1699]+[.C1699]*[.C1699])" office:value-type="float" office:value="405.974121048731" calcext:value-type="float">
            <text:p>405.974121048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35 UTC</text:p>
          </table:table-cell>
          <table:table-cell office:value-type="float" office:value="405.77" calcext:value-type="float">
            <text:p>405.77</text:p>
          </table:table-cell>
          <table:table-cell office:value-type="float" office:value="13.0436" calcext:value-type="float">
            <text:p>13.0436</text:p>
          </table:table-cell>
          <table:table-cell table:formula="of:=SQRT([.B1700]*[.B1700]+[.C1700]*[.C1700])" office:value-type="float" office:value="405.979591113839" calcext:value-type="float">
            <text:p>405.97959111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40 UTC</text:p>
          </table:table-cell>
          <table:table-cell office:value-type="float" office:value="405.775" calcext:value-type="float">
            <text:p>405.775</text:p>
          </table:table-cell>
          <table:table-cell office:value-type="float" office:value="13.0895" calcext:value-type="float">
            <text:p>13.0895</text:p>
          </table:table-cell>
          <table:table-cell table:formula="of:=SQRT([.B1701]*[.B1701]+[.C1701]*[.C1701])" office:value-type="float" office:value="405.986065814148" calcext:value-type="float">
            <text:p>405.986065814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45 UTC</text:p>
          </table:table-cell>
          <table:table-cell office:value-type="float" office:value="405.779" calcext:value-type="float">
            <text:p>405.779</text:p>
          </table:table-cell>
          <table:table-cell office:value-type="float" office:value="13.1353" calcext:value-type="float">
            <text:p>13.1353</text:p>
          </table:table-cell>
          <table:table-cell table:formula="of:=SQRT([.B1702]*[.B1702]+[.C1702]*[.C1702])" office:value-type="float" office:value="405.991542950207" calcext:value-type="float">
            <text:p>405.991542950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50 UTC</text:p>
          </table:table-cell>
          <table:table-cell office:value-type="float" office:value="405.783" calcext:value-type="float">
            <text:p>405.783</text:p>
          </table:table-cell>
          <table:table-cell office:value-type="float" office:value="13.1811" calcext:value-type="float">
            <text:p>13.1811</text:p>
          </table:table-cell>
          <table:table-cell table:formula="of:=SQRT([.B1703]*[.B1703]+[.C1703]*[.C1703])" office:value-type="float" office:value="405.997025218425" calcext:value-type="float">
            <text:p>405.997025218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1:55 UTC</text:p>
          </table:table-cell>
          <table:table-cell office:value-type="float" office:value="405.788" calcext:value-type="float">
            <text:p>405.788</text:p>
          </table:table-cell>
          <table:table-cell office:value-type="float" office:value="13.2269" calcext:value-type="float">
            <text:p>13.2269</text:p>
          </table:table-cell>
          <table:table-cell table:formula="of:=SQRT([.B1704]*[.B1704]+[.C1704]*[.C1704])" office:value-type="float" office:value="406.003512087777" calcext:value-type="float">
            <text:p>406.003512087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5]*[.B1705]+[.C1705]*[.C17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6]*[.B1706]+[.C1706]*[.C17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7]*[.B1707]+[.C1707]*[.C17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8]*[.B1708]+[.C1708]*[.C17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09]*[.B1709]+[.C1709]*[.C17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0]*[.B1710]+[.C1710]*[.C17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1]*[.B1711]+[.C1711]*[.C17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2]*[.B1712]+[.C1712]*[.C17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3]*[.B1713]+[.C1713]*[.C17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4]*[.B1714]+[.C1714]*[.C17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5]*[.B1715]+[.C1715]*[.C17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6]*[.B1716]+[.C1716]*[.C17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7]*[.B1717]+[.C1717]*[.C17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8]*[.B1718]+[.C1718]*[.C17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19]*[.B1719]+[.C1719]*[.C17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0]*[.B1720]+[.C1720]*[.C17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1]*[.B1721]+[.C1721]*[.C17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2]*[.B1722]+[.C1722]*[.C17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3]*[.B1723]+[.C1723]*[.C17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4]*[.B1724]+[.C1724]*[.C17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5]*[.B1725]+[.C1725]*[.C17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6]*[.B1726]+[.C1726]*[.C17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7]*[.B1727]+[.C1727]*[.C17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8]*[.B1728]+[.C1728]*[.C17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29]*[.B1729]+[.C1729]*[.C17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05 UTC</text:p>
          </table:table-cell>
          <table:table-cell office:value-type="float" office:value="405.793" calcext:value-type="float">
            <text:p>405.793</text:p>
          </table:table-cell>
          <table:table-cell office:value-type="float" office:value="13.2326" calcext:value-type="float">
            <text:p>13.2326</text:p>
          </table:table-cell>
          <table:table-cell table:formula="of:=SQRT([.B1730]*[.B1730]+[.C1730]*[.C1730])" office:value-type="float" office:value="406.008695167678" calcext:value-type="float">
            <text:p>406.008695167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10 UTC</text:p>
          </table:table-cell>
          <table:table-cell office:value-type="float" office:value="405.798" calcext:value-type="float">
            <text:p>405.798</text:p>
          </table:table-cell>
          <table:table-cell office:value-type="float" office:value="13.2785" calcext:value-type="float">
            <text:p>13.2785</text:p>
          </table:table-cell>
          <table:table-cell table:formula="of:=SQRT([.B1731]*[.B1731]+[.C1731]*[.C1731])" office:value-type="float" office:value="406.015191053549" calcext:value-type="float">
            <text:p>406.015191053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15 UTC</text:p>
          </table:table-cell>
          <table:table-cell office:value-type="float" office:value="405.802" calcext:value-type="float">
            <text:p>405.802</text:p>
          </table:table-cell>
          <table:table-cell office:value-type="float" office:value="13.3244" calcext:value-type="float">
            <text:p>13.3244</text:p>
          </table:table-cell>
          <table:table-cell table:formula="of:=SQRT([.B1732]*[.B1732]+[.C1732]*[.C1732])" office:value-type="float" office:value="406.0206926246" calcext:value-type="float">
            <text:p>406.0206926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20 UTC</text:p>
          </table:table-cell>
          <table:table-cell office:value-type="float" office:value="405.806" calcext:value-type="float">
            <text:p>405.806</text:p>
          </table:table-cell>
          <table:table-cell office:value-type="float" office:value="13.3703" calcext:value-type="float">
            <text:p>13.3703</text:p>
          </table:table-cell>
          <table:table-cell table:formula="of:=SQRT([.B1733]*[.B1733]+[.C1733]*[.C1733])" office:value-type="float" office:value="406.026199349365" calcext:value-type="float">
            <text:p>406.026199349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25 UTC</text:p>
          </table:table-cell>
          <table:table-cell office:value-type="float" office:value="405.811" calcext:value-type="float">
            <text:p>405.811</text:p>
          </table:table-cell>
          <table:table-cell office:value-type="float" office:value="13.4161" calcext:value-type="float">
            <text:p>13.4161</text:p>
          </table:table-cell>
          <table:table-cell table:formula="of:=SQRT([.B1734]*[.B1734]+[.C1734]*[.C1734])" office:value-type="float" office:value="406.032707377386" calcext:value-type="float">
            <text:p>406.032707377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30 UTC</text:p>
          </table:table-cell>
          <table:table-cell office:value-type="float" office:value="405.815" calcext:value-type="float">
            <text:p>405.815</text:p>
          </table:table-cell>
          <table:table-cell office:value-type="float" office:value="13.4619" calcext:value-type="float">
            <text:p>13.4619</text:p>
          </table:table-cell>
          <table:table-cell table:formula="of:=SQRT([.B1735]*[.B1735]+[.C1735]*[.C1735])" office:value-type="float" office:value="406.038221078521" calcext:value-type="float">
            <text:p>406.038221078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35 UTC</text:p>
          </table:table-cell>
          <table:table-cell office:value-type="float" office:value="405.819" calcext:value-type="float">
            <text:p>405.819</text:p>
          </table:table-cell>
          <table:table-cell office:value-type="float" office:value="13.5077" calcext:value-type="float">
            <text:p>13.5077</text:p>
          </table:table-cell>
          <table:table-cell table:formula="of:=SQRT([.B1736]*[.B1736]+[.C1736]*[.C1736])" office:value-type="float" office:value="406.043739910234" calcext:value-type="float">
            <text:p>406.043739910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40 UTC</text:p>
          </table:table-cell>
          <table:table-cell office:value-type="float" office:value="405.824" calcext:value-type="float">
            <text:p>405.824</text:p>
          </table:table-cell>
          <table:table-cell office:value-type="float" office:value="13.5535" calcext:value-type="float">
            <text:p>13.5535</text:p>
          </table:table-cell>
          <table:table-cell table:formula="of:=SQRT([.B1737]*[.B1737]+[.C1737]*[.C1737])" office:value-type="float" office:value="406.050263315085" calcext:value-type="float">
            <text:p>406.050263315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45 UTC</text:p>
          </table:table-cell>
          <table:table-cell office:value-type="float" office:value="405.828" calcext:value-type="float">
            <text:p>405.828</text:p>
          </table:table-cell>
          <table:table-cell office:value-type="float" office:value="13.5992" calcext:value-type="float">
            <text:p>13.5992</text:p>
          </table:table-cell>
          <table:table-cell table:formula="of:=SQRT([.B1738]*[.B1738]+[.C1738]*[.C1738])" office:value-type="float" office:value="406.05578905446" calcext:value-type="float">
            <text:p>406.05578905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50 UTC</text:p>
          </table:table-cell>
          <table:table-cell office:value-type="float" office:value="405.832" calcext:value-type="float">
            <text:p>405.832</text:p>
          </table:table-cell>
          <table:table-cell office:value-type="float" office:value="13.6449" calcext:value-type="float">
            <text:p>13.6449</text:p>
          </table:table-cell>
          <table:table-cell table:formula="of:=SQRT([.B1739]*[.B1739]+[.C1739]*[.C1739])" office:value-type="float" office:value="406.06131990133" calcext:value-type="float">
            <text:p>406.06131990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4:55 UTC</text:p>
          </table:table-cell>
          <table:table-cell office:value-type="float" office:value="405.836" calcext:value-type="float">
            <text:p>405.836</text:p>
          </table:table-cell>
          <table:table-cell office:value-type="float" office:value="13.6906" calcext:value-type="float">
            <text:p>13.6906</text:p>
          </table:table-cell>
          <table:table-cell table:formula="of:=SQRT([.B1740]*[.B1740]+[.C1740]*[.C1740])" office:value-type="float" office:value="406.066855855486" calcext:value-type="float">
            <text:p>406.066855855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1]*[.B1741]+[.C1741]*[.C17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2]*[.B1742]+[.C1742]*[.C17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3]*[.B1743]+[.C1743]*[.C17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4]*[.B1744]+[.C1744]*[.C17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5]*[.B1745]+[.C1745]*[.C17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6]*[.B1746]+[.C1746]*[.C17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7]*[.B1747]+[.C1747]*[.C17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8]*[.B1748]+[.C1748]*[.C17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49]*[.B1749]+[.C1749]*[.C17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0]*[.B1750]+[.C1750]*[.C17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1]*[.B1751]+[.C1751]*[.C17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2]*[.B1752]+[.C1752]*[.C17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3]*[.B1753]+[.C1753]*[.C17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4]*[.B1754]+[.C1754]*[.C17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5]*[.B1755]+[.C1755]*[.C17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6]*[.B1756]+[.C1756]*[.C17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7]*[.B1757]+[.C1757]*[.C17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8]*[.B1758]+[.C1758]*[.C17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59]*[.B1759]+[.C1759]*[.C17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0]*[.B1760]+[.C1760]*[.C17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1]*[.B1761]+[.C1761]*[.C17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2]*[.B1762]+[.C1762]*[.C17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3]*[.B1763]+[.C1763]*[.C17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4]*[.B1764]+[.C1764]*[.C17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65]*[.B1765]+[.C1765]*[.C17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05 UTC</text:p>
          </table:table-cell>
          <table:table-cell office:value-type="float" office:value="407.933" calcext:value-type="float">
            <text:p>407.933</text:p>
          </table:table-cell>
          <table:table-cell office:value-type="float" office:value="14.904" calcext:value-type="float">
            <text:p>14.904</text:p>
          </table:table-cell>
          <table:table-cell table:formula="of:=SQRT([.B1766]*[.B1766]+[.C1766]*[.C1766])" office:value-type="float" office:value="408.20517109047" calcext:value-type="float">
            <text:p>408.20517109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10 UTC</text:p>
          </table:table-cell>
          <table:table-cell office:value-type="float" office:value="408.012" calcext:value-type="float">
            <text:p>408.012</text:p>
          </table:table-cell>
          <table:table-cell office:value-type="float" office:value="15.0524" calcext:value-type="float">
            <text:p>15.0524</text:p>
          </table:table-cell>
          <table:table-cell table:formula="of:=SQRT([.B1767]*[.B1767]+[.C1767]*[.C1767])" office:value-type="float" office:value="408.289562553049" calcext:value-type="float">
            <text:p>408.289562553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15 UTC</text:p>
          </table:table-cell>
          <table:table-cell office:value-type="float" office:value="408.09" calcext:value-type="float">
            <text:p>408.09</text:p>
          </table:table-cell>
          <table:table-cell office:value-type="float" office:value="15.2007" calcext:value-type="float">
            <text:p>15.2007</text:p>
          </table:table-cell>
          <table:table-cell table:formula="of:=SQRT([.B1768]*[.B1768]+[.C1768]*[.C1768])" office:value-type="float" office:value="408.373002756659" calcext:value-type="float">
            <text:p>408.373002756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20 UTC</text:p>
          </table:table-cell>
          <table:table-cell office:value-type="float" office:value="408.168" calcext:value-type="float">
            <text:p>408.168</text:p>
          </table:table-cell>
          <table:table-cell office:value-type="float" office:value="15.349" calcext:value-type="float">
            <text:p>15.349</text:p>
          </table:table-cell>
          <table:table-cell table:formula="of:=SQRT([.B1769]*[.B1769]+[.C1769]*[.C1769])" office:value-type="float" office:value="408.456494653959" calcext:value-type="float">
            <text:p>408.456494653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25 UTC</text:p>
          </table:table-cell>
          <table:table-cell office:value-type="float" office:value="408.246" calcext:value-type="float">
            <text:p>408.246</text:p>
          </table:table-cell>
          <table:table-cell office:value-type="float" office:value="15.4972" calcext:value-type="float">
            <text:p>15.4972</text:p>
          </table:table-cell>
          <table:table-cell table:formula="of:=SQRT([.B1770]*[.B1770]+[.C1770]*[.C1770])" office:value-type="float" office:value="408.540034419933" calcext:value-type="float">
            <text:p>408.540034419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30 UTC</text:p>
          </table:table-cell>
          <table:table-cell office:value-type="float" office:value="408.324" calcext:value-type="float">
            <text:p>408.324</text:p>
          </table:table-cell>
          <table:table-cell office:value-type="float" office:value="15.6454" calcext:value-type="float">
            <text:p>15.6454</text:p>
          </table:table-cell>
          <table:table-cell table:formula="of:=SQRT([.B1771]*[.B1771]+[.C1771]*[.C1771])" office:value-type="float" office:value="408.623625745208" calcext:value-type="float">
            <text:p>408.623625745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35 UTC</text:p>
          </table:table-cell>
          <table:table-cell office:value-type="float" office:value="408.402" calcext:value-type="float">
            <text:p>408.402</text:p>
          </table:table-cell>
          <table:table-cell office:value-type="float" office:value="15.7935" calcext:value-type="float">
            <text:p>15.7935</text:p>
          </table:table-cell>
          <table:table-cell table:formula="of:=SQRT([.B1772]*[.B1772]+[.C1772]*[.C1772])" office:value-type="float" office:value="408.70726473388" calcext:value-type="float">
            <text:p>408.70726473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40 UTC</text:p>
          </table:table-cell>
          <table:table-cell office:value-type="float" office:value="408.479" calcext:value-type="float">
            <text:p>408.479</text:p>
          </table:table-cell>
          <table:table-cell office:value-type="float" office:value="15.9415" calcext:value-type="float">
            <text:p>15.9415</text:p>
          </table:table-cell>
          <table:table-cell table:formula="of:=SQRT([.B1773]*[.B1773]+[.C1773]*[.C1773])" office:value-type="float" office:value="408.789952008669" calcext:value-type="float">
            <text:p>408.789952008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45 UTC</text:p>
          </table:table-cell>
          <table:table-cell office:value-type="float" office:value="408.557" calcext:value-type="float">
            <text:p>408.557</text:p>
          </table:table-cell>
          <table:table-cell office:value-type="float" office:value="16.0895" calcext:value-type="float">
            <text:p>16.0895</text:p>
          </table:table-cell>
          <table:table-cell table:formula="of:=SQRT([.B1774]*[.B1774]+[.C1774]*[.C1774])" office:value-type="float" office:value="408.873689859411" calcext:value-type="float">
            <text:p>408.873689859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50 UTC</text:p>
          </table:table-cell>
          <table:table-cell office:value-type="float" office:value="408.634" calcext:value-type="float">
            <text:p>408.634</text:p>
          </table:table-cell>
          <table:table-cell office:value-type="float" office:value="16.2374" calcext:value-type="float">
            <text:p>16.2374</text:p>
          </table:table-cell>
          <table:table-cell table:formula="of:=SQRT([.B1775]*[.B1775]+[.C1775]*[.C1775])" office:value-type="float" office:value="408.956475819567" calcext:value-type="float">
            <text:p>408.956475819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7:55 UTC</text:p>
          </table:table-cell>
          <table:table-cell office:value-type="float" office:value="408.711" calcext:value-type="float">
            <text:p>408.711</text:p>
          </table:table-cell>
          <table:table-cell office:value-type="float" office:value="16.3853" calcext:value-type="float">
            <text:p>16.3853</text:p>
          </table:table-cell>
          <table:table-cell table:formula="of:=SQRT([.B1776]*[.B1776]+[.C1776]*[.C1776])" office:value-type="float" office:value="409.03931299704" calcext:value-type="float">
            <text:p>409.03931299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77]*[.B1777]+[.C1777]*[.C17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78]*[.B1778]+[.C1778]*[.C17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79]*[.B1779]+[.C1779]*[.C17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0]*[.B1780]+[.C1780]*[.C17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1]*[.B1781]+[.C1781]*[.C17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2]*[.B1782]+[.C1782]*[.C17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3]*[.B1783]+[.C1783]*[.C17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4]*[.B1784]+[.C1784]*[.C17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5]*[.B1785]+[.C1785]*[.C17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6]*[.B1786]+[.C1786]*[.C17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7]*[.B1787]+[.C1787]*[.C17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8]*[.B1788]+[.C1788]*[.C17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89]*[.B1789]+[.C1789]*[.C17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0]*[.B1790]+[.C1790]*[.C17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1]*[.B1791]+[.C1791]*[.C17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2]*[.B1792]+[.C1792]*[.C17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3]*[.B1793]+[.C1793]*[.C17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4]*[.B1794]+[.C1794]*[.C17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5]*[.B1795]+[.C1795]*[.C17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6]*[.B1796]+[.C1796]*[.C17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7]*[.B1797]+[.C1797]*[.C17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8]*[.B1798]+[.C1798]*[.C17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799]*[.B1799]+[.C1799]*[.C17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2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00]*[.B1800]+[.C1800]*[.C18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01]*[.B1801]+[.C1801]*[.C18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05 UTC</text:p>
          </table:table-cell>
          <table:table-cell office:value-type="float" office:value="405.692" calcext:value-type="float">
            <text:p>405.692</text:p>
          </table:table-cell>
          <table:table-cell office:value-type="float" office:value="12.2969" calcext:value-type="float">
            <text:p>12.2969</text:p>
          </table:table-cell>
          <table:table-cell table:formula="of:=SQRT([.B1802]*[.B1802]+[.C1802]*[.C1802])" office:value-type="float" office:value="405.878322423864" calcext:value-type="float">
            <text:p>405.878322423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10 UTC</text:p>
          </table:table-cell>
          <table:table-cell office:value-type="float" office:value="405.696" calcext:value-type="float">
            <text:p>405.696</text:p>
          </table:table-cell>
          <table:table-cell office:value-type="float" office:value="12.3431" calcext:value-type="float">
            <text:p>12.3431</text:p>
          </table:table-cell>
          <table:table-cell table:formula="of:=SQRT([.B1803]*[.B1803]+[.C1803]*[.C1803])" office:value-type="float" office:value="405.883722922723" calcext:value-type="float">
            <text:p>405.883722922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15 UTC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12.3893" calcext:value-type="float">
            <text:p>12.3893</text:p>
          </table:table-cell>
          <table:table-cell table:formula="of:=SQRT([.B1804]*[.B1804]+[.C1804]*[.C1804])" office:value-type="float" office:value="405.890128181864" calcext:value-type="float">
            <text:p>405.890128181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20 UTC</text:p>
          </table:table-cell>
          <table:table-cell office:value-type="float" office:value="405.706" calcext:value-type="float">
            <text:p>405.706</text:p>
          </table:table-cell>
          <table:table-cell office:value-type="float" office:value="12.4354" calcext:value-type="float">
            <text:p>12.4354</text:p>
          </table:table-cell>
          <table:table-cell table:formula="of:=SQRT([.B1805]*[.B1805]+[.C1805]*[.C1805])" office:value-type="float" office:value="405.8965355964" calcext:value-type="float">
            <text:p>405.8965355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25 UTC</text:p>
          </table:table-cell>
          <table:table-cell office:value-type="float" office:value="405.711" calcext:value-type="float">
            <text:p>405.711</text:p>
          </table:table-cell>
          <table:table-cell office:value-type="float" office:value="12.4815" calcext:value-type="float">
            <text:p>12.4815</text:p>
          </table:table-cell>
          <table:table-cell table:formula="of:=SQRT([.B1806]*[.B1806]+[.C1806]*[.C1806])" office:value-type="float" office:value="405.902948207142" calcext:value-type="float">
            <text:p>405.902948207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30 UTC</text:p>
          </table:table-cell>
          <table:table-cell office:value-type="float" office:value="405.715" calcext:value-type="float">
            <text:p>405.715</text:p>
          </table:table-cell>
          <table:table-cell office:value-type="float" office:value="12.5276" calcext:value-type="float">
            <text:p>12.5276</text:p>
          </table:table-cell>
          <table:table-cell table:formula="of:=SQRT([.B1807]*[.B1807]+[.C1807]*[.C1807])" office:value-type="float" office:value="405.908366490222" calcext:value-type="float">
            <text:p>405.908366490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35 UTC</text:p>
          </table:table-cell>
          <table:table-cell office:value-type="float" office:value="405.72" calcext:value-type="float">
            <text:p>405.72</text:p>
          </table:table-cell>
          <table:table-cell office:value-type="float" office:value="12.5736" calcext:value-type="float">
            <text:p>12.5736</text:p>
          </table:table-cell>
          <table:table-cell table:formula="of:=SQRT([.B1808]*[.B1808]+[.C1808]*[.C1808])" office:value-type="float" office:value="405.914786398525" calcext:value-type="float">
            <text:p>405.914786398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40 UTC</text:p>
          </table:table-cell>
          <table:table-cell office:value-type="float" office:value="405.725" calcext:value-type="float">
            <text:p>405.725</text:p>
          </table:table-cell>
          <table:table-cell office:value-type="float" office:value="12.6197" calcext:value-type="float">
            <text:p>12.6197</text:p>
          </table:table-cell>
          <table:table-cell table:formula="of:=SQRT([.B1809]*[.B1809]+[.C1809]*[.C1809])" office:value-type="float" office:value="405.921214588607" calcext:value-type="float">
            <text:p>405.921214588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45 UTC</text:p>
          </table:table-cell>
          <table:table-cell office:value-type="float" office:value="405.729" calcext:value-type="float">
            <text:p>405.729</text:p>
          </table:table-cell>
          <table:table-cell office:value-type="float" office:value="12.6657" calcext:value-type="float">
            <text:p>12.6657</text:p>
          </table:table-cell>
          <table:table-cell table:formula="of:=SQRT([.B1810]*[.B1810]+[.C1810]*[.C1810])" office:value-type="float" office:value="405.926645340621" calcext:value-type="float">
            <text:p>405.926645340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50 UTC</text:p>
          </table:table-cell>
          <table:table-cell office:value-type="float" office:value="405.734" calcext:value-type="float">
            <text:p>405.734</text:p>
          </table:table-cell>
          <table:table-cell office:value-type="float" office:value="12.7116" calcext:value-type="float">
            <text:p>12.7116</text:p>
          </table:table-cell>
          <table:table-cell table:formula="of:=SQRT([.B1811]*[.B1811]+[.C1811]*[.C1811])" office:value-type="float" office:value="405.933077650196" calcext:value-type="float">
            <text:p>405.933077650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0:55 UTC</text:p>
          </table:table-cell>
          <table:table-cell office:value-type="float" office:value="405.738" calcext:value-type="float">
            <text:p>405.738</text:p>
          </table:table-cell>
          <table:table-cell office:value-type="float" office:value="12.7575" calcext:value-type="float">
            <text:p>12.7575</text:p>
          </table:table-cell>
          <table:table-cell table:formula="of:=SQRT([.B1812]*[.B1812]+[.C1812]*[.C1812])" office:value-type="float" office:value="405.938515603348" calcext:value-type="float">
            <text:p>405.938515603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3]*[.B1813]+[.C1813]*[.C18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4]*[.B1814]+[.C1814]*[.C18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5]*[.B1815]+[.C1815]*[.C18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6]*[.B1816]+[.C1816]*[.C18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7]*[.B1817]+[.C1817]*[.C18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8]*[.B1818]+[.C1818]*[.C18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19]*[.B1819]+[.C1819]*[.C18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0]*[.B1820]+[.C1820]*[.C18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1]*[.B1821]+[.C1821]*[.C18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2]*[.B1822]+[.C1822]*[.C18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3]*[.B1823]+[.C1823]*[.C18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4]*[.B1824]+[.C1824]*[.C18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5]*[.B1825]+[.C1825]*[.C18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6]*[.B1826]+[.C1826]*[.C18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7]*[.B1827]+[.C1827]*[.C18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8]*[.B1828]+[.C1828]*[.C18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29]*[.B1829]+[.C1829]*[.C18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0]*[.B1830]+[.C1830]*[.C18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1]*[.B1831]+[.C1831]*[.C18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2]*[.B1832]+[.C1832]*[.C18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3]*[.B1833]+[.C1833]*[.C18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4]*[.B1834]+[.C1834]*[.C18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5]*[.B1835]+[.C1835]*[.C18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6]*[.B1836]+[.C1836]*[.C18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37]*[.B1837]+[.C1837]*[.C18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05 UTC</text:p>
          </table:table-cell>
          <table:table-cell office:value-type="float" office:value="409.57" calcext:value-type="float">
            <text:p>409.57</text:p>
          </table:table-cell>
          <table:table-cell office:value-type="float" office:value="17.9478" calcext:value-type="float">
            <text:p>17.9478</text:p>
          </table:table-cell>
          <table:table-cell table:formula="of:=SQRT([.B1838]*[.B1838]+[.C1838]*[.C1838])" office:value-type="float" office:value="409.963057390346" calcext:value-type="float">
            <text:p>409.963057390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10 UTC</text:p>
          </table:table-cell>
          <table:table-cell office:value-type="float" office:value="409.648" calcext:value-type="float">
            <text:p>409.648</text:p>
          </table:table-cell>
          <table:table-cell office:value-type="float" office:value="18.0977" calcext:value-type="float">
            <text:p>18.0977</text:p>
          </table:table-cell>
          <table:table-cell table:formula="of:=SQRT([.B1839]*[.B1839]+[.C1839]*[.C1839])" office:value-type="float" office:value="410.047571202769" calcext:value-type="float">
            <text:p>410.047571202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15 UTC</text:p>
          </table:table-cell>
          <table:table-cell office:value-type="float" office:value="409.726" calcext:value-type="float">
            <text:p>409.726</text:p>
          </table:table-cell>
          <table:table-cell office:value-type="float" office:value="18.2475" calcext:value-type="float">
            <text:p>18.2475</text:p>
          </table:table-cell>
          <table:table-cell table:formula="of:=SQRT([.B1840]*[.B1840]+[.C1840]*[.C1840])" office:value-type="float" office:value="410.132132772171" calcext:value-type="float">
            <text:p>410.132132772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20 UTC</text:p>
          </table:table-cell>
          <table:table-cell office:value-type="float" office:value="409.803" calcext:value-type="float">
            <text:p>409.803</text:p>
          </table:table-cell>
          <table:table-cell office:value-type="float" office:value="18.3973" calcext:value-type="float">
            <text:p>18.3973</text:p>
          </table:table-cell>
          <table:table-cell table:formula="of:=SQRT([.B1841]*[.B1841]+[.C1841]*[.C1841])" office:value-type="float" office:value="410.2157474504" calcext:value-type="float">
            <text:p>410.2157474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25 UTC</text:p>
          </table:table-cell>
          <table:table-cell office:value-type="float" office:value="409.88" calcext:value-type="float">
            <text:p>409.88</text:p>
          </table:table-cell>
          <table:table-cell office:value-type="float" office:value="18.5471" calcext:value-type="float">
            <text:p>18.5471</text:p>
          </table:table-cell>
          <table:table-cell table:formula="of:=SQRT([.B1842]*[.B1842]+[.C1842]*[.C1842])" office:value-type="float" office:value="410.299414231132" calcext:value-type="float">
            <text:p>410.299414231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30 UTC</text:p>
          </table:table-cell>
          <table:table-cell office:value-type="float" office:value="409.958" calcext:value-type="float">
            <text:p>409.958</text:p>
          </table:table-cell>
          <table:table-cell office:value-type="float" office:value="18.6969" calcext:value-type="float">
            <text:p>18.6969</text:p>
          </table:table-cell>
          <table:table-cell table:formula="of:=SQRT([.B1843]*[.B1843]+[.C1843]*[.C1843])" office:value-type="float" office:value="410.384132044125" calcext:value-type="float">
            <text:p>410.384132044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35 UTC</text:p>
          </table:table-cell>
          <table:table-cell office:value-type="float" office:value="410.034" calcext:value-type="float">
            <text:p>410.034</text:p>
          </table:table-cell>
          <table:table-cell office:value-type="float" office:value="18.8466" calcext:value-type="float">
            <text:p>18.8466</text:p>
          </table:table-cell>
          <table:table-cell table:formula="of:=SQRT([.B1844]*[.B1844]+[.C1844]*[.C1844])" office:value-type="float" office:value="410.466899381132" calcext:value-type="float">
            <text:p>410.466899381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40 UTC</text:p>
          </table:table-cell>
          <table:table-cell office:value-type="float" office:value="410.111" calcext:value-type="float">
            <text:p>410.111</text:p>
          </table:table-cell>
          <table:table-cell office:value-type="float" office:value="18.9963" calcext:value-type="float">
            <text:p>18.9963</text:p>
          </table:table-cell>
          <table:table-cell table:formula="of:=SQRT([.B1845]*[.B1845]+[.C1845]*[.C1845])" office:value-type="float" office:value="410.550717615607" calcext:value-type="float">
            <text:p>410.550717615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45 UTC</text:p>
          </table:table-cell>
          <table:table-cell office:value-type="float" office:value="410.188" calcext:value-type="float">
            <text:p>410.188</text:p>
          </table:table-cell>
          <table:table-cell office:value-type="float" office:value="19.146" calcext:value-type="float">
            <text:p>19.146</text:p>
          </table:table-cell>
          <table:table-cell table:formula="of:=SQRT([.B1846]*[.B1846]+[.C1846]*[.C1846])" office:value-type="float" office:value="410.634587754125" calcext:value-type="float">
            <text:p>410.634587754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50 UTC</text:p>
          </table:table-cell>
          <table:table-cell office:value-type="float" office:value="410.264" calcext:value-type="float">
            <text:p>410.264</text:p>
          </table:table-cell>
          <table:table-cell office:value-type="float" office:value="19.2957" calcext:value-type="float">
            <text:p>19.2957</text:p>
          </table:table-cell>
          <table:table-cell table:formula="of:=SQRT([.B1847]*[.B1847]+[.C1847]*[.C1847])" office:value-type="float" office:value="410.717510869077" calcext:value-type="float">
            <text:p>410.717510869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3:55 UTC</text:p>
          </table:table-cell>
          <table:table-cell office:value-type="float" office:value="410.341" calcext:value-type="float">
            <text:p>410.341</text:p>
          </table:table-cell>
          <table:table-cell office:value-type="float" office:value="19.4453" calcext:value-type="float">
            <text:p>19.4453</text:p>
          </table:table-cell>
          <table:table-cell table:formula="of:=SQRT([.B1848]*[.B1848]+[.C1848]*[.C1848])" office:value-type="float" office:value="410.801480003529" calcext:value-type="float">
            <text:p>410.801480003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49]*[.B1849]+[.C1849]*[.C18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0]*[.B1850]+[.C1850]*[.C18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1]*[.B1851]+[.C1851]*[.C18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2]*[.B1852]+[.C1852]*[.C18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3]*[.B1853]+[.C1853]*[.C18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4]*[.B1854]+[.C1854]*[.C18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5]*[.B1855]+[.C1855]*[.C18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6]*[.B1856]+[.C1856]*[.C18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7]*[.B1857]+[.C1857]*[.C18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8]*[.B1858]+[.C1858]*[.C18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59]*[.B1859]+[.C1859]*[.C18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0]*[.B1860]+[.C1860]*[.C18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1]*[.B1861]+[.C1861]*[.C18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2]*[.B1862]+[.C1862]*[.C18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3]*[.B1863]+[.C1863]*[.C18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4]*[.B1864]+[.C1864]*[.C18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5]*[.B1865]+[.C1865]*[.C18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6]*[.B1866]+[.C1866]*[.C18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7]*[.B1867]+[.C1867]*[.C18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8]*[.B1868]+[.C1868]*[.C18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69]*[.B1869]+[.C1869]*[.C18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70]*[.B1870]+[.C1870]*[.C18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71]*[.B1871]+[.C1871]*[.C18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72]*[.B1872]+[.C1872]*[.C18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73]*[.B1873]+[.C1873]*[.C18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05 UTC</text:p>
          </table:table-cell>
          <table:table-cell office:value-type="float" office:value="408.488" calcext:value-type="float">
            <text:p>408.488</text:p>
          </table:table-cell>
          <table:table-cell office:value-type="float" office:value="12.5885" calcext:value-type="float">
            <text:p>12.5885</text:p>
          </table:table-cell>
          <table:table-cell table:formula="of:=SQRT([.B1874]*[.B1874]+[.C1874]*[.C1874])" office:value-type="float" office:value="408.681925800799" calcext:value-type="float">
            <text:p>408.681925800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10 UTC</text:p>
          </table:table-cell>
          <table:table-cell office:value-type="float" office:value="408.785" calcext:value-type="float">
            <text:p>408.785</text:p>
          </table:table-cell>
          <table:table-cell office:value-type="float" office:value="12.8047" calcext:value-type="float">
            <text:p>12.8047</text:p>
          </table:table-cell>
          <table:table-cell table:formula="of:=SQRT([.B1875]*[.B1875]+[.C1875]*[.C1875])" office:value-type="float" office:value="408.985496768639" calcext:value-type="float">
            <text:p>408.985496768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15 UTC</text:p>
          </table:table-cell>
          <table:table-cell office:value-type="float" office:value="409.082" calcext:value-type="float">
            <text:p>409.082</text:p>
          </table:table-cell>
          <table:table-cell office:value-type="float" office:value="13.0209" calcext:value-type="float">
            <text:p>13.0209</text:p>
          </table:table-cell>
          <table:table-cell table:formula="of:=SQRT([.B1876]*[.B1876]+[.C1876]*[.C1876])" office:value-type="float" office:value="409.289172298523" calcext:value-type="float">
            <text:p>409.289172298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20 UTC</text:p>
          </table:table-cell>
          <table:table-cell office:value-type="float" office:value="409.377" calcext:value-type="float">
            <text:p>409.377</text:p>
          </table:table-cell>
          <table:table-cell office:value-type="float" office:value="13.237" calcext:value-type="float">
            <text:p>13.237</text:p>
          </table:table-cell>
          <table:table-cell table:formula="of:=SQRT([.B1877]*[.B1877]+[.C1877]*[.C1877])" office:value-type="float" office:value="409.590949970822" calcext:value-type="float">
            <text:p>409.590949970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25 UTC</text:p>
          </table:table-cell>
          <table:table-cell office:value-type="float" office:value="409.672" calcext:value-type="float">
            <text:p>409.672</text:p>
          </table:table-cell>
          <table:table-cell office:value-type="float" office:value="13.4531" calcext:value-type="float">
            <text:p>13.4531</text:p>
          </table:table-cell>
          <table:table-cell table:formula="of:=SQRT([.B1878]*[.B1878]+[.C1878]*[.C1878])" office:value-type="float" office:value="409.892831705569" calcext:value-type="float">
            <text:p>409.892831705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30 UTC</text:p>
          </table:table-cell>
          <table:table-cell office:value-type="float" office:value="409.966" calcext:value-type="float">
            <text:p>409.966</text:p>
          </table:table-cell>
          <table:table-cell office:value-type="float" office:value="13.6691" calcext:value-type="float">
            <text:p>13.6691</text:p>
          </table:table-cell>
          <table:table-cell table:formula="of:=SQRT([.B1879]*[.B1879]+[.C1879]*[.C1879])" office:value-type="float" office:value="410.193814496038" calcext:value-type="float">
            <text:p>410.193814496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35 UTC</text:p>
          </table:table-cell>
          <table:table-cell office:value-type="float" office:value="410.26" calcext:value-type="float">
            <text:p>410.26</text:p>
          </table:table-cell>
          <table:table-cell office:value-type="float" office:value="13.8851" calcext:value-type="float">
            <text:p>13.8851</text:p>
          </table:table-cell>
          <table:table-cell table:formula="of:=SQRT([.B1880]*[.B1880]+[.C1880]*[.C1880])" office:value-type="float" office:value="410.494900823396" calcext:value-type="float">
            <text:p>410.494900823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40 UTC</text:p>
          </table:table-cell>
          <table:table-cell office:value-type="float" office:value="410.552" calcext:value-type="float">
            <text:p>410.552</text:p>
          </table:table-cell>
          <table:table-cell office:value-type="float" office:value="14.101" calcext:value-type="float">
            <text:p>14.101</text:p>
          </table:table-cell>
          <table:table-cell table:formula="of:=SQRT([.B1881]*[.B1881]+[.C1881]*[.C1881])" office:value-type="float" office:value="410.794088206001" calcext:value-type="float">
            <text:p>410.794088206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45 UTC</text:p>
          </table:table-cell>
          <table:table-cell office:value-type="float" office:value="410.844" calcext:value-type="float">
            <text:p>410.844</text:p>
          </table:table-cell>
          <table:table-cell office:value-type="float" office:value="14.3168" calcext:value-type="float">
            <text:p>14.3168</text:p>
          </table:table-cell>
          <table:table-cell table:formula="of:=SQRT([.B1882]*[.B1882]+[.C1882]*[.C1882])" office:value-type="float" office:value="411.093375157324" calcext:value-type="float">
            <text:p>411.093375157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50 UTC</text:p>
          </table:table-cell>
          <table:table-cell office:value-type="float" office:value="411.136" calcext:value-type="float">
            <text:p>411.136</text:p>
          </table:table-cell>
          <table:table-cell office:value-type="float" office:value="14.5326" calcext:value-type="float">
            <text:p>14.5326</text:p>
          </table:table-cell>
          <table:table-cell table:formula="of:=SQRT([.B1883]*[.B1883]+[.C1883]*[.C1883])" office:value-type="float" office:value="411.392764835212" calcext:value-type="float">
            <text:p>411.392764835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6:55 UTC</text:p>
          </table:table-cell>
          <table:table-cell office:value-type="float" office:value="411.426" calcext:value-type="float">
            <text:p>411.426</text:p>
          </table:table-cell>
          <table:table-cell office:value-type="float" office:value="14.7484" calcext:value-type="float">
            <text:p>14.7484</text:p>
          </table:table-cell>
          <table:table-cell table:formula="of:=SQRT([.B1884]*[.B1884]+[.C1884]*[.C1884])" office:value-type="float" office:value="411.690258299319" calcext:value-type="float">
            <text:p>411.690258299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85]*[.B1885]+[.C1885]*[.C18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86]*[.B1886]+[.C1886]*[.C18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87]*[.B1887]+[.C1887]*[.C18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88]*[.B1888]+[.C1888]*[.C18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89]*[.B1889]+[.C1889]*[.C18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0]*[.B1890]+[.C1890]*[.C18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1]*[.B1891]+[.C1891]*[.C18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2]*[.B1892]+[.C1892]*[.C18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3]*[.B1893]+[.C1893]*[.C18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4]*[.B1894]+[.C1894]*[.C18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5]*[.B1895]+[.C1895]*[.C18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6]*[.B1896]+[.C1896]*[.C18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7]*[.B1897]+[.C1897]*[.C18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8]*[.B1898]+[.C1898]*[.C18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899]*[.B1899]+[.C1899]*[.C18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0]*[.B1900]+[.C1900]*[.C19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1]*[.B1901]+[.C1901]*[.C19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2]*[.B1902]+[.C1902]*[.C19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3]*[.B1903]+[.C1903]*[.C19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4]*[.B1904]+[.C1904]*[.C19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5]*[.B1905]+[.C1905]*[.C19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6]*[.B1906]+[.C1906]*[.C19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7]*[.B1907]+[.C1907]*[.C19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8]*[.B1908]+[.C1908]*[.C19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09]*[.B1909]+[.C1909]*[.C19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0]*[.B1910]+[.C1910]*[.C19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1]*[.B1911]+[.C1911]*[.C19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2]*[.B1912]+[.C1912]*[.C19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3]*[.B1913]+[.C1913]*[.C19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4]*[.B1914]+[.C1914]*[.C19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5]*[.B1915]+[.C1915]*[.C19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6]*[.B1916]+[.C1916]*[.C19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7]*[.B1917]+[.C1917]*[.C19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8]*[.B1918]+[.C1918]*[.C19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19]*[.B1919]+[.C1919]*[.C19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3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0]*[.B1920]+[.C1920]*[.C19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1]*[.B1921]+[.C1921]*[.C19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2]*[.B1922]+[.C1922]*[.C19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3]*[.B1923]+[.C1923]*[.C19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4]*[.B1924]+[.C1924]*[.C19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5]*[.B1925]+[.C1925]*[.C19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6]*[.B1926]+[.C1926]*[.C19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7]*[.B1927]+[.C1927]*[.C19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8]*[.B1928]+[.C1928]*[.C19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29]*[.B1929]+[.C1929]*[.C19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0]*[.B1930]+[.C1930]*[.C19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1]*[.B1931]+[.C1931]*[.C19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2]*[.B1932]+[.C1932]*[.C19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3]*[.B1933]+[.C1933]*[.C19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4]*[.B1934]+[.C1934]*[.C19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5]*[.B1935]+[.C1935]*[.C19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6]*[.B1936]+[.C1936]*[.C19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7]*[.B1937]+[.C1937]*[.C19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8]*[.B1938]+[.C1938]*[.C19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39]*[.B1939]+[.C1939]*[.C19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0]*[.B1940]+[.C1940]*[.C19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1]*[.B1941]+[.C1941]*[.C19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2]*[.B1942]+[.C1942]*[.C19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3]*[.B1943]+[.C1943]*[.C19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4]*[.B1944]+[.C1944]*[.C19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45]*[.B1945]+[.C1945]*[.C19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05 UTC</text:p>
          </table:table-cell>
          <table:table-cell office:value-type="float" office:value="405.586" calcext:value-type="float">
            <text:p>405.586</text:p>
          </table:table-cell>
          <table:table-cell office:value-type="float" office:value="11.3542" calcext:value-type="float">
            <text:p>11.3542</text:p>
          </table:table-cell>
          <table:table-cell table:formula="of:=SQRT([.B1946]*[.B1946]+[.C1946]*[.C1946])" office:value-type="float" office:value="405.74489676845" calcext:value-type="float">
            <text:p>405.74489676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10 UTC</text:p>
          </table:table-cell>
          <table:table-cell office:value-type="float" office:value="405.591" calcext:value-type="float">
            <text:p>405.591</text:p>
          </table:table-cell>
          <table:table-cell office:value-type="float" office:value="11.4002" calcext:value-type="float">
            <text:p>11.4002</text:p>
          </table:table-cell>
          <table:table-cell table:formula="of:=SQRT([.B1947]*[.B1947]+[.C1947]*[.C1947])" office:value-type="float" office:value="405.75118464527" calcext:value-type="float">
            <text:p>405.75118464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15 UTC</text:p>
          </table:table-cell>
          <table:table-cell office:value-type="float" office:value="405.596" calcext:value-type="float">
            <text:p>405.596</text:p>
          </table:table-cell>
          <table:table-cell office:value-type="float" office:value="11.4462" calcext:value-type="float">
            <text:p>11.4462</text:p>
          </table:table-cell>
          <table:table-cell table:formula="of:=SQRT([.B1948]*[.B1948]+[.C1948]*[.C1948])" office:value-type="float" office:value="405.7574777012" calcext:value-type="float">
            <text:p>405.7574777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20 UTC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11.4921" calcext:value-type="float">
            <text:p>11.4921</text:p>
          </table:table-cell>
          <table:table-cell table:formula="of:=SQRT([.B1949]*[.B1949]+[.C1949]*[.C1949])" office:value-type="float" office:value="405.763773103773" calcext:value-type="float">
            <text:p>405.763773103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25 UTC</text:p>
          </table:table-cell>
          <table:table-cell office:value-type="float" office:value="405.606" calcext:value-type="float">
            <text:p>405.606</text:p>
          </table:table-cell>
          <table:table-cell office:value-type="float" office:value="11.538" calcext:value-type="float">
            <text:p>11.538</text:p>
          </table:table-cell>
          <table:table-cell table:formula="of:=SQRT([.B1950]*[.B1950]+[.C1950]*[.C1950])" office:value-type="float" office:value="405.770073662413" calcext:value-type="float">
            <text:p>405.770073662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30 UTC</text:p>
          </table:table-cell>
          <table:table-cell office:value-type="float" office:value="405.611" calcext:value-type="float">
            <text:p>405.611</text:p>
          </table:table-cell>
          <table:table-cell office:value-type="float" office:value="11.5838" calcext:value-type="float">
            <text:p>11.5838</text:p>
          </table:table-cell>
          <table:table-cell table:formula="of:=SQRT([.B1951]*[.B1951]+[.C1951]*[.C1951])" office:value-type="float" office:value="405.776376522143" calcext:value-type="float">
            <text:p>405.776376522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35 UTC</text:p>
          </table:table-cell>
          <table:table-cell office:value-type="float" office:value="405.615" calcext:value-type="float">
            <text:p>405.615</text:p>
          </table:table-cell>
          <table:table-cell office:value-type="float" office:value="11.6296" calcext:value-type="float">
            <text:p>11.6296</text:p>
          </table:table-cell>
          <table:table-cell table:formula="of:=SQRT([.B1952]*[.B1952]+[.C1952]*[.C1952])" office:value-type="float" office:value="405.781684925725" calcext:value-type="float">
            <text:p>405.781684925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40 UTC</text:p>
          </table:table-cell>
          <table:table-cell office:value-type="float" office:value="405.62" calcext:value-type="float">
            <text:p>405.62</text:p>
          </table:table-cell>
          <table:table-cell office:value-type="float" office:value="11.6753" calcext:value-type="float">
            <text:p>11.6753</text:p>
          </table:table-cell>
          <table:table-cell table:formula="of:=SQRT([.B1953]*[.B1953]+[.C1953]*[.C1953])" office:value-type="float" office:value="405.787995177396" calcext:value-type="float">
            <text:p>405.787995177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45 UTC</text:p>
          </table:table-cell>
          <table:table-cell office:value-type="float" office:value="405.625" calcext:value-type="float">
            <text:p>405.625</text:p>
          </table:table-cell>
          <table:table-cell office:value-type="float" office:value="11.7209" calcext:value-type="float">
            <text:p>11.7209</text:p>
          </table:table-cell>
          <table:table-cell table:formula="of:=SQRT([.B1954]*[.B1954]+[.C1954]*[.C1954])" office:value-type="float" office:value="405.794307650822" calcext:value-type="float">
            <text:p>405.794307650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50 UTC</text:p>
          </table:table-cell>
          <table:table-cell office:value-type="float" office:value="405.63" calcext:value-type="float">
            <text:p>405.63</text:p>
          </table:table-cell>
          <table:table-cell office:value-type="float" office:value="11.7666" calcext:value-type="float">
            <text:p>11.7666</text:p>
          </table:table-cell>
          <table:table-cell table:formula="of:=SQRT([.B1955]*[.B1955]+[.C1955]*[.C1955])" office:value-type="float" office:value="405.800628111342" calcext:value-type="float">
            <text:p>405.800628111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2:55 UTC</text:p>
          </table:table-cell>
          <table:table-cell office:value-type="float" office:value="405.635" calcext:value-type="float">
            <text:p>405.635</text:p>
          </table:table-cell>
          <table:table-cell office:value-type="float" office:value="11.8122" calcext:value-type="float">
            <text:p>11.8122</text:p>
          </table:table-cell>
          <table:table-cell table:formula="of:=SQRT([.B1956]*[.B1956]+[.C1956]*[.C1956])" office:value-type="float" office:value="405.806950770733" calcext:value-type="float">
            <text:p>405.806950770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57]*[.B1957]+[.C1957]*[.C19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58]*[.B1958]+[.C1958]*[.C19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59]*[.B1959]+[.C1959]*[.C19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0]*[.B1960]+[.C1960]*[.C19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1]*[.B1961]+[.C1961]*[.C19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2]*[.B1962]+[.C1962]*[.C19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3]*[.B1963]+[.C1963]*[.C19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4]*[.B1964]+[.C1964]*[.C19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5]*[.B1965]+[.C1965]*[.C19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6]*[.B1966]+[.C1966]*[.C19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7]*[.B1967]+[.C1967]*[.C19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8]*[.B1968]+[.C1968]*[.C19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69]*[.B1969]+[.C1969]*[.C19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0]*[.B1970]+[.C1970]*[.C19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1]*[.B1971]+[.C1971]*[.C19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2]*[.B1972]+[.C1972]*[.C19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3]*[.B1973]+[.C1973]*[.C19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4]*[.B1974]+[.C1974]*[.C19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5]*[.B1975]+[.C1975]*[.C19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6]*[.B1976]+[.C1976]*[.C19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7]*[.B1977]+[.C1977]*[.C19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8]*[.B1978]+[.C1978]*[.C19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79]*[.B1979]+[.C1979]*[.C19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80]*[.B1980]+[.C1980]*[.C19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81]*[.B1981]+[.C1981]*[.C19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05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7738" calcext:value-type="float">
            <text:p>12.7738</text:p>
          </table:table-cell>
          <table:table-cell table:formula="of:=SQRT([.B1982]*[.B1982]+[.C1982]*[.C1982])" office:value-type="float" office:value="405.960017794167" calcext:value-type="float">
            <text:p>405.960017794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10 UTC</text:p>
          </table:table-cell>
          <table:table-cell office:value-type="float" office:value="405.764" calcext:value-type="float">
            <text:p>405.764</text:p>
          </table:table-cell>
          <table:table-cell office:value-type="float" office:value="12.8197" calcext:value-type="float">
            <text:p>12.8197</text:p>
          </table:table-cell>
          <table:table-cell table:formula="of:=SQRT([.B1983]*[.B1983]+[.C1983]*[.C1983])" office:value-type="float" office:value="405.96646216663" calcext:value-type="float">
            <text:p>405.96646216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15 UTC</text:p>
          </table:table-cell>
          <table:table-cell office:value-type="float" office:value="405.769" calcext:value-type="float">
            <text:p>405.769</text:p>
          </table:table-cell>
          <table:table-cell office:value-type="float" office:value="12.8656" calcext:value-type="float">
            <text:p>12.8656</text:p>
          </table:table-cell>
          <table:table-cell table:formula="of:=SQRT([.B1984]*[.B1984]+[.C1984]*[.C1984])" office:value-type="float" office:value="405.972911687911" calcext:value-type="float">
            <text:p>405.972911687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20 UTC</text:p>
          </table:table-cell>
          <table:table-cell office:value-type="float" office:value="405.774" calcext:value-type="float">
            <text:p>405.774</text:p>
          </table:table-cell>
          <table:table-cell office:value-type="float" office:value="12.9115" calcext:value-type="float">
            <text:p>12.9115</text:p>
          </table:table-cell>
          <table:table-cell table:formula="of:=SQRT([.B1985]*[.B1985]+[.C1985]*[.C1985])" office:value-type="float" office:value="405.979366357762" calcext:value-type="float">
            <text:p>405.979366357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25 UTC</text:p>
          </table:table-cell>
          <table:table-cell office:value-type="float" office:value="405.778" calcext:value-type="float">
            <text:p>405.778</text:p>
          </table:table-cell>
          <table:table-cell office:value-type="float" office:value="12.9573" calcext:value-type="float">
            <text:p>12.9573</text:p>
          </table:table-cell>
          <table:table-cell table:formula="of:=SQRT([.B1986]*[.B1986]+[.C1986]*[.C1986])" office:value-type="float" office:value="405.984823493798" calcext:value-type="float">
            <text:p>405.984823493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30 UTC</text:p>
          </table:table-cell>
          <table:table-cell office:value-type="float" office:value="405.783" calcext:value-type="float">
            <text:p>405.783</text:p>
          </table:table-cell>
          <table:table-cell office:value-type="float" office:value="13.0031" calcext:value-type="float">
            <text:p>13.0031</text:p>
          </table:table-cell>
          <table:table-cell table:formula="of:=SQRT([.B1987]*[.B1987]+[.C1987]*[.C1987])" office:value-type="float" office:value="405.991285249585" calcext:value-type="float">
            <text:p>405.991285249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35 UTC</text:p>
          </table:table-cell>
          <table:table-cell office:value-type="float" office:value="405.788" calcext:value-type="float">
            <text:p>405.788</text:p>
          </table:table-cell>
          <table:table-cell office:value-type="float" office:value="13.0489" calcext:value-type="float">
            <text:p>13.0489</text:p>
          </table:table-cell>
          <table:table-cell table:formula="of:=SQRT([.B1988]*[.B1988]+[.C1988]*[.C1988])" office:value-type="float" office:value="405.997752130735" calcext:value-type="float">
            <text:p>405.997752130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40 UTC</text:p>
          </table:table-cell>
          <table:table-cell office:value-type="float" office:value="405.793" calcext:value-type="float">
            <text:p>405.793</text:p>
          </table:table-cell>
          <table:table-cell office:value-type="float" office:value="13.0946" calcext:value-type="float">
            <text:p>13.0946</text:p>
          </table:table-cell>
          <table:table-cell table:formula="of:=SQRT([.B1989]*[.B1989]+[.C1989]*[.C1989])" office:value-type="float" office:value="406.004220911754" calcext:value-type="float">
            <text:p>406.004220911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45 UTC</text:p>
          </table:table-cell>
          <table:table-cell office:value-type="float" office:value="405.797" calcext:value-type="float">
            <text:p>405.797</text:p>
          </table:table-cell>
          <table:table-cell office:value-type="float" office:value="13.1402" calcext:value-type="float">
            <text:p>13.1402</text:p>
          </table:table-cell>
          <table:table-cell table:formula="of:=SQRT([.B1990]*[.B1990]+[.C1990]*[.C1990])" office:value-type="float" office:value="406.00969208264" calcext:value-type="float">
            <text:p>406.00969208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50 UTC</text:p>
          </table:table-cell>
          <table:table-cell office:value-type="float" office:value="405.802" calcext:value-type="float">
            <text:p>405.802</text:p>
          </table:table-cell>
          <table:table-cell office:value-type="float" office:value="13.1859" calcext:value-type="float">
            <text:p>13.1859</text:p>
          </table:table-cell>
          <table:table-cell table:formula="of:=SQRT([.B1991]*[.B1991]+[.C1991]*[.C1991])" office:value-type="float" office:value="406.016171060723" calcext:value-type="float">
            <text:p>406.016171060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5:55 UTC</text:p>
          </table:table-cell>
          <table:table-cell office:value-type="float" office:value="405.807" calcext:value-type="float">
            <text:p>405.807</text:p>
          </table:table-cell>
          <table:table-cell office:value-type="float" office:value="13.2315" calcext:value-type="float">
            <text:p>13.2315</text:p>
          </table:table-cell>
          <table:table-cell table:formula="of:=SQRT([.B1992]*[.B1992]+[.C1992]*[.C1992])" office:value-type="float" office:value="406.022651881949" calcext:value-type="float">
            <text:p>406.022651881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3]*[.B1993]+[.C1993]*[.C19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4]*[.B1994]+[.C1994]*[.C19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5]*[.B1995]+[.C1995]*[.C19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6]*[.B1996]+[.C1996]*[.C19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7]*[.B1997]+[.C1997]*[.C19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8]*[.B1998]+[.C1998]*[.C19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1999]*[.B1999]+[.C1999]*[.C19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0]*[.B2000]+[.C2000]*[.C20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1]*[.B2001]+[.C2001]*[.C20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2]*[.B2002]+[.C2002]*[.C20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3]*[.B2003]+[.C2003]*[.C20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4]*[.B2004]+[.C2004]*[.C20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5]*[.B2005]+[.C2005]*[.C20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6]*[.B2006]+[.C2006]*[.C20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7]*[.B2007]+[.C2007]*[.C20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8]*[.B2008]+[.C2008]*[.C20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09]*[.B2009]+[.C2009]*[.C20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0]*[.B2010]+[.C2010]*[.C20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1]*[.B2011]+[.C2011]*[.C20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2]*[.B2012]+[.C2012]*[.C20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3]*[.B2013]+[.C2013]*[.C20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4]*[.B2014]+[.C2014]*[.C20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5]*[.B2015]+[.C2015]*[.C20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6]*[.B2016]+[.C2016]*[.C20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17]*[.B2017]+[.C2017]*[.C20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05 UTC</text:p>
          </table:table-cell>
          <table:table-cell office:value-type="float" office:value="405.7" calcext:value-type="float">
            <text:p>405.7</text:p>
          </table:table-cell>
          <table:table-cell office:value-type="float" office:value="12.2951" calcext:value-type="float">
            <text:p>12.2951</text:p>
          </table:table-cell>
          <table:table-cell table:formula="of:=SQRT([.B2018]*[.B2018]+[.C2018]*[.C2018])" office:value-type="float" office:value="405.8862642219" calcext:value-type="float">
            <text:p>405.8862642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10 UTC</text:p>
          </table:table-cell>
          <table:table-cell office:value-type="float" office:value="405.705" calcext:value-type="float">
            <text:p>405.705</text:p>
          </table:table-cell>
          <table:table-cell office:value-type="float" office:value="12.341" calcext:value-type="float">
            <text:p>12.341</text:p>
          </table:table-cell>
          <table:table-cell table:formula="of:=SQRT([.B2019]*[.B2019]+[.C2019]*[.C2019])" office:value-type="float" office:value="405.89265490521" calcext:value-type="float">
            <text:p>405.89265490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15 UTC</text:p>
          </table:table-cell>
          <table:table-cell office:value-type="float" office:value="405.71" calcext:value-type="float">
            <text:p>405.71</text:p>
          </table:table-cell>
          <table:table-cell office:value-type="float" office:value="12.3868" calcext:value-type="float">
            <text:p>12.3868</text:p>
          </table:table-cell>
          <table:table-cell table:formula="of:=SQRT([.B2020]*[.B2020]+[.C2020]*[.C2020])" office:value-type="float" office:value="405.899047688265" calcext:value-type="float">
            <text:p>405.899047688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20 UTC</text:p>
          </table:table-cell>
          <table:table-cell office:value-type="float" office:value="405.715" calcext:value-type="float">
            <text:p>405.715</text:p>
          </table:table-cell>
          <table:table-cell office:value-type="float" office:value="12.4326" calcext:value-type="float">
            <text:p>12.4326</text:p>
          </table:table-cell>
          <table:table-cell table:formula="of:=SQRT([.B2021]*[.B2021]+[.C2021]*[.C2021])" office:value-type="float" office:value="405.905445600031" calcext:value-type="float">
            <text:p>405.905445600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25 UTC</text:p>
          </table:table-cell>
          <table:table-cell office:value-type="float" office:value="405.72" calcext:value-type="float">
            <text:p>405.72</text:p>
          </table:table-cell>
          <table:table-cell office:value-type="float" office:value="12.4783" calcext:value-type="float">
            <text:p>12.4783</text:p>
          </table:table-cell>
          <table:table-cell table:formula="of:=SQRT([.B2022]*[.B2022]+[.C2022]*[.C2022])" office:value-type="float" office:value="405.911845566116" calcext:value-type="float">
            <text:p>405.911845566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30 UTC</text:p>
          </table:table-cell>
          <table:table-cell office:value-type="float" office:value="405.725" calcext:value-type="float">
            <text:p>405.725</text:p>
          </table:table-cell>
          <table:table-cell office:value-type="float" office:value="12.524" calcext:value-type="float">
            <text:p>12.524</text:p>
          </table:table-cell>
          <table:table-cell table:formula="of:=SQRT([.B2023]*[.B2023]+[.C2023]*[.C2023])" office:value-type="float" office:value="405.918250637983" calcext:value-type="float">
            <text:p>405.918250637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35 UTC</text:p>
          </table:table-cell>
          <table:table-cell office:value-type="float" office:value="405.73" calcext:value-type="float">
            <text:p>405.73</text:p>
          </table:table-cell>
          <table:table-cell office:value-type="float" office:value="12.5697" calcext:value-type="float">
            <text:p>12.5697</text:p>
          </table:table-cell>
          <table:table-cell table:formula="of:=SQRT([.B2024]*[.B2024]+[.C2024]*[.C2024])" office:value-type="float" office:value="405.924660815391" calcext:value-type="float">
            <text:p>405.924660815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40 UTC</text:p>
          </table:table-cell>
          <table:table-cell office:value-type="float" office:value="405.734" calcext:value-type="float">
            <text:p>405.734</text:p>
          </table:table-cell>
          <table:table-cell office:value-type="float" office:value="12.6153" calcext:value-type="float">
            <text:p>12.6153</text:p>
          </table:table-cell>
          <table:table-cell table:formula="of:=SQRT([.B2025]*[.B2025]+[.C2025]*[.C2025])" office:value-type="float" office:value="405.930073473363" calcext:value-type="float">
            <text:p>405.930073473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45 UTC</text:p>
          </table:table-cell>
          <table:table-cell office:value-type="float" office:value="405.739" calcext:value-type="float">
            <text:p>405.739</text:p>
          </table:table-cell>
          <table:table-cell office:value-type="float" office:value="12.6609" calcext:value-type="float">
            <text:p>12.6609</text:p>
          </table:table-cell>
          <table:table-cell table:formula="of:=SQRT([.B2026]*[.B2026]+[.C2026]*[.C2026])" office:value-type="float" office:value="405.936490734462" calcext:value-type="float">
            <text:p>405.936490734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50 UTC</text:p>
          </table:table-cell>
          <table:table-cell office:value-type="float" office:value="405.744" calcext:value-type="float">
            <text:p>405.744</text:p>
          </table:table-cell>
          <table:table-cell office:value-type="float" office:value="12.7064" calcext:value-type="float">
            <text:p>12.7064</text:p>
          </table:table-cell>
          <table:table-cell table:formula="of:=SQRT([.B2027]*[.B2027]+[.C2027]*[.C2027])" office:value-type="float" office:value="405.942909947889" calcext:value-type="float">
            <text:p>405.942909947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8:55 UTC</text:p>
          </table:table-cell>
          <table:table-cell office:value-type="float" office:value="405.749" calcext:value-type="float">
            <text:p>405.749</text:p>
          </table:table-cell>
          <table:table-cell office:value-type="float" office:value="12.7519" calcext:value-type="float">
            <text:p>12.7519</text:p>
          </table:table-cell>
          <table:table-cell table:formula="of:=SQRT([.B2028]*[.B2028]+[.C2028]*[.C2028])" office:value-type="float" office:value="405.949334221169" calcext:value-type="float">
            <text:p>405.94933422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29]*[.B2029]+[.C2029]*[.C20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0]*[.B2030]+[.C2030]*[.C20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1]*[.B2031]+[.C2031]*[.C20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2]*[.B2032]+[.C2032]*[.C20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3]*[.B2033]+[.C2033]*[.C20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4]*[.B2034]+[.C2034]*[.C20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5]*[.B2035]+[.C2035]*[.C20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6]*[.B2036]+[.C2036]*[.C20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7]*[.B2037]+[.C2037]*[.C20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8]*[.B2038]+[.C2038]*[.C20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39]*[.B2039]+[.C2039]*[.C20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4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0]*[.B2040]+[.C2040]*[.C20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1]*[.B2041]+[.C2041]*[.C20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2]*[.B2042]+[.C2042]*[.C20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3]*[.B2043]+[.C2043]*[.C20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4]*[.B2044]+[.C2044]*[.C20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5]*[.B2045]+[.C2045]*[.C20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6]*[.B2046]+[.C2046]*[.C20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7]*[.B2047]+[.C2047]*[.C20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8]*[.B2048]+[.C2048]*[.C20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49]*[.B2049]+[.C2049]*[.C20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50]*[.B2050]+[.C2050]*[.C20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51]*[.B2051]+[.C2051]*[.C20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52]*[.B2052]+[.C2052]*[.C20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53]*[.B2053]+[.C2053]*[.C20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05 UTC</text:p>
          </table:table-cell>
          <table:table-cell office:value-type="float" office:value="407.955" calcext:value-type="float">
            <text:p>407.955</text:p>
          </table:table-cell>
          <table:table-cell office:value-type="float" office:value="14.917" calcext:value-type="float">
            <text:p>14.917</text:p>
          </table:table-cell>
          <table:table-cell table:formula="of:=SQRT([.B2054]*[.B2054]+[.C2054]*[.C2054])" office:value-type="float" office:value="408.227631247568" calcext:value-type="float">
            <text:p>408.227631247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10 UTC</text:p>
          </table:table-cell>
          <table:table-cell office:value-type="float" office:value="408.034" calcext:value-type="float">
            <text:p>408.034</text:p>
          </table:table-cell>
          <table:table-cell office:value-type="float" office:value="15.0656" calcext:value-type="float">
            <text:p>15.0656</text:p>
          </table:table-cell>
          <table:table-cell table:formula="of:=SQRT([.B2055]*[.B2055]+[.C2055]*[.C2055])" office:value-type="float" office:value="408.312034428769" calcext:value-type="float">
            <text:p>408.312034428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15 UTC</text:p>
          </table:table-cell>
          <table:table-cell office:value-type="float" office:value="408.113" calcext:value-type="float">
            <text:p>408.113</text:p>
          </table:table-cell>
          <table:table-cell office:value-type="float" office:value="15.2142" calcext:value-type="float">
            <text:p>15.2142</text:p>
          </table:table-cell>
          <table:table-cell table:formula="of:=SQRT([.B2056]*[.B2056]+[.C2056]*[.C2056])" office:value-type="float" office:value="408.396489518017" calcext:value-type="float">
            <text:p>408.396489518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20 UTC</text:p>
          </table:table-cell>
          <table:table-cell office:value-type="float" office:value="408.192" calcext:value-type="float">
            <text:p>408.192</text:p>
          </table:table-cell>
          <table:table-cell office:value-type="float" office:value="15.3627" calcext:value-type="float">
            <text:p>15.3627</text:p>
          </table:table-cell>
          <table:table-cell table:formula="of:=SQRT([.B2057]*[.B2057]+[.C2057]*[.C2057])" office:value-type="float" office:value="408.480992722171" calcext:value-type="float">
            <text:p>408.480992722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25 UTC</text:p>
          </table:table-cell>
          <table:table-cell office:value-type="float" office:value="408.271" calcext:value-type="float">
            <text:p>408.271</text:p>
          </table:table-cell>
          <table:table-cell office:value-type="float" office:value="15.5111" calcext:value-type="float">
            <text:p>15.5111</text:p>
          </table:table-cell>
          <table:table-cell table:formula="of:=SQRT([.B2058]*[.B2058]+[.C2058]*[.C2058])" office:value-type="float" office:value="408.565543902334" calcext:value-type="float">
            <text:p>408.565543902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30 UTC</text:p>
          </table:table-cell>
          <table:table-cell office:value-type="float" office:value="408.35" calcext:value-type="float">
            <text:p>408.35</text:p>
          </table:table-cell>
          <table:table-cell office:value-type="float" office:value="15.6594" calcext:value-type="float">
            <text:p>15.6594</text:p>
          </table:table-cell>
          <table:table-cell table:formula="of:=SQRT([.B2059]*[.B2059]+[.C2059]*[.C2059])" office:value-type="float" office:value="408.650142919784" calcext:value-type="float">
            <text:p>408.650142919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35 UTC</text:p>
          </table:table-cell>
          <table:table-cell office:value-type="float" office:value="408.428" calcext:value-type="float">
            <text:p>408.428</text:p>
          </table:table-cell>
          <table:table-cell office:value-type="float" office:value="15.8077" calcext:value-type="float">
            <text:p>15.8077</text:p>
          </table:table-cell>
          <table:table-cell table:formula="of:=SQRT([.B2060]*[.B2060]+[.C2060]*[.C2060])" office:value-type="float" office:value="408.733794251576" calcext:value-type="float">
            <text:p>408.733794251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40 UTC</text:p>
          </table:table-cell>
          <table:table-cell office:value-type="float" office:value="408.506" calcext:value-type="float">
            <text:p>408.506</text:p>
          </table:table-cell>
          <table:table-cell office:value-type="float" office:value="15.9559" calcext:value-type="float">
            <text:p>15.9559</text:p>
          </table:table-cell>
          <table:table-cell table:formula="of:=SQRT([.B2061]*[.B2061]+[.C2061]*[.C2061])" office:value-type="float" office:value="408.817493242168" calcext:value-type="float">
            <text:p>408.81749324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45 UTC</text:p>
          </table:table-cell>
          <table:table-cell office:value-type="float" office:value="408.584" calcext:value-type="float">
            <text:p>408.584</text:p>
          </table:table-cell>
          <table:table-cell office:value-type="float" office:value="16.1041" calcext:value-type="float">
            <text:p>16.1041</text:p>
          </table:table-cell>
          <table:table-cell table:formula="of:=SQRT([.B2062]*[.B2062]+[.C2062]*[.C2062])" office:value-type="float" office:value="408.901243691934" calcext:value-type="float">
            <text:p>408.90124369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50 UTC</text:p>
          </table:table-cell>
          <table:table-cell office:value-type="float" office:value="408.662" calcext:value-type="float">
            <text:p>408.662</text:p>
          </table:table-cell>
          <table:table-cell office:value-type="float" office:value="16.2521" calcext:value-type="float">
            <text:p>16.2521</text:p>
          </table:table-cell>
          <table:table-cell table:formula="of:=SQRT([.B2063]*[.B2063]+[.C2063]*[.C2063])" office:value-type="float" office:value="408.985037621684" calcext:value-type="float">
            <text:p>408.985037621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1:55 UTC</text:p>
          </table:table-cell>
          <table:table-cell office:value-type="float" office:value="408.74" calcext:value-type="float">
            <text:p>408.74</text:p>
          </table:table-cell>
          <table:table-cell office:value-type="float" office:value="16.4001" calcext:value-type="float">
            <text:p>16.4001</text:p>
          </table:table-cell>
          <table:table-cell table:formula="of:=SQRT([.B2064]*[.B2064]+[.C2064]*[.C2064])" office:value-type="float" office:value="409.06888280583" calcext:value-type="float">
            <text:p>409.06888280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5]*[.B2065]+[.C2065]*[.C20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6]*[.B2066]+[.C2066]*[.C20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7]*[.B2067]+[.C2067]*[.C20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8]*[.B2068]+[.C2068]*[.C20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69]*[.B2069]+[.C2069]*[.C20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0]*[.B2070]+[.C2070]*[.C20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1]*[.B2071]+[.C2071]*[.C20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2]*[.B2072]+[.C2072]*[.C20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3]*[.B2073]+[.C2073]*[.C20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4]*[.B2074]+[.C2074]*[.C20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5]*[.B2075]+[.C2075]*[.C20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6]*[.B2076]+[.C2076]*[.C20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7]*[.B2077]+[.C2077]*[.C20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8]*[.B2078]+[.C2078]*[.C20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79]*[.B2079]+[.C2079]*[.C20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0]*[.B2080]+[.C2080]*[.C20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1]*[.B2081]+[.C2081]*[.C20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2]*[.B2082]+[.C2082]*[.C20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3]*[.B2083]+[.C2083]*[.C20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4]*[.B2084]+[.C2084]*[.C20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5]*[.B2085]+[.C2085]*[.C20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6]*[.B2086]+[.C2086]*[.C20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7]*[.B2087]+[.C2087]*[.C20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8]*[.B2088]+[.C2088]*[.C20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089]*[.B2089]+[.C2089]*[.C20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05 UTC</text:p>
          </table:table-cell>
          <table:table-cell office:value-type="float" office:value="405.643" calcext:value-type="float">
            <text:p>405.643</text:p>
          </table:table-cell>
          <table:table-cell office:value-type="float" office:value="11.8303" calcext:value-type="float">
            <text:p>11.8303</text:p>
          </table:table-cell>
          <table:table-cell table:formula="of:=SQRT([.B2090]*[.B2090]+[.C2090]*[.C2090])" office:value-type="float" office:value="405.815474627435" calcext:value-type="float">
            <text:p>405.815474627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10 UTC</text:p>
          </table:table-cell>
          <table:table-cell office:value-type="float" office:value="405.648" calcext:value-type="float">
            <text:p>405.648</text:p>
          </table:table-cell>
          <table:table-cell office:value-type="float" office:value="11.8764" calcext:value-type="float">
            <text:p>11.8764</text:p>
          </table:table-cell>
          <table:table-cell table:formula="of:=SQRT([.B2091]*[.B2091]+[.C2091]*[.C2091])" office:value-type="float" office:value="405.821819005534" calcext:value-type="float">
            <text:p>405.821819005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15 UTC</text:p>
          </table:table-cell>
          <table:table-cell office:value-type="float" office:value="405.652" calcext:value-type="float">
            <text:p>405.652</text:p>
          </table:table-cell>
          <table:table-cell office:value-type="float" office:value="11.9224" calcext:value-type="float">
            <text:p>11.9224</text:p>
          </table:table-cell>
          <table:table-cell table:formula="of:=SQRT([.B2092]*[.B2092]+[.C2092]*[.C2092])" office:value-type="float" office:value="405.827166076595" calcext:value-type="float">
            <text:p>405.827166076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20 UTC</text:p>
          </table:table-cell>
          <table:table-cell office:value-type="float" office:value="405.657" calcext:value-type="float">
            <text:p>405.657</text:p>
          </table:table-cell>
          <table:table-cell office:value-type="float" office:value="11.9683" calcext:value-type="float">
            <text:p>11.9683</text:p>
          </table:table-cell>
          <table:table-cell table:formula="of:=SQRT([.B2093]*[.B2093]+[.C2093]*[.C2093])" office:value-type="float" office:value="405.833514946573" calcext:value-type="float">
            <text:p>405.833514946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25 UTC</text:p>
          </table:table-cell>
          <table:table-cell office:value-type="float" office:value="405.662" calcext:value-type="float">
            <text:p>405.662</text:p>
          </table:table-cell>
          <table:table-cell office:value-type="float" office:value="12.0143" calcext:value-type="float">
            <text:p>12.0143</text:p>
          </table:table-cell>
          <table:table-cell table:formula="of:=SQRT([.B2094]*[.B2094]+[.C2094]*[.C2094])" office:value-type="float" office:value="405.839871930408" calcext:value-type="float">
            <text:p>405.839871930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30 UTC</text:p>
          </table:table-cell>
          <table:table-cell office:value-type="float" office:value="405.667" calcext:value-type="float">
            <text:p>405.667</text:p>
          </table:table-cell>
          <table:table-cell office:value-type="float" office:value="12.0601" calcext:value-type="float">
            <text:p>12.0601</text:p>
          </table:table-cell>
          <table:table-cell table:formula="of:=SQRT([.B2095]*[.B2095]+[.C2095]*[.C2095])" office:value-type="float" office:value="405.846228146832" calcext:value-type="float">
            <text:p>405.846228146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35 UTC</text:p>
          </table:table-cell>
          <table:table-cell office:value-type="float" office:value="405.672" calcext:value-type="float">
            <text:p>405.672</text:p>
          </table:table-cell>
          <table:table-cell office:value-type="float" office:value="12.1059" calcext:value-type="float">
            <text:p>12.1059</text:p>
          </table:table-cell>
          <table:table-cell table:formula="of:=SQRT([.B2096]*[.B2096]+[.C2096]*[.C2096])" office:value-type="float" office:value="405.852589493784" calcext:value-type="float">
            <text:p>405.852589493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40 UTC</text:p>
          </table:table-cell>
          <table:table-cell office:value-type="float" office:value="405.676" calcext:value-type="float">
            <text:p>405.676</text:p>
          </table:table-cell>
          <table:table-cell office:value-type="float" office:value="12.1517" calcext:value-type="float">
            <text:p>12.1517</text:p>
          </table:table-cell>
          <table:table-cell table:formula="of:=SQRT([.B2097]*[.B2097]+[.C2097]*[.C2097])" office:value-type="float" office:value="405.857956419349" calcext:value-type="float">
            <text:p>405.857956419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45 UTC</text:p>
          </table:table-cell>
          <table:table-cell office:value-type="float" office:value="405.681" calcext:value-type="float">
            <text:p>405.681</text:p>
          </table:table-cell>
          <table:table-cell office:value-type="float" office:value="12.1974" calcext:value-type="float">
            <text:p>12.1974</text:p>
          </table:table-cell>
          <table:table-cell table:formula="of:=SQRT([.B2098]*[.B2098]+[.C2098]*[.C2098])" office:value-type="float" office:value="405.864325024706" calcext:value-type="float">
            <text:p>405.864325024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50 UTC</text:p>
          </table:table-cell>
          <table:table-cell office:value-type="float" office:value="405.686" calcext:value-type="float">
            <text:p>405.686</text:p>
          </table:table-cell>
          <table:table-cell office:value-type="float" office:value="12.2431" calcext:value-type="float">
            <text:p>12.2431</text:p>
          </table:table-cell>
          <table:table-cell table:formula="of:=SQRT([.B2099]*[.B2099]+[.C2099]*[.C2099])" office:value-type="float" office:value="405.87069873743" calcext:value-type="float">
            <text:p>405.87069873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4:55 UTC</text:p>
          </table:table-cell>
          <table:table-cell office:value-type="float" office:value="405.69" calcext:value-type="float">
            <text:p>405.69</text:p>
          </table:table-cell>
          <table:table-cell office:value-type="float" office:value="12.2887" calcext:value-type="float">
            <text:p>12.2887</text:p>
          </table:table-cell>
          <table:table-cell table:formula="of:=SQRT([.B2100]*[.B2100]+[.C2100]*[.C2100])" office:value-type="float" office:value="405.876074988031" calcext:value-type="float">
            <text:p>405.876074988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1]*[.B2101]+[.C2101]*[.C21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2]*[.B2102]+[.C2102]*[.C21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3]*[.B2103]+[.C2103]*[.C21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4]*[.B2104]+[.C2104]*[.C21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5]*[.B2105]+[.C2105]*[.C21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6]*[.B2106]+[.C2106]*[.C21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7]*[.B2107]+[.C2107]*[.C21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8]*[.B2108]+[.C2108]*[.C21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09]*[.B2109]+[.C2109]*[.C21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0]*[.B2110]+[.C2110]*[.C21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1]*[.B2111]+[.C2111]*[.C21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2]*[.B2112]+[.C2112]*[.C21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3]*[.B2113]+[.C2113]*[.C21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4]*[.B2114]+[.C2114]*[.C21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5]*[.B2115]+[.C2115]*[.C21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6]*[.B2116]+[.C2116]*[.C21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7]*[.B2117]+[.C2117]*[.C21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8]*[.B2118]+[.C2118]*[.C21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19]*[.B2119]+[.C2119]*[.C21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0]*[.B2120]+[.C2120]*[.C21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1]*[.B2121]+[.C2121]*[.C21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2]*[.B2122]+[.C2122]*[.C21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3]*[.B2123]+[.C2123]*[.C21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4]*[.B2124]+[.C2124]*[.C21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5]*[.B2125]+[.C2125]*[.C21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6]*[.B2126]+[.C2126]*[.C21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7]*[.B2127]+[.C2127]*[.C21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8]*[.B2128]+[.C2128]*[.C21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29]*[.B2129]+[.C2129]*[.C21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0]*[.B2130]+[.C2130]*[.C21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1]*[.B2131]+[.C2131]*[.C21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2]*[.B2132]+[.C2132]*[.C21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3]*[.B2133]+[.C2133]*[.C21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4]*[.B2134]+[.C2134]*[.C21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5]*[.B2135]+[.C2135]*[.C21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6]*[.B2136]+[.C2136]*[.C21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7]*[.B2137]+[.C2137]*[.C21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8]*[.B2138]+[.C2138]*[.C21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39]*[.B2139]+[.C2139]*[.C21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0]*[.B2140]+[.C2140]*[.C21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1]*[.B2141]+[.C2141]*[.C21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2]*[.B2142]+[.C2142]*[.C21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3]*[.B2143]+[.C2143]*[.C21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4]*[.B2144]+[.C2144]*[.C21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5]*[.B2145]+[.C2145]*[.C21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6]*[.B2146]+[.C2146]*[.C21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7]*[.B2147]+[.C2147]*[.C21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8]*[.B2148]+[.C2148]*[.C21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49]*[.B2149]+[.C2149]*[.C21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0]*[.B2150]+[.C2150]*[.C21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1]*[.B2151]+[.C2151]*[.C21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2]*[.B2152]+[.C2152]*[.C21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3]*[.B2153]+[.C2153]*[.C21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4]*[.B2154]+[.C2154]*[.C21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5]*[.B2155]+[.C2155]*[.C21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6]*[.B2156]+[.C2156]*[.C21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7]*[.B2157]+[.C2157]*[.C21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8]*[.B2158]+[.C2158]*[.C21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59]*[.B2159]+[.C2159]*[.C21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2:5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60]*[.B2160]+[.C2160]*[.C21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61]*[.B2161]+[.C2161]*[.C21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05 UTC</text:p>
          </table:table-cell>
          <table:table-cell office:value-type="float" office:value="405.866" calcext:value-type="float">
            <text:p>405.866</text:p>
          </table:table-cell>
          <table:table-cell office:value-type="float" office:value="13.7139" calcext:value-type="float">
            <text:p>13.7139</text:p>
          </table:table-cell>
          <table:table-cell table:formula="of:=SQRT([.B2162]*[.B2162]+[.C2162]*[.C2162])" office:value-type="float" office:value="406.097624973614" calcext:value-type="float">
            <text:p>406.097624973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10 UTC</text:p>
          </table:table-cell>
          <table:table-cell office:value-type="float" office:value="405.871" calcext:value-type="float">
            <text:p>405.871</text:p>
          </table:table-cell>
          <table:table-cell office:value-type="float" office:value="13.7598" calcext:value-type="float">
            <text:p>13.7598</text:p>
          </table:table-cell>
          <table:table-cell table:formula="of:=SQRT([.B2163]*[.B2163]+[.C2163]*[.C2163])" office:value-type="float" office:value="406.104174734809" calcext:value-type="float">
            <text:p>406.104174734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15 UTC</text:p>
          </table:table-cell>
          <table:table-cell office:value-type="float" office:value="405.875" calcext:value-type="float">
            <text:p>405.875</text:p>
          </table:table-cell>
          <table:table-cell office:value-type="float" office:value="13.8058" calcext:value-type="float">
            <text:p>13.8058</text:p>
          </table:table-cell>
          <table:table-cell table:formula="of:=SQRT([.B2164]*[.B2164]+[.C2164]*[.C2164])" office:value-type="float" office:value="406.109733617208" calcext:value-type="float">
            <text:p>406.109733617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20 UTC</text:p>
          </table:table-cell>
          <table:table-cell office:value-type="float" office:value="405.88" calcext:value-type="float">
            <text:p>405.88</text:p>
          </table:table-cell>
          <table:table-cell office:value-type="float" office:value="13.8516" calcext:value-type="float">
            <text:p>13.8516</text:p>
          </table:table-cell>
          <table:table-cell table:formula="of:=SQRT([.B2165]*[.B2165]+[.C2165]*[.C2165])" office:value-type="float" office:value="406.116290269868" calcext:value-type="float">
            <text:p>406.116290269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25 UTC</text:p>
          </table:table-cell>
          <table:table-cell office:value-type="float" office:value="405.885" calcext:value-type="float">
            <text:p>405.885</text:p>
          </table:table-cell>
          <table:table-cell office:value-type="float" office:value="13.8975" calcext:value-type="float">
            <text:p>13.8975</text:p>
          </table:table-cell>
          <table:table-cell table:formula="of:=SQRT([.B2166]*[.B2166]+[.C2166]*[.C2166])" office:value-type="float" office:value="406.122855465252" calcext:value-type="float">
            <text:p>406.122855465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30 UTC</text:p>
          </table:table-cell>
          <table:table-cell office:value-type="float" office:value="405.889" calcext:value-type="float">
            <text:p>405.889</text:p>
          </table:table-cell>
          <table:table-cell office:value-type="float" office:value="13.9433" calcext:value-type="float">
            <text:p>13.9433</text:p>
          </table:table-cell>
          <table:table-cell table:formula="of:=SQRT([.B2167]*[.B2167]+[.C2167]*[.C2167])" office:value-type="float" office:value="406.128422959893" calcext:value-type="float">
            <text:p>406.128422959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35 UTC</text:p>
          </table:table-cell>
          <table:table-cell office:value-type="float" office:value="405.894" calcext:value-type="float">
            <text:p>405.894</text:p>
          </table:table-cell>
          <table:table-cell office:value-type="float" office:value="13.9891" calcext:value-type="float">
            <text:p>13.9891</text:p>
          </table:table-cell>
          <table:table-cell table:formula="of:=SQRT([.B2168]*[.B2168]+[.C2168]*[.C2168])" office:value-type="float" office:value="406.134994989117" calcext:value-type="float">
            <text:p>406.134994989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40 UTC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14.0349" calcext:value-type="float">
            <text:p>14.0349</text:p>
          </table:table-cell>
          <table:table-cell table:formula="of:=SQRT([.B2169]*[.B2169]+[.C2169]*[.C2169])" office:value-type="float" office:value="406.141572138349" calcext:value-type="float">
            <text:p>406.141572138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45 UTC</text:p>
          </table:table-cell>
          <table:table-cell office:value-type="float" office:value="405.903" calcext:value-type="float">
            <text:p>405.903</text:p>
          </table:table-cell>
          <table:table-cell office:value-type="float" office:value="14.0807" calcext:value-type="float">
            <text:p>14.0807</text:p>
          </table:table-cell>
          <table:table-cell table:formula="of:=SQRT([.B2170]*[.B2170]+[.C2170]*[.C2170])" office:value-type="float" office:value="406.14715500849" calcext:value-type="float">
            <text:p>406.14715500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50 UTC</text:p>
          </table:table-cell>
          <table:table-cell office:value-type="float" office:value="405.908" calcext:value-type="float">
            <text:p>405.908</text:p>
          </table:table-cell>
          <table:table-cell office:value-type="float" office:value="14.1264" calcext:value-type="float">
            <text:p>14.1264</text:p>
          </table:table-cell>
          <table:table-cell table:formula="of:=SQRT([.B2171]*[.B2171]+[.C2171]*[.C2171])" office:value-type="float" office:value="406.153738922788" calcext:value-type="float">
            <text:p>406.153738922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0:55 UTC</text:p>
          </table:table-cell>
          <table:table-cell office:value-type="float" office:value="405.912" calcext:value-type="float">
            <text:p>405.912</text:p>
          </table:table-cell>
          <table:table-cell office:value-type="float" office:value="14.1721" calcext:value-type="float">
            <text:p>14.1721</text:p>
          </table:table-cell>
          <table:table-cell table:formula="of:=SQRT([.B2172]*[.B2172]+[.C2172]*[.C2172])" office:value-type="float" office:value="406.159328542888" calcext:value-type="float">
            <text:p>406.159328542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3]*[.B2173]+[.C2173]*[.C21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4]*[.B2174]+[.C2174]*[.C21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5]*[.B2175]+[.C2175]*[.C21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6]*[.B2176]+[.C2176]*[.C21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7]*[.B2177]+[.C2177]*[.C21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8]*[.B2178]+[.C2178]*[.C21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79]*[.B2179]+[.C2179]*[.C21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0]*[.B2180]+[.C2180]*[.C21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1]*[.B2181]+[.C2181]*[.C21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2]*[.B2182]+[.C2182]*[.C21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3]*[.B2183]+[.C2183]*[.C21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4]*[.B2184]+[.C2184]*[.C21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5]*[.B2185]+[.C2185]*[.C21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6]*[.B2186]+[.C2186]*[.C21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7]*[.B2187]+[.C2187]*[.C21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8]*[.B2188]+[.C2188]*[.C21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89]*[.B2189]+[.C2189]*[.C21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0]*[.B2190]+[.C2190]*[.C21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1]*[.B2191]+[.C2191]*[.C21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2]*[.B2192]+[.C2192]*[.C21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3]*[.B2193]+[.C2193]*[.C21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4]*[.B2194]+[.C2194]*[.C21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5]*[.B2195]+[.C2195]*[.C21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6]*[.B2196]+[.C2196]*[.C21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197]*[.B2197]+[.C2197]*[.C21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05 UTC</text:p>
          </table:table-cell>
          <table:table-cell office:value-type="float" office:value="405.696" calcext:value-type="float">
            <text:p>405.696</text:p>
          </table:table-cell>
          <table:table-cell office:value-type="float" office:value="12.302" calcext:value-type="float">
            <text:p>12.302</text:p>
          </table:table-cell>
          <table:table-cell table:formula="of:=SQRT([.B2198]*[.B2198]+[.C2198]*[.C2198])" office:value-type="float" office:value="405.882475132889" calcext:value-type="float">
            <text:p>405.882475132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10 UTC</text:p>
          </table:table-cell>
          <table:table-cell office:value-type="float" office:value="405.7" calcext:value-type="float">
            <text:p>405.7</text:p>
          </table:table-cell>
          <table:table-cell office:value-type="float" office:value="12.3482" calcext:value-type="float">
            <text:p>12.3482</text:p>
          </table:table-cell>
          <table:table-cell table:formula="of:=SQRT([.B2199]*[.B2199]+[.C2199]*[.C2199])" office:value-type="float" office:value="405.88787619642" calcext:value-type="float">
            <text:p>405.88787619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15 UTC</text:p>
          </table:table-cell>
          <table:table-cell office:value-type="float" office:value="405.705" calcext:value-type="float">
            <text:p>405.705</text:p>
          </table:table-cell>
          <table:table-cell office:value-type="float" office:value="12.3943" calcext:value-type="float">
            <text:p>12.3943</text:p>
          </table:table-cell>
          <table:table-cell table:formula="of:=SQRT([.B2200]*[.B2200]+[.C2200]*[.C2200])" office:value-type="float" office:value="405.894278966198" calcext:value-type="float">
            <text:p>405.894278966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20 UTC</text:p>
          </table:table-cell>
          <table:table-cell office:value-type="float" office:value="405.71" calcext:value-type="float">
            <text:p>405.71</text:p>
          </table:table-cell>
          <table:table-cell office:value-type="float" office:value="12.4405" calcext:value-type="float">
            <text:p>12.4405</text:p>
          </table:table-cell>
          <table:table-cell table:formula="of:=SQRT([.B2201]*[.B2201]+[.C2201]*[.C2201])" office:value-type="float" office:value="405.900689997258" calcext:value-type="float">
            <text:p>405.900689997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25 UTC</text:p>
          </table:table-cell>
          <table:table-cell office:value-type="float" office:value="405.715" calcext:value-type="float">
            <text:p>405.715</text:p>
          </table:table-cell>
          <table:table-cell office:value-type="float" office:value="12.4866" calcext:value-type="float">
            <text:p>12.4866</text:p>
          </table:table-cell>
          <table:table-cell table:formula="of:=SQRT([.B2202]*[.B2202]+[.C2202]*[.C2202])" office:value-type="float" office:value="405.907103170861" calcext:value-type="float">
            <text:p>405.9071031708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30 UTC</text:p>
          </table:table-cell>
          <table:table-cell office:value-type="float" office:value="405.719" calcext:value-type="float">
            <text:p>405.719</text:p>
          </table:table-cell>
          <table:table-cell office:value-type="float" office:value="12.5326" calcext:value-type="float">
            <text:p>12.5326</text:p>
          </table:table-cell>
          <table:table-cell table:formula="of:=SQRT([.B2203]*[.B2203]+[.C2203]*[.C2203])" office:value-type="float" office:value="405.912518929584" calcext:value-type="float">
            <text:p>405.912518929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35 UTC</text:p>
          </table:table-cell>
          <table:table-cell office:value-type="float" office:value="405.724" calcext:value-type="float">
            <text:p>405.724</text:p>
          </table:table-cell>
          <table:table-cell office:value-type="float" office:value="12.5787" calcext:value-type="float">
            <text:p>12.5787</text:p>
          </table:table-cell>
          <table:table-cell table:formula="of:=SQRT([.B2204]*[.B2204]+[.C2204]*[.C2204])" office:value-type="float" office:value="405.918942486908" calcext:value-type="float">
            <text:p>405.918942486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40 UTC</text:p>
          </table:table-cell>
          <table:table-cell office:value-type="float" office:value="405.729" calcext:value-type="float">
            <text:p>405.729</text:p>
          </table:table-cell>
          <table:table-cell office:value-type="float" office:value="12.6247" calcext:value-type="float">
            <text:p>12.6247</text:p>
          </table:table-cell>
          <table:table-cell table:formula="of:=SQRT([.B2205]*[.B2205]+[.C2205]*[.C2205])" office:value-type="float" office:value="405.925368129525" calcext:value-type="float">
            <text:p>405.925368129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45 UTC</text:p>
          </table:table-cell>
          <table:table-cell office:value-type="float" office:value="405.733" calcext:value-type="float">
            <text:p>405.733</text:p>
          </table:table-cell>
          <table:table-cell office:value-type="float" office:value="12.6706" calcext:value-type="float">
            <text:p>12.6706</text:p>
          </table:table-cell>
          <table:table-cell table:formula="of:=SQRT([.B2206]*[.B2206]+[.C2206]*[.C2206])" office:value-type="float" office:value="405.930796310603" calcext:value-type="float">
            <text:p>405.93079631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50 UTC</text:p>
          </table:table-cell>
          <table:table-cell office:value-type="float" office:value="405.738" calcext:value-type="float">
            <text:p>405.738</text:p>
          </table:table-cell>
          <table:table-cell office:value-type="float" office:value="12.7165" calcext:value-type="float">
            <text:p>12.7165</text:p>
          </table:table-cell>
          <table:table-cell table:formula="of:=SQRT([.B2207]*[.B2207]+[.C2207]*[.C2207])" office:value-type="float" office:value="405.937229157723" calcext:value-type="float">
            <text:p>405.937229157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3:55 UTC</text:p>
          </table:table-cell>
          <table:table-cell office:value-type="float" office:value="405.742" calcext:value-type="float">
            <text:p>405.742</text:p>
          </table:table-cell>
          <table:table-cell office:value-type="float" office:value="12.7624" calcext:value-type="float">
            <text:p>12.7624</text:p>
          </table:table-cell>
          <table:table-cell table:formula="of:=SQRT([.B2208]*[.B2208]+[.C2208]*[.C2208])" office:value-type="float" office:value="405.942667648721" calcext:value-type="float">
            <text:p>405.942667648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09]*[.B2209]+[.C2209]*[.C22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0]*[.B2210]+[.C2210]*[.C22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1]*[.B2211]+[.C2211]*[.C22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2]*[.B2212]+[.C2212]*[.C22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3]*[.B2213]+[.C2213]*[.C22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4]*[.B2214]+[.C2214]*[.C22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5]*[.B2215]+[.C2215]*[.C22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6]*[.B2216]+[.C2216]*[.C22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7]*[.B2217]+[.C2217]*[.C22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8]*[.B2218]+[.C2218]*[.C22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19]*[.B2219]+[.C2219]*[.C22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0]*[.B2220]+[.C2220]*[.C22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1]*[.B2221]+[.C2221]*[.C22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2]*[.B2222]+[.C2222]*[.C22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3]*[.B2223]+[.C2223]*[.C22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4]*[.B2224]+[.C2224]*[.C22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5]*[.B2225]+[.C2225]*[.C22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6]*[.B2226]+[.C2226]*[.C22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7]*[.B2227]+[.C2227]*[.C22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8]*[.B2228]+[.C2228]*[.C22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29]*[.B2229]+[.C2229]*[.C22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30]*[.B2230]+[.C2230]*[.C22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31]*[.B2231]+[.C2231]*[.C22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32]*[.B2232]+[.C2232]*[.C22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33]*[.B2233]+[.C2233]*[.C22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05 UTC</text:p>
          </table:table-cell>
          <table:table-cell office:value-type="float" office:value="407.128" calcext:value-type="float">
            <text:p>407.128</text:p>
          </table:table-cell>
          <table:table-cell office:value-type="float" office:value="13.4081" calcext:value-type="float">
            <text:p>13.4081</text:p>
          </table:table-cell>
          <table:table-cell table:formula="of:=SQRT([.B2234]*[.B2234]+[.C2234]*[.C2234])" office:value-type="float" office:value="407.34872717318" calcext:value-type="float">
            <text:p>407.34872717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10 UTC</text:p>
          </table:table-cell>
          <table:table-cell office:value-type="float" office:value="407.208" calcext:value-type="float">
            <text:p>407.208</text:p>
          </table:table-cell>
          <table:table-cell office:value-type="float" office:value="13.5563" calcext:value-type="float">
            <text:p>13.5563</text:p>
          </table:table-cell>
          <table:table-cell table:formula="of:=SQRT([.B2235]*[.B2235]+[.C2235]*[.C2235])" office:value-type="float" office:value="407.433587881129" calcext:value-type="float">
            <text:p>407.433587881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15 UTC</text:p>
          </table:table-cell>
          <table:table-cell office:value-type="float" office:value="407.288" calcext:value-type="float">
            <text:p>407.288</text:p>
          </table:table-cell>
          <table:table-cell office:value-type="float" office:value="13.7043" calcext:value-type="float">
            <text:p>13.7043</text:p>
          </table:table-cell>
          <table:table-cell table:formula="of:=SQRT([.B2236]*[.B2236]+[.C2236]*[.C2236])" office:value-type="float" office:value="407.518493791987" calcext:value-type="float">
            <text:p>407.518493791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20 UTC</text:p>
          </table:table-cell>
          <table:table-cell office:value-type="float" office:value="407.367" calcext:value-type="float">
            <text:p>407.367</text:p>
          </table:table-cell>
          <table:table-cell office:value-type="float" office:value="13.8523" calcext:value-type="float">
            <text:p>13.8523</text:p>
          </table:table-cell>
          <table:table-cell table:formula="of:=SQRT([.B2237]*[.B2237]+[.C2237]*[.C2237])" office:value-type="float" office:value="407.602452034197" calcext:value-type="float">
            <text:p>407.60245203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25 UTC</text:p>
          </table:table-cell>
          <table:table-cell office:value-type="float" office:value="407.447" calcext:value-type="float">
            <text:p>407.447</text:p>
          </table:table-cell>
          <table:table-cell office:value-type="float" office:value="14.0001" calcext:value-type="float">
            <text:p>14.0001</text:p>
          </table:table-cell>
          <table:table-cell table:formula="of:=SQRT([.B2238]*[.B2238]+[.C2238]*[.C2238])" office:value-type="float" office:value="407.687454564167" calcext:value-type="float">
            <text:p>407.687454564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30 UTC</text:p>
          </table:table-cell>
          <table:table-cell office:value-type="float" office:value="407.526" calcext:value-type="float">
            <text:p>407.526</text:p>
          </table:table-cell>
          <table:table-cell office:value-type="float" office:value="14.1479" calcext:value-type="float">
            <text:p>14.1479</text:p>
          </table:table-cell>
          <table:table-cell table:formula="of:=SQRT([.B2239]*[.B2239]+[.C2239]*[.C2239])" office:value-type="float" office:value="407.771509243118" calcext:value-type="float">
            <text:p>407.771509243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35 UTC</text:p>
          </table:table-cell>
          <table:table-cell office:value-type="float" office:value="407.605" calcext:value-type="float">
            <text:p>407.605</text:p>
          </table:table-cell>
          <table:table-cell office:value-type="float" office:value="14.2955" calcext:value-type="float">
            <text:p>14.2955</text:p>
          </table:table-cell>
          <table:table-cell table:formula="of:=SQRT([.B2240]*[.B2240]+[.C2240]*[.C2240])" office:value-type="float" office:value="407.855608451386" calcext:value-type="float">
            <text:p>407.85560845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40 UTC</text:p>
          </table:table-cell>
          <table:table-cell office:value-type="float" office:value="407.683" calcext:value-type="float">
            <text:p>407.683</text:p>
          </table:table-cell>
          <table:table-cell office:value-type="float" office:value="14.4431" calcext:value-type="float">
            <text:p>14.4431</text:p>
          </table:table-cell>
          <table:table-cell table:formula="of:=SQRT([.B2241]*[.B2241]+[.C2241]*[.C2241])" office:value-type="float" office:value="407.938759652242" calcext:value-type="float">
            <text:p>407.938759652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45 UTC</text:p>
          </table:table-cell>
          <table:table-cell office:value-type="float" office:value="407.762" calcext:value-type="float">
            <text:p>407.762</text:p>
          </table:table-cell>
          <table:table-cell office:value-type="float" office:value="14.5905" calcext:value-type="float">
            <text:p>14.5905</text:p>
          </table:table-cell>
          <table:table-cell table:formula="of:=SQRT([.B2242]*[.B2242]+[.C2242]*[.C2242])" office:value-type="float" office:value="408.022954420765" calcext:value-type="float">
            <text:p>408.022954420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50 UTC</text:p>
          </table:table-cell>
          <table:table-cell office:value-type="float" office:value="407.84" calcext:value-type="float">
            <text:p>407.84</text:p>
          </table:table-cell>
          <table:table-cell office:value-type="float" office:value="14.7379" calcext:value-type="float">
            <text:p>14.7379</text:p>
          </table:table-cell>
          <table:table-cell table:formula="of:=SQRT([.B2243]*[.B2243]+[.C2243]*[.C2243])" office:value-type="float" office:value="408.106201002153" calcext:value-type="float">
            <text:p>408.106201002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6:55 UTC</text:p>
          </table:table-cell>
          <table:table-cell office:value-type="float" office:value="407.918" calcext:value-type="float">
            <text:p>407.918</text:p>
          </table:table-cell>
          <table:table-cell office:value-type="float" office:value="14.8851" calcext:value-type="float">
            <text:p>14.8851</text:p>
          </table:table-cell>
          <table:table-cell table:formula="of:=SQRT([.B2244]*[.B2244]+[.C2244]*[.C2244])" office:value-type="float" office:value="408.189491444856" calcext:value-type="float">
            <text:p>408.189491444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45]*[.B2245]+[.C2245]*[.C22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46]*[.B2246]+[.C2246]*[.C22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47]*[.B2247]+[.C2247]*[.C22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48]*[.B2248]+[.C2248]*[.C22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49]*[.B2249]+[.C2249]*[.C22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0]*[.B2250]+[.C2250]*[.C22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1]*[.B2251]+[.C2251]*[.C22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2]*[.B2252]+[.C2252]*[.C22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3]*[.B2253]+[.C2253]*[.C22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4]*[.B2254]+[.C2254]*[.C22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5]*[.B2255]+[.C2255]*[.C22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6]*[.B2256]+[.C2256]*[.C22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7]*[.B2257]+[.C2257]*[.C22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8]*[.B2258]+[.C2258]*[.C22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59]*[.B2259]+[.C2259]*[.C22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0]*[.B2260]+[.C2260]*[.C22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1]*[.B2261]+[.C2261]*[.C22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2]*[.B2262]+[.C2262]*[.C22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3]*[.B2263]+[.C2263]*[.C22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4]*[.B2264]+[.C2264]*[.C22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5]*[.B2265]+[.C2265]*[.C22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6]*[.B2266]+[.C2266]*[.C22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7]*[.B2267]+[.C2267]*[.C22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8]*[.B2268]+[.C2268]*[.C22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69]*[.B2269]+[.C2269]*[.C22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0]*[.B2270]+[.C2270]*[.C22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1]*[.B2271]+[.C2271]*[.C22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2]*[.B2272]+[.C2272]*[.C22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3]*[.B2273]+[.C2273]*[.C22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4]*[.B2274]+[.C2274]*[.C22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5]*[.B2275]+[.C2275]*[.C22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6]*[.B2276]+[.C2276]*[.C22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7]*[.B2277]+[.C2277]*[.C22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8]*[.B2278]+[.C2278]*[.C22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79]*[.B2279]+[.C2279]*[.C22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0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0]*[.B2280]+[.C2280]*[.C22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1]*[.B2281]+[.C2281]*[.C22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2]*[.B2282]+[.C2282]*[.C22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3]*[.B2283]+[.C2283]*[.C22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4]*[.B2284]+[.C2284]*[.C22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5]*[.B2285]+[.C2285]*[.C22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6]*[.B2286]+[.C2286]*[.C22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7]*[.B2287]+[.C2287]*[.C22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8]*[.B2288]+[.C2288]*[.C22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89]*[.B2289]+[.C2289]*[.C22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0]*[.B2290]+[.C2290]*[.C22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1]*[.B2291]+[.C2291]*[.C22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2]*[.B2292]+[.C2292]*[.C22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3]*[.B2293]+[.C2293]*[.C22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4]*[.B2294]+[.C2294]*[.C22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5]*[.B2295]+[.C2295]*[.C22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6]*[.B2296]+[.C2296]*[.C22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7]*[.B2297]+[.C2297]*[.C22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8]*[.B2298]+[.C2298]*[.C22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299]*[.B2299]+[.C2299]*[.C22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0]*[.B2300]+[.C2300]*[.C23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1]*[.B2301]+[.C2301]*[.C23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2]*[.B2302]+[.C2302]*[.C23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3]*[.B2303]+[.C2303]*[.C23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4]*[.B2304]+[.C2304]*[.C23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05]*[.B2305]+[.C2305]*[.C23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05 UTC</text:p>
          </table:table-cell>
          <table:table-cell office:value-type="float" office:value="405.758" calcext:value-type="float">
            <text:p>405.758</text:p>
          </table:table-cell>
          <table:table-cell office:value-type="float" office:value="12.7758" calcext:value-type="float">
            <text:p>12.7758</text:p>
          </table:table-cell>
          <table:table-cell table:formula="of:=SQRT([.B2306]*[.B2306]+[.C2306]*[.C2306])" office:value-type="float" office:value="405.959081225732" calcext:value-type="float">
            <text:p>405.959081225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10 UTC</text:p>
          </table:table-cell>
          <table:table-cell office:value-type="float" office:value="405.763" calcext:value-type="float">
            <text:p>405.763</text:p>
          </table:table-cell>
          <table:table-cell office:value-type="float" office:value="12.8219" calcext:value-type="float">
            <text:p>12.8219</text:p>
          </table:table-cell>
          <table:table-cell table:formula="of:=SQRT([.B2307]*[.B2307]+[.C2307]*[.C2307])" office:value-type="float" office:value="405.965532143568" calcext:value-type="float">
            <text:p>405.965532143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15 UTC</text:p>
          </table:table-cell>
          <table:table-cell office:value-type="float" office:value="405.767" calcext:value-type="float">
            <text:p>405.767</text:p>
          </table:table-cell>
          <table:table-cell office:value-type="float" office:value="12.8679" calcext:value-type="float">
            <text:p>12.8679</text:p>
          </table:table-cell>
          <table:table-cell table:formula="of:=SQRT([.B2308]*[.B2308]+[.C2308]*[.C2308])" office:value-type="float" office:value="405.970985588145" calcext:value-type="float">
            <text:p>405.970985588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20 UTC</text:p>
          </table:table-cell>
          <table:table-cell office:value-type="float" office:value="405.772" calcext:value-type="float">
            <text:p>405.772</text:p>
          </table:table-cell>
          <table:table-cell office:value-type="float" office:value="12.9138" calcext:value-type="float">
            <text:p>12.9138</text:p>
          </table:table-cell>
          <table:table-cell table:formula="of:=SQRT([.B2309]*[.B2309]+[.C2309]*[.C2309])" office:value-type="float" office:value="405.977440524027" calcext:value-type="float">
            <text:p>405.977440524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25 UTC</text:p>
          </table:table-cell>
          <table:table-cell office:value-type="float" office:value="405.777" calcext:value-type="float">
            <text:p>405.777</text:p>
          </table:table-cell>
          <table:table-cell office:value-type="float" office:value="12.9597" calcext:value-type="float">
            <text:p>12.9597</text:p>
          </table:table-cell>
          <table:table-cell table:formula="of:=SQRT([.B2310]*[.B2310]+[.C2310]*[.C2310])" office:value-type="float" office:value="405.983900608251" calcext:value-type="float">
            <text:p>405.983900608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30 UTC</text:p>
          </table:table-cell>
          <table:table-cell office:value-type="float" office:value="405.782" calcext:value-type="float">
            <text:p>405.782</text:p>
          </table:table-cell>
          <table:table-cell office:value-type="float" office:value="13.0056" calcext:value-type="float">
            <text:p>13.0056</text:p>
          </table:table-cell>
          <table:table-cell table:formula="of:=SQRT([.B2311]*[.B2311]+[.C2311]*[.C2311])" office:value-type="float" office:value="405.99036584057" calcext:value-type="float">
            <text:p>405.99036584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35 UTC</text:p>
          </table:table-cell>
          <table:table-cell office:value-type="float" office:value="405.786" calcext:value-type="float">
            <text:p>405.786</text:p>
          </table:table-cell>
          <table:table-cell office:value-type="float" office:value="13.0514" calcext:value-type="float">
            <text:p>13.0514</text:p>
          </table:table-cell>
          <table:table-cell table:formula="of:=SQRT([.B2312]*[.B2312]+[.C2312]*[.C2312])" office:value-type="float" office:value="405.995833522907" calcext:value-type="float">
            <text:p>405.995833522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40 UTC</text:p>
          </table:table-cell>
          <table:table-cell office:value-type="float" office:value="405.791" calcext:value-type="float">
            <text:p>405.791</text:p>
          </table:table-cell>
          <table:table-cell office:value-type="float" office:value="13.0972" calcext:value-type="float">
            <text:p>13.0972</text:p>
          </table:table-cell>
          <table:table-cell table:formula="of:=SQRT([.B2313]*[.B2313]+[.C2313]*[.C2313])" office:value-type="float" office:value="406.002305817147" calcext:value-type="float">
            <text:p>406.002305817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45 UTC</text:p>
          </table:table-cell>
          <table:table-cell office:value-type="float" office:value="405.796" calcext:value-type="float">
            <text:p>405.796</text:p>
          </table:table-cell>
          <table:table-cell office:value-type="float" office:value="13.143" calcext:value-type="float">
            <text:p>13.143</text:p>
          </table:table-cell>
          <table:table-cell table:formula="of:=SQRT([.B2314]*[.B2314]+[.C2314]*[.C2314])" office:value-type="float" office:value="406.008783236274" calcext:value-type="float">
            <text:p>406.008783236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50 UTC</text:p>
          </table:table-cell>
          <table:table-cell office:value-type="float" office:value="405.8" calcext:value-type="float">
            <text:p>405.8</text:p>
          </table:table-cell>
          <table:table-cell office:value-type="float" office:value="13.1887" calcext:value-type="float">
            <text:p>13.1887</text:p>
          </table:table-cell>
          <table:table-cell table:formula="of:=SQRT([.B2315]*[.B2315]+[.C2315]*[.C2315])" office:value-type="float" office:value="406.014263059427" calcext:value-type="float">
            <text:p>406.014263059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2:55 UTC</text:p>
          </table:table-cell>
          <table:table-cell office:value-type="float" office:value="405.805" calcext:value-type="float">
            <text:p>405.805</text:p>
          </table:table-cell>
          <table:table-cell office:value-type="float" office:value="13.2344" calcext:value-type="float">
            <text:p>13.2344</text:p>
          </table:table-cell>
          <table:table-cell table:formula="of:=SQRT([.B2316]*[.B2316]+[.C2316]*[.C2316])" office:value-type="float" office:value="406.020747460472" calcext:value-type="float">
            <text:p>406.020747460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17]*[.B2317]+[.C2317]*[.C23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18]*[.B2318]+[.C2318]*[.C23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19]*[.B2319]+[.C2319]*[.C23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0]*[.B2320]+[.C2320]*[.C23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1]*[.B2321]+[.C2321]*[.C23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2]*[.B2322]+[.C2322]*[.C23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3]*[.B2323]+[.C2323]*[.C23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4]*[.B2324]+[.C2324]*[.C23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5]*[.B2325]+[.C2325]*[.C23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6]*[.B2326]+[.C2326]*[.C23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7]*[.B2327]+[.C2327]*[.C23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8]*[.B2328]+[.C2328]*[.C23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29]*[.B2329]+[.C2329]*[.C23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0]*[.B2330]+[.C2330]*[.C23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1]*[.B2331]+[.C2331]*[.C23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2]*[.B2332]+[.C2332]*[.C23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3]*[.B2333]+[.C2333]*[.C23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4]*[.B2334]+[.C2334]*[.C23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5]*[.B2335]+[.C2335]*[.C23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6]*[.B2336]+[.C2336]*[.C23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7]*[.B2337]+[.C2337]*[.C23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8]*[.B2338]+[.C2338]*[.C23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39]*[.B2339]+[.C2339]*[.C23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40]*[.B2340]+[.C2340]*[.C23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41]*[.B2341]+[.C2341]*[.C23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05 UTC</text:p>
          </table:table-cell>
          <table:table-cell office:value-type="float" office:value="408.752" calcext:value-type="float">
            <text:p>408.752</text:p>
          </table:table-cell>
          <table:table-cell office:value-type="float" office:value="16.4133" calcext:value-type="float">
            <text:p>16.4133</text:p>
          </table:table-cell>
          <table:table-cell table:formula="of:=SQRT([.B2342]*[.B2342]+[.C2342]*[.C2342])" office:value-type="float" office:value="409.08140256053" calcext:value-type="float">
            <text:p>409.08140256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10 UTC</text:p>
          </table:table-cell>
          <table:table-cell office:value-type="float" office:value="408.83" calcext:value-type="float">
            <text:p>408.83</text:p>
          </table:table-cell>
          <table:table-cell office:value-type="float" office:value="16.562" calcext:value-type="float">
            <text:p>16.562</text:p>
          </table:table-cell>
          <table:table-cell table:formula="of:=SQRT([.B2343]*[.B2343]+[.C2343]*[.C2343])" office:value-type="float" office:value="409.165331796329" calcext:value-type="float">
            <text:p>409.165331796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15 UTC</text:p>
          </table:table-cell>
          <table:table-cell office:value-type="float" office:value="408.908" calcext:value-type="float">
            <text:p>408.908</text:p>
          </table:table-cell>
          <table:table-cell office:value-type="float" office:value="16.7107" calcext:value-type="float">
            <text:p>16.7107</text:p>
          </table:table-cell>
          <table:table-cell table:formula="of:=SQRT([.B2344]*[.B2344]+[.C2344]*[.C2344])" office:value-type="float" office:value="409.249312715965" calcext:value-type="float">
            <text:p>409.24931271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20 UTC</text:p>
          </table:table-cell>
          <table:table-cell office:value-type="float" office:value="408.986" calcext:value-type="float">
            <text:p>408.986</text:p>
          </table:table-cell>
          <table:table-cell office:value-type="float" office:value="16.8593" calcext:value-type="float">
            <text:p>16.8593</text:p>
          </table:table-cell>
          <table:table-cell table:formula="of:=SQRT([.B2345]*[.B2345]+[.C2345]*[.C2345])" office:value-type="float" office:value="409.333341168894" calcext:value-type="float">
            <text:p>409.333341168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25 UTC</text:p>
          </table:table-cell>
          <table:table-cell office:value-type="float" office:value="409.064" calcext:value-type="float">
            <text:p>409.064</text:p>
          </table:table-cell>
          <table:table-cell office:value-type="float" office:value="17.0078" calcext:value-type="float">
            <text:p>17.0078</text:p>
          </table:table-cell>
          <table:table-cell table:formula="of:=SQRT([.B2346]*[.B2346]+[.C2346]*[.C2346])" office:value-type="float" office:value="409.417417016961" calcext:value-type="float">
            <text:p>409.417417016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30 UTC</text:p>
          </table:table-cell>
          <table:table-cell office:value-type="float" office:value="409.141" calcext:value-type="float">
            <text:p>409.141</text:p>
          </table:table-cell>
          <table:table-cell office:value-type="float" office:value="17.1564" calcext:value-type="float">
            <text:p>17.1564</text:p>
          </table:table-cell>
          <table:table-cell table:formula="of:=SQRT([.B2347]*[.B2347]+[.C2347]*[.C2347])" office:value-type="float" office:value="409.500549379314" calcext:value-type="float">
            <text:p>409.500549379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35 UTC</text:p>
          </table:table-cell>
          <table:table-cell office:value-type="float" office:value="409.219" calcext:value-type="float">
            <text:p>409.219</text:p>
          </table:table-cell>
          <table:table-cell office:value-type="float" office:value="17.3048" calcext:value-type="float">
            <text:p>17.3048</text:p>
          </table:table-cell>
          <table:table-cell table:formula="of:=SQRT([.B2348]*[.B2348]+[.C2348]*[.C2348])" office:value-type="float" office:value="409.584723914406" calcext:value-type="float">
            <text:p>409.584723914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40 UTC</text:p>
          </table:table-cell>
          <table:table-cell office:value-type="float" office:value="409.296" calcext:value-type="float">
            <text:p>409.296</text:p>
          </table:table-cell>
          <table:table-cell office:value-type="float" office:value="17.4532" calcext:value-type="float">
            <text:p>17.4532</text:p>
          </table:table-cell>
          <table:table-cell table:formula="of:=SQRT([.B2349]*[.B2349]+[.C2349]*[.C2349])" office:value-type="float" office:value="409.667950670101" calcext:value-type="float">
            <text:p>409.667950670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45 UTC</text:p>
          </table:table-cell>
          <table:table-cell office:value-type="float" office:value="409.373" calcext:value-type="float">
            <text:p>409.373</text:p>
          </table:table-cell>
          <table:table-cell office:value-type="float" office:value="17.6016" calcext:value-type="float">
            <text:p>17.6016</text:p>
          </table:table-cell>
          <table:table-cell table:formula="of:=SQRT([.B2350]*[.B2350]+[.C2350]*[.C2350])" office:value-type="float" office:value="409.751228737096" calcext:value-type="float">
            <text:p>409.751228737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50 UTC</text:p>
          </table:table-cell>
          <table:table-cell office:value-type="float" office:value="409.449" calcext:value-type="float">
            <text:p>409.449</text:p>
          </table:table-cell>
          <table:table-cell office:value-type="float" office:value="17.7499" calcext:value-type="float">
            <text:p>17.7499</text:p>
          </table:table-cell>
          <table:table-cell table:formula="of:=SQRT([.B2351]*[.B2351]+[.C2351]*[.C2351])" office:value-type="float" office:value="409.833554691426" calcext:value-type="float">
            <text:p>409.833554691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5:55 UTC</text:p>
          </table:table-cell>
          <table:table-cell office:value-type="float" office:value="409.526" calcext:value-type="float">
            <text:p>409.526</text:p>
          </table:table-cell>
          <table:table-cell office:value-type="float" office:value="17.8982" calcext:value-type="float">
            <text:p>17.8982</text:p>
          </table:table-cell>
          <table:table-cell table:formula="of:=SQRT([.B2352]*[.B2352]+[.C2352]*[.C2352])" office:value-type="float" office:value="409.916930900933" calcext:value-type="float">
            <text:p>409.916930900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3]*[.B2353]+[.C2353]*[.C23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4]*[.B2354]+[.C2354]*[.C23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5]*[.B2355]+[.C2355]*[.C23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6]*[.B2356]+[.C2356]*[.C23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7]*[.B2357]+[.C2357]*[.C23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8]*[.B2358]+[.C2358]*[.C23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59]*[.B2359]+[.C2359]*[.C23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0]*[.B2360]+[.C2360]*[.C23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1]*[.B2361]+[.C2361]*[.C23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2]*[.B2362]+[.C2362]*[.C23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3]*[.B2363]+[.C2363]*[.C23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4]*[.B2364]+[.C2364]*[.C23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5]*[.B2365]+[.C2365]*[.C23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6]*[.B2366]+[.C2366]*[.C23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7]*[.B2367]+[.C2367]*[.C23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8]*[.B2368]+[.C2368]*[.C23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69]*[.B2369]+[.C2369]*[.C23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0]*[.B2370]+[.C2370]*[.C23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1]*[.B2371]+[.C2371]*[.C23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2]*[.B2372]+[.C2372]*[.C23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3]*[.B2373]+[.C2373]*[.C23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4]*[.B2374]+[.C2374]*[.C23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5]*[.B2375]+[.C2375]*[.C23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6]*[.B2376]+[.C2376]*[.C23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77]*[.B2377]+[.C2377]*[.C23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05 UTC</text:p>
          </table:table-cell>
          <table:table-cell office:value-type="float" office:value="405.644" calcext:value-type="float">
            <text:p>405.644</text:p>
          </table:table-cell>
          <table:table-cell office:value-type="float" office:value="11.832" calcext:value-type="float">
            <text:p>11.832</text:p>
          </table:table-cell>
          <table:table-cell table:formula="of:=SQRT([.B2378]*[.B2378]+[.C2378]*[.C2378])" office:value-type="float" office:value="405.816523764127" calcext:value-type="float">
            <text:p>405.816523764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10 UTC</text:p>
          </table:table-cell>
          <table:table-cell office:value-type="float" office:value="405.649" calcext:value-type="float">
            <text:p>405.649</text:p>
          </table:table-cell>
          <table:table-cell office:value-type="float" office:value="11.8782" calcext:value-type="float">
            <text:p>11.8782</text:p>
          </table:table-cell>
          <table:table-cell table:formula="of:=SQRT([.B2379]*[.B2379]+[.C2379]*[.C2379])" office:value-type="float" office:value="405.822871258188" calcext:value-type="float">
            <text:p>405.822871258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15 UTC</text:p>
          </table:table-cell>
          <table:table-cell office:value-type="float" office:value="405.654" calcext:value-type="float">
            <text:p>405.654</text:p>
          </table:table-cell>
          <table:table-cell office:value-type="float" office:value="11.9243" calcext:value-type="float">
            <text:p>11.9243</text:p>
          </table:table-cell>
          <table:table-cell table:formula="of:=SQRT([.B2380]*[.B2380]+[.C2380]*[.C2380])" office:value-type="float" office:value="405.829221035758" calcext:value-type="float">
            <text:p>405.829221035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20 UTC</text:p>
          </table:table-cell>
          <table:table-cell office:value-type="float" office:value="405.658" calcext:value-type="float">
            <text:p>405.658</text:p>
          </table:table-cell>
          <table:table-cell office:value-type="float" office:value="11.9704" calcext:value-type="float">
            <text:p>11.9704</text:p>
          </table:table-cell>
          <table:table-cell table:formula="of:=SQRT([.B2381]*[.B2381]+[.C2381]*[.C2381])" office:value-type="float" office:value="405.834576447301" calcext:value-type="float">
            <text:p>405.834576447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25 UTC</text:p>
          </table:table-cell>
          <table:table-cell office:value-type="float" office:value="405.663" calcext:value-type="float">
            <text:p>405.663</text:p>
          </table:table-cell>
          <table:table-cell office:value-type="float" office:value="12.0164" calcext:value-type="float">
            <text:p>12.0164</text:p>
          </table:table-cell>
          <table:table-cell table:formula="of:=SQRT([.B2382]*[.B2382]+[.C2382]*[.C2382])" office:value-type="float" office:value="405.840933664854" calcext:value-type="float">
            <text:p>405.840933664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30 UTC</text:p>
          </table:table-cell>
          <table:table-cell office:value-type="float" office:value="405.668" calcext:value-type="float">
            <text:p>405.668</text:p>
          </table:table-cell>
          <table:table-cell office:value-type="float" office:value="12.0624" calcext:value-type="float">
            <text:p>12.0624</text:p>
          </table:table-cell>
          <table:table-cell table:formula="of:=SQRT([.B2383]*[.B2383]+[.C2383]*[.C2383])" office:value-type="float" office:value="405.84729605821" calcext:value-type="float">
            <text:p>405.84729605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35 UTC</text:p>
          </table:table-cell>
          <table:table-cell office:value-type="float" office:value="405.673" calcext:value-type="float">
            <text:p>405.673</text:p>
          </table:table-cell>
          <table:table-cell office:value-type="float" office:value="12.1084" calcext:value-type="float">
            <text:p>12.1084</text:p>
          </table:table-cell>
          <table:table-cell table:formula="of:=SQRT([.B2384]*[.B2384]+[.C2384]*[.C2384])" office:value-type="float" office:value="405.853663627126" calcext:value-type="float">
            <text:p>405.853663627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40 UTC</text:p>
          </table:table-cell>
          <table:table-cell office:value-type="float" office:value="405.678" calcext:value-type="float">
            <text:p>405.678</text:p>
          </table:table-cell>
          <table:table-cell office:value-type="float" office:value="12.1543" calcext:value-type="float">
            <text:p>12.1543</text:p>
          </table:table-cell>
          <table:table-cell table:formula="of:=SQRT([.B2385]*[.B2385]+[.C2385]*[.C2385])" office:value-type="float" office:value="405.860033376643" calcext:value-type="float">
            <text:p>405.860033376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45 UTC</text:p>
          </table:table-cell>
          <table:table-cell office:value-type="float" office:value="405.683" calcext:value-type="float">
            <text:p>405.683</text:p>
          </table:table-cell>
          <table:table-cell office:value-type="float" office:value="12.2001" calcext:value-type="float">
            <text:p>12.2001</text:p>
          </table:table-cell>
          <table:table-cell table:formula="of:=SQRT([.B2386]*[.B2386]+[.C2386]*[.C2386])" office:value-type="float" office:value="405.866405272733" calcext:value-type="float">
            <text:p>405.866405272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50 UTC</text:p>
          </table:table-cell>
          <table:table-cell office:value-type="float" office:value="405.687" calcext:value-type="float">
            <text:p>405.687</text:p>
          </table:table-cell>
          <table:table-cell office:value-type="float" office:value="12.2459" calcext:value-type="float">
            <text:p>12.2459</text:p>
          </table:table-cell>
          <table:table-cell table:formula="of:=SQRT([.B2387]*[.B2387]+[.C2387]*[.C2387])" office:value-type="float" office:value="405.871782753877" calcext:value-type="float">
            <text:p>405.871782753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8:55 UTC</text:p>
          </table:table-cell>
          <table:table-cell office:value-type="float" office:value="405.692" calcext:value-type="float">
            <text:p>405.692</text:p>
          </table:table-cell>
          <table:table-cell office:value-type="float" office:value="12.2917" calcext:value-type="float">
            <text:p>12.2917</text:p>
          </table:table-cell>
          <table:table-cell table:formula="of:=SQRT([.B2388]*[.B2388]+[.C2388]*[.C2388])" office:value-type="float" office:value="405.878164912687" calcext:value-type="float">
            <text:p>405.878164912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89]*[.B2389]+[.C2389]*[.C23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0]*[.B2390]+[.C2390]*[.C23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1]*[.B2391]+[.C2391]*[.C23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2]*[.B2392]+[.C2392]*[.C23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3]*[.B2393]+[.C2393]*[.C23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4]*[.B2394]+[.C2394]*[.C23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5]*[.B2395]+[.C2395]*[.C23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6]*[.B2396]+[.C2396]*[.C23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7]*[.B2397]+[.C2397]*[.C23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8]*[.B2398]+[.C2398]*[.C23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399]*[.B2399]+[.C2399]*[.C23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1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0]*[.B2400]+[.C2400]*[.C24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1]*[.B2401]+[.C2401]*[.C24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2]*[.B2402]+[.C2402]*[.C24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3]*[.B2403]+[.C2403]*[.C24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4]*[.B2404]+[.C2404]*[.C24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5]*[.B2405]+[.C2405]*[.C24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6]*[.B2406]+[.C2406]*[.C24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7]*[.B2407]+[.C2407]*[.C24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8]*[.B2408]+[.C2408]*[.C24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09]*[.B2409]+[.C2409]*[.C24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10]*[.B2410]+[.C2410]*[.C24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11]*[.B2411]+[.C2411]*[.C24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12]*[.B2412]+[.C2412]*[.C24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13]*[.B2413]+[.C2413]*[.C24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05 UTC</text:p>
          </table:table-cell>
          <table:table-cell office:value-type="float" office:value="405.796" calcext:value-type="float">
            <text:p>405.796</text:p>
          </table:table-cell>
          <table:table-cell office:value-type="float" office:value="13.2379" calcext:value-type="float">
            <text:p>13.2379</text:p>
          </table:table-cell>
          <table:table-cell table:formula="of:=SQRT([.B2414]*[.B2414]+[.C2414]*[.C2414])" office:value-type="float" office:value="406.011866344335" calcext:value-type="float">
            <text:p>406.011866344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10 UTC</text:p>
          </table:table-cell>
          <table:table-cell office:value-type="float" office:value="405.801" calcext:value-type="float">
            <text:p>405.801</text:p>
          </table:table-cell>
          <table:table-cell office:value-type="float" office:value="13.284" calcext:value-type="float">
            <text:p>13.284</text:p>
          </table:table-cell>
          <table:table-cell table:formula="of:=SQRT([.B2415]*[.B2415]+[.C2415]*[.C2415])" office:value-type="float" office:value="406.018369359072" calcext:value-type="float">
            <text:p>406.018369359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15 UTC</text:p>
          </table:table-cell>
          <table:table-cell office:value-type="float" office:value="405.805" calcext:value-type="float">
            <text:p>405.805</text:p>
          </table:table-cell>
          <table:table-cell office:value-type="float" office:value="13.3301" calcext:value-type="float">
            <text:p>13.3301</text:p>
          </table:table-cell>
          <table:table-cell table:formula="of:=SQRT([.B2416]*[.B2416]+[.C2416]*[.C2416])" office:value-type="float" office:value="406.02387810449" calcext:value-type="float">
            <text:p>406.02387810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20 UTC</text:p>
          </table:table-cell>
          <table:table-cell office:value-type="float" office:value="405.81" calcext:value-type="float">
            <text:p>405.81</text:p>
          </table:table-cell>
          <table:table-cell office:value-type="float" office:value="13.3761" calcext:value-type="float">
            <text:p>13.3761</text:p>
          </table:table-cell>
          <table:table-cell table:formula="of:=SQRT([.B2417]*[.B2417]+[.C2417]*[.C2417])" office:value-type="float" office:value="406.030388211535" calcext:value-type="float">
            <text:p>406.0303882115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25 UTC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13.4222" calcext:value-type="float">
            <text:p>13.4222</text:p>
          </table:table-cell>
          <table:table-cell table:formula="of:=SQRT([.B2418]*[.B2418]+[.C2418]*[.C2418])" office:value-type="float" office:value="406.035907339289" calcext:value-type="float">
            <text:p>406.035907339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30 UTC</text:p>
          </table:table-cell>
          <table:table-cell office:value-type="float" office:value="405.819" calcext:value-type="float">
            <text:p>405.819</text:p>
          </table:table-cell>
          <table:table-cell office:value-type="float" office:value="13.4682" calcext:value-type="float">
            <text:p>13.4682</text:p>
          </table:table-cell>
          <table:table-cell table:formula="of:=SQRT([.B2419]*[.B2419]+[.C2419]*[.C2419])" office:value-type="float" office:value="406.04242779818" calcext:value-type="float">
            <text:p>406.04242779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35 UTC</text:p>
          </table:table-cell>
          <table:table-cell office:value-type="float" office:value="405.823" calcext:value-type="float">
            <text:p>405.823</text:p>
          </table:table-cell>
          <table:table-cell office:value-type="float" office:value="13.5141" calcext:value-type="float">
            <text:p>13.5141</text:p>
          </table:table-cell>
          <table:table-cell table:formula="of:=SQRT([.B2420]*[.B2420]+[.C2420]*[.C2420])" office:value-type="float" office:value="406.047950650918" calcext:value-type="float">
            <text:p>406.047950650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40 UTC</text:p>
          </table:table-cell>
          <table:table-cell office:value-type="float" office:value="405.827" calcext:value-type="float">
            <text:p>405.827</text:p>
          </table:table-cell>
          <table:table-cell office:value-type="float" office:value="13.5601" calcext:value-type="float">
            <text:p>13.5601</text:p>
          </table:table-cell>
          <table:table-cell table:formula="of:=SQRT([.B2421]*[.B2421]+[.C2421]*[.C2421])" office:value-type="float" office:value="406.053481995919" calcext:value-type="float">
            <text:p>406.053481995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45 UTC</text:p>
          </table:table-cell>
          <table:table-cell office:value-type="float" office:value="405.832" calcext:value-type="float">
            <text:p>405.832</text:p>
          </table:table-cell>
          <table:table-cell office:value-type="float" office:value="13.606" calcext:value-type="float">
            <text:p>13.606</text:p>
          </table:table-cell>
          <table:table-cell table:formula="of:=SQRT([.B2422]*[.B2422]+[.C2422]*[.C2422])" office:value-type="float" office:value="406.060014603753" calcext:value-type="float">
            <text:p>406.060014603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50 UTC</text:p>
          </table:table-cell>
          <table:table-cell office:value-type="float" office:value="405.836" calcext:value-type="float">
            <text:p>405.836</text:p>
          </table:table-cell>
          <table:table-cell office:value-type="float" office:value="13.6519" calcext:value-type="float">
            <text:p>13.6519</text:p>
          </table:table-cell>
          <table:table-cell table:formula="of:=SQRT([.B2423]*[.B2423]+[.C2423]*[.C2423])" office:value-type="float" office:value="406.065552921705" calcext:value-type="float">
            <text:p>406.065552921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1:55 UTC</text:p>
          </table:table-cell>
          <table:table-cell office:value-type="float" office:value="405.84" calcext:value-type="float">
            <text:p>405.84</text:p>
          </table:table-cell>
          <table:table-cell office:value-type="float" office:value="13.6978" calcext:value-type="float">
            <text:p>13.6978</text:p>
          </table:table-cell>
          <table:table-cell table:formula="of:=SQRT([.B2424]*[.B2424]+[.C2424]*[.C2424])" office:value-type="float" office:value="406.071096391802" calcext:value-type="float">
            <text:p>406.071096391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5]*[.B2425]+[.C2425]*[.C24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6]*[.B2426]+[.C2426]*[.C24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7]*[.B2427]+[.C2427]*[.C24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8]*[.B2428]+[.C2428]*[.C24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29]*[.B2429]+[.C2429]*[.C24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0]*[.B2430]+[.C2430]*[.C24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1]*[.B2431]+[.C2431]*[.C24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2]*[.B2432]+[.C2432]*[.C24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3]*[.B2433]+[.C2433]*[.C24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4]*[.B2434]+[.C2434]*[.C24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5]*[.B2435]+[.C2435]*[.C24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6]*[.B2436]+[.C2436]*[.C24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7]*[.B2437]+[.C2437]*[.C24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8]*[.B2438]+[.C2438]*[.C24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39]*[.B2439]+[.C2439]*[.C24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0]*[.B2440]+[.C2440]*[.C24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1]*[.B2441]+[.C2441]*[.C24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2]*[.B2442]+[.C2442]*[.C24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3]*[.B2443]+[.C2443]*[.C24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4]*[.B2444]+[.C2444]*[.C24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5]*[.B2445]+[.C2445]*[.C24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6]*[.B2446]+[.C2446]*[.C24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7]*[.B2447]+[.C2447]*[.C24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8]*[.B2448]+[.C2448]*[.C24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49]*[.B2449]+[.C2449]*[.C24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0]*[.B2450]+[.C2450]*[.C24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1]*[.B2451]+[.C2451]*[.C24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2]*[.B2452]+[.C2452]*[.C24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3]*[.B2453]+[.C2453]*[.C24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4]*[.B2454]+[.C2454]*[.C24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5]*[.B2455]+[.C2455]*[.C24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6]*[.B2456]+[.C2456]*[.C24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7]*[.B2457]+[.C2457]*[.C24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8]*[.B2458]+[.C2458]*[.C24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59]*[.B2459]+[.C2459]*[.C24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0]*[.B2460]+[.C2460]*[.C24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1]*[.B2461]+[.C2461]*[.C24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2]*[.B2462]+[.C2462]*[.C24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3]*[.B2463]+[.C2463]*[.C24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4]*[.B2464]+[.C2464]*[.C24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5]*[.B2465]+[.C2465]*[.C24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6]*[.B2466]+[.C2466]*[.C24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7]*[.B2467]+[.C2467]*[.C24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8]*[.B2468]+[.C2468]*[.C24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69]*[.B2469]+[.C2469]*[.C24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0]*[.B2470]+[.C2470]*[.C24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1]*[.B2471]+[.C2471]*[.C24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2]*[.B2472]+[.C2472]*[.C24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3]*[.B2473]+[.C2473]*[.C24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4]*[.B2474]+[.C2474]*[.C24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5]*[.B2475]+[.C2475]*[.C24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6]*[.B2476]+[.C2476]*[.C24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7]*[.B2477]+[.C2477]*[.C24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8]*[.B2478]+[.C2478]*[.C24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79]*[.B2479]+[.C2479]*[.C24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0]*[.B2480]+[.C2480]*[.C24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1]*[.B2481]+[.C2481]*[.C24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2]*[.B2482]+[.C2482]*[.C24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3]*[.B2483]+[.C2483]*[.C24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4]*[.B2484]+[.C2484]*[.C24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85]*[.B2485]+[.C2485]*[.C24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05 UTC</text:p>
          </table:table-cell>
          <table:table-cell office:value-type="float" office:value="405.918" calcext:value-type="float">
            <text:p>405.918</text:p>
          </table:table-cell>
          <table:table-cell office:value-type="float" office:value="14.1829" calcext:value-type="float">
            <text:p>14.1829</text:p>
          </table:table-cell>
          <table:table-cell table:formula="of:=SQRT([.B2486]*[.B2486]+[.C2486]*[.C2486])" office:value-type="float" office:value="406.165701871059" calcext:value-type="float">
            <text:p>406.165701871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10 UTC</text:p>
          </table:table-cell>
          <table:table-cell office:value-type="float" office:value="405.922" calcext:value-type="float">
            <text:p>405.922</text:p>
          </table:table-cell>
          <table:table-cell office:value-type="float" office:value="14.2289" calcext:value-type="float">
            <text:p>14.2289</text:p>
          </table:table-cell>
          <table:table-cell table:formula="of:=SQRT([.B2487]*[.B2487]+[.C2487]*[.C2487])" office:value-type="float" office:value="406.171308291477" calcext:value-type="float">
            <text:p>406.171308291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15 UTC</text:p>
          </table:table-cell>
          <table:table-cell office:value-type="float" office:value="405.927" calcext:value-type="float">
            <text:p>405.927</text:p>
          </table:table-cell>
          <table:table-cell office:value-type="float" office:value="14.2748" calcext:value-type="float">
            <text:p>14.2748</text:p>
          </table:table-cell>
          <table:table-cell table:formula="of:=SQRT([.B2488]*[.B2488]+[.C2488]*[.C2488])" office:value-type="float" office:value="406.177915751263" calcext:value-type="float">
            <text:p>406.177915751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20 UTC</text:p>
          </table:table-cell>
          <table:table-cell office:value-type="float" office:value="405.931" calcext:value-type="float">
            <text:p>405.931</text:p>
          </table:table-cell>
          <table:table-cell office:value-type="float" office:value="14.3206" calcext:value-type="float">
            <text:p>14.3206</text:p>
          </table:table-cell>
          <table:table-cell table:formula="of:=SQRT([.B2489]*[.B2489]+[.C2489]*[.C2489])" office:value-type="float" office:value="406.183525447993" calcext:value-type="float">
            <text:p>406.183525447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25 UTC</text:p>
          </table:table-cell>
          <table:table-cell office:value-type="float" office:value="405.936" calcext:value-type="float">
            <text:p>405.936</text:p>
          </table:table-cell>
          <table:table-cell office:value-type="float" office:value="14.3665" calcext:value-type="float">
            <text:p>14.3665</text:p>
          </table:table-cell>
          <table:table-cell table:formula="of:=SQRT([.B2490]*[.B2490]+[.C2490]*[.C2490])" office:value-type="float" office:value="406.190143182045" calcext:value-type="float">
            <text:p>406.190143182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30 UTC</text:p>
          </table:table-cell>
          <table:table-cell office:value-type="float" office:value="405.941" calcext:value-type="float">
            <text:p>405.941</text:p>
          </table:table-cell>
          <table:table-cell office:value-type="float" office:value="14.4123" calcext:value-type="float">
            <text:p>14.4123</text:p>
          </table:table-cell>
          <table:table-cell table:formula="of:=SQRT([.B2491]*[.B2491]+[.C2491]*[.C2491])" office:value-type="float" office:value="406.196762508381" calcext:value-type="float">
            <text:p>406.196762508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35 UTC</text:p>
          </table:table-cell>
          <table:table-cell office:value-type="float" office:value="405.945" calcext:value-type="float">
            <text:p>405.945</text:p>
          </table:table-cell>
          <table:table-cell office:value-type="float" office:value="14.4581" calcext:value-type="float">
            <text:p>14.4581</text:p>
          </table:table-cell>
          <table:table-cell table:formula="of:=SQRT([.B2492]*[.B2492]+[.C2492]*[.C2492])" office:value-type="float" office:value="406.202387586053" calcext:value-type="float">
            <text:p>406.202387586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40 UTC</text:p>
          </table:table-cell>
          <table:table-cell office:value-type="float" office:value="405.95" calcext:value-type="float">
            <text:p>405.95</text:p>
          </table:table-cell>
          <table:table-cell office:value-type="float" office:value="14.5039" calcext:value-type="float">
            <text:p>14.5039</text:p>
          </table:table-cell>
          <table:table-cell table:formula="of:=SQRT([.B2493]*[.B2493]+[.C2493]*[.C2493])" office:value-type="float" office:value="406.209017151528" calcext:value-type="float">
            <text:p>406.209017151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45 UTC</text:p>
          </table:table-cell>
          <table:table-cell office:value-type="float" office:value="405.954" calcext:value-type="float">
            <text:p>405.954</text:p>
          </table:table-cell>
          <table:table-cell office:value-type="float" office:value="14.5496" calcext:value-type="float">
            <text:p>14.5496</text:p>
          </table:table-cell>
          <table:table-cell table:formula="of:=SQRT([.B2494]*[.B2494]+[.C2494]*[.C2494])" office:value-type="float" office:value="406.214648894104" calcext:value-type="float">
            <text:p>406.214648894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50 UTC</text:p>
          </table:table-cell>
          <table:table-cell office:value-type="float" office:value="405.959" calcext:value-type="float">
            <text:p>405.959</text:p>
          </table:table-cell>
          <table:table-cell office:value-type="float" office:value="14.5954" calcext:value-type="float">
            <text:p>14.5954</text:p>
          </table:table-cell>
          <table:table-cell table:formula="of:=SQRT([.B2495]*[.B2495]+[.C2495]*[.C2495])" office:value-type="float" office:value="406.221288686548" calcext:value-type="float">
            <text:p>406.221288686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7:55 UTC</text:p>
          </table:table-cell>
          <table:table-cell office:value-type="float" office:value="405.963" calcext:value-type="float">
            <text:p>405.963</text:p>
          </table:table-cell>
          <table:table-cell office:value-type="float" office:value="14.6411" calcext:value-type="float">
            <text:p>14.6411</text:p>
          </table:table-cell>
          <table:table-cell table:formula="of:=SQRT([.B2496]*[.B2496]+[.C2496]*[.C2496])" office:value-type="float" office:value="406.226930641249" calcext:value-type="float">
            <text:p>406.226930641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97]*[.B2497]+[.C2497]*[.C24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98]*[.B2498]+[.C2498]*[.C24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499]*[.B2499]+[.C2499]*[.C24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0]*[.B2500]+[.C2500]*[.C25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1]*[.B2501]+[.C2501]*[.C25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2]*[.B2502]+[.C2502]*[.C25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3]*[.B2503]+[.C2503]*[.C25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4]*[.B2504]+[.C2504]*[.C25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5]*[.B2505]+[.C2505]*[.C25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6]*[.B2506]+[.C2506]*[.C25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7]*[.B2507]+[.C2507]*[.C25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8]*[.B2508]+[.C2508]*[.C25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09]*[.B2509]+[.C2509]*[.C25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0]*[.B2510]+[.C2510]*[.C25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1]*[.B2511]+[.C2511]*[.C25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2]*[.B2512]+[.C2512]*[.C25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3]*[.B2513]+[.C2513]*[.C25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4]*[.B2514]+[.C2514]*[.C25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5]*[.B2515]+[.C2515]*[.C25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6]*[.B2516]+[.C2516]*[.C25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7]*[.B2517]+[.C2517]*[.C25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8]*[.B2518]+[.C2518]*[.C25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19]*[.B2519]+[.C2519]*[.C25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2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20]*[.B2520]+[.C2520]*[.C25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21]*[.B2521]+[.C2521]*[.C25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05 UTC</text:p>
          </table:table-cell>
          <table:table-cell office:value-type="float" office:value="411.049" calcext:value-type="float">
            <text:p>411.049</text:p>
          </table:table-cell>
          <table:table-cell office:value-type="float" office:value="14.6489" calcext:value-type="float">
            <text:p>14.6489</text:p>
          </table:table-cell>
          <table:table-cell table:formula="of:=SQRT([.B2522]*[.B2522]+[.C2522]*[.C2522])" office:value-type="float" office:value="411.309944776698" calcext:value-type="float">
            <text:p>411.309944776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10 UTC</text:p>
          </table:table-cell>
          <table:table-cell office:value-type="float" office:value="411.321" calcext:value-type="float">
            <text:p>411.321</text:p>
          </table:table-cell>
          <table:table-cell office:value-type="float" office:value="14.8598" calcext:value-type="float">
            <text:p>14.8598</text:p>
          </table:table-cell>
          <table:table-cell table:formula="of:=SQRT([.B2523]*[.B2523]+[.C2523]*[.C2523])" office:value-type="float" office:value="411.589332584118" calcext:value-type="float">
            <text:p>411.589332584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15 UTC</text:p>
          </table:table-cell>
          <table:table-cell office:value-type="float" office:value="411.592" calcext:value-type="float">
            <text:p>411.592</text:p>
          </table:table-cell>
          <table:table-cell office:value-type="float" office:value="15.0707" calcext:value-type="float">
            <text:p>15.0707</text:p>
          </table:table-cell>
          <table:table-cell table:formula="of:=SQRT([.B2524]*[.B2524]+[.C2524]*[.C2524])" office:value-type="float" office:value="411.867819163491" calcext:value-type="float">
            <text:p>411.867819163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20 UTC</text:p>
          </table:table-cell>
          <table:table-cell office:value-type="float" office:value="411.863" calcext:value-type="float">
            <text:p>411.863</text:p>
          </table:table-cell>
          <table:table-cell office:value-type="float" office:value="15.2816" calcext:value-type="float">
            <text:p>15.2816</text:p>
          </table:table-cell>
          <table:table-cell table:formula="of:=SQRT([.B2525]*[.B2525]+[.C2525]*[.C2525])" office:value-type="float" office:value="412.146403681459" calcext:value-type="float">
            <text:p>412.146403681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25 UTC</text:p>
          </table:table-cell>
          <table:table-cell office:value-type="float" office:value="412.134" calcext:value-type="float">
            <text:p>412.134</text:p>
          </table:table-cell>
          <table:table-cell office:value-type="float" office:value="15.4924" calcext:value-type="float">
            <text:p>15.4924</text:p>
          </table:table-cell>
          <table:table-cell table:formula="of:=SQRT([.B2526]*[.B2526]+[.C2526]*[.C2526])" office:value-type="float" office:value="412.425082183128" calcext:value-type="float">
            <text:p>412.425082183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30 UTC</text:p>
          </table:table-cell>
          <table:table-cell office:value-type="float" office:value="412.403" calcext:value-type="float">
            <text:p>412.403</text:p>
          </table:table-cell>
          <table:table-cell office:value-type="float" office:value="15.7032" calcext:value-type="float">
            <text:p>15.7032</text:p>
          </table:table-cell>
          <table:table-cell table:formula="of:=SQRT([.B2527]*[.B2527]+[.C2527]*[.C2527])" office:value-type="float" office:value="412.701859578122" calcext:value-type="float">
            <text:p>412.701859578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35 UTC</text:p>
          </table:table-cell>
          <table:table-cell office:value-type="float" office:value="412.672" calcext:value-type="float">
            <text:p>412.672</text:p>
          </table:table-cell>
          <table:table-cell office:value-type="float" office:value="15.9139" calcext:value-type="float">
            <text:p>15.9139</text:p>
          </table:table-cell>
          <table:table-cell table:formula="of:=SQRT([.B2528]*[.B2528]+[.C2528]*[.C2528])" office:value-type="float" office:value="412.978730441666" calcext:value-type="float">
            <text:p>412.978730441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40 UTC</text:p>
          </table:table-cell>
          <table:table-cell office:value-type="float" office:value="412.941" calcext:value-type="float">
            <text:p>412.941</text:p>
          </table:table-cell>
          <table:table-cell office:value-type="float" office:value="16.1247" calcext:value-type="float">
            <text:p>16.1247</text:p>
          </table:table-cell>
          <table:table-cell table:formula="of:=SQRT([.B2529]*[.B2529]+[.C2529]*[.C2529])" office:value-type="float" office:value="413.25570223663" calcext:value-type="float">
            <text:p>413.25570223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45 UTC</text:p>
          </table:table-cell>
          <table:table-cell office:value-type="float" office:value="413.209" calcext:value-type="float">
            <text:p>413.209</text:p>
          </table:table-cell>
          <table:table-cell office:value-type="float" office:value="16.3354" calcext:value-type="float">
            <text:p>16.3354</text:p>
          </table:table-cell>
          <table:table-cell table:formula="of:=SQRT([.B2530]*[.B2530]+[.C2530]*[.C2530])" office:value-type="float" office:value="413.531767793189" calcext:value-type="float">
            <text:p>413.531767793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50 UTC</text:p>
          </table:table-cell>
          <table:table-cell office:value-type="float" office:value="413.476" calcext:value-type="float">
            <text:p>413.476</text:p>
          </table:table-cell>
          <table:table-cell office:value-type="float" office:value="16.546" calcext:value-type="float">
            <text:p>16.546</text:p>
          </table:table-cell>
          <table:table-cell table:formula="of:=SQRT([.B2531]*[.B2531]+[.C2531]*[.C2531])" office:value-type="float" office:value="413.806926829409" calcext:value-type="float">
            <text:p>413.806926829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0:55 UTC</text:p>
          </table:table-cell>
          <table:table-cell office:value-type="float" office:value="413.743" calcext:value-type="float">
            <text:p>413.743</text:p>
          </table:table-cell>
          <table:table-cell office:value-type="float" office:value="16.7567" calcext:value-type="float">
            <text:p>16.7567</text:p>
          </table:table-cell>
          <table:table-cell table:formula="of:=SQRT([.B2532]*[.B2532]+[.C2532]*[.C2532])" office:value-type="float" office:value="414.082186339729" calcext:value-type="float">
            <text:p>414.082186339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3]*[.B2533]+[.C2533]*[.C25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4]*[.B2534]+[.C2534]*[.C25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5]*[.B2535]+[.C2535]*[.C25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6]*[.B2536]+[.C2536]*[.C25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7]*[.B2537]+[.C2537]*[.C25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8]*[.B2538]+[.C2538]*[.C25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39]*[.B2539]+[.C2539]*[.C25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0]*[.B2540]+[.C2540]*[.C25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1]*[.B2541]+[.C2541]*[.C25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2]*[.B2542]+[.C2542]*[.C25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3]*[.B2543]+[.C2543]*[.C25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4]*[.B2544]+[.C2544]*[.C25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5]*[.B2545]+[.C2545]*[.C25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6]*[.B2546]+[.C2546]*[.C25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7]*[.B2547]+[.C2547]*[.C25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8]*[.B2548]+[.C2548]*[.C25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49]*[.B2549]+[.C2549]*[.C25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0]*[.B2550]+[.C2550]*[.C25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1]*[.B2551]+[.C2551]*[.C25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2]*[.B2552]+[.C2552]*[.C25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3]*[.B2553]+[.C2553]*[.C25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4]*[.B2554]+[.C2554]*[.C25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5]*[.B2555]+[.C2555]*[.C25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6]*[.B2556]+[.C2556]*[.C25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57]*[.B2557]+[.C2557]*[.C25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05 UTC</text:p>
          </table:table-cell>
          <table:table-cell office:value-type="float" office:value="405.816" calcext:value-type="float">
            <text:p>405.816</text:p>
          </table:table-cell>
          <table:table-cell office:value-type="float" office:value="13.2467" calcext:value-type="float">
            <text:p>13.2467</text:p>
          </table:table-cell>
          <table:table-cell table:formula="of:=SQRT([.B2558]*[.B2558]+[.C2558]*[.C2558])" office:value-type="float" office:value="406.03214271396" calcext:value-type="float">
            <text:p>406.03214271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10 UTC</text:p>
          </table:table-cell>
          <table:table-cell office:value-type="float" office:value="405.821" calcext:value-type="float">
            <text:p>405.821</text:p>
          </table:table-cell>
          <table:table-cell office:value-type="float" office:value="13.2928" calcext:value-type="float">
            <text:p>13.2928</text:p>
          </table:table-cell>
          <table:table-cell table:formula="of:=SQRT([.B2559]*[.B2559]+[.C2559]*[.C2559])" office:value-type="float" office:value="406.038646649355" calcext:value-type="float">
            <text:p>406.038646649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15 UTC</text:p>
          </table:table-cell>
          <table:table-cell office:value-type="float" office:value="405.826" calcext:value-type="float">
            <text:p>405.826</text:p>
          </table:table-cell>
          <table:table-cell office:value-type="float" office:value="13.3388" calcext:value-type="float">
            <text:p>13.3388</text:p>
          </table:table-cell>
          <table:table-cell table:formula="of:=SQRT([.B2560]*[.B2560]+[.C2560]*[.C2560])" office:value-type="float" office:value="406.045152491001" calcext:value-type="float">
            <text:p>406.045152491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20 UTC</text:p>
          </table:table-cell>
          <table:table-cell office:value-type="float" office:value="405.831" calcext:value-type="float">
            <text:p>405.831</text:p>
          </table:table-cell>
          <table:table-cell office:value-type="float" office:value="13.3847" calcext:value-type="float">
            <text:p>13.3847</text:p>
          </table:table-cell>
          <table:table-cell table:formula="of:=SQRT([.B2561]*[.B2561]+[.C2561]*[.C2561])" office:value-type="float" office:value="406.051660204819" calcext:value-type="float">
            <text:p>406.051660204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25 UTC</text:p>
          </table:table-cell>
          <table:table-cell office:value-type="float" office:value="405.836" calcext:value-type="float">
            <text:p>405.836</text:p>
          </table:table-cell>
          <table:table-cell office:value-type="float" office:value="13.4307" calcext:value-type="float">
            <text:p>13.4307</text:p>
          </table:table-cell>
          <table:table-cell table:formula="of:=SQRT([.B2562]*[.B2562]+[.C2562]*[.C2562])" office:value-type="float" office:value="406.058176371921" calcext:value-type="float">
            <text:p>406.05817637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30 UTC</text:p>
          </table:table-cell>
          <table:table-cell office:value-type="float" office:value="405.84" calcext:value-type="float">
            <text:p>405.84</text:p>
          </table:table-cell>
          <table:table-cell office:value-type="float" office:value="13.4766" calcext:value-type="float">
            <text:p>13.4766</text:p>
          </table:table-cell>
          <table:table-cell table:formula="of:=SQRT([.B2563]*[.B2563]+[.C2563]*[.C2563])" office:value-type="float" office:value="406.063694939058" calcext:value-type="float">
            <text:p>406.063694939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35 UTC</text:p>
          </table:table-cell>
          <table:table-cell office:value-type="float" office:value="405.845" calcext:value-type="float">
            <text:p>405.845</text:p>
          </table:table-cell>
          <table:table-cell office:value-type="float" office:value="13.5225" calcext:value-type="float">
            <text:p>13.5225</text:p>
          </table:table-cell>
          <table:table-cell table:formula="of:=SQRT([.B2564]*[.B2564]+[.C2564]*[.C2564])" office:value-type="float" office:value="406.070218104271" calcext:value-type="float">
            <text:p>406.070218104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40 UTC</text:p>
          </table:table-cell>
          <table:table-cell office:value-type="float" office:value="405.85" calcext:value-type="float">
            <text:p>405.85</text:p>
          </table:table-cell>
          <table:table-cell office:value-type="float" office:value="13.5683" calcext:value-type="float">
            <text:p>13.5683</text:p>
          </table:table-cell>
          <table:table-cell table:formula="of:=SQRT([.B2565]*[.B2565]+[.C2565]*[.C2565])" office:value-type="float" office:value="406.076743073141" calcext:value-type="float">
            <text:p>406.076743073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45 UTC</text:p>
          </table:table-cell>
          <table:table-cell office:value-type="float" office:value="405.855" calcext:value-type="float">
            <text:p>405.855</text:p>
          </table:table-cell>
          <table:table-cell office:value-type="float" office:value="13.6141" calcext:value-type="float">
            <text:p>13.6141</text:p>
          </table:table-cell>
          <table:table-cell table:formula="of:=SQRT([.B2566]*[.B2566]+[.C2566]*[.C2566])" office:value-type="float" office:value="406.083273164274" calcext:value-type="float">
            <text:p>406.083273164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50 UTC</text:p>
          </table:table-cell>
          <table:table-cell office:value-type="float" office:value="405.859" calcext:value-type="float">
            <text:p>405.859</text:p>
          </table:table-cell>
          <table:table-cell office:value-type="float" office:value="13.6599" calcext:value-type="float">
            <text:p>13.6599</text:p>
          </table:table-cell>
          <table:table-cell table:formula="of:=SQRT([.B2567]*[.B2567]+[.C2567]*[.C2567])" office:value-type="float" office:value="406.088808943327" calcext:value-type="float">
            <text:p>406.088808943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3:55 UTC</text:p>
          </table:table-cell>
          <table:table-cell office:value-type="float" office:value="405.864" calcext:value-type="float">
            <text:p>405.864</text:p>
          </table:table-cell>
          <table:table-cell office:value-type="float" office:value="13.7057" calcext:value-type="float">
            <text:p>13.7057</text:p>
          </table:table-cell>
          <table:table-cell table:formula="of:=SQRT([.B2568]*[.B2568]+[.C2568]*[.C2568])" office:value-type="float" office:value="406.095349282025" calcext:value-type="float">
            <text:p>406.095349282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69]*[.B2569]+[.C2569]*[.C25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0]*[.B2570]+[.C2570]*[.C25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1]*[.B2571]+[.C2571]*[.C25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2]*[.B2572]+[.C2572]*[.C25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3]*[.B2573]+[.C2573]*[.C25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4]*[.B2574]+[.C2574]*[.C25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5]*[.B2575]+[.C2575]*[.C25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6]*[.B2576]+[.C2576]*[.C25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7]*[.B2577]+[.C2577]*[.C25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8]*[.B2578]+[.C2578]*[.C25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79]*[.B2579]+[.C2579]*[.C25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0]*[.B2580]+[.C2580]*[.C25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1]*[.B2581]+[.C2581]*[.C25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2]*[.B2582]+[.C2582]*[.C25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3]*[.B2583]+[.C2583]*[.C25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4]*[.B2584]+[.C2584]*[.C25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5]*[.B2585]+[.C2585]*[.C25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6]*[.B2586]+[.C2586]*[.C25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7]*[.B2587]+[.C2587]*[.C25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8]*[.B2588]+[.C2588]*[.C25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89]*[.B2589]+[.C2589]*[.C25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90]*[.B2590]+[.C2590]*[.C25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91]*[.B2591]+[.C2591]*[.C25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92]*[.B2592]+[.C2592]*[.C25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593]*[.B2593]+[.C2593]*[.C25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05 UTC</text:p>
          </table:table-cell>
          <table:table-cell office:value-type="float" office:value="408.487" calcext:value-type="float">
            <text:p>408.487</text:p>
          </table:table-cell>
          <table:table-cell office:value-type="float" office:value="12.5881" calcext:value-type="float">
            <text:p>12.5881</text:p>
          </table:table-cell>
          <table:table-cell table:formula="of:=SQRT([.B2594]*[.B2594]+[.C2594]*[.C2594])" office:value-type="float" office:value="408.680913954408" calcext:value-type="float">
            <text:p>408.680913954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10 UTC</text:p>
          </table:table-cell>
          <table:table-cell office:value-type="float" office:value="408.784" calcext:value-type="float">
            <text:p>408.784</text:p>
          </table:table-cell>
          <table:table-cell office:value-type="float" office:value="12.8043" calcext:value-type="float">
            <text:p>12.8043</text:p>
          </table:table-cell>
          <table:table-cell table:formula="of:=SQRT([.B2595]*[.B2595]+[.C2595]*[.C2595])" office:value-type="float" office:value="408.984484735656" calcext:value-type="float">
            <text:p>408.984484735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15 UTC</text:p>
          </table:table-cell>
          <table:table-cell office:value-type="float" office:value="409.081" calcext:value-type="float">
            <text:p>409.081</text:p>
          </table:table-cell>
          <table:table-cell office:value-type="float" office:value="13.0204" calcext:value-type="float">
            <text:p>13.0204</text:p>
          </table:table-cell>
          <table:table-cell table:formula="of:=SQRT([.B2596]*[.B2596]+[.C2596]*[.C2596])" office:value-type="float" office:value="409.288156898242" calcext:value-type="float">
            <text:p>409.288156898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20 UTC</text:p>
          </table:table-cell>
          <table:table-cell office:value-type="float" office:value="409.376" calcext:value-type="float">
            <text:p>409.376</text:p>
          </table:table-cell>
          <table:table-cell office:value-type="float" office:value="13.2364" calcext:value-type="float">
            <text:p>13.2364</text:p>
          </table:table-cell>
          <table:table-cell table:formula="of:=SQRT([.B2597]*[.B2597]+[.C2597]*[.C2597])" office:value-type="float" office:value="409.589931103" calcext:value-type="float">
            <text:p>409.58993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25 UTC</text:p>
          </table:table-cell>
          <table:table-cell office:value-type="float" office:value="409.671" calcext:value-type="float">
            <text:p>409.671</text:p>
          </table:table-cell>
          <table:table-cell office:value-type="float" office:value="13.4523" calcext:value-type="float">
            <text:p>13.4523</text:p>
          </table:table-cell>
          <table:table-cell table:formula="of:=SQRT([.B2598]*[.B2598]+[.C2598]*[.C2598])" office:value-type="float" office:value="409.891805988227" calcext:value-type="float">
            <text:p>409.891805988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30 UTC</text:p>
          </table:table-cell>
          <table:table-cell office:value-type="float" office:value="409.965" calcext:value-type="float">
            <text:p>409.965</text:p>
          </table:table-cell>
          <table:table-cell office:value-type="float" office:value="13.6682" calcext:value-type="float">
            <text:p>13.6682</text:p>
          </table:table-cell>
          <table:table-cell table:formula="of:=SQRT([.B2599]*[.B2599]+[.C2599]*[.C2599])" office:value-type="float" office:value="410.192785061171" calcext:value-type="float">
            <text:p>410.192785061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35 UTC</text:p>
          </table:table-cell>
          <table:table-cell office:value-type="float" office:value="410.258" calcext:value-type="float">
            <text:p>410.258</text:p>
          </table:table-cell>
          <table:table-cell office:value-type="float" office:value="13.8841" calcext:value-type="float">
            <text:p>13.8841</text:p>
          </table:table-cell>
          <table:table-cell table:formula="of:=SQRT([.B2600]*[.B2600]+[.C2600]*[.C2600])" office:value-type="float" office:value="410.492868143662" calcext:value-type="float">
            <text:p>410.492868143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40 UTC</text:p>
          </table:table-cell>
          <table:table-cell office:value-type="float" office:value="410.55" calcext:value-type="float">
            <text:p>410.55</text:p>
          </table:table-cell>
          <table:table-cell office:value-type="float" office:value="14.0999" calcext:value-type="float">
            <text:p>14.0999</text:p>
          </table:table-cell>
          <table:table-cell table:formula="of:=SQRT([.B2601]*[.B2601]+[.C2601]*[.C2601])" office:value-type="float" office:value="410.79205162711" calcext:value-type="float">
            <text:p>410.79205162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45 UTC</text:p>
          </table:table-cell>
          <table:table-cell office:value-type="float" office:value="410.842" calcext:value-type="float">
            <text:p>410.842</text:p>
          </table:table-cell>
          <table:table-cell office:value-type="float" office:value="14.3156" calcext:value-type="float">
            <text:p>14.3156</text:p>
          </table:table-cell>
          <table:table-cell table:formula="of:=SQRT([.B2602]*[.B2602]+[.C2602]*[.C2602])" office:value-type="float" office:value="411.091334580723" calcext:value-type="float">
            <text:p>411.091334580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50 UTC</text:p>
          </table:table-cell>
          <table:table-cell office:value-type="float" office:value="411.133" calcext:value-type="float">
            <text:p>411.133</text:p>
          </table:table-cell>
          <table:table-cell office:value-type="float" office:value="14.5313" calcext:value-type="float">
            <text:p>14.5313</text:p>
          </table:table-cell>
          <table:table-cell table:formula="of:=SQRT([.B2603]*[.B2603]+[.C2603]*[.C2603])" office:value-type="float" office:value="411.389720786373" calcext:value-type="float">
            <text:p>411.389720786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6:55 UTC</text:p>
          </table:table-cell>
          <table:table-cell office:value-type="float" office:value="411.424" calcext:value-type="float">
            <text:p>411.424</text:p>
          </table:table-cell>
          <table:table-cell office:value-type="float" office:value="14.7469" calcext:value-type="float">
            <text:p>14.7469</text:p>
          </table:table-cell>
          <table:table-cell table:formula="of:=SQRT([.B2604]*[.B2604]+[.C2604]*[.C2604])" office:value-type="float" office:value="411.688205849536" calcext:value-type="float">
            <text:p>411.688205849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05]*[.B2605]+[.C2605]*[.C26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06]*[.B2606]+[.C2606]*[.C26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07]*[.B2607]+[.C2607]*[.C26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08]*[.B2608]+[.C2608]*[.C26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09]*[.B2609]+[.C2609]*[.C26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0]*[.B2610]+[.C2610]*[.C26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1]*[.B2611]+[.C2611]*[.C26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2]*[.B2612]+[.C2612]*[.C26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3]*[.B2613]+[.C2613]*[.C26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4]*[.B2614]+[.C2614]*[.C26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5]*[.B2615]+[.C2615]*[.C26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6]*[.B2616]+[.C2616]*[.C26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7]*[.B2617]+[.C2617]*[.C26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8]*[.B2618]+[.C2618]*[.C26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19]*[.B2619]+[.C2619]*[.C26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0]*[.B2620]+[.C2620]*[.C26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1]*[.B2621]+[.C2621]*[.C26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2]*[.B2622]+[.C2622]*[.C26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3]*[.B2623]+[.C2623]*[.C26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4]*[.B2624]+[.C2624]*[.C26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5]*[.B2625]+[.C2625]*[.C26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6]*[.B2626]+[.C2626]*[.C26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7]*[.B2627]+[.C2627]*[.C26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8]*[.B2628]+[.C2628]*[.C26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29]*[.B2629]+[.C2629]*[.C26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05 UTC</text:p>
          </table:table-cell>
          <table:table-cell office:value-type="float" office:value="407.94" calcext:value-type="float">
            <text:p>407.94</text:p>
          </table:table-cell>
          <table:table-cell office:value-type="float" office:value="14.9058" calcext:value-type="float">
            <text:p>14.9058</text:p>
          </table:table-cell>
          <table:table-cell table:formula="of:=SQRT([.B2630]*[.B2630]+[.C2630]*[.C2630])" office:value-type="float" office:value="408.212232146025" calcext:value-type="float">
            <text:p>408.212232146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10 UTC</text:p>
          </table:table-cell>
          <table:table-cell office:value-type="float" office:value="408.019" calcext:value-type="float">
            <text:p>408.019</text:p>
          </table:table-cell>
          <table:table-cell office:value-type="float" office:value="15.0542" calcext:value-type="float">
            <text:p>15.0542</text:p>
          </table:table-cell>
          <table:table-cell table:formula="of:=SQRT([.B2631]*[.B2631]+[.C2631]*[.C2631])" office:value-type="float" office:value="408.296624157781" calcext:value-type="float">
            <text:p>408.296624157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15 UTC</text:p>
          </table:table-cell>
          <table:table-cell office:value-type="float" office:value="408.098" calcext:value-type="float">
            <text:p>408.098</text:p>
          </table:table-cell>
          <table:table-cell office:value-type="float" office:value="15.2026" calcext:value-type="float">
            <text:p>15.2026</text:p>
          </table:table-cell>
          <table:table-cell table:formula="of:=SQRT([.B2632]*[.B2632]+[.C2632]*[.C2632])" office:value-type="float" office:value="408.381067938708" calcext:value-type="float">
            <text:p>408.381067938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20 UTC</text:p>
          </table:table-cell>
          <table:table-cell office:value-type="float" office:value="408.176" calcext:value-type="float">
            <text:p>408.176</text:p>
          </table:table-cell>
          <table:table-cell office:value-type="float" office:value="15.3509" calcext:value-type="float">
            <text:p>15.3509</text:p>
          </table:table-cell>
          <table:table-cell table:formula="of:=SQRT([.B2633]*[.B2633]+[.C2633]*[.C2633])" office:value-type="float" office:value="408.464560404951" calcext:value-type="float">
            <text:p>408.464560404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25 UTC</text:p>
          </table:table-cell>
          <table:table-cell office:value-type="float" office:value="408.255" calcext:value-type="float">
            <text:p>408.255</text:p>
          </table:table-cell>
          <table:table-cell office:value-type="float" office:value="15.4991" calcext:value-type="float">
            <text:p>15.4991</text:p>
          </table:table-cell>
          <table:table-cell table:formula="of:=SQRT([.B2634]*[.B2634]+[.C2634]*[.C2634])" office:value-type="float" office:value="408.549100018358" calcext:value-type="float">
            <text:p>408.549100018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30 UTC</text:p>
          </table:table-cell>
          <table:table-cell office:value-type="float" office:value="408.333" calcext:value-type="float">
            <text:p>408.333</text:p>
          </table:table-cell>
          <table:table-cell office:value-type="float" office:value="15.6473" calcext:value-type="float">
            <text:p>15.6473</text:p>
          </table:table-cell>
          <table:table-cell table:formula="of:=SQRT([.B2635]*[.B2635]+[.C2635]*[.C2635])" office:value-type="float" office:value="408.632691896145" calcext:value-type="float">
            <text:p>408.632691896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35 UTC</text:p>
          </table:table-cell>
          <table:table-cell office:value-type="float" office:value="408.411" calcext:value-type="float">
            <text:p>408.411</text:p>
          </table:table-cell>
          <table:table-cell office:value-type="float" office:value="15.7954" calcext:value-type="float">
            <text:p>15.7954</text:p>
          </table:table-cell>
          <table:table-cell table:formula="of:=SQRT([.B2636]*[.B2636]+[.C2636]*[.C2636])" office:value-type="float" office:value="408.716331435581" calcext:value-type="float">
            <text:p>408.716331435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40 UTC</text:p>
          </table:table-cell>
          <table:table-cell office:value-type="float" office:value="408.489" calcext:value-type="float">
            <text:p>408.489</text:p>
          </table:table-cell>
          <table:table-cell office:value-type="float" office:value="15.9435" calcext:value-type="float">
            <text:p>15.9435</text:p>
          </table:table-cell>
          <table:table-cell table:formula="of:=SQRT([.B2637]*[.B2637]+[.C2637]*[.C2637])" office:value-type="float" office:value="408.800022398789" calcext:value-type="float">
            <text:p>408.800022398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45 UTC</text:p>
          </table:table-cell>
          <table:table-cell office:value-type="float" office:value="408.566" calcext:value-type="float">
            <text:p>408.566</text:p>
          </table:table-cell>
          <table:table-cell office:value-type="float" office:value="16.0915" calcext:value-type="float">
            <text:p>16.0915</text:p>
          </table:table-cell>
          <table:table-cell table:formula="of:=SQRT([.B2638]*[.B2638]+[.C2638]*[.C2638])" office:value-type="float" office:value="408.882761593406" calcext:value-type="float">
            <text:p>408.882761593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50 UTC</text:p>
          </table:table-cell>
          <table:table-cell office:value-type="float" office:value="408.644" calcext:value-type="float">
            <text:p>408.644</text:p>
          </table:table-cell>
          <table:table-cell office:value-type="float" office:value="16.2394" calcext:value-type="float">
            <text:p>16.2394</text:p>
          </table:table-cell>
          <table:table-cell table:formula="of:=SQRT([.B2639]*[.B2639]+[.C2639]*[.C2639])" office:value-type="float" office:value="408.966547346308" calcext:value-type="float">
            <text:p>408.966547346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39:55 UTC</text:p>
          </table:table-cell>
          <table:table-cell office:value-type="float" office:value="408.721" calcext:value-type="float">
            <text:p>408.721</text:p>
          </table:table-cell>
          <table:table-cell office:value-type="float" office:value="16.3873" calcext:value-type="float">
            <text:p>16.3873</text:p>
          </table:table-cell>
          <table:table-cell table:formula="of:=SQRT([.B2640]*[.B2640]+[.C2640]*[.C2640])" office:value-type="float" office:value="409.049385089735" calcext:value-type="float">
            <text:p>409.049385089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1]*[.B2641]+[.C2641]*[.C26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2]*[.B2642]+[.C2642]*[.C26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3]*[.B2643]+[.C2643]*[.C26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4]*[.B2644]+[.C2644]*[.C26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5]*[.B2645]+[.C2645]*[.C26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6]*[.B2646]+[.C2646]*[.C26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7]*[.B2647]+[.C2647]*[.C26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8]*[.B2648]+[.C2648]*[.C26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49]*[.B2649]+[.C2649]*[.C26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0]*[.B2650]+[.C2650]*[.C26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1]*[.B2651]+[.C2651]*[.C26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2]*[.B2652]+[.C2652]*[.C26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3]*[.B2653]+[.C2653]*[.C26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4]*[.B2654]+[.C2654]*[.C26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5]*[.B2655]+[.C2655]*[.C26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6]*[.B2656]+[.C2656]*[.C26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7]*[.B2657]+[.C2657]*[.C26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8]*[.B2658]+[.C2658]*[.C26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59]*[.B2659]+[.C2659]*[.C26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0]*[.B2660]+[.C2660]*[.C26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1]*[.B2661]+[.C2661]*[.C26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2]*[.B2662]+[.C2662]*[.C26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3]*[.B2663]+[.C2663]*[.C26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4]*[.B2664]+[.C2664]*[.C26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65]*[.B2665]+[.C2665]*[.C26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05 UTC</text:p>
          </table:table-cell>
          <table:table-cell office:value-type="float" office:value="409.668" calcext:value-type="float">
            <text:p>409.668</text:p>
          </table:table-cell>
          <table:table-cell office:value-type="float" office:value="14.2818" calcext:value-type="float">
            <text:p>14.2818</text:p>
          </table:table-cell>
          <table:table-cell table:formula="of:=SQRT([.B2666]*[.B2666]+[.C2666]*[.C2666])" office:value-type="float" office:value="409.916869664131" calcext:value-type="float">
            <text:p>409.916869664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10 UTC</text:p>
          </table:table-cell>
          <table:table-cell office:value-type="float" office:value="409.873" calcext:value-type="float">
            <text:p>409.873</text:p>
          </table:table-cell>
          <table:table-cell office:value-type="float" office:value="14.4743" calcext:value-type="float">
            <text:p>14.4743</text:p>
          </table:table-cell>
          <table:table-cell table:formula="of:=SQRT([.B2667]*[.B2667]+[.C2667]*[.C2667])" office:value-type="float" office:value="410.128493876602" calcext:value-type="float">
            <text:p>410.128493876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15 UTC</text:p>
          </table:table-cell>
          <table:table-cell office:value-type="float" office:value="410.078" calcext:value-type="float">
            <text:p>410.078</text:p>
          </table:table-cell>
          <table:table-cell office:value-type="float" office:value="14.6668" calcext:value-type="float">
            <text:p>14.6668</text:p>
          </table:table-cell>
          <table:table-cell table:formula="of:=SQRT([.B2668]*[.B2668]+[.C2668]*[.C2668])" office:value-type="float" office:value="410.34020166959" calcext:value-type="float">
            <text:p>410.34020166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20 UTC</text:p>
          </table:table-cell>
          <table:table-cell office:value-type="float" office:value="410.282" calcext:value-type="float">
            <text:p>410.282</text:p>
          </table:table-cell>
          <table:table-cell office:value-type="float" office:value="14.8593" calcext:value-type="float">
            <text:p>14.8593</text:p>
          </table:table-cell>
          <table:table-cell table:formula="of:=SQRT([.B2669]*[.B2669]+[.C2669]*[.C2669])" office:value-type="float" office:value="410.550993568996" calcext:value-type="float">
            <text:p>410.550993568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25 UTC</text:p>
          </table:table-cell>
          <table:table-cell office:value-type="float" office:value="410.486" calcext:value-type="float">
            <text:p>410.486</text:p>
          </table:table-cell>
          <table:table-cell office:value-type="float" office:value="15.0517" calcext:value-type="float">
            <text:p>15.0517</text:p>
          </table:table-cell>
          <table:table-cell table:formula="of:=SQRT([.B2670]*[.B2670]+[.C2670]*[.C2670])" office:value-type="float" office:value="410.761865158987" calcext:value-type="float">
            <text:p>410.761865158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30 UTC</text:p>
          </table:table-cell>
          <table:table-cell office:value-type="float" office:value="410.689" calcext:value-type="float">
            <text:p>410.689</text:p>
          </table:table-cell>
          <table:table-cell office:value-type="float" office:value="15.2441" calcext:value-type="float">
            <text:p>15.2441</text:p>
          </table:table-cell>
          <table:table-cell table:formula="of:=SQRT([.B2671]*[.B2671]+[.C2671]*[.C2671])" office:value-type="float" office:value="410.971820573881" calcext:value-type="float">
            <text:p>410.971820573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35 UTC</text:p>
          </table:table-cell>
          <table:table-cell office:value-type="float" office:value="410.892" calcext:value-type="float">
            <text:p>410.892</text:p>
          </table:table-cell>
          <table:table-cell office:value-type="float" office:value="15.4364" calcext:value-type="float">
            <text:p>15.4364</text:p>
          </table:table-cell>
          <table:table-cell table:formula="of:=SQRT([.B2672]*[.B2672]+[.C2672]*[.C2672])" office:value-type="float" office:value="411.181855276908" calcext:value-type="float">
            <text:p>411.181855276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40 UTC</text:p>
          </table:table-cell>
          <table:table-cell office:value-type="float" office:value="411.095" calcext:value-type="float">
            <text:p>411.095</text:p>
          </table:table-cell>
          <table:table-cell office:value-type="float" office:value="15.6287" calcext:value-type="float">
            <text:p>15.6287</text:p>
          </table:table-cell>
          <table:table-cell table:formula="of:=SQRT([.B2673]*[.B2673]+[.C2673]*[.C2673])" office:value-type="float" office:value="411.391972805365" calcext:value-type="float">
            <text:p>411.391972805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45 UTC</text:p>
          </table:table-cell>
          <table:table-cell office:value-type="float" office:value="411.297" calcext:value-type="float">
            <text:p>411.297</text:p>
          </table:table-cell>
          <table:table-cell office:value-type="float" office:value="15.821" calcext:value-type="float">
            <text:p>15.821</text:p>
          </table:table-cell>
          <table:table-cell table:formula="of:=SQRT([.B2674]*[.B2674]+[.C2674]*[.C2674])" office:value-type="float" office:value="411.601173771407" calcext:value-type="float">
            <text:p>411.601173771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50 UTC</text:p>
          </table:table-cell>
          <table:table-cell office:value-type="float" office:value="411.499" calcext:value-type="float">
            <text:p>411.499</text:p>
          </table:table-cell>
          <table:table-cell office:value-type="float" office:value="16.0132" calcext:value-type="float">
            <text:p>16.0132</text:p>
          </table:table-cell>
          <table:table-cell table:formula="of:=SQRT([.B2675]*[.B2675]+[.C2675]*[.C2675])" office:value-type="float" office:value="411.810453455519" calcext:value-type="float">
            <text:p>411.810453455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2:55 UTC</text:p>
          </table:table-cell>
          <table:table-cell office:value-type="float" office:value="411.7" calcext:value-type="float">
            <text:p>411.7</text:p>
          </table:table-cell>
          <table:table-cell office:value-type="float" office:value="16.2054" calcext:value-type="float">
            <text:p>16.2054</text:p>
          </table:table-cell>
          <table:table-cell table:formula="of:=SQRT([.B2676]*[.B2676]+[.C2676]*[.C2676])" office:value-type="float" office:value="412.018816304741" calcext:value-type="float">
            <text:p>412.018816304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77]*[.B2677]+[.C2677]*[.C26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78]*[.B2678]+[.C2678]*[.C26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79]*[.B2679]+[.C2679]*[.C26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0]*[.B2680]+[.C2680]*[.C26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1]*[.B2681]+[.C2681]*[.C26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2]*[.B2682]+[.C2682]*[.C26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3]*[.B2683]+[.C2683]*[.C26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4]*[.B2684]+[.C2684]*[.C26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5]*[.B2685]+[.C2685]*[.C26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6]*[.B2686]+[.C2686]*[.C26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7]*[.B2687]+[.C2687]*[.C26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8]*[.B2688]+[.C2688]*[.C26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89]*[.B2689]+[.C2689]*[.C26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0]*[.B2690]+[.C2690]*[.C26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1]*[.B2691]+[.C2691]*[.C26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2]*[.B2692]+[.C2692]*[.C26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3]*[.B2693]+[.C2693]*[.C26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4]*[.B2694]+[.C2694]*[.C26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5]*[.B2695]+[.C2695]*[.C26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6]*[.B2696]+[.C2696]*[.C26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7]*[.B2697]+[.C2697]*[.C26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8]*[.B2698]+[.C2698]*[.C26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699]*[.B2699]+[.C2699]*[.C26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00]*[.B2700]+[.C2700]*[.C27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01]*[.B2701]+[.C2701]*[.C27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05 UTC</text:p>
          </table:table-cell>
          <table:table-cell office:value-type="float" office:value="408.485" calcext:value-type="float">
            <text:p>408.485</text:p>
          </table:table-cell>
          <table:table-cell office:value-type="float" office:value="12.5875" calcext:value-type="float">
            <text:p>12.5875</text:p>
          </table:table-cell>
          <table:table-cell table:formula="of:=SQRT([.B2702]*[.B2702]+[.C2702]*[.C2702])" office:value-type="float" office:value="408.678896422668" calcext:value-type="float">
            <text:p>408.678896422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10 UTC</text:p>
          </table:table-cell>
          <table:table-cell office:value-type="float" office:value="408.782" calcext:value-type="float">
            <text:p>408.782</text:p>
          </table:table-cell>
          <table:table-cell office:value-type="float" office:value="12.8035" calcext:value-type="float">
            <text:p>12.8035</text:p>
          </table:table-cell>
          <table:table-cell table:formula="of:=SQRT([.B2703]*[.B2703]+[.C2703]*[.C2703])" office:value-type="float" office:value="408.982460670687" calcext:value-type="float">
            <text:p>408.982460670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15 UTC</text:p>
          </table:table-cell>
          <table:table-cell office:value-type="float" office:value="409.077" calcext:value-type="float">
            <text:p>409.077</text:p>
          </table:table-cell>
          <table:table-cell office:value-type="float" office:value="13.0195" calcext:value-type="float">
            <text:p>13.0195</text:p>
          </table:table-cell>
          <table:table-cell table:formula="of:=SQRT([.B2704]*[.B2704]+[.C2704]*[.C2704])" office:value-type="float" office:value="409.284130292453" calcext:value-type="float">
            <text:p>409.284130292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20 UTC</text:p>
          </table:table-cell>
          <table:table-cell office:value-type="float" office:value="409.372" calcext:value-type="float">
            <text:p>409.372</text:p>
          </table:table-cell>
          <table:table-cell office:value-type="float" office:value="13.2354" calcext:value-type="float">
            <text:p>13.2354</text:p>
          </table:table-cell>
          <table:table-cell table:formula="of:=SQRT([.B2705]*[.B2705]+[.C2705]*[.C2705])" office:value-type="float" office:value="409.585900876922" calcext:value-type="float">
            <text:p>409.585900876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25 UTC</text:p>
          </table:table-cell>
          <table:table-cell office:value-type="float" office:value="409.666" calcext:value-type="float">
            <text:p>409.666</text:p>
          </table:table-cell>
          <table:table-cell office:value-type="float" office:value="13.4512" calcext:value-type="float">
            <text:p>13.4512</text:p>
          </table:table-cell>
          <table:table-cell table:formula="of:=SQRT([.B2706]*[.B2706]+[.C2706]*[.C2706])" office:value-type="float" office:value="409.886772581697" calcext:value-type="float">
            <text:p>409.886772581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30 UTC</text:p>
          </table:table-cell>
          <table:table-cell office:value-type="float" office:value="409.96" calcext:value-type="float">
            <text:p>409.96</text:p>
          </table:table-cell>
          <table:table-cell office:value-type="float" office:value="13.6669" calcext:value-type="float">
            <text:p>13.6669</text:p>
          </table:table-cell>
          <table:table-cell table:formula="of:=SQRT([.B2707]*[.B2707]+[.C2707]*[.C2707])" office:value-type="float" office:value="410.187744521469" calcext:value-type="float">
            <text:p>410.187744521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35 UTC</text:p>
          </table:table-cell>
          <table:table-cell office:value-type="float" office:value="410.252" calcext:value-type="float">
            <text:p>410.252</text:p>
          </table:table-cell>
          <table:table-cell office:value-type="float" office:value="13.8826" calcext:value-type="float">
            <text:p>13.8826</text:p>
          </table:table-cell>
          <table:table-cell table:formula="of:=SQRT([.B2708]*[.B2708]+[.C2708]*[.C2708])" office:value-type="float" office:value="410.486820844178" calcext:value-type="float">
            <text:p>410.486820844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40 UTC</text:p>
          </table:table-cell>
          <table:table-cell office:value-type="float" office:value="410.544" calcext:value-type="float">
            <text:p>410.544</text:p>
          </table:table-cell>
          <table:table-cell office:value-type="float" office:value="14.0982" calcext:value-type="float">
            <text:p>14.0982</text:p>
          </table:table-cell>
          <table:table-cell table:formula="of:=SQRT([.B2709]*[.B2709]+[.C2709]*[.C2709])" office:value-type="float" office:value="410.785996814935" calcext:value-type="float">
            <text:p>410.785996814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45 UTC</text:p>
          </table:table-cell>
          <table:table-cell office:value-type="float" office:value="410.835" calcext:value-type="float">
            <text:p>410.835</text:p>
          </table:table-cell>
          <table:table-cell office:value-type="float" office:value="14.3137" calcext:value-type="float">
            <text:p>14.3137</text:p>
          </table:table-cell>
          <table:table-cell table:formula="of:=SQRT([.B2710]*[.B2710]+[.C2710]*[.C2710])" office:value-type="float" office:value="411.084272665216" calcext:value-type="float">
            <text:p>411.084272665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50 UTC</text:p>
          </table:table-cell>
          <table:table-cell office:value-type="float" office:value="411.125" calcext:value-type="float">
            <text:p>411.125</text:p>
          </table:table-cell>
          <table:table-cell office:value-type="float" office:value="14.5291" calcext:value-type="float">
            <text:p>14.5291</text:p>
          </table:table-cell>
          <table:table-cell table:formula="of:=SQRT([.B2711]*[.B2711]+[.C2711]*[.C2711])" office:value-type="float" office:value="411.381648073671" calcext:value-type="float">
            <text:p>411.381648073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5:55 UTC</text:p>
          </table:table-cell>
          <table:table-cell office:value-type="float" office:value="411.415" calcext:value-type="float">
            <text:p>411.415</text:p>
          </table:table-cell>
          <table:table-cell office:value-type="float" office:value="14.7445" calcext:value-type="float">
            <text:p>14.7445</text:p>
          </table:table-cell>
          <table:table-cell table:formula="of:=SQRT([.B2712]*[.B2712]+[.C2712]*[.C2712])" office:value-type="float" office:value="411.679125661297" calcext:value-type="float">
            <text:p>411.679125661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3]*[.B2713]+[.C2713]*[.C27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4]*[.B2714]+[.C2714]*[.C27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5]*[.B2715]+[.C2715]*[.C27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6]*[.B2716]+[.C2716]*[.C27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7]*[.B2717]+[.C2717]*[.C27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8]*[.B2718]+[.C2718]*[.C27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19]*[.B2719]+[.C2719]*[.C27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0]*[.B2720]+[.C2720]*[.C27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1]*[.B2721]+[.C2721]*[.C27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2]*[.B2722]+[.C2722]*[.C27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3]*[.B2723]+[.C2723]*[.C27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4]*[.B2724]+[.C2724]*[.C27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5]*[.B2725]+[.C2725]*[.C27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6]*[.B2726]+[.C2726]*[.C27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7]*[.B2727]+[.C2727]*[.C27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8]*[.B2728]+[.C2728]*[.C27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29]*[.B2729]+[.C2729]*[.C27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0]*[.B2730]+[.C2730]*[.C27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1]*[.B2731]+[.C2731]*[.C27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2]*[.B2732]+[.C2732]*[.C27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3]*[.B2733]+[.C2733]*[.C27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4]*[.B2734]+[.C2734]*[.C27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5]*[.B2735]+[.C2735]*[.C27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6]*[.B2736]+[.C2736]*[.C27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37]*[.B2737]+[.C2737]*[.C27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05 UTC</text:p>
          </table:table-cell>
          <table:table-cell office:value-type="float" office:value="405.647" calcext:value-type="float">
            <text:p>405.647</text:p>
          </table:table-cell>
          <table:table-cell office:value-type="float" office:value="11.8293" calcext:value-type="float">
            <text:p>11.8293</text:p>
          </table:table-cell>
          <table:table-cell table:formula="of:=SQRT([.B2738]*[.B2738]+[.C2738]*[.C2738])" office:value-type="float" office:value="405.81944377702" calcext:value-type="float">
            <text:p>405.81944377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10 UTC</text:p>
          </table:table-cell>
          <table:table-cell office:value-type="float" office:value="405.652" calcext:value-type="float">
            <text:p>405.652</text:p>
          </table:table-cell>
          <table:table-cell office:value-type="float" office:value="11.8753" calcext:value-type="float">
            <text:p>11.8753</text:p>
          </table:table-cell>
          <table:table-cell table:formula="of:=SQRT([.B2739]*[.B2739]+[.C2739]*[.C2739])" office:value-type="float" office:value="405.825785102536" calcext:value-type="float">
            <text:p>405.82578510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15 UTC</text:p>
          </table:table-cell>
          <table:table-cell office:value-type="float" office:value="405.657" calcext:value-type="float">
            <text:p>405.657</text:p>
          </table:table-cell>
          <table:table-cell office:value-type="float" office:value="11.9213" calcext:value-type="float">
            <text:p>11.9213</text:p>
          </table:table-cell>
          <table:table-cell table:formula="of:=SQRT([.B2740]*[.B2740]+[.C2740]*[.C2740])" office:value-type="float" office:value="405.832131604547" calcext:value-type="float">
            <text:p>405.832131604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20 UTC</text:p>
          </table:table-cell>
          <table:table-cell office:value-type="float" office:value="405.662" calcext:value-type="float">
            <text:p>405.662</text:p>
          </table:table-cell>
          <table:table-cell office:value-type="float" office:value="11.9672" calcext:value-type="float">
            <text:p>11.9672</text:p>
          </table:table-cell>
          <table:table-cell table:formula="of:=SQRT([.B2741]*[.B2741]+[.C2741]*[.C2741])" office:value-type="float" office:value="405.838480334036" calcext:value-type="float">
            <text:p>405.838480334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25 UTC</text:p>
          </table:table-cell>
          <table:table-cell office:value-type="float" office:value="405.668" calcext:value-type="float">
            <text:p>405.668</text:p>
          </table:table-cell>
          <table:table-cell office:value-type="float" office:value="12.013" calcext:value-type="float">
            <text:p>12.013</text:p>
          </table:table-cell>
          <table:table-cell table:formula="of:=SQRT([.B2742]*[.B2742]+[.C2742]*[.C2742])" office:value-type="float" office:value="405.845830818798" calcext:value-type="float">
            <text:p>405.845830818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30 UTC</text:p>
          </table:table-cell>
          <table:table-cell office:value-type="float" office:value="405.673" calcext:value-type="float">
            <text:p>405.673</text:p>
          </table:table-cell>
          <table:table-cell office:value-type="float" office:value="12.0588" calcext:value-type="float">
            <text:p>12.0588</text:p>
          </table:table-cell>
          <table:table-cell table:formula="of:=SQRT([.B2743]*[.B2743]+[.C2743]*[.C2743])" office:value-type="float" office:value="405.852186869111" calcext:value-type="float">
            <text:p>405.852186869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35 UTC</text:p>
          </table:table-cell>
          <table:table-cell office:value-type="float" office:value="405.678" calcext:value-type="float">
            <text:p>405.678</text:p>
          </table:table-cell>
          <table:table-cell office:value-type="float" office:value="12.1046" calcext:value-type="float">
            <text:p>12.1046</text:p>
          </table:table-cell>
          <table:table-cell table:formula="of:=SQRT([.B2744]*[.B2744]+[.C2744]*[.C2744])" office:value-type="float" office:value="405.858548049884" calcext:value-type="float">
            <text:p>405.858548049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40 UTC</text:p>
          </table:table-cell>
          <table:table-cell office:value-type="float" office:value="405.683" calcext:value-type="float">
            <text:p>405.683</text:p>
          </table:table-cell>
          <table:table-cell office:value-type="float" office:value="12.1503" calcext:value-type="float">
            <text:p>12.1503</text:p>
          </table:table-cell>
          <table:table-cell table:formula="of:=SQRT([.B2745]*[.B2745]+[.C2745]*[.C2745])" office:value-type="float" office:value="405.864911367181" calcext:value-type="float">
            <text:p>405.864911367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45 UTC</text:p>
          </table:table-cell>
          <table:table-cell office:value-type="float" office:value="405.688" calcext:value-type="float">
            <text:p>405.688</text:p>
          </table:table-cell>
          <table:table-cell office:value-type="float" office:value="12.1959" calcext:value-type="float">
            <text:p>12.1959</text:p>
          </table:table-cell>
          <table:table-cell table:formula="of:=SQRT([.B2746]*[.B2746]+[.C2746]*[.C2746])" office:value-type="float" office:value="405.871276787124" calcext:value-type="float">
            <text:p>405.871276787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50 UTC</text:p>
          </table:table-cell>
          <table:table-cell office:value-type="float" office:value="405.693" calcext:value-type="float">
            <text:p>405.693</text:p>
          </table:table-cell>
          <table:table-cell office:value-type="float" office:value="12.2415" calcext:value-type="float">
            <text:p>12.2415</text:p>
          </table:table-cell>
          <table:table-cell table:formula="of:=SQRT([.B2747]*[.B2747]+[.C2747]*[.C2747])" office:value-type="float" office:value="405.877647291952" calcext:value-type="float">
            <text:p>405.87764729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8:55 UTC</text:p>
          </table:table-cell>
          <table:table-cell office:value-type="float" office:value="405.698" calcext:value-type="float">
            <text:p>405.698</text:p>
          </table:table-cell>
          <table:table-cell office:value-type="float" office:value="12.287" calcext:value-type="float">
            <text:p>12.287</text:p>
          </table:table-cell>
          <table:table-cell table:formula="of:=SQRT([.B2748]*[.B2748]+[.C2748]*[.C2748])" office:value-type="float" office:value="405.884019854194" calcext:value-type="float">
            <text:p>405.884019854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49]*[.B2749]+[.C2749]*[.C27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0]*[.B2750]+[.C2750]*[.C27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1]*[.B2751]+[.C2751]*[.C27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2]*[.B2752]+[.C2752]*[.C27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3]*[.B2753]+[.C2753]*[.C27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4]*[.B2754]+[.C2754]*[.C27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5]*[.B2755]+[.C2755]*[.C27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6]*[.B2756]+[.C2756]*[.C27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7]*[.B2757]+[.C2757]*[.C27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8]*[.B2758]+[.C2758]*[.C27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59]*[.B2759]+[.C2759]*[.C27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4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0]*[.B2760]+[.C2760]*[.C27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1]*[.B2761]+[.C2761]*[.C27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2]*[.B2762]+[.C2762]*[.C27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3]*[.B2763]+[.C2763]*[.C27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4]*[.B2764]+[.C2764]*[.C27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5]*[.B2765]+[.C2765]*[.C27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6]*[.B2766]+[.C2766]*[.C27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7]*[.B2767]+[.C2767]*[.C27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8]*[.B2768]+[.C2768]*[.C27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69]*[.B2769]+[.C2769]*[.C27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70]*[.B2770]+[.C2770]*[.C27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71]*[.B2771]+[.C2771]*[.C27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72]*[.B2772]+[.C2772]*[.C27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73]*[.B2773]+[.C2773]*[.C27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05 UTC</text:p>
          </table:table-cell>
          <table:table-cell office:value-type="float" office:value="407.124" calcext:value-type="float">
            <text:p>407.124</text:p>
          </table:table-cell>
          <table:table-cell office:value-type="float" office:value="13.4028" calcext:value-type="float">
            <text:p>13.4028</text:p>
          </table:table-cell>
          <table:table-cell table:formula="of:=SQRT([.B2774]*[.B2774]+[.C2774]*[.C2774])" office:value-type="float" office:value="407.344554921064" calcext:value-type="float">
            <text:p>407.34455492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10 UTC</text:p>
          </table:table-cell>
          <table:table-cell office:value-type="float" office:value="407.204" calcext:value-type="float">
            <text:p>407.204</text:p>
          </table:table-cell>
          <table:table-cell office:value-type="float" office:value="13.5504" calcext:value-type="float">
            <text:p>13.5504</text:p>
          </table:table-cell>
          <table:table-cell table:formula="of:=SQRT([.B2775]*[.B2775]+[.C2775]*[.C2775])" office:value-type="float" office:value="407.42939382936" calcext:value-type="float">
            <text:p>407.42939382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15 UTC</text:p>
          </table:table-cell>
          <table:table-cell office:value-type="float" office:value="407.283" calcext:value-type="float">
            <text:p>407.283</text:p>
          </table:table-cell>
          <table:table-cell office:value-type="float" office:value="13.6979" calcext:value-type="float">
            <text:p>13.6979</text:p>
          </table:table-cell>
          <table:table-cell table:formula="of:=SQRT([.B2776]*[.B2776]+[.C2776]*[.C2776])" office:value-type="float" office:value="407.513281444188" calcext:value-type="float">
            <text:p>407.513281444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20 UTC</text:p>
          </table:table-cell>
          <table:table-cell office:value-type="float" office:value="407.362" calcext:value-type="float">
            <text:p>407.362</text:p>
          </table:table-cell>
          <table:table-cell office:value-type="float" office:value="13.8452" calcext:value-type="float">
            <text:p>13.8452</text:p>
          </table:table-cell>
          <table:table-cell table:formula="of:=SQRT([.B2777]*[.B2777]+[.C2777]*[.C2777])" office:value-type="float" office:value="407.597213689005" calcext:value-type="float">
            <text:p>407.597213689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25 UTC</text:p>
          </table:table-cell>
          <table:table-cell office:value-type="float" office:value="407.441" calcext:value-type="float">
            <text:p>407.441</text:p>
          </table:table-cell>
          <table:table-cell office:value-type="float" office:value="13.9925" calcext:value-type="float">
            <text:p>13.9925</text:p>
          </table:table-cell>
          <table:table-cell table:formula="of:=SQRT([.B2778]*[.B2778]+[.C2778]*[.C2778])" office:value-type="float" office:value="407.681197183841" calcext:value-type="float">
            <text:p>407.681197183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30 UTC</text:p>
          </table:table-cell>
          <table:table-cell office:value-type="float" office:value="407.519" calcext:value-type="float">
            <text:p>407.519</text:p>
          </table:table-cell>
          <table:table-cell office:value-type="float" office:value="14.1396" calcext:value-type="float">
            <text:p>14.1396</text:p>
          </table:table-cell>
          <table:table-cell table:formula="of:=SQRT([.B2779]*[.B2779]+[.C2779]*[.C2779])" office:value-type="float" office:value="407.764225563205" calcext:value-type="float">
            <text:p>407.764225563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35 UTC</text:p>
          </table:table-cell>
          <table:table-cell office:value-type="float" office:value="407.598" calcext:value-type="float">
            <text:p>407.598</text:p>
          </table:table-cell>
          <table:table-cell office:value-type="float" office:value="14.2866" calcext:value-type="float">
            <text:p>14.2866</text:p>
          </table:table-cell>
          <table:table-cell table:formula="of:=SQRT([.B2780]*[.B2780]+[.C2780]*[.C2780])" office:value-type="float" office:value="407.848300895762" calcext:value-type="float">
            <text:p>407.848300895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40 UTC</text:p>
          </table:table-cell>
          <table:table-cell office:value-type="float" office:value="407.676" calcext:value-type="float">
            <text:p>407.676</text:p>
          </table:table-cell>
          <table:table-cell office:value-type="float" office:value="14.4335" calcext:value-type="float">
            <text:p>14.4335</text:p>
          </table:table-cell>
          <table:table-cell table:formula="of:=SQRT([.B2781]*[.B2781]+[.C2781]*[.C2781])" office:value-type="float" office:value="407.931424259335" calcext:value-type="float">
            <text:p>407.931424259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45 UTC</text:p>
          </table:table-cell>
          <table:table-cell office:value-type="float" office:value="407.754" calcext:value-type="float">
            <text:p>407.754</text:p>
          </table:table-cell>
          <table:table-cell office:value-type="float" office:value="14.5802" calcext:value-type="float">
            <text:p>14.5802</text:p>
          </table:table-cell>
          <table:table-cell table:formula="of:=SQRT([.B2782]*[.B2782]+[.C2782]*[.C2782])" office:value-type="float" office:value="408.014591342075" calcext:value-type="float">
            <text:p>408.014591342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50 UTC</text:p>
          </table:table-cell>
          <table:table-cell office:value-type="float" office:value="407.831" calcext:value-type="float">
            <text:p>407.831</text:p>
          </table:table-cell>
          <table:table-cell office:value-type="float" office:value="14.7268" calcext:value-type="float">
            <text:p>14.7268</text:p>
          </table:table-cell>
          <table:table-cell table:formula="of:=SQRT([.B2783]*[.B2783]+[.C2783]*[.C2783])" office:value-type="float" office:value="408.096806161528" calcext:value-type="float">
            <text:p>408.096806161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1:55 UTC</text:p>
          </table:table-cell>
          <table:table-cell office:value-type="float" office:value="407.909" calcext:value-type="float">
            <text:p>407.909</text:p>
          </table:table-cell>
          <table:table-cell office:value-type="float" office:value="14.8733" calcext:value-type="float">
            <text:p>14.8733</text:p>
          </table:table-cell>
          <table:table-cell table:formula="of:=SQRT([.B2784]*[.B2784]+[.C2784]*[.C2784])" office:value-type="float" office:value="408.180067291251" calcext:value-type="float">
            <text:p>408.180067291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5]*[.B2785]+[.C2785]*[.C27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6]*[.B2786]+[.C2786]*[.C27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7]*[.B2787]+[.C2787]*[.C27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8]*[.B2788]+[.C2788]*[.C27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89]*[.B2789]+[.C2789]*[.C27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0]*[.B2790]+[.C2790]*[.C27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1]*[.B2791]+[.C2791]*[.C27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2]*[.B2792]+[.C2792]*[.C27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3]*[.B2793]+[.C2793]*[.C27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4]*[.B2794]+[.C2794]*[.C27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5]*[.B2795]+[.C2795]*[.C27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6]*[.B2796]+[.C2796]*[.C27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7]*[.B2797]+[.C2797]*[.C27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8]*[.B2798]+[.C2798]*[.C27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799]*[.B2799]+[.C2799]*[.C27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0]*[.B2800]+[.C2800]*[.C28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1]*[.B2801]+[.C2801]*[.C28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2]*[.B2802]+[.C2802]*[.C28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3]*[.B2803]+[.C2803]*[.C28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4]*[.B2804]+[.C2804]*[.C28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5]*[.B2805]+[.C2805]*[.C28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6]*[.B2806]+[.C2806]*[.C28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7]*[.B2807]+[.C2807]*[.C28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8]*[.B2808]+[.C2808]*[.C28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09]*[.B2809]+[.C2809]*[.C28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05 UTC</text:p>
          </table:table-cell>
          <table:table-cell office:value-type="float" office:value="405.597" calcext:value-type="float">
            <text:p>405.597</text:p>
          </table:table-cell>
          <table:table-cell office:value-type="float" office:value="11.3641" calcext:value-type="float">
            <text:p>11.3641</text:p>
          </table:table-cell>
          <table:table-cell table:formula="of:=SQRT([.B2810]*[.B2810]+[.C2810]*[.C2810])" office:value-type="float" office:value="405.756169611517" calcext:value-type="float">
            <text:p>405.756169611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10 UTC</text:p>
          </table:table-cell>
          <table:table-cell office:value-type="float" office:value="405.603" calcext:value-type="float">
            <text:p>405.603</text:p>
          </table:table-cell>
          <table:table-cell office:value-type="float" office:value="11.4101" calcext:value-type="float">
            <text:p>11.4101</text:p>
          </table:table-cell>
          <table:table-cell table:formula="of:=SQRT([.B2811]*[.B2811]+[.C2811]*[.C2811])" office:value-type="float" office:value="405.763458176078" calcext:value-type="float">
            <text:p>405.763458176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15 UTC</text:p>
          </table:table-cell>
          <table:table-cell office:value-type="float" office:value="405.609" calcext:value-type="float">
            <text:p>405.609</text:p>
          </table:table-cell>
          <table:table-cell office:value-type="float" office:value="11.456" calcext:value-type="float">
            <text:p>11.456</text:p>
          </table:table-cell>
          <table:table-cell table:formula="of:=SQRT([.B2812]*[.B2812]+[.C2812]*[.C2812])" office:value-type="float" office:value="405.770749089926" calcext:value-type="float">
            <text:p>405.770749089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20 UTC</text:p>
          </table:table-cell>
          <table:table-cell office:value-type="float" office:value="405.614" calcext:value-type="float">
            <text:p>405.614</text:p>
          </table:table-cell>
          <table:table-cell office:value-type="float" office:value="11.5018" calcext:value-type="float">
            <text:p>11.5018</text:p>
          </table:table-cell>
          <table:table-cell table:formula="of:=SQRT([.B2813]*[.B2813]+[.C2813]*[.C2813])" office:value-type="float" office:value="405.777042720803" calcext:value-type="float">
            <text:p>405.777042720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25 UTC</text:p>
          </table:table-cell>
          <table:table-cell office:value-type="float" office:value="405.62" calcext:value-type="float">
            <text:p>405.62</text:p>
          </table:table-cell>
          <table:table-cell office:value-type="float" office:value="11.5475" calcext:value-type="float">
            <text:p>11.5475</text:p>
          </table:table-cell>
          <table:table-cell table:formula="of:=SQRT([.B2814]*[.B2814]+[.C2814]*[.C2814])" office:value-type="float" office:value="405.784338234302" calcext:value-type="float">
            <text:p>405.784338234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30 UTC</text:p>
          </table:table-cell>
          <table:table-cell office:value-type="float" office:value="405.625" calcext:value-type="float">
            <text:p>405.625</text:p>
          </table:table-cell>
          <table:table-cell office:value-type="float" office:value="11.5931" calcext:value-type="float">
            <text:p>11.5931</text:p>
          </table:table-cell>
          <table:table-cell table:formula="of:=SQRT([.B2815]*[.B2815]+[.C2815]*[.C2815])" office:value-type="float" office:value="405.790636403318" calcext:value-type="float">
            <text:p>405.790636403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35 UTC</text:p>
          </table:table-cell>
          <table:table-cell office:value-type="float" office:value="405.631" calcext:value-type="float">
            <text:p>405.631</text:p>
          </table:table-cell>
          <table:table-cell office:value-type="float" office:value="11.6386" calcext:value-type="float">
            <text:p>11.6386</text:p>
          </table:table-cell>
          <table:table-cell table:formula="of:=SQRT([.B2816]*[.B2816]+[.C2816]*[.C2816])" office:value-type="float" office:value="405.797936380854" calcext:value-type="float">
            <text:p>405.797936380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40 UTC</text:p>
          </table:table-cell>
          <table:table-cell office:value-type="float" office:value="405.636" calcext:value-type="float">
            <text:p>405.636</text:p>
          </table:table-cell>
          <table:table-cell office:value-type="float" office:value="11.684" calcext:value-type="float">
            <text:p>11.684</text:p>
          </table:table-cell>
          <table:table-cell table:formula="of:=SQRT([.B2817]*[.B2817]+[.C2817]*[.C2817])" office:value-type="float" office:value="405.804238952725" calcext:value-type="float">
            <text:p>405.804238952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45 UTC</text:p>
          </table:table-cell>
          <table:table-cell office:value-type="float" office:value="405.641" calcext:value-type="float">
            <text:p>405.641</text:p>
          </table:table-cell>
          <table:table-cell office:value-type="float" office:value="11.7293" calcext:value-type="float">
            <text:p>11.7293</text:p>
          </table:table-cell>
          <table:table-cell table:formula="of:=SQRT([.B2818]*[.B2818]+[.C2818]*[.C2818])" office:value-type="float" office:value="405.810543677083" calcext:value-type="float">
            <text:p>405.810543677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50 UTC</text:p>
          </table:table-cell>
          <table:table-cell office:value-type="float" office:value="405.647" calcext:value-type="float">
            <text:p>405.647</text:p>
          </table:table-cell>
          <table:table-cell office:value-type="float" office:value="11.7745" calcext:value-type="float">
            <text:p>11.7745</text:p>
          </table:table-cell>
          <table:table-cell table:formula="of:=SQRT([.B2819]*[.B2819]+[.C2819]*[.C2819])" office:value-type="float" office:value="405.81785009934" calcext:value-type="float">
            <text:p>405.81785009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4:55 UTC</text:p>
          </table:table-cell>
          <table:table-cell office:value-type="float" office:value="405.652" calcext:value-type="float">
            <text:p>405.652</text:p>
          </table:table-cell>
          <table:table-cell office:value-type="float" office:value="11.8196" calcext:value-type="float">
            <text:p>11.8196</text:p>
          </table:table-cell>
          <table:table-cell table:formula="of:=SQRT([.B2820]*[.B2820]+[.C2820]*[.C2820])" office:value-type="float" office:value="405.824159024768" calcext:value-type="float">
            <text:p>405.82415902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1]*[.B2821]+[.C2821]*[.C28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2]*[.B2822]+[.C2822]*[.C28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3]*[.B2823]+[.C2823]*[.C28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4]*[.B2824]+[.C2824]*[.C28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5]*[.B2825]+[.C2825]*[.C28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6]*[.B2826]+[.C2826]*[.C28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7]*[.B2827]+[.C2827]*[.C28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8]*[.B2828]+[.C2828]*[.C28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29]*[.B2829]+[.C2829]*[.C28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0]*[.B2830]+[.C2830]*[.C28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1]*[.B2831]+[.C2831]*[.C28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2]*[.B2832]+[.C2832]*[.C28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3]*[.B2833]+[.C2833]*[.C28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4]*[.B2834]+[.C2834]*[.C28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5]*[.B2835]+[.C2835]*[.C28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6]*[.B2836]+[.C2836]*[.C28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7]*[.B2837]+[.C2837]*[.C28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8]*[.B2838]+[.C2838]*[.C28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39]*[.B2839]+[.C2839]*[.C28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0]*[.B2840]+[.C2840]*[.C28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1]*[.B2841]+[.C2841]*[.C28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2]*[.B2842]+[.C2842]*[.C28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3]*[.B2843]+[.C2843]*[.C28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4]*[.B2844]+[.C2844]*[.C28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45]*[.B2845]+[.C2845]*[.C28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05 UTC</text:p>
          </table:table-cell>
          <table:table-cell office:value-type="float" office:value="407.133" calcext:value-type="float">
            <text:p>407.133</text:p>
          </table:table-cell>
          <table:table-cell office:value-type="float" office:value="13.4116" calcext:value-type="float">
            <text:p>13.4116</text:p>
          </table:table-cell>
          <table:table-cell table:formula="of:=SQRT([.B2846]*[.B2846]+[.C2846]*[.C2846])" office:value-type="float" office:value="407.353839681867" calcext:value-type="float">
            <text:p>407.353839681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10 UTC</text:p>
          </table:table-cell>
          <table:table-cell office:value-type="float" office:value="407.214" calcext:value-type="float">
            <text:p>407.214</text:p>
          </table:table-cell>
          <table:table-cell office:value-type="float" office:value="13.5601" calcext:value-type="float">
            <text:p>13.5601</text:p>
          </table:table-cell>
          <table:table-cell table:formula="of:=SQRT([.B2847]*[.B2847]+[.C2847]*[.C2847])" office:value-type="float" office:value="407.43971101012" calcext:value-type="float">
            <text:p>407.4397110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15 UTC</text:p>
          </table:table-cell>
          <table:table-cell office:value-type="float" office:value="407.294" calcext:value-type="float">
            <text:p>407.294</text:p>
          </table:table-cell>
          <table:table-cell office:value-type="float" office:value="13.7085" calcext:value-type="float">
            <text:p>13.7085</text:p>
          </table:table-cell>
          <table:table-cell table:formula="of:=SQRT([.B2848]*[.B2848]+[.C2848]*[.C2848])" office:value-type="float" office:value="407.524631658321" calcext:value-type="float">
            <text:p>407.524631658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20 UTC</text:p>
          </table:table-cell>
          <table:table-cell office:value-type="float" office:value="407.374" calcext:value-type="float">
            <text:p>407.374</text:p>
          </table:table-cell>
          <table:table-cell office:value-type="float" office:value="13.8568" calcext:value-type="float">
            <text:p>13.8568</text:p>
          </table:table-cell>
          <table:table-cell table:formula="of:=SQRT([.B2849]*[.B2849]+[.C2849]*[.C2849])" office:value-type="float" office:value="407.609600944629" calcext:value-type="float">
            <text:p>407.609600944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25 UTC</text:p>
          </table:table-cell>
          <table:table-cell office:value-type="float" office:value="407.454" calcext:value-type="float">
            <text:p>407.454</text:p>
          </table:table-cell>
          <table:table-cell office:value-type="float" office:value="14.0051" calcext:value-type="float">
            <text:p>14.0051</text:p>
          </table:table-cell>
          <table:table-cell table:formula="of:=SQRT([.B2850]*[.B2850]+[.C2850]*[.C2850])" office:value-type="float" office:value="407.694622164691" calcext:value-type="float">
            <text:p>407.694622164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30 UTC</text:p>
          </table:table-cell>
          <table:table-cell office:value-type="float" office:value="407.533" calcext:value-type="float">
            <text:p>407.533</text:p>
          </table:table-cell>
          <table:table-cell office:value-type="float" office:value="14.1532" calcext:value-type="float">
            <text:p>14.1532</text:p>
          </table:table-cell>
          <table:table-cell table:formula="of:=SQRT([.B2851]*[.B2851]+[.C2851]*[.C2851])" office:value-type="float" office:value="407.778688946885" calcext:value-type="float">
            <text:p>407.778688946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35 UTC</text:p>
          </table:table-cell>
          <table:table-cell office:value-type="float" office:value="407.613" calcext:value-type="float">
            <text:p>407.613</text:p>
          </table:table-cell>
          <table:table-cell office:value-type="float" office:value="14.3013" calcext:value-type="float">
            <text:p>14.3013</text:p>
          </table:table-cell>
          <table:table-cell table:formula="of:=SQRT([.B2852]*[.B2852]+[.C2852]*[.C2852])" office:value-type="float" office:value="407.863806865343" calcext:value-type="float">
            <text:p>407.863806865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40 UTC</text:p>
          </table:table-cell>
          <table:table-cell office:value-type="float" office:value="407.692" calcext:value-type="float">
            <text:p>407.692</text:p>
          </table:table-cell>
          <table:table-cell office:value-type="float" office:value="14.4493" calcext:value-type="float">
            <text:p>14.4493</text:p>
          </table:table-cell>
          <table:table-cell table:formula="of:=SQRT([.B2853]*[.B2853]+[.C2853]*[.C2853])" office:value-type="float" office:value="407.947973563407" calcext:value-type="float">
            <text:p>407.947973563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45 UTC</text:p>
          </table:table-cell>
          <table:table-cell office:value-type="float" office:value="407.771" calcext:value-type="float">
            <text:p>407.771</text:p>
          </table:table-cell>
          <table:table-cell office:value-type="float" office:value="14.5972" calcext:value-type="float">
            <text:p>14.5972</text:p>
          </table:table-cell>
          <table:table-cell table:formula="of:=SQRT([.B2854]*[.B2854]+[.C2854]*[.C2854])" office:value-type="float" office:value="408.032188299943" calcext:value-type="float">
            <text:p>408.032188299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50 UTC</text:p>
          </table:table-cell>
          <table:table-cell office:value-type="float" office:value="407.85" calcext:value-type="float">
            <text:p>407.85</text:p>
          </table:table-cell>
          <table:table-cell office:value-type="float" office:value="14.745" calcext:value-type="float">
            <text:p>14.745</text:p>
          </table:table-cell>
          <table:table-cell table:formula="of:=SQRT([.B2855]*[.B2855]+[.C2855]*[.C2855])" office:value-type="float" office:value="408.116450936494" calcext:value-type="float">
            <text:p>408.116450936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7:55 UTC</text:p>
          </table:table-cell>
          <table:table-cell office:value-type="float" office:value="407.928" calcext:value-type="float">
            <text:p>407.928</text:p>
          </table:table-cell>
          <table:table-cell office:value-type="float" office:value="14.8927" calcext:value-type="float">
            <text:p>14.8927</text:p>
          </table:table-cell>
          <table:table-cell table:formula="of:=SQRT([.B2856]*[.B2856]+[.C2856]*[.C2856])" office:value-type="float" office:value="408.199762000531" calcext:value-type="float">
            <text:p>408.199762000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57]*[.B2857]+[.C2857]*[.C28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58]*[.B2858]+[.C2858]*[.C28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59]*[.B2859]+[.C2859]*[.C28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0]*[.B2860]+[.C2860]*[.C28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1]*[.B2861]+[.C2861]*[.C28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2]*[.B2862]+[.C2862]*[.C28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3]*[.B2863]+[.C2863]*[.C28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4]*[.B2864]+[.C2864]*[.C28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5]*[.B2865]+[.C2865]*[.C28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6]*[.B2866]+[.C2866]*[.C28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7]*[.B2867]+[.C2867]*[.C28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8]*[.B2868]+[.C2868]*[.C28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69]*[.B2869]+[.C2869]*[.C28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0]*[.B2870]+[.C2870]*[.C28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1]*[.B2871]+[.C2871]*[.C28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2]*[.B2872]+[.C2872]*[.C28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3]*[.B2873]+[.C2873]*[.C28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4]*[.B2874]+[.C2874]*[.C28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5]*[.B2875]+[.C2875]*[.C28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6]*[.B2876]+[.C2876]*[.C28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7]*[.B2877]+[.C2877]*[.C28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8]*[.B2878]+[.C2878]*[.C28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79]*[.B2879]+[.C2879]*[.C28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3:5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80]*[.B2880]+[.C2880]*[.C28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81]*[.B2881]+[.C2881]*[.C28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05 UTC</text:p>
          </table:table-cell>
          <table:table-cell office:value-type="float" office:value="407.951" calcext:value-type="float">
            <text:p>407.951</text:p>
          </table:table-cell>
          <table:table-cell office:value-type="float" office:value="14.9172" calcext:value-type="float">
            <text:p>14.9172</text:p>
          </table:table-cell>
          <table:table-cell table:formula="of:=SQRT([.B2882]*[.B2882]+[.C2882]*[.C2882])" office:value-type="float" office:value="408.223641227257" calcext:value-type="float">
            <text:p>408.223641227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10 UTC</text:p>
          </table:table-cell>
          <table:table-cell office:value-type="float" office:value="408.03" calcext:value-type="float">
            <text:p>408.03</text:p>
          </table:table-cell>
          <table:table-cell office:value-type="float" office:value="15.0663" calcext:value-type="float">
            <text:p>15.0663</text:p>
          </table:table-cell>
          <table:table-cell table:formula="of:=SQRT([.B2883]*[.B2883]+[.C2883]*[.C2883])" office:value-type="float" office:value="408.308062981482" calcext:value-type="float">
            <text:p>408.308062981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15 UTC</text:p>
          </table:table-cell>
          <table:table-cell office:value-type="float" office:value="408.11" calcext:value-type="float">
            <text:p>408.11</text:p>
          </table:table-cell>
          <table:table-cell office:value-type="float" office:value="15.2153" calcext:value-type="float">
            <text:p>15.2153</text:p>
          </table:table-cell>
          <table:table-cell table:formula="of:=SQRT([.B2884]*[.B2884]+[.C2884]*[.C2884])" office:value-type="float" office:value="408.393532581125" calcext:value-type="float">
            <text:p>408.393532581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20 UTC</text:p>
          </table:table-cell>
          <table:table-cell office:value-type="float" office:value="408.189" calcext:value-type="float">
            <text:p>408.189</text:p>
          </table:table-cell>
          <table:table-cell office:value-type="float" office:value="15.3642" calcext:value-type="float">
            <text:p>15.3642</text:p>
          </table:table-cell>
          <table:table-cell table:formula="of:=SQRT([.B2885]*[.B2885]+[.C2885]*[.C2885])" office:value-type="float" office:value="408.478051261803" calcext:value-type="float">
            <text:p>408.478051261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25 UTC</text:p>
          </table:table-cell>
          <table:table-cell office:value-type="float" office:value="408.268" calcext:value-type="float">
            <text:p>408.268</text:p>
          </table:table-cell>
          <table:table-cell office:value-type="float" office:value="15.5131" calcext:value-type="float">
            <text:p>15.5131</text:p>
          </table:table-cell>
          <table:table-cell table:formula="of:=SQRT([.B2886]*[.B2886]+[.C2886]*[.C2886])" office:value-type="float" office:value="408.562622000116" calcext:value-type="float">
            <text:p>408.562622000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30 UTC</text:p>
          </table:table-cell>
          <table:table-cell office:value-type="float" office:value="408.347" calcext:value-type="float">
            <text:p>408.347</text:p>
          </table:table-cell>
          <table:table-cell office:value-type="float" office:value="15.662" calcext:value-type="float">
            <text:p>15.662</text:p>
          </table:table-cell>
          <table:table-cell table:formula="of:=SQRT([.B2887]*[.B2887]+[.C2887]*[.C2887])" office:value-type="float" office:value="408.647244763745" calcext:value-type="float">
            <text:p>408.647244763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35 UTC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.8108" calcext:value-type="float">
            <text:p>15.8108</text:p>
          </table:table-cell>
          <table:table-cell table:formula="of:=SQRT([.B2888]*[.B2888]+[.C2888]*[.C2888])" office:value-type="float" office:value="408.730916400558" calcext:value-type="float">
            <text:p>408.730916400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40 UTC</text:p>
          </table:table-cell>
          <table:table-cell office:value-type="float" office:value="408.504" calcext:value-type="float">
            <text:p>408.504</text:p>
          </table:table-cell>
          <table:table-cell office:value-type="float" office:value="15.9595" calcext:value-type="float">
            <text:p>15.9595</text:p>
          </table:table-cell>
          <table:table-cell table:formula="of:=SQRT([.B2889]*[.B2889]+[.C2889]*[.C2889])" office:value-type="float" office:value="408.81563528839" calcext:value-type="float">
            <text:p>408.81563528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45 UTC</text:p>
          </table:table-cell>
          <table:table-cell office:value-type="float" office:value="408.582" calcext:value-type="float">
            <text:p>408.582</text:p>
          </table:table-cell>
          <table:table-cell office:value-type="float" office:value="16.1082" calcext:value-type="float">
            <text:p>16.1082</text:p>
          </table:table-cell>
          <table:table-cell table:formula="of:=SQRT([.B2890]*[.B2890]+[.C2890]*[.C2890])" office:value-type="float" office:value="408.899406738675" calcext:value-type="float">
            <text:p>408.899406738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50 UTC</text:p>
          </table:table-cell>
          <table:table-cell office:value-type="float" office:value="408.66" calcext:value-type="float">
            <text:p>408.66</text:p>
          </table:table-cell>
          <table:table-cell office:value-type="float" office:value="16.2569" calcext:value-type="float">
            <text:p>16.2569</text:p>
          </table:table-cell>
          <table:table-cell table:formula="of:=SQRT([.B2891]*[.B2891]+[.C2891]*[.C2891])" office:value-type="float" office:value="408.98322997112" calcext:value-type="float">
            <text:p>408.98322997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0:55 UTC</text:p>
          </table:table-cell>
          <table:table-cell office:value-type="float" office:value="408.738" calcext:value-type="float">
            <text:p>408.738</text:p>
          </table:table-cell>
          <table:table-cell office:value-type="float" office:value="16.4055" calcext:value-type="float">
            <text:p>16.4055</text:p>
          </table:table-cell>
          <table:table-cell table:formula="of:=SQRT([.B2892]*[.B2892]+[.C2892]*[.C2892])" office:value-type="float" office:value="409.067100943415" calcext:value-type="float">
            <text:p>409.067100943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3]*[.B2893]+[.C2893]*[.C28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4]*[.B2894]+[.C2894]*[.C28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5]*[.B2895]+[.C2895]*[.C28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6]*[.B2896]+[.C2896]*[.C28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7]*[.B2897]+[.C2897]*[.C28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8]*[.B2898]+[.C2898]*[.C28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899]*[.B2899]+[.C2899]*[.C28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0]*[.B2900]+[.C2900]*[.C29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1]*[.B2901]+[.C2901]*[.C29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2]*[.B2902]+[.C2902]*[.C29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3]*[.B2903]+[.C2903]*[.C29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4]*[.B2904]+[.C2904]*[.C29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5]*[.B2905]+[.C2905]*[.C29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6]*[.B2906]+[.C2906]*[.C29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7]*[.B2907]+[.C2907]*[.C29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8]*[.B2908]+[.C2908]*[.C29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09]*[.B2909]+[.C2909]*[.C29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0]*[.B2910]+[.C2910]*[.C29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1]*[.B2911]+[.C2911]*[.C29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2]*[.B2912]+[.C2912]*[.C29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3]*[.B2913]+[.C2913]*[.C29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4]*[.B2914]+[.C2914]*[.C29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5]*[.B2915]+[.C2915]*[.C29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6]*[.B2916]+[.C2916]*[.C29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17]*[.B2917]+[.C2917]*[.C29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05 UTC</text:p>
          </table:table-cell>
          <table:table-cell office:value-type="float" office:value="408.761" calcext:value-type="float">
            <text:p>408.761</text:p>
          </table:table-cell>
          <table:table-cell office:value-type="float" office:value="16.4271" calcext:value-type="float">
            <text:p>16.4271</text:p>
          </table:table-cell>
          <table:table-cell table:formula="of:=SQRT([.B2918]*[.B2918]+[.C2918]*[.C2918])" office:value-type="float" office:value="409.090949222065" calcext:value-type="float">
            <text:p>409.090949222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10 UTC</text:p>
          </table:table-cell>
          <table:table-cell office:value-type="float" office:value="408.84" calcext:value-type="float">
            <text:p>408.84</text:p>
          </table:table-cell>
          <table:table-cell office:value-type="float" office:value="16.5763" calcext:value-type="float">
            <text:p>16.5763</text:p>
          </table:table-cell>
          <table:table-cell table:formula="of:=SQRT([.B2919]*[.B2919]+[.C2919]*[.C2919])" office:value-type="float" office:value="409.175902664966" calcext:value-type="float">
            <text:p>409.175902664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15 UTC</text:p>
          </table:table-cell>
          <table:table-cell office:value-type="float" office:value="408.918" calcext:value-type="float">
            <text:p>408.918</text:p>
          </table:table-cell>
          <table:table-cell office:value-type="float" office:value="16.7255" calcext:value-type="float">
            <text:p>16.7255</text:p>
          </table:table-cell>
          <table:table-cell table:formula="of:=SQRT([.B2920]*[.B2920]+[.C2920]*[.C2920])" office:value-type="float" office:value="409.259908950596" calcext:value-type="float">
            <text:p>409.259908950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20 UTC</text:p>
          </table:table-cell>
          <table:table-cell office:value-type="float" office:value="408.996" calcext:value-type="float">
            <text:p>408.996</text:p>
          </table:table-cell>
          <table:table-cell office:value-type="float" office:value="16.8746" calcext:value-type="float">
            <text:p>16.8746</text:p>
          </table:table-cell>
          <table:table-cell table:formula="of:=SQRT([.B2921]*[.B2921]+[.C2921]*[.C2921])" office:value-type="float" office:value="409.343963118012" calcext:value-type="float">
            <text:p>409.343963118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25 UTC</text:p>
          </table:table-cell>
          <table:table-cell office:value-type="float" office:value="409.074" calcext:value-type="float">
            <text:p>409.074</text:p>
          </table:table-cell>
          <table:table-cell office:value-type="float" office:value="17.0237" calcext:value-type="float">
            <text:p>17.0237</text:p>
          </table:table-cell>
          <table:table-cell table:formula="of:=SQRT([.B2922]*[.B2922]+[.C2922]*[.C2922])" office:value-type="float" office:value="409.428069186383" calcext:value-type="float">
            <text:p>409.428069186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30 UTC</text:p>
          </table:table-cell>
          <table:table-cell office:value-type="float" office:value="409.152" calcext:value-type="float">
            <text:p>409.152</text:p>
          </table:table-cell>
          <table:table-cell office:value-type="float" office:value="17.1728" calcext:value-type="float">
            <text:p>17.1728</text:p>
          </table:table-cell>
          <table:table-cell table:formula="of:=SQRT([.B2923]*[.B2923]+[.C2923]*[.C2923])" office:value-type="float" office:value="409.512227123733" calcext:value-type="float">
            <text:p>409.512227123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35 UTC</text:p>
          </table:table-cell>
          <table:table-cell office:value-type="float" office:value="409.229" calcext:value-type="float">
            <text:p>409.229</text:p>
          </table:table-cell>
          <table:table-cell office:value-type="float" office:value="17.3218" calcext:value-type="float">
            <text:p>17.3218</text:p>
          </table:table-cell>
          <table:table-cell table:formula="of:=SQRT([.B2924]*[.B2924]+[.C2924]*[.C2924])" office:value-type="float" office:value="409.595433563706" calcext:value-type="float">
            <text:p>409.595433563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40 UTC</text:p>
          </table:table-cell>
          <table:table-cell office:value-type="float" office:value="409.306" calcext:value-type="float">
            <text:p>409.306</text:p>
          </table:table-cell>
          <table:table-cell office:value-type="float" office:value="17.4707" calcext:value-type="float">
            <text:p>17.4707</text:p>
          </table:table-cell>
          <table:table-cell table:formula="of:=SQRT([.B2925]*[.B2925]+[.C2925]*[.C2925])" office:value-type="float" office:value="409.678687503377" calcext:value-type="float">
            <text:p>409.678687503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45 UTC</text:p>
          </table:table-cell>
          <table:table-cell office:value-type="float" office:value="409.384" calcext:value-type="float">
            <text:p>409.384</text:p>
          </table:table-cell>
          <table:table-cell office:value-type="float" office:value="17.6196" calcext:value-type="float">
            <text:p>17.6196</text:p>
          </table:table-cell>
          <table:table-cell table:formula="of:=SQRT([.B2926]*[.B2926]+[.C2926]*[.C2926])" office:value-type="float" office:value="409.762992179821" calcext:value-type="float">
            <text:p>409.762992179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50 UTC</text:p>
          </table:table-cell>
          <table:table-cell office:value-type="float" office:value="409.461" calcext:value-type="float">
            <text:p>409.461</text:p>
          </table:table-cell>
          <table:table-cell office:value-type="float" office:value="17.7685" calcext:value-type="float">
            <text:p>17.7685</text:p>
          </table:table-cell>
          <table:table-cell table:formula="of:=SQRT([.B2927]*[.B2927]+[.C2927]*[.C2927])" office:value-type="float" office:value="409.846349396027" calcext:value-type="float">
            <text:p>409.846349396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3:55 UTC</text:p>
          </table:table-cell>
          <table:table-cell office:value-type="float" office:value="409.537" calcext:value-type="float">
            <text:p>409.537</text:p>
          </table:table-cell>
          <table:table-cell office:value-type="float" office:value="17.9174" calcext:value-type="float">
            <text:p>17.9174</text:p>
          </table:table-cell>
          <table:table-cell table:formula="of:=SQRT([.B2928]*[.B2928]+[.C2928]*[.C2928])" office:value-type="float" office:value="409.928759166468" calcext:value-type="float">
            <text:p>409.928759166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29]*[.B2929]+[.C2929]*[.C29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0]*[.B2930]+[.C2930]*[.C29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1]*[.B2931]+[.C2931]*[.C29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2]*[.B2932]+[.C2932]*[.C29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3]*[.B2933]+[.C2933]*[.C29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4]*[.B2934]+[.C2934]*[.C29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5]*[.B2935]+[.C2935]*[.C29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6]*[.B2936]+[.C2936]*[.C29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7]*[.B2937]+[.C2937]*[.C29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8]*[.B2938]+[.C2938]*[.C29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39]*[.B2939]+[.C2939]*[.C29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0]*[.B2940]+[.C2940]*[.C29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1]*[.B2941]+[.C2941]*[.C29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2]*[.B2942]+[.C2942]*[.C29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3]*[.B2943]+[.C2943]*[.C29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4]*[.B2944]+[.C2944]*[.C29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5]*[.B2945]+[.C2945]*[.C29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6]*[.B2946]+[.C2946]*[.C29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7]*[.B2947]+[.C2947]*[.C29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8]*[.B2948]+[.C2948]*[.C29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49]*[.B2949]+[.C2949]*[.C29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50]*[.B2950]+[.C2950]*[.C29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51]*[.B2951]+[.C2951]*[.C29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52]*[.B2952]+[.C2952]*[.C29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53]*[.B2953]+[.C2953]*[.C29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05 UTC</text:p>
          </table:table-cell>
          <table:table-cell office:value-type="float" office:value="405.69" calcext:value-type="float">
            <text:p>405.69</text:p>
          </table:table-cell>
          <table:table-cell office:value-type="float" office:value="12.2902" calcext:value-type="float">
            <text:p>12.2902</text:p>
          </table:table-cell>
          <table:table-cell table:formula="of:=SQRT([.B2954]*[.B2954]+[.C2954]*[.C2954])" office:value-type="float" office:value="405.876120406264" calcext:value-type="float">
            <text:p>405.876120406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10 UTC</text:p>
          </table:table-cell>
          <table:table-cell office:value-type="float" office:value="405.695" calcext:value-type="float">
            <text:p>405.695</text:p>
          </table:table-cell>
          <table:table-cell office:value-type="float" office:value="12.3363" calcext:value-type="float">
            <text:p>12.3363</text:p>
          </table:table-cell>
          <table:table-cell table:formula="of:=SQRT([.B2955]*[.B2955]+[.C2955]*[.C2955])" office:value-type="float" office:value="405.882516650681" calcext:value-type="float">
            <text:p>405.882516650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15 UTC</text:p>
          </table:table-cell>
          <table:table-cell office:value-type="float" office:value="405.7" calcext:value-type="float">
            <text:p>405.7</text:p>
          </table:table-cell>
          <table:table-cell office:value-type="float" office:value="12.3823" calcext:value-type="float">
            <text:p>12.3823</text:p>
          </table:table-cell>
          <table:table-cell table:formula="of:=SQRT([.B2956]*[.B2956]+[.C2956]*[.C2956])" office:value-type="float" office:value="405.88891504116" calcext:value-type="float">
            <text:p>405.88891504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20 UTC</text:p>
          </table:table-cell>
          <table:table-cell office:value-type="float" office:value="405.704" calcext:value-type="float">
            <text:p>405.704</text:p>
          </table:table-cell>
          <table:table-cell office:value-type="float" office:value="12.4283" calcext:value-type="float">
            <text:p>12.4283</text:p>
          </table:table-cell>
          <table:table-cell table:formula="of:=SQRT([.B2957]*[.B2957]+[.C2957]*[.C2957])" office:value-type="float" office:value="405.894319074424" calcext:value-type="float">
            <text:p>405.894319074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25 UTC</text:p>
          </table:table-cell>
          <table:table-cell office:value-type="float" office:value="405.709" calcext:value-type="float">
            <text:p>405.709</text:p>
          </table:table-cell>
          <table:table-cell office:value-type="float" office:value="12.4743" calcext:value-type="float">
            <text:p>12.4743</text:p>
          </table:table-cell>
          <table:table-cell table:formula="of:=SQRT([.B2958]*[.B2958]+[.C2958]*[.C2958])" office:value-type="float" office:value="405.900727815916" calcext:value-type="float">
            <text:p>405.900727815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30 UTC</text:p>
          </table:table-cell>
          <table:table-cell office:value-type="float" office:value="405.714" calcext:value-type="float">
            <text:p>405.714</text:p>
          </table:table-cell>
          <table:table-cell office:value-type="float" office:value="12.5202" calcext:value-type="float">
            <text:p>12.5202</text:p>
          </table:table-cell>
          <table:table-cell table:formula="of:=SQRT([.B2959]*[.B2959]+[.C2959]*[.C2959])" office:value-type="float" office:value="405.907138646317" calcext:value-type="float">
            <text:p>405.907138646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35 UTC</text:p>
          </table:table-cell>
          <table:table-cell office:value-type="float" office:value="405.718" calcext:value-type="float">
            <text:p>405.718</text:p>
          </table:table-cell>
          <table:table-cell office:value-type="float" office:value="12.5661" calcext:value-type="float">
            <text:p>12.5661</text:p>
          </table:table-cell>
          <table:table-cell table:formula="of:=SQRT([.B2960]*[.B2960]+[.C2960]*[.C2960])" office:value-type="float" office:value="405.912555106651" calcext:value-type="float">
            <text:p>405.912555106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40 UTC</text:p>
          </table:table-cell>
          <table:table-cell office:value-type="float" office:value="405.723" calcext:value-type="float">
            <text:p>405.723</text:p>
          </table:table-cell>
          <table:table-cell office:value-type="float" office:value="12.612" calcext:value-type="float">
            <text:p>12.612</text:p>
          </table:table-cell>
          <table:table-cell table:formula="of:=SQRT([.B2961]*[.B2961]+[.C2961]*[.C2961])" office:value-type="float" office:value="405.918976241565" calcext:value-type="float">
            <text:p>405.918976241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45 UTC</text:p>
          </table:table-cell>
          <table:table-cell office:value-type="float" office:value="405.728" calcext:value-type="float">
            <text:p>405.728</text:p>
          </table:table-cell>
          <table:table-cell office:value-type="float" office:value="12.6579" calcext:value-type="float">
            <text:p>12.6579</text:p>
          </table:table-cell>
          <table:table-cell table:formula="of:=SQRT([.B2962]*[.B2962]+[.C2962]*[.C2962])" office:value-type="float" office:value="405.925402526634" calcext:value-type="float">
            <text:p>405.925402526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50 UTC</text:p>
          </table:table-cell>
          <table:table-cell office:value-type="float" office:value="405.732" calcext:value-type="float">
            <text:p>405.732</text:p>
          </table:table-cell>
          <table:table-cell office:value-type="float" office:value="12.7037" calcext:value-type="float">
            <text:p>12.7037</text:p>
          </table:table-cell>
          <table:table-cell table:formula="of:=SQRT([.B2963]*[.B2963]+[.C2963]*[.C2963])" office:value-type="float" office:value="405.930831321902" calcext:value-type="float">
            <text:p>405.93083132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6:55 UTC</text:p>
          </table:table-cell>
          <table:table-cell office:value-type="float" office:value="405.737" calcext:value-type="float">
            <text:p>405.737</text:p>
          </table:table-cell>
          <table:table-cell office:value-type="float" office:value="12.7495" calcext:value-type="float">
            <text:p>12.7495</text:p>
          </table:table-cell>
          <table:table-cell table:formula="of:=SQRT([.B2964]*[.B2964]+[.C2964]*[.C2964])" office:value-type="float" office:value="405.937264758054" calcext:value-type="float">
            <text:p>405.937264758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65]*[.B2965]+[.C2965]*[.C29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66]*[.B2966]+[.C2966]*[.C29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67]*[.B2967]+[.C2967]*[.C29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68]*[.B2968]+[.C2968]*[.C29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69]*[.B2969]+[.C2969]*[.C29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0]*[.B2970]+[.C2970]*[.C29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1]*[.B2971]+[.C2971]*[.C29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2]*[.B2972]+[.C2972]*[.C29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3]*[.B2973]+[.C2973]*[.C29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4]*[.B2974]+[.C2974]*[.C29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5]*[.B2975]+[.C2975]*[.C29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6]*[.B2976]+[.C2976]*[.C29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7]*[.B2977]+[.C2977]*[.C29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8]*[.B2978]+[.C2978]*[.C29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79]*[.B2979]+[.C2979]*[.C29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0]*[.B2980]+[.C2980]*[.C29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1]*[.B2981]+[.C2981]*[.C29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2]*[.B2982]+[.C2982]*[.C29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3]*[.B2983]+[.C2983]*[.C29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4]*[.B2984]+[.C2984]*[.C29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5]*[.B2985]+[.C2985]*[.C29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6]*[.B2986]+[.C2986]*[.C29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7]*[.B2987]+[.C2987]*[.C29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8]*[.B2988]+[.C2988]*[.C29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2989]*[.B2989]+[.C2989]*[.C29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05 UTC</text:p>
          </table:table-cell>
          <table:table-cell office:value-type="float" office:value="405.591" calcext:value-type="float">
            <text:p>405.591</text:p>
          </table:table-cell>
          <table:table-cell office:value-type="float" office:value="11.3647" calcext:value-type="float">
            <text:p>11.3647</text:p>
          </table:table-cell>
          <table:table-cell table:formula="of:=SQRT([.B2990]*[.B2990]+[.C2990]*[.C2990])" office:value-type="float" office:value="405.750188770246" calcext:value-type="float">
            <text:p>405.750188770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10 UTC</text:p>
          </table:table-cell>
          <table:table-cell office:value-type="float" office:value="405.596" calcext:value-type="float">
            <text:p>405.596</text:p>
          </table:table-cell>
          <table:table-cell office:value-type="float" office:value="11.411" calcext:value-type="float">
            <text:p>11.411</text:p>
          </table:table-cell>
          <table:table-cell table:formula="of:=SQRT([.B2991]*[.B2991]+[.C2991]*[.C2991])" office:value-type="float" office:value="405.756486253763" calcext:value-type="float">
            <text:p>405.756486253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15 UTC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11.4574" calcext:value-type="float">
            <text:p>11.4574</text:p>
          </table:table-cell>
          <table:table-cell table:formula="of:=SQRT([.B2992]*[.B2992]+[.C2992]*[.C2992])" office:value-type="float" office:value="405.762791807923" calcext:value-type="float">
            <text:p>405.762791807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20 UTC</text:p>
          </table:table-cell>
          <table:table-cell office:value-type="float" office:value="405.606" calcext:value-type="float">
            <text:p>405.606</text:p>
          </table:table-cell>
          <table:table-cell office:value-type="float" office:value="11.5036" calcext:value-type="float">
            <text:p>11.5036</text:p>
          </table:table-cell>
          <table:table-cell table:formula="of:=SQRT([.B2993]*[.B2993]+[.C2993]*[.C2993])" office:value-type="float" office:value="405.769096961511" calcext:value-type="float">
            <text:p>405.769096961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25 UTC</text:p>
          </table:table-cell>
          <table:table-cell office:value-type="float" office:value="405.612" calcext:value-type="float">
            <text:p>405.612</text:p>
          </table:table-cell>
          <table:table-cell office:value-type="float" office:value="11.5498" calcext:value-type="float">
            <text:p>11.5498</text:p>
          </table:table-cell>
          <table:table-cell table:formula="of:=SQRT([.B2994]*[.B2994]+[.C2994]*[.C2994])" office:value-type="float" office:value="405.77640693372" calcext:value-type="float">
            <text:p>405.77640693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30 UTC</text:p>
          </table:table-cell>
          <table:table-cell office:value-type="float" office:value="405.617" calcext:value-type="float">
            <text:p>405.617</text:p>
          </table:table-cell>
          <table:table-cell office:value-type="float" office:value="11.596" calcext:value-type="float">
            <text:p>11.596</text:p>
          </table:table-cell>
          <table:table-cell table:formula="of:=SQRT([.B2995]*[.B2995]+[.C2995]*[.C2995])" office:value-type="float" office:value="405.782722531406" calcext:value-type="float">
            <text:p>405.782722531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35 UTC</text:p>
          </table:table-cell>
          <table:table-cell office:value-type="float" office:value="405.622" calcext:value-type="float">
            <text:p>405.622</text:p>
          </table:table-cell>
          <table:table-cell office:value-type="float" office:value="11.642" calcext:value-type="float">
            <text:p>11.642</text:p>
          </table:table-cell>
          <table:table-cell table:formula="of:=SQRT([.B2996]*[.B2996]+[.C2996]*[.C2996])" office:value-type="float" office:value="405.789037614374" calcext:value-type="float">
            <text:p>405.789037614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40 UTC</text:p>
          </table:table-cell>
          <table:table-cell office:value-type="float" office:value="405.627" calcext:value-type="float">
            <text:p>405.627</text:p>
          </table:table-cell>
          <table:table-cell office:value-type="float" office:value="11.6881" calcext:value-type="float">
            <text:p>11.6881</text:p>
          </table:table-cell>
          <table:table-cell table:formula="of:=SQRT([.B2997]*[.B2997]+[.C2997]*[.C2997])" office:value-type="float" office:value="405.795360755406" calcext:value-type="float">
            <text:p>405.795360755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45 UTC</text:p>
          </table:table-cell>
          <table:table-cell office:value-type="float" office:value="405.632" calcext:value-type="float">
            <text:p>405.632</text:p>
          </table:table-cell>
          <table:table-cell office:value-type="float" office:value="11.734" calcext:value-type="float">
            <text:p>11.734</text:p>
          </table:table-cell>
          <table:table-cell table:formula="of:=SQRT([.B2998]*[.B2998]+[.C2998]*[.C2998])" office:value-type="float" office:value="405.801683313414" calcext:value-type="float">
            <text:p>405.801683313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50 UTC</text:p>
          </table:table-cell>
          <table:table-cell office:value-type="float" office:value="405.637" calcext:value-type="float">
            <text:p>405.637</text:p>
          </table:table-cell>
          <table:table-cell office:value-type="float" office:value="11.7799" calcext:value-type="float">
            <text:p>11.7799</text:p>
          </table:table-cell>
          <table:table-cell table:formula="of:=SQRT([.B2999]*[.B2999]+[.C2999]*[.C2999])" office:value-type="float" office:value="405.808011026163" calcext:value-type="float">
            <text:p>405.808011026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09:55 UTC</text:p>
          </table:table-cell>
          <table:table-cell office:value-type="float" office:value="405.642" calcext:value-type="float">
            <text:p>405.642</text:p>
          </table:table-cell>
          <table:table-cell office:value-type="float" office:value="11.8257" calcext:value-type="float">
            <text:p>11.8257</text:p>
          </table:table-cell>
          <table:table-cell table:formula="of:=SQRT([.B3000]*[.B3000]+[.C3000]*[.C3000])" office:value-type="float" office:value="405.814340979333" calcext:value-type="float">
            <text:p>405.814340979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1]*[.B3001]+[.C3001]*[.C30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2]*[.B3002]+[.C3002]*[.C30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3]*[.B3003]+[.C3003]*[.C30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4]*[.B3004]+[.C3004]*[.C30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5]*[.B3005]+[.C3005]*[.C30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6]*[.B3006]+[.C3006]*[.C30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7]*[.B3007]+[.C3007]*[.C30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8]*[.B3008]+[.C3008]*[.C30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09]*[.B3009]+[.C3009]*[.C30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0]*[.B3010]+[.C3010]*[.C30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1]*[.B3011]+[.C3011]*[.C30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2]*[.B3012]+[.C3012]*[.C30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3]*[.B3013]+[.C3013]*[.C30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4]*[.B3014]+[.C3014]*[.C30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5]*[.B3015]+[.C3015]*[.C30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6]*[.B3016]+[.C3016]*[.C30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7]*[.B3017]+[.C3017]*[.C30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8]*[.B3018]+[.C3018]*[.C30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19]*[.B3019]+[.C3019]*[.C30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0]*[.B3020]+[.C3020]*[.C30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1]*[.B3021]+[.C3021]*[.C30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2]*[.B3022]+[.C3022]*[.C30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3]*[.B3023]+[.C3023]*[.C30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4]*[.B3024]+[.C3024]*[.C30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25]*[.B3025]+[.C3025]*[.C30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05 UTC</text:p>
          </table:table-cell>
          <table:table-cell office:value-type="float" office:value="405.745" calcext:value-type="float">
            <text:p>405.745</text:p>
          </table:table-cell>
          <table:table-cell office:value-type="float" office:value="12.7626" calcext:value-type="float">
            <text:p>12.7626</text:p>
          </table:table-cell>
          <table:table-cell table:formula="of:=SQRT([.B3026]*[.B3026]+[.C3026]*[.C3026])" office:value-type="float" office:value="405.945672453544" calcext:value-type="float">
            <text:p>405.945672453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10 UTC</text:p>
          </table:table-cell>
          <table:table-cell office:value-type="float" office:value="405.75" calcext:value-type="float">
            <text:p>405.75</text:p>
          </table:table-cell>
          <table:table-cell office:value-type="float" office:value="12.8085" calcext:value-type="float">
            <text:p>12.8085</text:p>
          </table:table-cell>
          <table:table-cell table:formula="of:=SQRT([.B3027]*[.B3027]+[.C3027]*[.C3027])" office:value-type="float" office:value="405.952115614945" calcext:value-type="float">
            <text:p>405.952115614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15 UTC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12.8543" calcext:value-type="float">
            <text:p>12.8543</text:p>
          </table:table-cell>
          <table:table-cell table:formula="of:=SQRT([.B3028]*[.B3028]+[.C3028]*[.C3028])" office:value-type="float" office:value="405.957561260398" calcext:value-type="float">
            <text:p>405.957561260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20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9001" calcext:value-type="float">
            <text:p>12.9001</text:p>
          </table:table-cell>
          <table:table-cell table:formula="of:=SQRT([.B3029]*[.B3029]+[.C3029]*[.C3029])" office:value-type="float" office:value="405.964011534286" calcext:value-type="float">
            <text:p>405.964011534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25 UTC</text:p>
          </table:table-cell>
          <table:table-cell office:value-type="float" office:value="405.763" calcext:value-type="float">
            <text:p>405.763</text:p>
          </table:table-cell>
          <table:table-cell office:value-type="float" office:value="12.9459" calcext:value-type="float">
            <text:p>12.9459</text:p>
          </table:table-cell>
          <table:table-cell table:formula="of:=SQRT([.B3030]*[.B3030]+[.C3030]*[.C3030])" office:value-type="float" office:value="405.969467442824" calcext:value-type="float">
            <text:p>405.969467442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30 UTC</text:p>
          </table:table-cell>
          <table:table-cell office:value-type="float" office:value="405.768" calcext:value-type="float">
            <text:p>405.768</text:p>
          </table:table-cell>
          <table:table-cell office:value-type="float" office:value="12.9916" calcext:value-type="float">
            <text:p>12.9916</text:p>
          </table:table-cell>
          <table:table-cell table:formula="of:=SQRT([.B3031]*[.B3031]+[.C3031]*[.C3031])" office:value-type="float" office:value="405.975924772098" calcext:value-type="float">
            <text:p>405.975924772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35 UTC</text:p>
          </table:table-cell>
          <table:table-cell office:value-type="float" office:value="405.772" calcext:value-type="float">
            <text:p>405.772</text:p>
          </table:table-cell>
          <table:table-cell office:value-type="float" office:value="13.0373" calcext:value-type="float">
            <text:p>13.0373</text:p>
          </table:table-cell>
          <table:table-cell table:formula="of:=SQRT([.B3032]*[.B3032]+[.C3032]*[.C3032])" office:value-type="float" office:value="405.981387720287" calcext:value-type="float">
            <text:p>405.981387720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40 UTC</text:p>
          </table:table-cell>
          <table:table-cell office:value-type="float" office:value="405.777" calcext:value-type="float">
            <text:p>405.777</text:p>
          </table:table-cell>
          <table:table-cell office:value-type="float" office:value="13.0829" calcext:value-type="float">
            <text:p>13.0829</text:p>
          </table:table-cell>
          <table:table-cell table:formula="of:=SQRT([.B3033]*[.B3033]+[.C3033]*[.C3033])" office:value-type="float" office:value="405.987852036745" calcext:value-type="float">
            <text:p>405.987852036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45 UTC</text:p>
          </table:table-cell>
          <table:table-cell office:value-type="float" office:value="405.781" calcext:value-type="float">
            <text:p>405.781</text:p>
          </table:table-cell>
          <table:table-cell office:value-type="float" office:value="13.1286" calcext:value-type="float">
            <text:p>13.1286</text:p>
          </table:table-cell>
          <table:table-cell table:formula="of:=SQRT([.B3034]*[.B3034]+[.C3034]*[.C3034])" office:value-type="float" office:value="405.993325190156" calcext:value-type="float">
            <text:p>405.99332519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50 UTC</text:p>
          </table:table-cell>
          <table:table-cell office:value-type="float" office:value="405.785" calcext:value-type="float">
            <text:p>405.785</text:p>
          </table:table-cell>
          <table:table-cell office:value-type="float" office:value="13.1741" calcext:value-type="float">
            <text:p>13.1741</text:p>
          </table:table-cell>
          <table:table-cell table:formula="of:=SQRT([.B3035]*[.B3035]+[.C3035]*[.C3035])" office:value-type="float" office:value="405.998796963501" calcext:value-type="float">
            <text:p>405.998796963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2:55 UTC</text:p>
          </table:table-cell>
          <table:table-cell office:value-type="float" office:value="405.79" calcext:value-type="float">
            <text:p>405.79</text:p>
          </table:table-cell>
          <table:table-cell office:value-type="float" office:value="13.2197" calcext:value-type="float">
            <text:p>13.2197</text:p>
          </table:table-cell>
          <table:table-cell table:formula="of:=SQRT([.B3036]*[.B3036]+[.C3036]*[.C3036])" office:value-type="float" office:value="406.005276527399" calcext:value-type="float">
            <text:p>406.005276527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37]*[.B3037]+[.C3037]*[.C30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38]*[.B3038]+[.C3038]*[.C30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39]*[.B3039]+[.C3039]*[.C30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0]*[.B3040]+[.C3040]*[.C30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1]*[.B3041]+[.C3041]*[.C30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2]*[.B3042]+[.C3042]*[.C30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3]*[.B3043]+[.C3043]*[.C30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4]*[.B3044]+[.C3044]*[.C30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5]*[.B3045]+[.C3045]*[.C30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6]*[.B3046]+[.C3046]*[.C30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7]*[.B3047]+[.C3047]*[.C30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8]*[.B3048]+[.C3048]*[.C30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49]*[.B3049]+[.C3049]*[.C30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0]*[.B3050]+[.C3050]*[.C30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1]*[.B3051]+[.C3051]*[.C30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2]*[.B3052]+[.C3052]*[.C30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3]*[.B3053]+[.C3053]*[.C30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4]*[.B3054]+[.C3054]*[.C30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5]*[.B3055]+[.C3055]*[.C30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6]*[.B3056]+[.C3056]*[.C30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7]*[.B3057]+[.C3057]*[.C30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8]*[.B3058]+[.C3058]*[.C30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59]*[.B3059]+[.C3059]*[.C30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60]*[.B3060]+[.C3060]*[.C30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61]*[.B3061]+[.C3061]*[.C30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05 UTC</text:p>
          </table:table-cell>
          <table:table-cell office:value-type="float" office:value="405.643" calcext:value-type="float">
            <text:p>405.643</text:p>
          </table:table-cell>
          <table:table-cell office:value-type="float" office:value="11.828" calcext:value-type="float">
            <text:p>11.828</text:p>
          </table:table-cell>
          <table:table-cell table:formula="of:=SQRT([.B3062]*[.B3062]+[.C3062]*[.C3062])" office:value-type="float" office:value="405.815407584532" calcext:value-type="float">
            <text:p>405.815407584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10 UTC</text:p>
          </table:table-cell>
          <table:table-cell office:value-type="float" office:value="405.648" calcext:value-type="float">
            <text:p>405.648</text:p>
          </table:table-cell>
          <table:table-cell office:value-type="float" office:value="11.8739" calcext:value-type="float">
            <text:p>11.8739</text:p>
          </table:table-cell>
          <table:table-cell table:formula="of:=SQRT([.B3063]*[.B3063]+[.C3063]*[.C3063])" office:value-type="float" office:value="405.821745850577" calcext:value-type="float">
            <text:p>405.821745850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15 UTC</text:p>
          </table:table-cell>
          <table:table-cell office:value-type="float" office:value="405.652" calcext:value-type="float">
            <text:p>405.652</text:p>
          </table:table-cell>
          <table:table-cell office:value-type="float" office:value="11.9198" calcext:value-type="float">
            <text:p>11.9198</text:p>
          </table:table-cell>
          <table:table-cell table:formula="of:=SQRT([.B3064]*[.B3064]+[.C3064]*[.C3064])" office:value-type="float" office:value="405.827089702055" calcext:value-type="float">
            <text:p>405.827089702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20 UTC</text:p>
          </table:table-cell>
          <table:table-cell office:value-type="float" office:value="405.657" calcext:value-type="float">
            <text:p>405.657</text:p>
          </table:table-cell>
          <table:table-cell office:value-type="float" office:value="11.9656" calcext:value-type="float">
            <text:p>11.9656</text:p>
          </table:table-cell>
          <table:table-cell table:formula="of:=SQRT([.B3065]*[.B3065]+[.C3065]*[.C3065])" office:value-type="float" office:value="405.833435330752" calcext:value-type="float">
            <text:p>405.833435330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25 UTC</text:p>
          </table:table-cell>
          <table:table-cell office:value-type="float" office:value="405.662" calcext:value-type="float">
            <text:p>405.662</text:p>
          </table:table-cell>
          <table:table-cell office:value-type="float" office:value="12.0114" calcext:value-type="float">
            <text:p>12.0114</text:p>
          </table:table-cell>
          <table:table-cell table:formula="of:=SQRT([.B3066]*[.B3066]+[.C3066]*[.C3066])" office:value-type="float" office:value="405.839786090472" calcext:value-type="float">
            <text:p>405.839786090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30 UTC</text:p>
          </table:table-cell>
          <table:table-cell office:value-type="float" office:value="405.667" calcext:value-type="float">
            <text:p>405.667</text:p>
          </table:table-cell>
          <table:table-cell office:value-type="float" office:value="12.0571" calcext:value-type="float">
            <text:p>12.0571</text:p>
          </table:table-cell>
          <table:table-cell table:formula="of:=SQRT([.B3067]*[.B3067]+[.C3067]*[.C3067])" office:value-type="float" office:value="405.846139010106" calcext:value-type="float">
            <text:p>405.846139010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35 UTC</text:p>
          </table:table-cell>
          <table:table-cell office:value-type="float" office:value="405.672" calcext:value-type="float">
            <text:p>405.672</text:p>
          </table:table-cell>
          <table:table-cell office:value-type="float" office:value="12.1027" calcext:value-type="float">
            <text:p>12.1027</text:p>
          </table:table-cell>
          <table:table-cell table:formula="of:=SQRT([.B3068]*[.B3068]+[.C3068]*[.C3068])" office:value-type="float" office:value="405.852494055771" calcext:value-type="float">
            <text:p>405.852494055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40 UTC</text:p>
          </table:table-cell>
          <table:table-cell office:value-type="float" office:value="405.676" calcext:value-type="float">
            <text:p>405.676</text:p>
          </table:table-cell>
          <table:table-cell office:value-type="float" office:value="12.1483" calcext:value-type="float">
            <text:p>12.1483</text:p>
          </table:table-cell>
          <table:table-cell table:formula="of:=SQRT([.B3069]*[.B3069]+[.C3069]*[.C3069])" office:value-type="float" office:value="405.857854634957" calcext:value-type="float">
            <text:p>405.857854634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45 UTC</text:p>
          </table:table-cell>
          <table:table-cell office:value-type="float" office:value="405.681" calcext:value-type="float">
            <text:p>405.681</text:p>
          </table:table-cell>
          <table:table-cell office:value-type="float" office:value="12.1938" calcext:value-type="float">
            <text:p>12.1938</text:p>
          </table:table-cell>
          <table:table-cell table:formula="of:=SQRT([.B3070]*[.B3070]+[.C3070]*[.C3070])" office:value-type="float" office:value="405.864216850217" calcext:value-type="float">
            <text:p>405.864216850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50 UTC</text:p>
          </table:table-cell>
          <table:table-cell office:value-type="float" office:value="405.686" calcext:value-type="float">
            <text:p>405.686</text:p>
          </table:table-cell>
          <table:table-cell office:value-type="float" office:value="12.2393" calcext:value-type="float">
            <text:p>12.2393</text:p>
          </table:table-cell>
          <table:table-cell table:formula="of:=SQRT([.B3071]*[.B3071]+[.C3071]*[.C3071])" office:value-type="float" office:value="405.870584128106" calcext:value-type="float">
            <text:p>405.870584128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5:55 UTC</text:p>
          </table:table-cell>
          <table:table-cell office:value-type="float" office:value="405.69" calcext:value-type="float">
            <text:p>405.69</text:p>
          </table:table-cell>
          <table:table-cell office:value-type="float" office:value="12.2847" calcext:value-type="float">
            <text:p>12.2847</text:p>
          </table:table-cell>
          <table:table-cell table:formula="of:=SQRT([.B3072]*[.B3072]+[.C3072]*[.C3072])" office:value-type="float" office:value="405.875953899821" calcext:value-type="float">
            <text:p>405.875953899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3]*[.B3073]+[.C3073]*[.C30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4]*[.B3074]+[.C3074]*[.C30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5]*[.B3075]+[.C3075]*[.C30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6]*[.B3076]+[.C3076]*[.C30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7]*[.B3077]+[.C3077]*[.C30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8]*[.B3078]+[.C3078]*[.C30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79]*[.B3079]+[.C3079]*[.C30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0]*[.B3080]+[.C3080]*[.C30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1]*[.B3081]+[.C3081]*[.C30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2]*[.B3082]+[.C3082]*[.C30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3]*[.B3083]+[.C3083]*[.C30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4]*[.B3084]+[.C3084]*[.C30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5]*[.B3085]+[.C3085]*[.C30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6]*[.B3086]+[.C3086]*[.C30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7]*[.B3087]+[.C3087]*[.C30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8]*[.B3088]+[.C3088]*[.C30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89]*[.B3089]+[.C3089]*[.C30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0]*[.B3090]+[.C3090]*[.C30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1]*[.B3091]+[.C3091]*[.C30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2]*[.B3092]+[.C3092]*[.C30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3]*[.B3093]+[.C3093]*[.C30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4]*[.B3094]+[.C3094]*[.C30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5]*[.B3095]+[.C3095]*[.C30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6]*[.B3096]+[.C3096]*[.C30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097]*[.B3097]+[.C3097]*[.C30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05 UTC</text:p>
          </table:table-cell>
          <table:table-cell office:value-type="float" office:value="407.132" calcext:value-type="float">
            <text:p>407.132</text:p>
          </table:table-cell>
          <table:table-cell office:value-type="float" office:value="13.4079" calcext:value-type="float">
            <text:p>13.4079</text:p>
          </table:table-cell>
          <table:table-cell table:formula="of:=SQRT([.B3098]*[.B3098]+[.C3098]*[.C3098])" office:value-type="float" office:value="407.352718422757" calcext:value-type="float">
            <text:p>407.352718422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10 UTC</text:p>
          </table:table-cell>
          <table:table-cell office:value-type="float" office:value="407.212" calcext:value-type="float">
            <text:p>407.212</text:p>
          </table:table-cell>
          <table:table-cell office:value-type="float" office:value="13.5556" calcext:value-type="float">
            <text:p>13.5556</text:p>
          </table:table-cell>
          <table:table-cell table:formula="of:=SQRT([.B3099]*[.B3099]+[.C3099]*[.C3099])" office:value-type="float" office:value="407.437562376568" calcext:value-type="float">
            <text:p>407.437562376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15 UTC</text:p>
          </table:table-cell>
          <table:table-cell office:value-type="float" office:value="407.292" calcext:value-type="float">
            <text:p>407.292</text:p>
          </table:table-cell>
          <table:table-cell office:value-type="float" office:value="13.7032" calcext:value-type="float">
            <text:p>13.7032</text:p>
          </table:table-cell>
          <table:table-cell table:formula="of:=SQRT([.B3100]*[.B3100]+[.C3100]*[.C3100])" office:value-type="float" office:value="407.522454539919" calcext:value-type="float">
            <text:p>407.522454539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20 UTC</text:p>
          </table:table-cell>
          <table:table-cell office:value-type="float" office:value="407.371" calcext:value-type="float">
            <text:p>407.371</text:p>
          </table:table-cell>
          <table:table-cell office:value-type="float" office:value="13.8507" calcext:value-type="float">
            <text:p>13.8507</text:p>
          </table:table-cell>
          <table:table-cell table:formula="of:=SQRT([.B3101]*[.B3101]+[.C3101]*[.C3101])" office:value-type="float" office:value="407.606395351557" calcext:value-type="float">
            <text:p>407.606395351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25 UTC</text:p>
          </table:table-cell>
          <table:table-cell office:value-type="float" office:value="407.45" calcext:value-type="float">
            <text:p>407.45</text:p>
          </table:table-cell>
          <table:table-cell office:value-type="float" office:value="13.998" calcext:value-type="float">
            <text:p>13.998</text:p>
          </table:table-cell>
          <table:table-cell table:formula="of:=SQRT([.B3102]*[.B3102]+[.C3102]*[.C3102])" office:value-type="float" office:value="407.690380686128" calcext:value-type="float">
            <text:p>407.690380686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30 UTC</text:p>
          </table:table-cell>
          <table:table-cell office:value-type="float" office:value="407.529" calcext:value-type="float">
            <text:p>407.529</text:p>
          </table:table-cell>
          <table:table-cell office:value-type="float" office:value="14.1452" calcext:value-type="float">
            <text:p>14.1452</text:p>
          </table:table-cell>
          <table:table-cell table:formula="of:=SQRT([.B3103]*[.B3103]+[.C3103]*[.C3103])" office:value-type="float" office:value="407.77441376825" calcext:value-type="float">
            <text:p>407.77441376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35 UTC</text:p>
          </table:table-cell>
          <table:table-cell office:value-type="float" office:value="407.608" calcext:value-type="float">
            <text:p>407.608</text:p>
          </table:table-cell>
          <table:table-cell office:value-type="float" office:value="14.2923" calcext:value-type="float">
            <text:p>14.2923</text:p>
          </table:table-cell>
          <table:table-cell table:formula="of:=SQRT([.B3104]*[.B3104]+[.C3104]*[.C3104])" office:value-type="float" office:value="407.858494460138" calcext:value-type="float">
            <text:p>407.858494460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40 UTC</text:p>
          </table:table-cell>
          <table:table-cell office:value-type="float" office:value="407.686" calcext:value-type="float">
            <text:p>407.686</text:p>
          </table:table-cell>
          <table:table-cell office:value-type="float" office:value="14.4392" calcext:value-type="float">
            <text:p>14.4392</text:p>
          </table:table-cell>
          <table:table-cell table:formula="of:=SQRT([.B3105]*[.B3105]+[.C3105]*[.C3105])" office:value-type="float" office:value="407.941619711252" calcext:value-type="float">
            <text:p>407.94161971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45 UTC</text:p>
          </table:table-cell>
          <table:table-cell office:value-type="float" office:value="407.764" calcext:value-type="float">
            <text:p>407.764</text:p>
          </table:table-cell>
          <table:table-cell office:value-type="float" office:value="14.586" calcext:value-type="float">
            <text:p>14.586</text:p>
          </table:table-cell>
          <table:table-cell table:formula="of:=SQRT([.B3106]*[.B3106]+[.C3106]*[.C3106])" office:value-type="float" office:value="408.024792251647" calcext:value-type="float">
            <text:p>408.024792251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50 UTC</text:p>
          </table:table-cell>
          <table:table-cell office:value-type="float" office:value="407.842" calcext:value-type="float">
            <text:p>407.842</text:p>
          </table:table-cell>
          <table:table-cell office:value-type="float" office:value="14.7327" calcext:value-type="float">
            <text:p>14.7327</text:p>
          </table:table-cell>
          <table:table-cell table:formula="of:=SQRT([.B3107]*[.B3107]+[.C3107]*[.C3107])" office:value-type="float" office:value="408.108011944497" calcext:value-type="float">
            <text:p>408.108011944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8:55 UTC</text:p>
          </table:table-cell>
          <table:table-cell office:value-type="float" office:value="407.92" calcext:value-type="float">
            <text:p>407.92</text:p>
          </table:table-cell>
          <table:table-cell office:value-type="float" office:value="14.8792" calcext:value-type="float">
            <text:p>14.8792</text:p>
          </table:table-cell>
          <table:table-cell table:formula="of:=SQRT([.B3108]*[.B3108]+[.C3108]*[.C3108])" office:value-type="float" office:value="408.19127500798" calcext:value-type="float">
            <text:p>408.19127500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09]*[.B3109]+[.C3109]*[.C31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0]*[.B3110]+[.C3110]*[.C31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1]*[.B3111]+[.C3111]*[.C31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2]*[.B3112]+[.C3112]*[.C31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3]*[.B3113]+[.C3113]*[.C31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4]*[.B3114]+[.C3114]*[.C31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5]*[.B3115]+[.C3115]*[.C31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6]*[.B3116]+[.C3116]*[.C31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7]*[.B3117]+[.C3117]*[.C31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8]*[.B3118]+[.C3118]*[.C31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19]*[.B3119]+[.C3119]*[.C31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1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0]*[.B3120]+[.C3120]*[.C31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1]*[.B3121]+[.C3121]*[.C31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2]*[.B3122]+[.C3122]*[.C31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3]*[.B3123]+[.C3123]*[.C31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4]*[.B3124]+[.C3124]*[.C31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5]*[.B3125]+[.C3125]*[.C31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6]*[.B3126]+[.C3126]*[.C31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7]*[.B3127]+[.C3127]*[.C31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8]*[.B3128]+[.C3128]*[.C31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29]*[.B3129]+[.C3129]*[.C31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30]*[.B3130]+[.C3130]*[.C31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31]*[.B3131]+[.C3131]*[.C31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32]*[.B3132]+[.C3132]*[.C31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33]*[.B3133]+[.C3133]*[.C31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05 UTC</text:p>
          </table:table-cell>
          <table:table-cell office:value-type="float" office:value="407.132" calcext:value-type="float">
            <text:p>407.132</text:p>
          </table:table-cell>
          <table:table-cell office:value-type="float" office:value="13.4127" calcext:value-type="float">
            <text:p>13.4127</text:p>
          </table:table-cell>
          <table:table-cell table:formula="of:=SQRT([.B3134]*[.B3134]+[.C3134]*[.C3134])" office:value-type="float" office:value="407.352876441655" calcext:value-type="float">
            <text:p>407.35287644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10 UTC</text:p>
          </table:table-cell>
          <table:table-cell office:value-type="float" office:value="407.212" calcext:value-type="float">
            <text:p>407.212</text:p>
          </table:table-cell>
          <table:table-cell office:value-type="float" office:value="13.5613" calcext:value-type="float">
            <text:p>13.5613</text:p>
          </table:table-cell>
          <table:table-cell table:formula="of:=SQRT([.B3135]*[.B3135]+[.C3135]*[.C3135])" office:value-type="float" office:value="407.437752057526" calcext:value-type="float">
            <text:p>407.437752057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15 UTC</text:p>
          </table:table-cell>
          <table:table-cell office:value-type="float" office:value="407.293" calcext:value-type="float">
            <text:p>407.293</text:p>
          </table:table-cell>
          <table:table-cell office:value-type="float" office:value="13.7099" calcext:value-type="float">
            <text:p>13.7099</text:p>
          </table:table-cell>
          <table:table-cell table:formula="of:=SQRT([.B3136]*[.B3136]+[.C3136]*[.C3136])" office:value-type="float" office:value="407.523679320613" calcext:value-type="float">
            <text:p>407.523679320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20 UTC</text:p>
          </table:table-cell>
          <table:table-cell office:value-type="float" office:value="407.373" calcext:value-type="float">
            <text:p>407.373</text:p>
          </table:table-cell>
          <table:table-cell office:value-type="float" office:value="13.8583" calcext:value-type="float">
            <text:p>13.8583</text:p>
          </table:table-cell>
          <table:table-cell table:formula="of:=SQRT([.B3137]*[.B3137]+[.C3137]*[.C3137])" office:value-type="float" office:value="407.60865251843" calcext:value-type="float">
            <text:p>407.60865251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25 UTC</text:p>
          </table:table-cell>
          <table:table-cell office:value-type="float" office:value="407.452" calcext:value-type="float">
            <text:p>407.452</text:p>
          </table:table-cell>
          <table:table-cell office:value-type="float" office:value="14.0067" calcext:value-type="float">
            <text:p>14.0067</text:p>
          </table:table-cell>
          <table:table-cell table:formula="of:=SQRT([.B3138]*[.B3138]+[.C3138]*[.C3138])" office:value-type="float" office:value="407.692678311605" calcext:value-type="float">
            <text:p>407.692678311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30 UTC</text:p>
          </table:table-cell>
          <table:table-cell office:value-type="float" office:value="407.532" calcext:value-type="float">
            <text:p>407.532</text:p>
          </table:table-cell>
          <table:table-cell office:value-type="float" office:value="14.155" calcext:value-type="float">
            <text:p>14.155</text:p>
          </table:table-cell>
          <table:table-cell table:formula="of:=SQRT([.B3139]*[.B3139]+[.C3139]*[.C3139])" office:value-type="float" office:value="407.777752027989" calcext:value-type="float">
            <text:p>407.777752027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35 UTC</text:p>
          </table:table-cell>
          <table:table-cell office:value-type="float" office:value="407.611" calcext:value-type="float">
            <text:p>407.611</text:p>
          </table:table-cell>
          <table:table-cell office:value-type="float" office:value="14.3032" calcext:value-type="float">
            <text:p>14.3032</text:p>
          </table:table-cell>
          <table:table-cell table:formula="of:=SQRT([.B3140]*[.B3140]+[.C3140]*[.C3140])" office:value-type="float" office:value="407.861874721382" calcext:value-type="float">
            <text:p>407.861874721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40 UTC</text:p>
          </table:table-cell>
          <table:table-cell office:value-type="float" office:value="407.69" calcext:value-type="float">
            <text:p>407.69</text:p>
          </table:table-cell>
          <table:table-cell office:value-type="float" office:value="14.4513" calcext:value-type="float">
            <text:p>14.4513</text:p>
          </table:table-cell>
          <table:table-cell table:formula="of:=SQRT([.B3141]*[.B3141]+[.C3141]*[.C3141])" office:value-type="float" office:value="407.946045662524" calcext:value-type="float">
            <text:p>407.946045662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45 UTC</text:p>
          </table:table-cell>
          <table:table-cell office:value-type="float" office:value="407.769" calcext:value-type="float">
            <text:p>407.769</text:p>
          </table:table-cell>
          <table:table-cell office:value-type="float" office:value="14.5994" calcext:value-type="float">
            <text:p>14.5994</text:p>
          </table:table-cell>
          <table:table-cell table:formula="of:=SQRT([.B3142]*[.B3142]+[.C3142]*[.C3142])" office:value-type="float" office:value="408.030268290675" calcext:value-type="float">
            <text:p>408.030268290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50 UTC</text:p>
          </table:table-cell>
          <table:table-cell office:value-type="float" office:value="407.848" calcext:value-type="float">
            <text:p>407.848</text:p>
          </table:table-cell>
          <table:table-cell office:value-type="float" office:value="14.7474" calcext:value-type="float">
            <text:p>14.7474</text:p>
          </table:table-cell>
          <table:table-cell table:formula="of:=SQRT([.B3143]*[.B3143]+[.C3143]*[.C3143])" office:value-type="float" office:value="408.114538960278" calcext:value-type="float">
            <text:p>408.114538960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1:55 UTC</text:p>
          </table:table-cell>
          <table:table-cell office:value-type="float" office:value="407.926" calcext:value-type="float">
            <text:p>407.926</text:p>
          </table:table-cell>
          <table:table-cell office:value-type="float" office:value="14.8953" calcext:value-type="float">
            <text:p>14.8953</text:p>
          </table:table-cell>
          <table:table-cell table:formula="of:=SQRT([.B3144]*[.B3144]+[.C3144]*[.C3144])" office:value-type="float" office:value="408.197858198803" calcext:value-type="float">
            <text:p>408.197858198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5]*[.B3145]+[.C3145]*[.C31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6]*[.B3146]+[.C3146]*[.C31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7]*[.B3147]+[.C3147]*[.C31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8]*[.B3148]+[.C3148]*[.C31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49]*[.B3149]+[.C3149]*[.C31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0]*[.B3150]+[.C3150]*[.C31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1]*[.B3151]+[.C3151]*[.C31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2]*[.B3152]+[.C3152]*[.C31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3]*[.B3153]+[.C3153]*[.C31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4]*[.B3154]+[.C3154]*[.C31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5]*[.B3155]+[.C3155]*[.C31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6]*[.B3156]+[.C3156]*[.C31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7]*[.B3157]+[.C3157]*[.C31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8]*[.B3158]+[.C3158]*[.C31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59]*[.B3159]+[.C3159]*[.C31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0]*[.B3160]+[.C3160]*[.C31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1]*[.B3161]+[.C3161]*[.C31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2]*[.B3162]+[.C3162]*[.C31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3]*[.B3163]+[.C3163]*[.C31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4]*[.B3164]+[.C3164]*[.C31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5]*[.B3165]+[.C3165]*[.C31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6]*[.B3166]+[.C3166]*[.C31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7]*[.B3167]+[.C3167]*[.C31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8]*[.B3168]+[.C3168]*[.C31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69]*[.B3169]+[.C3169]*[.C31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05 UTC</text:p>
          </table:table-cell>
          <table:table-cell office:value-type="float" office:value="410.116" calcext:value-type="float">
            <text:p>410.116</text:p>
          </table:table-cell>
          <table:table-cell office:value-type="float" office:value="18.1595" calcext:value-type="float">
            <text:p>18.1595</text:p>
          </table:table-cell>
          <table:table-cell table:formula="of:=SQRT([.B3170]*[.B3170]+[.C3170]*[.C3170])" office:value-type="float" office:value="410.517844796362" calcext:value-type="float">
            <text:p>410.517844796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10 UTC</text:p>
          </table:table-cell>
          <table:table-cell office:value-type="float" office:value="410.204" calcext:value-type="float">
            <text:p>410.204</text:p>
          </table:table-cell>
          <table:table-cell office:value-type="float" office:value="18.3136" calcext:value-type="float">
            <text:p>18.3136</text:p>
          </table:table-cell>
          <table:table-cell table:formula="of:=SQRT([.B3171]*[.B3171]+[.C3171]*[.C3171])" office:value-type="float" office:value="410.612602779019" calcext:value-type="float">
            <text:p>410.612602779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15 UTC</text:p>
          </table:table-cell>
          <table:table-cell office:value-type="float" office:value="410.293" calcext:value-type="float">
            <text:p>410.293</text:p>
          </table:table-cell>
          <table:table-cell office:value-type="float" office:value="18.4677" calcext:value-type="float">
            <text:p>18.4677</text:p>
          </table:table-cell>
          <table:table-cell table:formula="of:=SQRT([.B3172]*[.B3172]+[.C3172]*[.C3172])" office:value-type="float" office:value="410.708414562315" calcext:value-type="float">
            <text:p>410.708414562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20 UTC</text:p>
          </table:table-cell>
          <table:table-cell office:value-type="float" office:value="410.381" calcext:value-type="float">
            <text:p>410.381</text:p>
          </table:table-cell>
          <table:table-cell office:value-type="float" office:value="18.6217" calcext:value-type="float">
            <text:p>18.6217</text:p>
          </table:table-cell>
          <table:table-cell table:formula="of:=SQRT([.B3173]*[.B3173]+[.C3173]*[.C3173])" office:value-type="float" office:value="410.803277581728" calcext:value-type="float">
            <text:p>410.803277581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25 UTC</text:p>
          </table:table-cell>
          <table:table-cell office:value-type="float" office:value="410.469" calcext:value-type="float">
            <text:p>410.469</text:p>
          </table:table-cell>
          <table:table-cell office:value-type="float" office:value="18.7758" calcext:value-type="float">
            <text:p>18.7758</text:p>
          </table:table-cell>
          <table:table-cell table:formula="of:=SQRT([.B3174]*[.B3174]+[.C3174]*[.C3174])" office:value-type="float" office:value="410.898199833779" calcext:value-type="float">
            <text:p>410.898199833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30 UTC</text:p>
          </table:table-cell>
          <table:table-cell office:value-type="float" office:value="410.556" calcext:value-type="float">
            <text:p>410.556</text:p>
          </table:table-cell>
          <table:table-cell office:value-type="float" office:value="18.9298" calcext:value-type="float">
            <text:p>18.9298</text:p>
          </table:table-cell>
          <table:table-cell table:formula="of:=SQRT([.B3175]*[.B3175]+[.C3175]*[.C3175])" office:value-type="float" office:value="410.992173239394" calcext:value-type="float">
            <text:p>410.992173239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35 UTC</text:p>
          </table:table-cell>
          <table:table-cell office:value-type="float" office:value="410.644" calcext:value-type="float">
            <text:p>410.644</text:p>
          </table:table-cell>
          <table:table-cell office:value-type="float" office:value="19.0838" calcext:value-type="float">
            <text:p>19.0838</text:p>
          </table:table-cell>
          <table:table-cell table:formula="of:=SQRT([.B3176]*[.B3176]+[.C3176]*[.C3176])" office:value-type="float" office:value="411.087200188038" calcext:value-type="float">
            <text:p>411.087200188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40 UTC</text:p>
          </table:table-cell>
          <table:table-cell office:value-type="float" office:value="410.731" calcext:value-type="float">
            <text:p>410.731</text:p>
          </table:table-cell>
          <table:table-cell office:value-type="float" office:value="19.2378" calcext:value-type="float">
            <text:p>19.2378</text:p>
          </table:table-cell>
          <table:table-cell table:formula="of:=SQRT([.B3177]*[.B3177]+[.C3177]*[.C3177])" office:value-type="float" office:value="411.1812827815" calcext:value-type="float">
            <text:p>411.1812827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45 UTC</text:p>
          </table:table-cell>
          <table:table-cell office:value-type="float" office:value="410.819" calcext:value-type="float">
            <text:p>410.819</text:p>
          </table:table-cell>
          <table:table-cell office:value-type="float" office:value="19.3917" calcext:value-type="float">
            <text:p>19.3917</text:p>
          </table:table-cell>
          <table:table-cell table:formula="of:=SQRT([.B3178]*[.B3178]+[.C3178]*[.C3178])" office:value-type="float" office:value="411.276414093843" calcext:value-type="float">
            <text:p>411.276414093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50 UTC</text:p>
          </table:table-cell>
          <table:table-cell office:value-type="float" office:value="410.906" calcext:value-type="float">
            <text:p>410.906</text:p>
          </table:table-cell>
          <table:table-cell office:value-type="float" office:value="19.5457" calcext:value-type="float">
            <text:p>19.5457</text:p>
          </table:table-cell>
          <table:table-cell table:formula="of:=SQRT([.B3179]*[.B3179]+[.C3179]*[.C3179])" office:value-type="float" office:value="411.370605688459" calcext:value-type="float">
            <text:p>411.370605688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4:55 UTC</text:p>
          </table:table-cell>
          <table:table-cell office:value-type="float" office:value="410.993" calcext:value-type="float">
            <text:p>410.993</text:p>
          </table:table-cell>
          <table:table-cell office:value-type="float" office:value="19.6996" calcext:value-type="float">
            <text:p>19.6996</text:p>
          </table:table-cell>
          <table:table-cell table:formula="of:=SQRT([.B3180]*[.B3180]+[.C3180]*[.C3180])" office:value-type="float" office:value="411.464846966494" calcext:value-type="float">
            <text:p>411.464846966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1]*[.B3181]+[.C3181]*[.C31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2]*[.B3182]+[.C3182]*[.C31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3]*[.B3183]+[.C3183]*[.C31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4]*[.B3184]+[.C3184]*[.C31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5]*[.B3185]+[.C3185]*[.C31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6]*[.B3186]+[.C3186]*[.C31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7]*[.B3187]+[.C3187]*[.C31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8]*[.B3188]+[.C3188]*[.C31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89]*[.B3189]+[.C3189]*[.C31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0]*[.B3190]+[.C3190]*[.C31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1]*[.B3191]+[.C3191]*[.C31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2]*[.B3192]+[.C3192]*[.C31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3]*[.B3193]+[.C3193]*[.C31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4]*[.B3194]+[.C3194]*[.C31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5]*[.B3195]+[.C3195]*[.C31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6]*[.B3196]+[.C3196]*[.C31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7]*[.B3197]+[.C3197]*[.C31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8]*[.B3198]+[.C3198]*[.C31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199]*[.B3199]+[.C3199]*[.C31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0]*[.B3200]+[.C3200]*[.C32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1]*[.B3201]+[.C3201]*[.C32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2]*[.B3202]+[.C3202]*[.C32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3]*[.B3203]+[.C3203]*[.C32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4]*[.B3204]+[.C3204]*[.C32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05]*[.B3205]+[.C3205]*[.C32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05 UTC</text:p>
          </table:table-cell>
          <table:table-cell office:value-type="float" office:value="408.484" calcext:value-type="float">
            <text:p>408.484</text:p>
          </table:table-cell>
          <table:table-cell office:value-type="float" office:value="12.587" calcext:value-type="float">
            <text:p>12.587</text:p>
          </table:table-cell>
          <table:table-cell table:formula="of:=SQRT([.B3206]*[.B3206]+[.C3206]*[.C3206])" office:value-type="float" office:value="408.677881497152" calcext:value-type="float">
            <text:p>408.67788149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10 UTC</text:p>
          </table:table-cell>
          <table:table-cell office:value-type="float" office:value="408.78" calcext:value-type="float">
            <text:p>408.78</text:p>
          </table:table-cell>
          <table:table-cell office:value-type="float" office:value="12.8029" calcext:value-type="float">
            <text:p>12.8029</text:p>
          </table:table-cell>
          <table:table-cell table:formula="of:=SQRT([.B3207]*[.B3207]+[.C3207]*[.C3207])" office:value-type="float" office:value="408.980442867883" calcext:value-type="float">
            <text:p>408.980442867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15 UTC</text:p>
          </table:table-cell>
          <table:table-cell office:value-type="float" office:value="409.076" calcext:value-type="float">
            <text:p>409.076</text:p>
          </table:table-cell>
          <table:table-cell office:value-type="float" office:value="13.0187" calcext:value-type="float">
            <text:p>13.0187</text:p>
          </table:table-cell>
          <table:table-cell table:formula="of:=SQRT([.B3208]*[.B3208]+[.C3208]*[.C3208])" office:value-type="float" office:value="409.283105350917" calcext:value-type="float">
            <text:p>409.28310535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20 UTC</text:p>
          </table:table-cell>
          <table:table-cell office:value-type="float" office:value="409.37" calcext:value-type="float">
            <text:p>409.37</text:p>
          </table:table-cell>
          <table:table-cell office:value-type="float" office:value="13.2344" calcext:value-type="float">
            <text:p>13.2344</text:p>
          </table:table-cell>
          <table:table-cell table:formula="of:=SQRT([.B3209]*[.B3209]+[.C3209]*[.C3209])" office:value-type="float" office:value="409.583869608362" calcext:value-type="float">
            <text:p>409.583869608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25 UTC</text:p>
          </table:table-cell>
          <table:table-cell office:value-type="float" office:value="409.664" calcext:value-type="float">
            <text:p>409.664</text:p>
          </table:table-cell>
          <table:table-cell office:value-type="float" office:value="13.4501" calcext:value-type="float">
            <text:p>13.4501</text:p>
          </table:table-cell>
          <table:table-cell table:formula="of:=SQRT([.B3210]*[.B3210]+[.C3210]*[.C3210])" office:value-type="float" office:value="409.884737561683" calcext:value-type="float">
            <text:p>409.884737561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30 UTC</text:p>
          </table:table-cell>
          <table:table-cell office:value-type="float" office:value="409.957" calcext:value-type="float">
            <text:p>409.957</text:p>
          </table:table-cell>
          <table:table-cell office:value-type="float" office:value="13.6656" calcext:value-type="float">
            <text:p>13.6656</text:p>
          </table:table-cell>
          <table:table-cell table:formula="of:=SQRT([.B3211]*[.B3211]+[.C3211]*[.C3211])" office:value-type="float" office:value="410.184702874644" calcext:value-type="float">
            <text:p>410.18470287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35 UTC</text:p>
          </table:table-cell>
          <table:table-cell office:value-type="float" office:value="410.25" calcext:value-type="float">
            <text:p>410.25</text:p>
          </table:table-cell>
          <table:table-cell office:value-type="float" office:value="13.8811" calcext:value-type="float">
            <text:p>13.8811</text:p>
          </table:table-cell>
          <table:table-cell table:formula="of:=SQRT([.B3212]*[.B3212]+[.C3212]*[.C3212])" office:value-type="float" office:value="410.484771261018" calcext:value-type="float">
            <text:p>410.484771261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40 UTC</text:p>
          </table:table-cell>
          <table:table-cell office:value-type="float" office:value="410.541" calcext:value-type="float">
            <text:p>410.541</text:p>
          </table:table-cell>
          <table:table-cell office:value-type="float" office:value="14.0965" calcext:value-type="float">
            <text:p>14.0965</text:p>
          </table:table-cell>
          <table:table-cell table:formula="of:=SQRT([.B3213]*[.B3213]+[.C3213]*[.C3213])" office:value-type="float" office:value="410.782940241254" calcext:value-type="float">
            <text:p>410.78294024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45 UTC</text:p>
          </table:table-cell>
          <table:table-cell office:value-type="float" office:value="410.832" calcext:value-type="float">
            <text:p>410.832</text:p>
          </table:table-cell>
          <table:table-cell office:value-type="float" office:value="14.3119" calcext:value-type="float">
            <text:p>14.3119</text:p>
          </table:table-cell>
          <table:table-cell table:formula="of:=SQRT([.B3214]*[.B3214]+[.C3214]*[.C3214])" office:value-type="float" office:value="411.081211812958" calcext:value-type="float">
            <text:p>411.081211812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50 UTC</text:p>
          </table:table-cell>
          <table:table-cell office:value-type="float" office:value="411.122" calcext:value-type="float">
            <text:p>411.122</text:p>
          </table:table-cell>
          <table:table-cell office:value-type="float" office:value="14.5271" calcext:value-type="float">
            <text:p>14.5271</text:p>
          </table:table-cell>
          <table:table-cell table:formula="of:=SQRT([.B3215]*[.B3215]+[.C3215]*[.C3215])" office:value-type="float" office:value="411.378579314006" calcext:value-type="float">
            <text:p>411.378579314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7:55 UTC</text:p>
          </table:table-cell>
          <table:table-cell office:value-type="float" office:value="411.411" calcext:value-type="float">
            <text:p>411.411</text:p>
          </table:table-cell>
          <table:table-cell office:value-type="float" office:value="14.7423" calcext:value-type="float">
            <text:p>14.7423</text:p>
          </table:table-cell>
          <table:table-cell table:formula="of:=SQRT([.B3216]*[.B3216]+[.C3216]*[.C3216])" office:value-type="float" office:value="411.67504943862" calcext:value-type="float">
            <text:p>411.67504943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17]*[.B3217]+[.C3217]*[.C32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18]*[.B3218]+[.C3218]*[.C32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19]*[.B3219]+[.C3219]*[.C32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0]*[.B3220]+[.C3220]*[.C32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1]*[.B3221]+[.C3221]*[.C32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2]*[.B3222]+[.C3222]*[.C32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3]*[.B3223]+[.C3223]*[.C32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4]*[.B3224]+[.C3224]*[.C32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5]*[.B3225]+[.C3225]*[.C32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6]*[.B3226]+[.C3226]*[.C32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7]*[.B3227]+[.C3227]*[.C32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8]*[.B3228]+[.C3228]*[.C32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29]*[.B3229]+[.C3229]*[.C32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0]*[.B3230]+[.C3230]*[.C32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1]*[.B3231]+[.C3231]*[.C32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2]*[.B3232]+[.C3232]*[.C32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3]*[.B3233]+[.C3233]*[.C32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4]*[.B3234]+[.C3234]*[.C32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5]*[.B3235]+[.C3235]*[.C32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6]*[.B3236]+[.C3236]*[.C32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7]*[.B3237]+[.C3237]*[.C32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8]*[.B3238]+[.C3238]*[.C32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39]*[.B3239]+[.C3239]*[.C32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2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40]*[.B3240]+[.C3240]*[.C32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41]*[.B3241]+[.C3241]*[.C32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05 UTC</text:p>
          </table:table-cell>
          <table:table-cell office:value-type="float" office:value="408.752" calcext:value-type="float">
            <text:p>408.752</text:p>
          </table:table-cell>
          <table:table-cell office:value-type="float" office:value="16.413" calcext:value-type="float">
            <text:p>16.413</text:p>
          </table:table-cell>
          <table:table-cell table:formula="of:=SQRT([.B3242]*[.B3242]+[.C3242]*[.C3242])" office:value-type="float" office:value="409.08139052394" calcext:value-type="float">
            <text:p>409.0813905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10 UTC</text:p>
          </table:table-cell>
          <table:table-cell office:value-type="float" office:value="408.83" calcext:value-type="float">
            <text:p>408.83</text:p>
          </table:table-cell>
          <table:table-cell office:value-type="float" office:value="16.5617" calcext:value-type="float">
            <text:p>16.5617</text:p>
          </table:table-cell>
          <table:table-cell table:formula="of:=SQRT([.B3243]*[.B3243]+[.C3243]*[.C3243])" office:value-type="float" office:value="409.165319653181" calcext:value-type="float">
            <text:p>409.165319653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15 UTC</text:p>
          </table:table-cell>
          <table:table-cell office:value-type="float" office:value="408.908" calcext:value-type="float">
            <text:p>408.908</text:p>
          </table:table-cell>
          <table:table-cell office:value-type="float" office:value="16.7103" calcext:value-type="float">
            <text:p>16.7103</text:p>
          </table:table-cell>
          <table:table-cell table:formula="of:=SQRT([.B3244]*[.B3244]+[.C3244]*[.C3244])" office:value-type="float" office:value="409.249296383134" calcext:value-type="float">
            <text:p>409.249296383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20 UTC</text:p>
          </table:table-cell>
          <table:table-cell office:value-type="float" office:value="408.986" calcext:value-type="float">
            <text:p>408.986</text:p>
          </table:table-cell>
          <table:table-cell office:value-type="float" office:value="16.8589" calcext:value-type="float">
            <text:p>16.8589</text:p>
          </table:table-cell>
          <table:table-cell table:formula="of:=SQRT([.B3245]*[.B3245]+[.C3245]*[.C3245])" office:value-type="float" office:value="409.333324694203" calcext:value-type="float">
            <text:p>409.333324694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25 UTC</text:p>
          </table:table-cell>
          <table:table-cell office:value-type="float" office:value="409.063" calcext:value-type="float">
            <text:p>409.063</text:p>
          </table:table-cell>
          <table:table-cell office:value-type="float" office:value="17.0075" calcext:value-type="float">
            <text:p>17.0075</text:p>
          </table:table-cell>
          <table:table-cell table:formula="of:=SQRT([.B3246]*[.B3246]+[.C3246]*[.C3246])" office:value-type="float" office:value="409.416405417822" calcext:value-type="float">
            <text:p>409.416405417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30 UTC</text:p>
          </table:table-cell>
          <table:table-cell office:value-type="float" office:value="409.141" calcext:value-type="float">
            <text:p>409.141</text:p>
          </table:table-cell>
          <table:table-cell office:value-type="float" office:value="17.156" calcext:value-type="float">
            <text:p>17.156</text:p>
          </table:table-cell>
          <table:table-cell table:formula="of:=SQRT([.B3247]*[.B3247]+[.C3247]*[.C3247])" office:value-type="float" office:value="409.500532621143" calcext:value-type="float">
            <text:p>409.500532621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35 UTC</text:p>
          </table:table-cell>
          <table:table-cell office:value-type="float" office:value="409.218" calcext:value-type="float">
            <text:p>409.218</text:p>
          </table:table-cell>
          <table:table-cell office:value-type="float" office:value="17.3045" calcext:value-type="float">
            <text:p>17.3045</text:p>
          </table:table-cell>
          <table:table-cell table:formula="of:=SQRT([.B3248]*[.B3248]+[.C3248]*[.C3248])" office:value-type="float" office:value="409.583712132514" calcext:value-type="float">
            <text:p>409.583712132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40 UTC</text:p>
          </table:table-cell>
          <table:table-cell office:value-type="float" office:value="409.295" calcext:value-type="float">
            <text:p>409.295</text:p>
          </table:table-cell>
          <table:table-cell office:value-type="float" office:value="17.4529" calcext:value-type="float">
            <text:p>17.4529</text:p>
          </table:table-cell>
          <table:table-cell table:formula="of:=SQRT([.B3249]*[.B3249]+[.C3249]*[.C3249])" office:value-type="float" office:value="409.666938797128" calcext:value-type="float">
            <text:p>409.666938797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45 UTC</text:p>
          </table:table-cell>
          <table:table-cell office:value-type="float" office:value="409.372" calcext:value-type="float">
            <text:p>409.372</text:p>
          </table:table-cell>
          <table:table-cell office:value-type="float" office:value="17.6012" calcext:value-type="float">
            <text:p>17.6012</text:p>
          </table:table-cell>
          <table:table-cell table:formula="of:=SQRT([.B3250]*[.B3250]+[.C3250]*[.C3250])" office:value-type="float" office:value="409.750212477602" calcext:value-type="float">
            <text:p>409.750212477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50 UTC</text:p>
          </table:table-cell>
          <table:table-cell office:value-type="float" office:value="409.449" calcext:value-type="float">
            <text:p>409.449</text:p>
          </table:table-cell>
          <table:table-cell office:value-type="float" office:value="17.7496" calcext:value-type="float">
            <text:p>17.7496</text:p>
          </table:table-cell>
          <table:table-cell table:formula="of:=SQRT([.B3251]*[.B3251]+[.C3251]*[.C3251])" office:value-type="float" office:value="409.833541698529" calcext:value-type="float">
            <text:p>409.833541698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0:55 UTC</text:p>
          </table:table-cell>
          <table:table-cell office:value-type="float" office:value="409.525" calcext:value-type="float">
            <text:p>409.525</text:p>
          </table:table-cell>
          <table:table-cell office:value-type="float" office:value="17.8978" calcext:value-type="float">
            <text:p>17.8978</text:p>
          </table:table-cell>
          <table:table-cell table:formula="of:=SQRT([.B3252]*[.B3252]+[.C3252]*[.C3252])" office:value-type="float" office:value="409.915914389573" calcext:value-type="float">
            <text:p>409.915914389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3]*[.B3253]+[.C3253]*[.C32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4]*[.B3254]+[.C3254]*[.C32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5]*[.B3255]+[.C3255]*[.C32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6]*[.B3256]+[.C3256]*[.C32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7]*[.B3257]+[.C3257]*[.C32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8]*[.B3258]+[.C3258]*[.C32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59]*[.B3259]+[.C3259]*[.C32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0]*[.B3260]+[.C3260]*[.C32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1]*[.B3261]+[.C3261]*[.C32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2]*[.B3262]+[.C3262]*[.C32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3]*[.B3263]+[.C3263]*[.C32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4]*[.B3264]+[.C3264]*[.C32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5]*[.B3265]+[.C3265]*[.C32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6]*[.B3266]+[.C3266]*[.C32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7]*[.B3267]+[.C3267]*[.C32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8]*[.B3268]+[.C3268]*[.C32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69]*[.B3269]+[.C3269]*[.C32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0]*[.B3270]+[.C3270]*[.C32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1]*[.B3271]+[.C3271]*[.C32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2]*[.B3272]+[.C3272]*[.C32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3]*[.B3273]+[.C3273]*[.C32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4]*[.B3274]+[.C3274]*[.C32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5]*[.B3275]+[.C3275]*[.C32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6]*[.B3276]+[.C3276]*[.C32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77]*[.B3277]+[.C3277]*[.C32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05 UTC</text:p>
          </table:table-cell>
          <table:table-cell office:value-type="float" office:value="405.64" calcext:value-type="float">
            <text:p>405.64</text:p>
          </table:table-cell>
          <table:table-cell office:value-type="float" office:value="11.8266" calcext:value-type="float">
            <text:p>11.8266</text:p>
          </table:table-cell>
          <table:table-cell table:formula="of:=SQRT([.B3278]*[.B3278]+[.C3278]*[.C3278])" office:value-type="float" office:value="405.812368056421" calcext:value-type="float">
            <text:p>405.812368056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10 UTC</text:p>
          </table:table-cell>
          <table:table-cell office:value-type="float" office:value="405.645" calcext:value-type="float">
            <text:p>405.645</text:p>
          </table:table-cell>
          <table:table-cell office:value-type="float" office:value="11.8727" calcext:value-type="float">
            <text:p>11.8727</text:p>
          </table:table-cell>
          <table:table-cell table:formula="of:=SQRT([.B3279]*[.B3279]+[.C3279]*[.C3279])" office:value-type="float" office:value="405.818712025813" calcext:value-type="float">
            <text:p>405.818712025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15 UTC</text:p>
          </table:table-cell>
          <table:table-cell office:value-type="float" office:value="405.649" calcext:value-type="float">
            <text:p>405.649</text:p>
          </table:table-cell>
          <table:table-cell office:value-type="float" office:value="11.9187" calcext:value-type="float">
            <text:p>11.9187</text:p>
          </table:table-cell>
          <table:table-cell table:formula="of:=SQRT([.B3280]*[.B3280]+[.C3280]*[.C3280])" office:value-type="float" office:value="405.824058688849" calcext:value-type="float">
            <text:p>405.824058688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20 UTC</text:p>
          </table:table-cell>
          <table:table-cell office:value-type="float" office:value="405.654" calcext:value-type="float">
            <text:p>405.654</text:p>
          </table:table-cell>
          <table:table-cell office:value-type="float" office:value="11.9647" calcext:value-type="float">
            <text:p>11.9647</text:p>
          </table:table-cell>
          <table:table-cell table:formula="of:=SQRT([.B3281]*[.B3281]+[.C3281]*[.C3281])" office:value-type="float" office:value="405.830410100192" calcext:value-type="float">
            <text:p>405.830410100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25 UTC</text:p>
          </table:table-cell>
          <table:table-cell office:value-type="float" office:value="405.659" calcext:value-type="float">
            <text:p>405.659</text:p>
          </table:table-cell>
          <table:table-cell office:value-type="float" office:value="12.0106" calcext:value-type="float">
            <text:p>12.0106</text:p>
          </table:table-cell>
          <table:table-cell table:formula="of:=SQRT([.B3282]*[.B3282]+[.C3282]*[.C3282])" office:value-type="float" office:value="405.836763728177" calcext:value-type="float">
            <text:p>405.83676372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30 UTC</text:p>
          </table:table-cell>
          <table:table-cell office:value-type="float" office:value="405.664" calcext:value-type="float">
            <text:p>405.664</text:p>
          </table:table-cell>
          <table:table-cell office:value-type="float" office:value="12.0565" calcext:value-type="float">
            <text:p>12.0565</text:p>
          </table:table-cell>
          <table:table-cell table:formula="of:=SQRT([.B3283]*[.B3283]+[.C3283]*[.C3283])" office:value-type="float" office:value="405.843122509486" calcext:value-type="float">
            <text:p>405.843122509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35 UTC</text:p>
          </table:table-cell>
          <table:table-cell office:value-type="float" office:value="405.669" calcext:value-type="float">
            <text:p>405.669</text:p>
          </table:table-cell>
          <table:table-cell office:value-type="float" office:value="12.1024" calcext:value-type="float">
            <text:p>12.1024</text:p>
          </table:table-cell>
          <table:table-cell table:formula="of:=SQRT([.B3284]*[.B3284]+[.C3284]*[.C3284])" office:value-type="float" office:value="405.849486443879" calcext:value-type="float">
            <text:p>405.849486443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40 UTC</text:p>
          </table:table-cell>
          <table:table-cell office:value-type="float" office:value="405.673" calcext:value-type="float">
            <text:p>405.673</text:p>
          </table:table-cell>
          <table:table-cell office:value-type="float" office:value="12.1482" calcext:value-type="float">
            <text:p>12.1482</text:p>
          </table:table-cell>
          <table:table-cell table:formula="of:=SQRT([.B3285]*[.B3285]+[.C3285]*[.C3285])" office:value-type="float" office:value="405.854852985941" calcext:value-type="float">
            <text:p>405.854852985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45 UTC</text:p>
          </table:table-cell>
          <table:table-cell office:value-type="float" office:value="405.678" calcext:value-type="float">
            <text:p>405.678</text:p>
          </table:table-cell>
          <table:table-cell office:value-type="float" office:value="12.1939" calcext:value-type="float">
            <text:p>12.1939</text:p>
          </table:table-cell>
          <table:table-cell table:formula="of:=SQRT([.B3286]*[.B3286]+[.C3286]*[.C3286])" office:value-type="float" office:value="405.861221208937" calcext:value-type="float">
            <text:p>405.861221208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50 UTC</text:p>
          </table:table-cell>
          <table:table-cell office:value-type="float" office:value="405.683" calcext:value-type="float">
            <text:p>405.683</text:p>
          </table:table-cell>
          <table:table-cell office:value-type="float" office:value="12.2397" calcext:value-type="float">
            <text:p>12.2397</text:p>
          </table:table-cell>
          <table:table-cell table:formula="of:=SQRT([.B3287]*[.B3287]+[.C3287]*[.C3287])" office:value-type="float" office:value="405.867597555028" calcext:value-type="float">
            <text:p>405.867597555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3:55 UTC</text:p>
          </table:table-cell>
          <table:table-cell office:value-type="float" office:value="405.687" calcext:value-type="float">
            <text:p>405.687</text:p>
          </table:table-cell>
          <table:table-cell office:value-type="float" office:value="12.2854" calcext:value-type="float">
            <text:p>12.2854</text:p>
          </table:table-cell>
          <table:table-cell table:formula="of:=SQRT([.B3288]*[.B3288]+[.C3288]*[.C3288])" office:value-type="float" office:value="405.872976462045" calcext:value-type="float">
            <text:p>405.872976462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89]*[.B3289]+[.C3289]*[.C32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0]*[.B3290]+[.C3290]*[.C32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1]*[.B3291]+[.C3291]*[.C32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2]*[.B3292]+[.C3292]*[.C32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3]*[.B3293]+[.C3293]*[.C32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4]*[.B3294]+[.C3294]*[.C32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5]*[.B3295]+[.C3295]*[.C32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6]*[.B3296]+[.C3296]*[.C32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7]*[.B3297]+[.C3297]*[.C32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8]*[.B3298]+[.C3298]*[.C32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299]*[.B3299]+[.C3299]*[.C32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0]*[.B3300]+[.C3300]*[.C33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1]*[.B3301]+[.C3301]*[.C33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2]*[.B3302]+[.C3302]*[.C33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3]*[.B3303]+[.C3303]*[.C33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4]*[.B3304]+[.C3304]*[.C33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5]*[.B3305]+[.C3305]*[.C33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6]*[.B3306]+[.C3306]*[.C33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7]*[.B3307]+[.C3307]*[.C33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8]*[.B3308]+[.C3308]*[.C33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09]*[.B3309]+[.C3309]*[.C33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10]*[.B3310]+[.C3310]*[.C33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11]*[.B3311]+[.C3311]*[.C33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12]*[.B3312]+[.C3312]*[.C33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13]*[.B3313]+[.C3313]*[.C33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05 UTC</text:p>
          </table:table-cell>
          <table:table-cell office:value-type="float" office:value="405.692" calcext:value-type="float">
            <text:p>405.692</text:p>
          </table:table-cell>
          <table:table-cell office:value-type="float" office:value="12.2978" calcext:value-type="float">
            <text:p>12.2978</text:p>
          </table:table-cell>
          <table:table-cell table:formula="of:=SQRT([.B3314]*[.B3314]+[.C3314]*[.C3314])" office:value-type="float" office:value="405.878349692171" calcext:value-type="float">
            <text:p>405.878349692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10 UTC</text:p>
          </table:table-cell>
          <table:table-cell office:value-type="float" office:value="405.697" calcext:value-type="float">
            <text:p>405.697</text:p>
          </table:table-cell>
          <table:table-cell office:value-type="float" office:value="12.3438" calcext:value-type="float">
            <text:p>12.3438</text:p>
          </table:table-cell>
          <table:table-cell table:formula="of:=SQRT([.B3315]*[.B3315]+[.C3315]*[.C3315])" office:value-type="float" office:value="405.884743748074" calcext:value-type="float">
            <text:p>405.884743748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15 UTC</text:p>
          </table:table-cell>
          <table:table-cell office:value-type="float" office:value="405.702" calcext:value-type="float">
            <text:p>405.702</text:p>
          </table:table-cell>
          <table:table-cell office:value-type="float" office:value="12.3898" calcext:value-type="float">
            <text:p>12.3898</text:p>
          </table:table-cell>
          <table:table-cell table:formula="of:=SQRT([.B3316]*[.B3316]+[.C3316]*[.C3316])" office:value-type="float" office:value="405.891142978065" calcext:value-type="float">
            <text:p>405.891142978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20 UTC</text:p>
          </table:table-cell>
          <table:table-cell office:value-type="float" office:value="405.706" calcext:value-type="float">
            <text:p>405.706</text:p>
          </table:table-cell>
          <table:table-cell office:value-type="float" office:value="12.4357" calcext:value-type="float">
            <text:p>12.4357</text:p>
          </table:table-cell>
          <table:table-cell table:formula="of:=SQRT([.B3317]*[.B3317]+[.C3317]*[.C3317])" office:value-type="float" office:value="405.896544787573" calcext:value-type="float">
            <text:p>405.896544787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25 UTC</text:p>
          </table:table-cell>
          <table:table-cell office:value-type="float" office:value="405.711" calcext:value-type="float">
            <text:p>405.711</text:p>
          </table:table-cell>
          <table:table-cell office:value-type="float" office:value="12.4816" calcext:value-type="float">
            <text:p>12.4816</text:p>
          </table:table-cell>
          <table:table-cell table:formula="of:=SQRT([.B3318]*[.B3318]+[.C3318]*[.C3318])" office:value-type="float" office:value="405.902951282151" calcext:value-type="float">
            <text:p>405.902951282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30 UTC</text:p>
          </table:table-cell>
          <table:table-cell office:value-type="float" office:value="405.715" calcext:value-type="float">
            <text:p>405.715</text:p>
          </table:table-cell>
          <table:table-cell office:value-type="float" office:value="12.5274" calcext:value-type="float">
            <text:p>12.5274</text:p>
          </table:table-cell>
          <table:table-cell table:formula="of:=SQRT([.B3319]*[.B3319]+[.C3319]*[.C3319])" office:value-type="float" office:value="405.908360317646" calcext:value-type="float">
            <text:p>405.908360317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35 UTC</text:p>
          </table:table-cell>
          <table:table-cell office:value-type="float" office:value="405.72" calcext:value-type="float">
            <text:p>405.72</text:p>
          </table:table-cell>
          <table:table-cell office:value-type="float" office:value="12.5732" calcext:value-type="float">
            <text:p>12.5732</text:p>
          </table:table-cell>
          <table:table-cell table:formula="of:=SQRT([.B3320]*[.B3320]+[.C3320]*[.C3320])" office:value-type="float" office:value="405.914774008338" calcext:value-type="float">
            <text:p>405.914774008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40 UTC</text:p>
          </table:table-cell>
          <table:table-cell office:value-type="float" office:value="405.724" calcext:value-type="float">
            <text:p>405.724</text:p>
          </table:table-cell>
          <table:table-cell office:value-type="float" office:value="12.619" calcext:value-type="float">
            <text:p>12.619</text:p>
          </table:table-cell>
          <table:table-cell table:formula="of:=SQRT([.B3321]*[.B3321]+[.C3321]*[.C3321])" office:value-type="float" office:value="405.920193310212" calcext:value-type="float">
            <text:p>405.920193310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45 UTC</text:p>
          </table:table-cell>
          <table:table-cell office:value-type="float" office:value="405.729" calcext:value-type="float">
            <text:p>405.729</text:p>
          </table:table-cell>
          <table:table-cell office:value-type="float" office:value="12.6647" calcext:value-type="float">
            <text:p>12.6647</text:p>
          </table:table-cell>
          <table:table-cell table:formula="of:=SQRT([.B3322]*[.B3322]+[.C3322]*[.C3322])" office:value-type="float" office:value="405.926614139908" calcext:value-type="float">
            <text:p>405.926614139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50 UTC</text:p>
          </table:table-cell>
          <table:table-cell office:value-type="float" office:value="405.733" calcext:value-type="float">
            <text:p>405.733</text:p>
          </table:table-cell>
          <table:table-cell office:value-type="float" office:value="12.7104" calcext:value-type="float">
            <text:p>12.7104</text:p>
          </table:table-cell>
          <table:table-cell table:formula="of:=SQRT([.B3323]*[.B3323]+[.C3323]*[.C3323])" office:value-type="float" office:value="405.932040564871" calcext:value-type="float">
            <text:p>405.932040564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6:55 UTC</text:p>
          </table:table-cell>
          <table:table-cell office:value-type="float" office:value="405.738" calcext:value-type="float">
            <text:p>405.738</text:p>
          </table:table-cell>
          <table:table-cell office:value-type="float" office:value="12.756" calcext:value-type="float">
            <text:p>12.756</text:p>
          </table:table-cell>
          <table:table-cell table:formula="of:=SQRT([.B3324]*[.B3324]+[.C3324]*[.C3324])" office:value-type="float" office:value="405.938468465357" calcext:value-type="float">
            <text:p>405.938468465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5]*[.B3325]+[.C3325]*[.C33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6]*[.B3326]+[.C3326]*[.C33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7]*[.B3327]+[.C3327]*[.C33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8]*[.B3328]+[.C3328]*[.C33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29]*[.B3329]+[.C3329]*[.C33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0]*[.B3330]+[.C3330]*[.C33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1]*[.B3331]+[.C3331]*[.C33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2]*[.B3332]+[.C3332]*[.C33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3]*[.B3333]+[.C3333]*[.C33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4]*[.B3334]+[.C3334]*[.C33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5]*[.B3335]+[.C3335]*[.C33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6]*[.B3336]+[.C3336]*[.C33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7]*[.B3337]+[.C3337]*[.C33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8]*[.B3338]+[.C3338]*[.C33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39]*[.B3339]+[.C3339]*[.C33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0]*[.B3340]+[.C3340]*[.C33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1]*[.B3341]+[.C3341]*[.C33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2]*[.B3342]+[.C3342]*[.C33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3]*[.B3343]+[.C3343]*[.C33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4]*[.B3344]+[.C3344]*[.C33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5]*[.B3345]+[.C3345]*[.C33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6]*[.B3346]+[.C3346]*[.C33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7]*[.B3347]+[.C3347]*[.C33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8]*[.B3348]+[.C3348]*[.C33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49]*[.B3349]+[.C3349]*[.C33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05 UTC</text:p>
          </table:table-cell>
          <table:table-cell office:value-type="float" office:value="405.532" calcext:value-type="float">
            <text:p>405.532</text:p>
          </table:table-cell>
          <table:table-cell office:value-type="float" office:value="10.8889" calcext:value-type="float">
            <text:p>10.8889</text:p>
          </table:table-cell>
          <table:table-cell table:formula="of:=SQRT([.B3350]*[.B3350]+[.C3350]*[.C3350])" office:value-type="float" office:value="405.678162053628" calcext:value-type="float">
            <text:p>405.678162053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10 UTC</text:p>
          </table:table-cell>
          <table:table-cell office:value-type="float" office:value="405.538" calcext:value-type="float">
            <text:p>405.538</text:p>
          </table:table-cell>
          <table:table-cell office:value-type="float" office:value="10.9352" calcext:value-type="float">
            <text:p>10.9352</text:p>
          </table:table-cell>
          <table:table-cell table:formula="of:=SQRT([.B3351]*[.B3351]+[.C3351]*[.C3351])" office:value-type="float" office:value="405.685405262551" calcext:value-type="float">
            <text:p>405.685405262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15 UTC</text:p>
          </table:table-cell>
          <table:table-cell office:value-type="float" office:value="405.543" calcext:value-type="float">
            <text:p>405.543</text:p>
          </table:table-cell>
          <table:table-cell office:value-type="float" office:value="10.9814" calcext:value-type="float">
            <text:p>10.9814</text:p>
          </table:table-cell>
          <table:table-cell table:formula="of:=SQRT([.B3352]*[.B3352]+[.C3352]*[.C3352])" office:value-type="float" office:value="405.691651374489" calcext:value-type="float">
            <text:p>405.691651374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20 UTC</text:p>
          </table:table-cell>
          <table:table-cell office:value-type="float" office:value="405.548" calcext:value-type="float">
            <text:p>405.548</text:p>
          </table:table-cell>
          <table:table-cell office:value-type="float" office:value="11.0275" calcext:value-type="float">
            <text:p>11.0275</text:p>
          </table:table-cell>
          <table:table-cell table:formula="of:=SQRT([.B3353]*[.B3353]+[.C3353]*[.C3353])" office:value-type="float" office:value="405.697899994873" calcext:value-type="float">
            <text:p>405.697899994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25 UTC</text:p>
          </table:table-cell>
          <table:table-cell office:value-type="float" office:value="405.553" calcext:value-type="float">
            <text:p>405.553</text:p>
          </table:table-cell>
          <table:table-cell office:value-type="float" office:value="11.0736" calcext:value-type="float">
            <text:p>11.0736</text:p>
          </table:table-cell>
          <table:table-cell table:formula="of:=SQRT([.B3354]*[.B3354]+[.C3354]*[.C3354])" office:value-type="float" office:value="405.704153818962" calcext:value-type="float">
            <text:p>405.704153818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30 UTC</text:p>
          </table:table-cell>
          <table:table-cell office:value-type="float" office:value="405.559" calcext:value-type="float">
            <text:p>405.559</text:p>
          </table:table-cell>
          <table:table-cell office:value-type="float" office:value="11.1196" calcext:value-type="float">
            <text:p>11.1196</text:p>
          </table:table-cell>
          <table:table-cell table:formula="of:=SQRT([.B3355]*[.B3355]+[.C3355]*[.C3355])" office:value-type="float" office:value="405.711409730069" calcext:value-type="float">
            <text:p>405.711409730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35 UTC</text:p>
          </table:table-cell>
          <table:table-cell office:value-type="float" office:value="405.564" calcext:value-type="float">
            <text:p>405.564</text:p>
          </table:table-cell>
          <table:table-cell office:value-type="float" office:value="11.1656" calcext:value-type="float">
            <text:p>11.1656</text:p>
          </table:table-cell>
          <table:table-cell table:formula="of:=SQRT([.B3356]*[.B3356]+[.C3356]*[.C3356])" office:value-type="float" office:value="405.717671194342" calcext:value-type="float">
            <text:p>405.717671194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40 UTC</text:p>
          </table:table-cell>
          <table:table-cell office:value-type="float" office:value="405.569" calcext:value-type="float">
            <text:p>405.569</text:p>
          </table:table-cell>
          <table:table-cell office:value-type="float" office:value="11.2115" calcext:value-type="float">
            <text:p>11.2115</text:p>
          </table:table-cell>
          <table:table-cell table:formula="of:=SQRT([.B3357]*[.B3357]+[.C3357]*[.C3357])" office:value-type="float" office:value="405.723935075625" calcext:value-type="float">
            <text:p>405.72393507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45 UTC</text:p>
          </table:table-cell>
          <table:table-cell office:value-type="float" office:value="405.574" calcext:value-type="float">
            <text:p>405.574</text:p>
          </table:table-cell>
          <table:table-cell office:value-type="float" office:value="11.2574" calcext:value-type="float">
            <text:p>11.2574</text:p>
          </table:table-cell>
          <table:table-cell table:formula="of:=SQRT([.B3358]*[.B3358]+[.C3358]*[.C3358])" office:value-type="float" office:value="405.730204114458" calcext:value-type="float">
            <text:p>405.730204114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50 UTC</text:p>
          </table:table-cell>
          <table:table-cell office:value-type="float" office:value="405.579" calcext:value-type="float">
            <text:p>405.579</text:p>
          </table:table-cell>
          <table:table-cell office:value-type="float" office:value="11.3032" calcext:value-type="float">
            <text:p>11.3032</text:p>
          </table:table-cell>
          <table:table-cell table:formula="of:=SQRT([.B3359]*[.B3359]+[.C3359]*[.C3359])" office:value-type="float" office:value="405.736475524743" calcext:value-type="float">
            <text:p>405.736475524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39:55 UTC</text:p>
          </table:table-cell>
          <table:table-cell office:value-type="float" office:value="405.584" calcext:value-type="float">
            <text:p>405.584</text:p>
          </table:table-cell>
          <table:table-cell office:value-type="float" office:value="11.349" calcext:value-type="float">
            <text:p>11.349</text:p>
          </table:table-cell>
          <table:table-cell table:formula="of:=SQRT([.B3360]*[.B3360]+[.C3360]*[.C3360])" office:value-type="float" office:value="405.742752069584" calcext:value-type="float">
            <text:p>405.742752069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1]*[.B3361]+[.C3361]*[.C33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2]*[.B3362]+[.C3362]*[.C33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3]*[.B3363]+[.C3363]*[.C33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4]*[.B3364]+[.C3364]*[.C33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5]*[.B3365]+[.C3365]*[.C33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6]*[.B3366]+[.C3366]*[.C33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7]*[.B3367]+[.C3367]*[.C33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8]*[.B3368]+[.C3368]*[.C33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69]*[.B3369]+[.C3369]*[.C33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0]*[.B3370]+[.C3370]*[.C33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1]*[.B3371]+[.C3371]*[.C33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2]*[.B3372]+[.C3372]*[.C33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3]*[.B3373]+[.C3373]*[.C33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4]*[.B3374]+[.C3374]*[.C33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5]*[.B3375]+[.C3375]*[.C33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6]*[.B3376]+[.C3376]*[.C33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7]*[.B3377]+[.C3377]*[.C33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8]*[.B3378]+[.C3378]*[.C33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79]*[.B3379]+[.C3379]*[.C33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0]*[.B3380]+[.C3380]*[.C33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1]*[.B3381]+[.C3381]*[.C33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2]*[.B3382]+[.C3382]*[.C33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3]*[.B3383]+[.C3383]*[.C33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4]*[.B3384]+[.C3384]*[.C33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85]*[.B3385]+[.C3385]*[.C33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05 UTC</text:p>
          </table:table-cell>
          <table:table-cell office:value-type="float" office:value="408.466" calcext:value-type="float">
            <text:p>408.466</text:p>
          </table:table-cell>
          <table:table-cell office:value-type="float" office:value="13.9592" calcext:value-type="float">
            <text:p>13.9592</text:p>
          </table:table-cell>
          <table:table-cell table:formula="of:=SQRT([.B3386]*[.B3386]+[.C3386]*[.C3386])" office:value-type="float" office:value="408.704456081213" calcext:value-type="float">
            <text:p>408.704456081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10 UTC</text:p>
          </table:table-cell>
          <table:table-cell office:value-type="float" office:value="408.612" calcext:value-type="float">
            <text:p>408.612</text:p>
          </table:table-cell>
          <table:table-cell office:value-type="float" office:value="14.1348" calcext:value-type="float">
            <text:p>14.1348</text:p>
          </table:table-cell>
          <table:table-cell table:formula="of:=SQRT([.B3387]*[.B3387]+[.C3387]*[.C3387])" office:value-type="float" office:value="408.856404028407" calcext:value-type="float">
            <text:p>408.856404028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15 UTC</text:p>
          </table:table-cell>
          <table:table-cell office:value-type="float" office:value="408.757" calcext:value-type="float">
            <text:p>408.757</text:p>
          </table:table-cell>
          <table:table-cell office:value-type="float" office:value="14.3103" calcext:value-type="float">
            <text:p>14.3103</text:p>
          </table:table-cell>
          <table:table-cell table:formula="of:=SQRT([.B3388]*[.B3388]+[.C3388]*[.C3388])" office:value-type="float" office:value="409.007420146738" calcext:value-type="float">
            <text:p>409.007420146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20 UTC</text:p>
          </table:table-cell>
          <table:table-cell office:value-type="float" office:value="408.902" calcext:value-type="float">
            <text:p>408.902</text:p>
          </table:table-cell>
          <table:table-cell office:value-type="float" office:value="14.4857" calcext:value-type="float">
            <text:p>14.4857</text:p>
          </table:table-cell>
          <table:table-cell table:formula="of:=SQRT([.B3389]*[.B3389]+[.C3389]*[.C3389])" office:value-type="float" office:value="409.158503649246" calcext:value-type="float">
            <text:p>409.158503649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25 UTC</text:p>
          </table:table-cell>
          <table:table-cell office:value-type="float" office:value="409.047" calcext:value-type="float">
            <text:p>409.047</text:p>
          </table:table-cell>
          <table:table-cell office:value-type="float" office:value="14.661" calcext:value-type="float">
            <text:p>14.661</text:p>
          </table:table-cell>
          <table:table-cell table:formula="of:=SQRT([.B3390]*[.B3390]+[.C3390]*[.C3390])" office:value-type="float" office:value="409.309654332756" calcext:value-type="float">
            <text:p>409.309654332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30 UTC</text:p>
          </table:table-cell>
          <table:table-cell office:value-type="float" office:value="409.191" calcext:value-type="float">
            <text:p>409.191</text:p>
          </table:table-cell>
          <table:table-cell office:value-type="float" office:value="14.8362" calcext:value-type="float">
            <text:p>14.8362</text:p>
          </table:table-cell>
          <table:table-cell table:formula="of:=SQRT([.B3391]*[.B3391]+[.C3391]*[.C3391])" office:value-type="float" office:value="409.459872651082" calcext:value-type="float">
            <text:p>409.45987265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35 UTC</text:p>
          </table:table-cell>
          <table:table-cell office:value-type="float" office:value="409.334" calcext:value-type="float">
            <text:p>409.334</text:p>
          </table:table-cell>
          <table:table-cell office:value-type="float" office:value="15.0112" calcext:value-type="float">
            <text:p>15.0112</text:p>
          </table:table-cell>
          <table:table-cell table:formula="of:=SQRT([.B3392]*[.B3392]+[.C3392]*[.C3392])" office:value-type="float" office:value="409.609154782263" calcext:value-type="float">
            <text:p>409.609154782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40 UTC</text:p>
          </table:table-cell>
          <table:table-cell office:value-type="float" office:value="409.478" calcext:value-type="float">
            <text:p>409.478</text:p>
          </table:table-cell>
          <table:table-cell office:value-type="float" office:value="15.1862" calcext:value-type="float">
            <text:p>15.1862</text:p>
          </table:table-cell>
          <table:table-cell table:formula="of:=SQRT([.B3393]*[.B3393]+[.C3393]*[.C3393])" office:value-type="float" office:value="409.759506484523" calcext:value-type="float">
            <text:p>409.759506484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45 UTC</text:p>
          </table:table-cell>
          <table:table-cell office:value-type="float" office:value="409.621" calcext:value-type="float">
            <text:p>409.621</text:p>
          </table:table-cell>
          <table:table-cell office:value-type="float" office:value="15.361" calcext:value-type="float">
            <text:p>15.361</text:p>
          </table:table-cell>
          <table:table-cell table:formula="of:=SQRT([.B3394]*[.B3394]+[.C3394]*[.C3394])" office:value-type="float" office:value="409.908921544774" calcext:value-type="float">
            <text:p>409.908921544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50 UTC</text:p>
          </table:table-cell>
          <table:table-cell office:value-type="float" office:value="409.764" calcext:value-type="float">
            <text:p>409.764</text:p>
          </table:table-cell>
          <table:table-cell office:value-type="float" office:value="15.5358" calcext:value-type="float">
            <text:p>15.5358</text:p>
          </table:table-cell>
          <table:table-cell table:formula="of:=SQRT([.B3395]*[.B3395]+[.C3395]*[.C3395])" office:value-type="float" office:value="410.058406544287" calcext:value-type="float">
            <text:p>410.058406544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2:55 UTC</text:p>
          </table:table-cell>
          <table:table-cell office:value-type="float" office:value="409.906" calcext:value-type="float">
            <text:p>409.906</text:p>
          </table:table-cell>
          <table:table-cell office:value-type="float" office:value="15.7104" calcext:value-type="float">
            <text:p>15.7104</text:p>
          </table:table-cell>
          <table:table-cell table:formula="of:=SQRT([.B3396]*[.B3396]+[.C3396]*[.C3396])" office:value-type="float" office:value="410.206954480491" calcext:value-type="float">
            <text:p>410.206954480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97]*[.B3397]+[.C3397]*[.C33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98]*[.B3398]+[.C3398]*[.C33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399]*[.B3399]+[.C3399]*[.C33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0]*[.B3400]+[.C3400]*[.C34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1]*[.B3401]+[.C3401]*[.C34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2]*[.B3402]+[.C3402]*[.C34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3]*[.B3403]+[.C3403]*[.C34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4]*[.B3404]+[.C3404]*[.C34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5]*[.B3405]+[.C3405]*[.C34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6]*[.B3406]+[.C3406]*[.C34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7]*[.B3407]+[.C3407]*[.C34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8]*[.B3408]+[.C3408]*[.C34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09]*[.B3409]+[.C3409]*[.C34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0]*[.B3410]+[.C3410]*[.C34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1]*[.B3411]+[.C3411]*[.C34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2]*[.B3412]+[.C3412]*[.C34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3]*[.B3413]+[.C3413]*[.C34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4]*[.B3414]+[.C3414]*[.C34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5]*[.B3415]+[.C3415]*[.C34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6]*[.B3416]+[.C3416]*[.C34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7]*[.B3417]+[.C3417]*[.C34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8]*[.B3418]+[.C3418]*[.C34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19]*[.B3419]+[.C3419]*[.C34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20]*[.B3420]+[.C3420]*[.C34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21]*[.B3421]+[.C3421]*[.C34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05 UTC</text:p>
          </table:table-cell>
          <table:table-cell office:value-type="float" office:value="407.137" calcext:value-type="float">
            <text:p>407.137</text:p>
          </table:table-cell>
          <table:table-cell office:value-type="float" office:value="13.4147" calcext:value-type="float">
            <text:p>13.4147</text:p>
          </table:table-cell>
          <table:table-cell table:formula="of:=SQRT([.B3422]*[.B3422]+[.C3422]*[.C3422])" office:value-type="float" office:value="407.357939587643" calcext:value-type="float">
            <text:p>407.357939587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10 UTC</text:p>
          </table:table-cell>
          <table:table-cell office:value-type="float" office:value="407.217" calcext:value-type="float">
            <text:p>407.217</text:p>
          </table:table-cell>
          <table:table-cell office:value-type="float" office:value="13.5633" calcext:value-type="float">
            <text:p>13.5633</text:p>
          </table:table-cell>
          <table:table-cell table:formula="of:=SQRT([.B3423]*[.B3423]+[.C3423]*[.C3423])" office:value-type="float" office:value="407.442815859956" calcext:value-type="float">
            <text:p>407.442815859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15 UTC</text:p>
          </table:table-cell>
          <table:table-cell office:value-type="float" office:value="407.298" calcext:value-type="float">
            <text:p>407.298</text:p>
          </table:table-cell>
          <table:table-cell office:value-type="float" office:value="13.7119" calcext:value-type="float">
            <text:p>13.7119</text:p>
          </table:table-cell>
          <table:table-cell table:formula="of:=SQRT([.B3424]*[.B3424]+[.C3424]*[.C3424])" office:value-type="float" office:value="407.528743778411" calcext:value-type="float">
            <text:p>407.528743778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20 UTC</text:p>
          </table:table-cell>
          <table:table-cell office:value-type="float" office:value="407.378" calcext:value-type="float">
            <text:p>407.378</text:p>
          </table:table-cell>
          <table:table-cell office:value-type="float" office:value="13.8603" calcext:value-type="float">
            <text:p>13.8603</text:p>
          </table:table-cell>
          <table:table-cell table:formula="of:=SQRT([.B3425]*[.B3425]+[.C3425]*[.C3425])" office:value-type="float" office:value="407.613717629927" calcext:value-type="float">
            <text:p>407.613717629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25 UTC</text:p>
          </table:table-cell>
          <table:table-cell office:value-type="float" office:value="407.458" calcext:value-type="float">
            <text:p>407.458</text:p>
          </table:table-cell>
          <table:table-cell office:value-type="float" office:value="14.0087" calcext:value-type="float">
            <text:p>14.0087</text:p>
          </table:table-cell>
          <table:table-cell table:formula="of:=SQRT([.B3426]*[.B3426]+[.C3426]*[.C3426])" office:value-type="float" office:value="407.698743485542" calcext:value-type="float">
            <text:p>407.698743485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30 UTC</text:p>
          </table:table-cell>
          <table:table-cell office:value-type="float" office:value="407.537" calcext:value-type="float">
            <text:p>407.537</text:p>
          </table:table-cell>
          <table:table-cell office:value-type="float" office:value="14.157" calcext:value-type="float">
            <text:p>14.157</text:p>
          </table:table-cell>
          <table:table-cell table:formula="of:=SQRT([.B3427]*[.B3427]+[.C3427]*[.C3427])" office:value-type="float" office:value="407.782818443838" calcext:value-type="float">
            <text:p>407.782818443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35 UTC</text:p>
          </table:table-cell>
          <table:table-cell office:value-type="float" office:value="407.617" calcext:value-type="float">
            <text:p>407.617</text:p>
          </table:table-cell>
          <table:table-cell office:value-type="float" office:value="14.3052" calcext:value-type="float">
            <text:p>14.3052</text:p>
          </table:table-cell>
          <table:table-cell table:formula="of:=SQRT([.B3428]*[.B3428]+[.C3428]*[.C3428])" office:value-type="float" office:value="407.867941172189" calcext:value-type="float">
            <text:p>407.867941172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40 UTC</text:p>
          </table:table-cell>
          <table:table-cell office:value-type="float" office:value="407.696" calcext:value-type="float">
            <text:p>407.696</text:p>
          </table:table-cell>
          <table:table-cell office:value-type="float" office:value="14.4533" calcext:value-type="float">
            <text:p>14.4533</text:p>
          </table:table-cell>
          <table:table-cell table:formula="of:=SQRT([.B3429]*[.B3429]+[.C3429]*[.C3429])" office:value-type="float" office:value="407.952112749634" calcext:value-type="float">
            <text:p>407.952112749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45 UTC</text:p>
          </table:table-cell>
          <table:table-cell office:value-type="float" office:value="407.775" calcext:value-type="float">
            <text:p>407.775</text:p>
          </table:table-cell>
          <table:table-cell office:value-type="float" office:value="14.6014" calcext:value-type="float">
            <text:p>14.6014</text:p>
          </table:table-cell>
          <table:table-cell table:formula="of:=SQRT([.B3430]*[.B3430]+[.C3430]*[.C3430])" office:value-type="float" office:value="408.036336013056" calcext:value-type="float">
            <text:p>408.036336013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50 UTC</text:p>
          </table:table-cell>
          <table:table-cell office:value-type="float" office:value="407.854" calcext:value-type="float">
            <text:p>407.854</text:p>
          </table:table-cell>
          <table:table-cell office:value-type="float" office:value="14.7493" calcext:value-type="float">
            <text:p>14.7493</text:p>
          </table:table-cell>
          <table:table-cell table:formula="of:=SQRT([.B3431]*[.B3431]+[.C3431]*[.C3431])" office:value-type="float" office:value="408.120603702496" calcext:value-type="float">
            <text:p>408.120603702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5:55 UTC</text:p>
          </table:table-cell>
          <table:table-cell office:value-type="float" office:value="407.932" calcext:value-type="float">
            <text:p>407.932</text:p>
          </table:table-cell>
          <table:table-cell office:value-type="float" office:value="14.8972" calcext:value-type="float">
            <text:p>14.8972</text:p>
          </table:table-cell>
          <table:table-cell table:formula="of:=SQRT([.B3432]*[.B3432]+[.C3432]*[.C3432])" office:value-type="float" office:value="408.203923538028" calcext:value-type="float">
            <text:p>408.203923538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3]*[.B3433]+[.C3433]*[.C34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4]*[.B3434]+[.C3434]*[.C34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5]*[.B3435]+[.C3435]*[.C34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6]*[.B3436]+[.C3436]*[.C34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7]*[.B3437]+[.C3437]*[.C34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8]*[.B3438]+[.C3438]*[.C34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39]*[.B3439]+[.C3439]*[.C34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0]*[.B3440]+[.C3440]*[.C34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1]*[.B3441]+[.C3441]*[.C34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2]*[.B3442]+[.C3442]*[.C34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3]*[.B3443]+[.C3443]*[.C34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4]*[.B3444]+[.C3444]*[.C34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5]*[.B3445]+[.C3445]*[.C34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6]*[.B3446]+[.C3446]*[.C34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7]*[.B3447]+[.C3447]*[.C34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8]*[.B3448]+[.C3448]*[.C34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49]*[.B3449]+[.C3449]*[.C34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0]*[.B3450]+[.C3450]*[.C34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1]*[.B3451]+[.C3451]*[.C34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2]*[.B3452]+[.C3452]*[.C34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3]*[.B3453]+[.C3453]*[.C34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4]*[.B3454]+[.C3454]*[.C34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5]*[.B3455]+[.C3455]*[.C34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6]*[.B3456]+[.C3456]*[.C34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57]*[.B3457]+[.C3457]*[.C34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05 UTC</text:p>
          </table:table-cell>
          <table:table-cell office:value-type="float" office:value="408.748" calcext:value-type="float">
            <text:p>408.748</text:p>
          </table:table-cell>
          <table:table-cell office:value-type="float" office:value="16.4155" calcext:value-type="float">
            <text:p>16.4155</text:p>
          </table:table-cell>
          <table:table-cell table:formula="of:=SQRT([.B3458]*[.B3458]+[.C3458]*[.C3458])" office:value-type="float" office:value="409.077494057361" calcext:value-type="float">
            <text:p>409.077494057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10 UTC</text:p>
          </table:table-cell>
          <table:table-cell office:value-type="float" office:value="408.826" calcext:value-type="float">
            <text:p>408.826</text:p>
          </table:table-cell>
          <table:table-cell office:value-type="float" office:value="16.5642" calcext:value-type="float">
            <text:p>16.5642</text:p>
          </table:table-cell>
          <table:table-cell table:formula="of:=SQRT([.B3459]*[.B3459]+[.C3459]*[.C3459])" office:value-type="float" office:value="409.161424131894" calcext:value-type="float">
            <text:p>409.161424131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15 UTC</text:p>
          </table:table-cell>
          <table:table-cell office:value-type="float" office:value="408.903" calcext:value-type="float">
            <text:p>408.903</text:p>
          </table:table-cell>
          <table:table-cell office:value-type="float" office:value="16.7128" calcext:value-type="float">
            <text:p>16.7128</text:p>
          </table:table-cell>
          <table:table-cell table:formula="of:=SQRT([.B3460]*[.B3460]+[.C3460]*[.C3460])" office:value-type="float" office:value="409.244402640818" calcext:value-type="float">
            <text:p>409.244402640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20 UTC</text:p>
          </table:table-cell>
          <table:table-cell office:value-type="float" office:value="408.981" calcext:value-type="float">
            <text:p>408.981</text:p>
          </table:table-cell>
          <table:table-cell office:value-type="float" office:value="16.8615" calcext:value-type="float">
            <text:p>16.8615</text:p>
          </table:table-cell>
          <table:table-cell table:formula="of:=SQRT([.B3461]*[.B3461]+[.C3461]*[.C3461])" office:value-type="float" office:value="409.328436030591" calcext:value-type="float">
            <text:p>409.328436030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25 UTC</text:p>
          </table:table-cell>
          <table:table-cell office:value-type="float" office:value="409.058" calcext:value-type="float">
            <text:p>409.058</text:p>
          </table:table-cell>
          <table:table-cell office:value-type="float" office:value="17.01" calcext:value-type="float">
            <text:p>17.01</text:p>
          </table:table-cell>
          <table:table-cell table:formula="of:=SQRT([.B3462]*[.B3462]+[.C3462]*[.C3462])" office:value-type="float" office:value="409.411513594818" calcext:value-type="float">
            <text:p>409.411513594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30 UTC</text:p>
          </table:table-cell>
          <table:table-cell office:value-type="float" office:value="409.135" calcext:value-type="float">
            <text:p>409.135</text:p>
          </table:table-cell>
          <table:table-cell office:value-type="float" office:value="17.1586" calcext:value-type="float">
            <text:p>17.1586</text:p>
          </table:table-cell>
          <table:table-cell table:formula="of:=SQRT([.B3463]*[.B3463]+[.C3463]*[.C3463])" office:value-type="float" office:value="409.494646825767" calcext:value-type="float">
            <text:p>409.494646825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35 UTC</text:p>
          </table:table-cell>
          <table:table-cell office:value-type="float" office:value="409.212" calcext:value-type="float">
            <text:p>409.212</text:p>
          </table:table-cell>
          <table:table-cell office:value-type="float" office:value="17.307" calcext:value-type="float">
            <text:p>17.307</text:p>
          </table:table-cell>
          <table:table-cell table:formula="of:=SQRT([.B3464]*[.B3464]+[.C3464]*[.C3464])" office:value-type="float" office:value="409.577823121565" calcext:value-type="float">
            <text:p>409.577823121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40 UTC</text:p>
          </table:table-cell>
          <table:table-cell office:value-type="float" office:value="409.289" calcext:value-type="float">
            <text:p>409.289</text:p>
          </table:table-cell>
          <table:table-cell office:value-type="float" office:value="17.4554" calcext:value-type="float">
            <text:p>17.4554</text:p>
          </table:table-cell>
          <table:table-cell table:formula="of:=SQRT([.B3465]*[.B3465]+[.C3465]*[.C3465])" office:value-type="float" office:value="409.661050760455" calcext:value-type="float">
            <text:p>409.661050760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45 UTC</text:p>
          </table:table-cell>
          <table:table-cell office:value-type="float" office:value="409.365" calcext:value-type="float">
            <text:p>409.365</text:p>
          </table:table-cell>
          <table:table-cell office:value-type="float" office:value="17.6038" calcext:value-type="float">
            <text:p>17.6038</text:p>
          </table:table-cell>
          <table:table-cell table:formula="of:=SQRT([.B3466]*[.B3466]+[.C3466]*[.C3466])" office:value-type="float" office:value="409.743330634484" calcext:value-type="float">
            <text:p>409.743330634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50 UTC</text:p>
          </table:table-cell>
          <table:table-cell office:value-type="float" office:value="409.442" calcext:value-type="float">
            <text:p>409.442</text:p>
          </table:table-cell>
          <table:table-cell office:value-type="float" office:value="17.7521" calcext:value-type="float">
            <text:p>17.7521</text:p>
          </table:table-cell>
          <table:table-cell table:formula="of:=SQRT([.B3467]*[.B3467]+[.C3467]*[.C3467])" office:value-type="float" office:value="409.826656549339" calcext:value-type="float">
            <text:p>409.826656549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8:55 UTC</text:p>
          </table:table-cell>
          <table:table-cell office:value-type="float" office:value="409.518" calcext:value-type="float">
            <text:p>409.518</text:p>
          </table:table-cell>
          <table:table-cell office:value-type="float" office:value="17.9004" calcext:value-type="float">
            <text:p>17.9004</text:p>
          </table:table-cell>
          <table:table-cell table:formula="of:=SQRT([.B3468]*[.B3468]+[.C3468]*[.C3468])" office:value-type="float" office:value="409.909034596897" calcext:value-type="float">
            <text:p>409.909034596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69]*[.B3469]+[.C3469]*[.C34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0]*[.B3470]+[.C3470]*[.C34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1]*[.B3471]+[.C3471]*[.C34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2]*[.B3472]+[.C3472]*[.C34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3]*[.B3473]+[.C3473]*[.C34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4]*[.B3474]+[.C3474]*[.C347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5]*[.B3475]+[.C3475]*[.C347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6]*[.B3476]+[.C3476]*[.C347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7]*[.B3477]+[.C3477]*[.C34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8]*[.B3478]+[.C3478]*[.C34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79]*[.B3479]+[.C3479]*[.C34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4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0]*[.B3480]+[.C3480]*[.C34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1]*[.B3481]+[.C3481]*[.C34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2]*[.B3482]+[.C3482]*[.C34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3]*[.B3483]+[.C3483]*[.C34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4]*[.B3484]+[.C3484]*[.C34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5]*[.B3485]+[.C3485]*[.C34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6]*[.B3486]+[.C3486]*[.C34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7]*[.B3487]+[.C3487]*[.C34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8]*[.B3488]+[.C3488]*[.C34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89]*[.B3489]+[.C3489]*[.C34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90]*[.B3490]+[.C3490]*[.C34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91]*[.B3491]+[.C3491]*[.C34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92]*[.B3492]+[.C3492]*[.C34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493]*[.B3493]+[.C3493]*[.C34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05 UTC</text:p>
          </table:table-cell>
          <table:table-cell office:value-type="float" office:value="405.811" calcext:value-type="float">
            <text:p>405.811</text:p>
          </table:table-cell>
          <table:table-cell office:value-type="float" office:value="13.2476" calcext:value-type="float">
            <text:p>13.2476</text:p>
          </table:table-cell>
          <table:table-cell table:formula="of:=SQRT([.B3494]*[.B3494]+[.C3494]*[.C3494])" office:value-type="float" office:value="406.027174739278" calcext:value-type="float">
            <text:p>406.027174739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10 UTC</text:p>
          </table:table-cell>
          <table:table-cell office:value-type="float" office:value="405.816" calcext:value-type="float">
            <text:p>405.816</text:p>
          </table:table-cell>
          <table:table-cell office:value-type="float" office:value="13.2937" calcext:value-type="float">
            <text:p>13.2937</text:p>
          </table:table-cell>
          <table:table-cell table:formula="of:=SQRT([.B3495]*[.B3495]+[.C3495]*[.C3495])" office:value-type="float" office:value="406.033678794863" calcext:value-type="float">
            <text:p>406.033678794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15 UTC</text:p>
          </table:table-cell>
          <table:table-cell office:value-type="float" office:value="405.821" calcext:value-type="float">
            <text:p>405.821</text:p>
          </table:table-cell>
          <table:table-cell office:value-type="float" office:value="13.3397" calcext:value-type="float">
            <text:p>13.3397</text:p>
          </table:table-cell>
          <table:table-cell table:formula="of:=SQRT([.B3496]*[.B3496]+[.C3496]*[.C3496])" office:value-type="float" office:value="406.040184756497" calcext:value-type="float">
            <text:p>406.040184756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20 UTC</text:p>
          </table:table-cell>
          <table:table-cell office:value-type="float" office:value="405.826" calcext:value-type="float">
            <text:p>405.826</text:p>
          </table:table-cell>
          <table:table-cell office:value-type="float" office:value="13.3857" calcext:value-type="float">
            <text:p>13.3857</text:p>
          </table:table-cell>
          <table:table-cell table:formula="of:=SQRT([.B3497]*[.B3497]+[.C3497]*[.C3497])" office:value-type="float" office:value="406.04669588668" calcext:value-type="float">
            <text:p>406.04669588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25 UTC</text:p>
          </table:table-cell>
          <table:table-cell office:value-type="float" office:value="405.83" calcext:value-type="float">
            <text:p>405.83</text:p>
          </table:table-cell>
          <table:table-cell office:value-type="float" office:value="13.4317" calcext:value-type="float">
            <text:p>13.4317</text:p>
          </table:table-cell>
          <table:table-cell table:formula="of:=SQRT([.B3498]*[.B3498]+[.C3498]*[.C3498])" office:value-type="float" office:value="406.052212732415" calcext:value-type="float">
            <text:p>406.052212732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30 UTC</text:p>
          </table:table-cell>
          <table:table-cell office:value-type="float" office:value="405.835" calcext:value-type="float">
            <text:p>405.835</text:p>
          </table:table-cell>
          <table:table-cell office:value-type="float" office:value="13.4776" calcext:value-type="float">
            <text:p>13.4776</text:p>
          </table:table-cell>
          <table:table-cell table:formula="of:=SQRT([.B3499]*[.B3499]+[.C3499]*[.C3499])" office:value-type="float" office:value="406.058730883551" calcext:value-type="float">
            <text:p>406.058730883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35 UTC</text:p>
          </table:table-cell>
          <table:table-cell office:value-type="float" office:value="405.84" calcext:value-type="float">
            <text:p>405.84</text:p>
          </table:table-cell>
          <table:table-cell office:value-type="float" office:value="13.5236" calcext:value-type="float">
            <text:p>13.5236</text:p>
          </table:table-cell>
          <table:table-cell table:formula="of:=SQRT([.B3500]*[.B3500]+[.C3500]*[.C3500])" office:value-type="float" office:value="406.065257510366" calcext:value-type="float">
            <text:p>406.065257510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40 UTC</text:p>
          </table:table-cell>
          <table:table-cell office:value-type="float" office:value="405.844" calcext:value-type="float">
            <text:p>405.844</text:p>
          </table:table-cell>
          <table:table-cell office:value-type="float" office:value="13.5694" calcext:value-type="float">
            <text:p>13.5694</text:p>
          </table:table-cell>
          <table:table-cell table:formula="of:=SQRT([.B3501]*[.B3501]+[.C3501]*[.C3501])" office:value-type="float" office:value="406.070783179928" calcext:value-type="float">
            <text:p>406.070783179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45 UTC</text:p>
          </table:table-cell>
          <table:table-cell office:value-type="float" office:value="405.849" calcext:value-type="float">
            <text:p>405.849</text:p>
          </table:table-cell>
          <table:table-cell office:value-type="float" office:value="13.6153" calcext:value-type="float">
            <text:p>13.6153</text:p>
          </table:table-cell>
          <table:table-cell table:formula="of:=SQRT([.B3502]*[.B3502]+[.C3502]*[.C3502])" office:value-type="float" office:value="406.07731676996" calcext:value-type="float">
            <text:p>406.07731676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50 UTC</text:p>
          </table:table-cell>
          <table:table-cell office:value-type="float" office:value="405.853" calcext:value-type="float">
            <text:p>405.853</text:p>
          </table:table-cell>
          <table:table-cell office:value-type="float" office:value="13.6611" calcext:value-type="float">
            <text:p>13.6611</text:p>
          </table:table-cell>
          <table:table-cell table:formula="of:=SQRT([.B3503]*[.B3503]+[.C3503]*[.C3503])" office:value-type="float" office:value="406.082852706452" calcext:value-type="float">
            <text:p>406.082852706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1:55 UTC</text:p>
          </table:table-cell>
          <table:table-cell office:value-type="float" office:value="405.858" calcext:value-type="float">
            <text:p>405.858</text:p>
          </table:table-cell>
          <table:table-cell office:value-type="float" office:value="13.7069" calcext:value-type="float">
            <text:p>13.7069</text:p>
          </table:table-cell>
          <table:table-cell table:formula="of:=SQRT([.B3504]*[.B3504]+[.C3504]*[.C3504])" office:value-type="float" office:value="406.089393202544" calcext:value-type="float">
            <text:p>406.089393202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5]*[.B3505]+[.C3505]*[.C35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6]*[.B3506]+[.C3506]*[.C35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7]*[.B3507]+[.C3507]*[.C35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8]*[.B3508]+[.C3508]*[.C35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09]*[.B3509]+[.C3509]*[.C35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0]*[.B3510]+[.C3510]*[.C351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1]*[.B3511]+[.C3511]*[.C351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2]*[.B3512]+[.C3512]*[.C351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3]*[.B3513]+[.C3513]*[.C35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4]*[.B3514]+[.C3514]*[.C35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5]*[.B3515]+[.C3515]*[.C35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6]*[.B3516]+[.C3516]*[.C35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7]*[.B3517]+[.C3517]*[.C35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8]*[.B3518]+[.C3518]*[.C35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19]*[.B3519]+[.C3519]*[.C35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0]*[.B3520]+[.C3520]*[.C35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1]*[.B3521]+[.C3521]*[.C35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2]*[.B3522]+[.C3522]*[.C35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3]*[.B3523]+[.C3523]*[.C35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4]*[.B3524]+[.C3524]*[.C35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5]*[.B3525]+[.C3525]*[.C35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6]*[.B3526]+[.C3526]*[.C35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7]*[.B3527]+[.C3527]*[.C35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3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8]*[.B3528]+[.C3528]*[.C35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29]*[.B3529]+[.C3529]*[.C35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0]*[.B3530]+[.C3530]*[.C35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1]*[.B3531]+[.C3531]*[.C35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2]*[.B3532]+[.C3532]*[.C35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3]*[.B3533]+[.C3533]*[.C35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4]*[.B3534]+[.C3534]*[.C35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5]*[.B3535]+[.C3535]*[.C35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6]*[.B3536]+[.C3536]*[.C35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7]*[.B3537]+[.C3537]*[.C35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8]*[.B3538]+[.C3538]*[.C35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39]*[.B3539]+[.C3539]*[.C35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0]*[.B3540]+[.C3540]*[.C35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1]*[.B3541]+[.C3541]*[.C35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2]*[.B3542]+[.C3542]*[.C35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3]*[.B3543]+[.C3543]*[.C35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4]*[.B3544]+[.C3544]*[.C35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5]*[.B3545]+[.C3545]*[.C354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6]*[.B3546]+[.C3546]*[.C354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7]*[.B3547]+[.C3547]*[.C354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8]*[.B3548]+[.C3548]*[.C354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49]*[.B3549]+[.C3549]*[.C35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0]*[.B3550]+[.C3550]*[.C35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1]*[.B3551]+[.C3551]*[.C35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2]*[.B3552]+[.C3552]*[.C35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3]*[.B3553]+[.C3553]*[.C35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4]*[.B3554]+[.C3554]*[.C35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5]*[.B3555]+[.C3555]*[.C35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6]*[.B3556]+[.C3556]*[.C35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7]*[.B3557]+[.C3557]*[.C35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8]*[.B3558]+[.C3558]*[.C35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59]*[.B3559]+[.C3559]*[.C35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0]*[.B3560]+[.C3560]*[.C35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1]*[.B3561]+[.C3561]*[.C35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2]*[.B3562]+[.C3562]*[.C35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3]*[.B3563]+[.C3563]*[.C35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6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4]*[.B3564]+[.C3564]*[.C35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65]*[.B3565]+[.C3565]*[.C35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05 UTC</text:p>
          </table:table-cell>
          <table:table-cell office:value-type="float" office:value="405.887" calcext:value-type="float">
            <text:p>405.887</text:p>
          </table:table-cell>
          <table:table-cell office:value-type="float" office:value="14.1628" calcext:value-type="float">
            <text:p>14.1628</text:p>
          </table:table-cell>
          <table:table-cell table:formula="of:=SQRT([.B3566]*[.B3566]+[.C3566]*[.C3566])" office:value-type="float" office:value="406.134019349328" calcext:value-type="float">
            <text:p>406.134019349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10 UTC</text:p>
          </table:table-cell>
          <table:table-cell office:value-type="float" office:value="405.892" calcext:value-type="float">
            <text:p>405.892</text:p>
          </table:table-cell>
          <table:table-cell office:value-type="float" office:value="14.2088" calcext:value-type="float">
            <text:p>14.2088</text:p>
          </table:table-cell>
          <table:table-cell table:formula="of:=SQRT([.B3567]*[.B3567]+[.C3567]*[.C3567])" office:value-type="float" office:value="406.140623013064" calcext:value-type="float">
            <text:p>406.140623013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15 UTC</text:p>
          </table:table-cell>
          <table:table-cell office:value-type="float" office:value="405.896" calcext:value-type="float">
            <text:p>405.896</text:p>
          </table:table-cell>
          <table:table-cell office:value-type="float" office:value="14.2547" calcext:value-type="float">
            <text:p>14.2547</text:p>
          </table:table-cell>
          <table:table-cell table:formula="of:=SQRT([.B3568]*[.B3568]+[.C3568]*[.C3568])" office:value-type="float" office:value="406.146228947272" calcext:value-type="float">
            <text:p>406.146228947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20 UTC</text:p>
          </table:table-cell>
          <table:table-cell office:value-type="float" office:value="405.9" calcext:value-type="float">
            <text:p>405.9</text:p>
          </table:table-cell>
          <table:table-cell office:value-type="float" office:value="14.3007" calcext:value-type="float">
            <text:p>14.3007</text:p>
          </table:table-cell>
          <table:table-cell table:formula="of:=SQRT([.B3569]*[.B3569]+[.C3569]*[.C3569])" office:value-type="float" office:value="406.151843551756" calcext:value-type="float">
            <text:p>406.151843551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25 UTC</text:p>
          </table:table-cell>
          <table:table-cell office:value-type="float" office:value="405.904" calcext:value-type="float">
            <text:p>405.904</text:p>
          </table:table-cell>
          <table:table-cell office:value-type="float" office:value="14.3466" calcext:value-type="float">
            <text:p>14.3466</text:p>
          </table:table-cell>
          <table:table-cell table:formula="of:=SQRT([.B3570]*[.B3570]+[.C3570]*[.C3570])" office:value-type="float" office:value="406.157459795533" calcext:value-type="float">
            <text:p>406.157459795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30 UTC</text:p>
          </table:table-cell>
          <table:table-cell office:value-type="float" office:value="405.908" calcext:value-type="float">
            <text:p>405.908</text:p>
          </table:table-cell>
          <table:table-cell office:value-type="float" office:value="14.3926" calcext:value-type="float">
            <text:p>14.3926</text:p>
          </table:table-cell>
          <table:table-cell table:formula="of:=SQRT([.B3571]*[.B3571]+[.C3571]*[.C3571])" office:value-type="float" office:value="406.163084731688" calcext:value-type="float">
            <text:p>406.16308473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35 UTC</text:p>
          </table:table-cell>
          <table:table-cell office:value-type="float" office:value="405.912" calcext:value-type="float">
            <text:p>405.912</text:p>
          </table:table-cell>
          <table:table-cell office:value-type="float" office:value="14.4385" calcext:value-type="float">
            <text:p>14.4385</text:p>
          </table:table-cell>
          <table:table-cell table:formula="of:=SQRT([.B3572]*[.B3572]+[.C3572]*[.C3572])" office:value-type="float" office:value="406.168711284178" calcext:value-type="float">
            <text:p>406.168711284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40 UTC</text:p>
          </table:table-cell>
          <table:table-cell office:value-type="float" office:value="405.917" calcext:value-type="float">
            <text:p>405.917</text:p>
          </table:table-cell>
          <table:table-cell office:value-type="float" office:value="14.4844" calcext:value-type="float">
            <text:p>14.4844</text:p>
          </table:table-cell>
          <table:table-cell table:formula="of:=SQRT([.B3573]*[.B3573]+[.C3573]*[.C3573])" office:value-type="float" office:value="406.17534234904" calcext:value-type="float">
            <text:p>406.17534234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45 UTC</text:p>
          </table:table-cell>
          <table:table-cell office:value-type="float" office:value="405.921" calcext:value-type="float">
            <text:p>405.921</text:p>
          </table:table-cell>
          <table:table-cell office:value-type="float" office:value="14.5303" calcext:value-type="float">
            <text:p>14.5303</text:p>
          </table:table-cell>
          <table:table-cell table:formula="of:=SQRT([.B3574]*[.B3574]+[.C3574]*[.C3574])" office:value-type="float" office:value="406.180979194115" calcext:value-type="float">
            <text:p>406.180979194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50 UTC</text:p>
          </table:table-cell>
          <table:table-cell office:value-type="float" office:value="405.925" calcext:value-type="float">
            <text:p>405.925</text:p>
          </table:table-cell>
          <table:table-cell office:value-type="float" office:value="14.5761" calcext:value-type="float">
            <text:p>14.5761</text:p>
          </table:table-cell>
          <table:table-cell table:formula="of:=SQRT([.B3575]*[.B3575]+[.C3575]*[.C3575])" office:value-type="float" office:value="406.186617598623" calcext:value-type="float">
            <text:p>406.186617598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7:55 UTC</text:p>
          </table:table-cell>
          <table:table-cell office:value-type="float" office:value="405.929" calcext:value-type="float">
            <text:p>405.929</text:p>
          </table:table-cell>
          <table:table-cell office:value-type="float" office:value="14.6219" calcext:value-type="float">
            <text:p>14.6219</text:p>
          </table:table-cell>
          <table:table-cell table:formula="of:=SQRT([.B3576]*[.B3576]+[.C3576]*[.C3576])" office:value-type="float" office:value="406.192261128409" calcext:value-type="float">
            <text:p>406.192261128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77]*[.B3577]+[.C3577]*[.C357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78]*[.B3578]+[.C3578]*[.C357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79]*[.B3579]+[.C3579]*[.C357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0]*[.B3580]+[.C3580]*[.C358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1]*[.B3581]+[.C3581]*[.C358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2]*[.B3582]+[.C3582]*[.C358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3]*[.B3583]+[.C3583]*[.C358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4]*[.B3584]+[.C3584]*[.C358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5]*[.B3585]+[.C3585]*[.C35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6]*[.B3586]+[.C3586]*[.C35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7]*[.B3587]+[.C3587]*[.C35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8]*[.B3588]+[.C3588]*[.C35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89]*[.B3589]+[.C3589]*[.C35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0]*[.B3590]+[.C3590]*[.C35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1]*[.B3591]+[.C3591]*[.C35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2]*[.B3592]+[.C3592]*[.C35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3]*[.B3593]+[.C3593]*[.C35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4]*[.B3594]+[.C3594]*[.C35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5]*[.B3595]+[.C3595]*[.C35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6]*[.B3596]+[.C3596]*[.C35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7]*[.B3597]+[.C3597]*[.C35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8]*[.B3598]+[.C3598]*[.C35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599]*[.B3599]+[.C3599]*[.C35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4:59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00]*[.B3600]+[.C3600]*[.C36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01]*[.B3601]+[.C3601]*[.C36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05 UTC</text:p>
          </table:table-cell>
          <table:table-cell office:value-type="float" office:value="405.791" calcext:value-type="float">
            <text:p>405.791</text:p>
          </table:table-cell>
          <table:table-cell office:value-type="float" office:value="13.2331" calcext:value-type="float">
            <text:p>13.2331</text:p>
          </table:table-cell>
          <table:table-cell table:formula="of:=SQRT([.B3602]*[.B3602]+[.C3602]*[.C3602])" office:value-type="float" office:value="406.006712526542" calcext:value-type="float">
            <text:p>406.006712526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10 UTC</text:p>
          </table:table-cell>
          <table:table-cell office:value-type="float" office:value="405.795" calcext:value-type="float">
            <text:p>405.795</text:p>
          </table:table-cell>
          <table:table-cell office:value-type="float" office:value="13.279" calcext:value-type="float">
            <text:p>13.279</text:p>
          </table:table-cell>
          <table:table-cell table:formula="of:=SQRT([.B3603]*[.B3603]+[.C3603]*[.C3603])" office:value-type="float" office:value="406.01220901101" calcext:value-type="float">
            <text:p>406.01220901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15 UTC</text:p>
          </table:table-cell>
          <table:table-cell office:value-type="float" office:value="405.8" calcext:value-type="float">
            <text:p>405.8</text:p>
          </table:table-cell>
          <table:table-cell office:value-type="float" office:value="13.325" calcext:value-type="float">
            <text:p>13.325</text:p>
          </table:table-cell>
          <table:table-cell table:formula="of:=SQRT([.B3604]*[.B3604]+[.C3604]*[.C3604])" office:value-type="float" office:value="406.018713392622" calcext:value-type="float">
            <text:p>406.018713392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20 UTC</text:p>
          </table:table-cell>
          <table:table-cell office:value-type="float" office:value="405.804" calcext:value-type="float">
            <text:p>405.804</text:p>
          </table:table-cell>
          <table:table-cell office:value-type="float" office:value="13.3709" calcext:value-type="float">
            <text:p>13.3709</text:p>
          </table:table-cell>
          <table:table-cell table:formula="of:=SQRT([.B3605]*[.B3605]+[.C3605]*[.C3605])" office:value-type="float" office:value="406.024220192355" calcext:value-type="float">
            <text:p>406.024220192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25 UTC</text:p>
          </table:table-cell>
          <table:table-cell office:value-type="float" office:value="405.808" calcext:value-type="float">
            <text:p>405.808</text:p>
          </table:table-cell>
          <table:table-cell office:value-type="float" office:value="13.4167" calcext:value-type="float">
            <text:p>13.4167</text:p>
          </table:table-cell>
          <table:table-cell table:formula="of:=SQRT([.B3606]*[.B3606]+[.C3606]*[.C3606])" office:value-type="float" office:value="406.029728841239" calcext:value-type="float">
            <text:p>406.029728841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30 UTC</text:p>
          </table:table-cell>
          <table:table-cell office:value-type="float" office:value="405.813" calcext:value-type="float">
            <text:p>405.813</text:p>
          </table:table-cell>
          <table:table-cell office:value-type="float" office:value="13.4626" calcext:value-type="float">
            <text:p>13.4626</text:p>
          </table:table-cell>
          <table:table-cell table:formula="of:=SQRT([.B3607]*[.B3607]+[.C3607]*[.C3607])" office:value-type="float" office:value="406.036245386739" calcext:value-type="float">
            <text:p>406.036245386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35 UTC</text:p>
          </table:table-cell>
          <table:table-cell office:value-type="float" office:value="405.817" calcext:value-type="float">
            <text:p>405.817</text:p>
          </table:table-cell>
          <table:table-cell office:value-type="float" office:value="13.5084" calcext:value-type="float">
            <text:p>13.5084</text:p>
          </table:table-cell>
          <table:table-cell table:formula="of:=SQRT([.B3608]*[.B3608]+[.C3608]*[.C3608])" office:value-type="float" office:value="406.04176430456" calcext:value-type="float">
            <text:p>406.04176430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40 UTC</text:p>
          </table:table-cell>
          <table:table-cell office:value-type="float" office:value="405.821" calcext:value-type="float">
            <text:p>405.821</text:p>
          </table:table-cell>
          <table:table-cell office:value-type="float" office:value="13.5541" calcext:value-type="float">
            <text:p>13.5541</text:p>
          </table:table-cell>
          <table:table-cell table:formula="of:=SQRT([.B3609]*[.B3609]+[.C3609]*[.C3609])" office:value-type="float" office:value="406.047285014701" calcext:value-type="float">
            <text:p>406.047285014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45 UTC</text:p>
          </table:table-cell>
          <table:table-cell office:value-type="float" office:value="405.825" calcext:value-type="float">
            <text:p>405.825</text:p>
          </table:table-cell>
          <table:table-cell office:value-type="float" office:value="13.5999" calcext:value-type="float">
            <text:p>13.5999</text:p>
          </table:table-cell>
          <table:table-cell table:formula="of:=SQRT([.B3610]*[.B3610]+[.C3610]*[.C3610])" office:value-type="float" office:value="406.052814181862" calcext:value-type="float">
            <text:p>406.052814181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50 UTC</text:p>
          </table:table-cell>
          <table:table-cell office:value-type="float" office:value="405.829" calcext:value-type="float">
            <text:p>405.829</text:p>
          </table:table-cell>
          <table:table-cell office:value-type="float" office:value="13.6456" calcext:value-type="float">
            <text:p>13.6456</text:p>
          </table:table-cell>
          <table:table-cell table:formula="of:=SQRT([.B3611]*[.B3611]+[.C3611]*[.C3611])" office:value-type="float" office:value="406.058345118482" calcext:value-type="float">
            <text:p>406.058345118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0:55 UTC</text:p>
          </table:table-cell>
          <table:table-cell office:value-type="float" office:value="405.834" calcext:value-type="float">
            <text:p>405.834</text:p>
          </table:table-cell>
          <table:table-cell office:value-type="float" office:value="13.6913" calcext:value-type="float">
            <text:p>13.6913</text:p>
          </table:table-cell>
          <table:table-cell table:formula="of:=SQRT([.B3612]*[.B3612]+[.C3612]*[.C3612])" office:value-type="float" office:value="406.064880593841" calcext:value-type="float">
            <text:p>406.064880593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3]*[.B3613]+[.C3613]*[.C361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4]*[.B3614]+[.C3614]*[.C361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5]*[.B3615]+[.C3615]*[.C361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6]*[.B3616]+[.C3616]*[.C361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7]*[.B3617]+[.C3617]*[.C361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8]*[.B3618]+[.C3618]*[.C361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19]*[.B3619]+[.C3619]*[.C361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0]*[.B3620]+[.C3620]*[.C362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1]*[.B3621]+[.C3621]*[.C36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2]*[.B3622]+[.C3622]*[.C36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3]*[.B3623]+[.C3623]*[.C36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4]*[.B3624]+[.C3624]*[.C36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5]*[.B3625]+[.C3625]*[.C36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6]*[.B3626]+[.C3626]*[.C36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7]*[.B3627]+[.C3627]*[.C36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8]*[.B3628]+[.C3628]*[.C36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29]*[.B3629]+[.C3629]*[.C36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0]*[.B3630]+[.C3630]*[.C36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1]*[.B3631]+[.C3631]*[.C36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2]*[.B3632]+[.C3632]*[.C36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3]*[.B3633]+[.C3633]*[.C36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4]*[.B3634]+[.C3634]*[.C36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5]*[.B3635]+[.C3635]*[.C36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2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6]*[.B3636]+[.C3636]*[.C36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37]*[.B3637]+[.C3637]*[.C36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05 UTC</text:p>
          </table:table-cell>
          <table:table-cell office:value-type="float" office:value="405.712" calcext:value-type="float">
            <text:p>405.712</text:p>
          </table:table-cell>
          <table:table-cell office:value-type="float" office:value="12.3099" calcext:value-type="float">
            <text:p>12.3099</text:p>
          </table:table-cell>
          <table:table-cell table:formula="of:=SQRT([.B3638]*[.B3638]+[.C3638]*[.C3638])" office:value-type="float" office:value="405.898707292854" calcext:value-type="float">
            <text:p>405.898707292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10 UTC</text:p>
          </table:table-cell>
          <table:table-cell office:value-type="float" office:value="405.717" calcext:value-type="float">
            <text:p>405.717</text:p>
          </table:table-cell>
          <table:table-cell office:value-type="float" office:value="12.3561" calcext:value-type="float">
            <text:p>12.3561</text:p>
          </table:table-cell>
          <table:table-cell table:formula="of:=SQRT([.B3639]*[.B3639]+[.C3639]*[.C3639])" office:value-type="float" office:value="405.905108733815" calcext:value-type="float">
            <text:p>405.905108733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15 UTC</text:p>
          </table:table-cell>
          <table:table-cell office:value-type="float" office:value="405.723" calcext:value-type="float">
            <text:p>405.723</text:p>
          </table:table-cell>
          <table:table-cell office:value-type="float" office:value="12.4023" calcext:value-type="float">
            <text:p>12.4023</text:p>
          </table:table-cell>
          <table:table-cell table:formula="of:=SQRT([.B3640]*[.B3640]+[.C3640]*[.C3640])" office:value-type="float" office:value="405.912514926911" calcext:value-type="float">
            <text:p>405.912514926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20 UTC</text:p>
          </table:table-cell>
          <table:table-cell office:value-type="float" office:value="405.728" calcext:value-type="float">
            <text:p>405.728</text:p>
          </table:table-cell>
          <table:table-cell office:value-type="float" office:value="12.4484" calcext:value-type="float">
            <text:p>12.4484</text:p>
          </table:table-cell>
          <table:table-cell table:formula="of:=SQRT([.B3641]*[.B3641]+[.C3641]*[.C3641])" office:value-type="float" office:value="405.918923735467" calcext:value-type="float">
            <text:p>405.918923735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25 UTC</text:p>
          </table:table-cell>
          <table:table-cell office:value-type="float" office:value="405.733" calcext:value-type="float">
            <text:p>405.733</text:p>
          </table:table-cell>
          <table:table-cell office:value-type="float" office:value="12.4946" calcext:value-type="float">
            <text:p>12.4946</text:p>
          </table:table-cell>
          <table:table-cell table:formula="of:=SQRT([.B3642]*[.B3642]+[.C3642]*[.C3642])" office:value-type="float" office:value="405.925340817939" calcext:value-type="float">
            <text:p>405.925340817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30 UTC</text:p>
          </table:table-cell>
          <table:table-cell office:value-type="float" office:value="405.739" calcext:value-type="float">
            <text:p>405.739</text:p>
          </table:table-cell>
          <table:table-cell office:value-type="float" office:value="12.5406" calcext:value-type="float">
            <text:p>12.5406</text:p>
          </table:table-cell>
          <table:table-cell table:formula="of:=SQRT([.B3643]*[.B3643]+[.C3643]*[.C3643])" office:value-type="float" office:value="405.932756462644" calcext:value-type="float">
            <text:p>405.932756462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35 UTC</text:p>
          </table:table-cell>
          <table:table-cell office:value-type="float" office:value="405.744" calcext:value-type="float">
            <text:p>405.744</text:p>
          </table:table-cell>
          <table:table-cell office:value-type="float" office:value="12.5866" calcext:value-type="float">
            <text:p>12.5866</text:p>
          </table:table-cell>
          <table:table-cell table:formula="of:=SQRT([.B3644]*[.B3644]+[.C3644]*[.C3644])" office:value-type="float" office:value="405.939177753959" calcext:value-type="float">
            <text:p>405.939177753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40 UTC</text:p>
          </table:table-cell>
          <table:table-cell office:value-type="float" office:value="405.749" calcext:value-type="float">
            <text:p>405.749</text:p>
          </table:table-cell>
          <table:table-cell office:value-type="float" office:value="12.6326" calcext:value-type="float">
            <text:p>12.6326</text:p>
          </table:table-cell>
          <table:table-cell table:formula="of:=SQRT([.B3645]*[.B3645]+[.C3645]*[.C3645])" office:value-type="float" office:value="405.945604217807" calcext:value-type="float">
            <text:p>405.945604217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45 UTC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12.6786" calcext:value-type="float">
            <text:p>12.6786</text:p>
          </table:table-cell>
          <table:table-cell table:formula="of:=SQRT([.B3646]*[.B3646]+[.C3646]*[.C3646])" office:value-type="float" office:value="405.952035853942" calcext:value-type="float">
            <text:p>405.952035853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50 UTC</text:p>
          </table:table-cell>
          <table:table-cell office:value-type="float" office:value="405.759" calcext:value-type="float">
            <text:p>405.759</text:p>
          </table:table-cell>
          <table:table-cell office:value-type="float" office:value="12.7244" calcext:value-type="float">
            <text:p>12.7244</text:p>
          </table:table-cell>
          <table:table-cell table:formula="of:=SQRT([.B3647]*[.B3647]+[.C3647]*[.C3647])" office:value-type="float" office:value="405.958466393251" calcext:value-type="float">
            <text:p>405.958466393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3:55 UTC</text:p>
          </table:table-cell>
          <table:table-cell office:value-type="float" office:value="405.765" calcext:value-type="float">
            <text:p>405.765</text:p>
          </table:table-cell>
          <table:table-cell office:value-type="float" office:value="12.7703" calcext:value-type="float">
            <text:p>12.7703</text:p>
          </table:table-cell>
          <table:table-cell table:formula="of:=SQRT([.B3648]*[.B3648]+[.C3648]*[.C3648])" office:value-type="float" office:value="405.9659047101" calcext:value-type="float">
            <text:p>405.9659047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49]*[.B3649]+[.C3649]*[.C364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0]*[.B3650]+[.C3650]*[.C365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1]*[.B3651]+[.C3651]*[.C365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2]*[.B3652]+[.C3652]*[.C365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3]*[.B3653]+[.C3653]*[.C365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4]*[.B3654]+[.C3654]*[.C365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5]*[.B3655]+[.C3655]*[.C365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6]*[.B3656]+[.C3656]*[.C365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7]*[.B3657]+[.C3657]*[.C365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8]*[.B3658]+[.C3658]*[.C365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59]*[.B3659]+[.C3659]*[.C365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4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0]*[.B3660]+[.C3660]*[.C366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1]*[.B3661]+[.C3661]*[.C366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2]*[.B3662]+[.C3662]*[.C366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3]*[.B3663]+[.C3663]*[.C366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4]*[.B3664]+[.C3664]*[.C366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5]*[.B3665]+[.C3665]*[.C366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6]*[.B3666]+[.C3666]*[.C366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7]*[.B3667]+[.C3667]*[.C366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8]*[.B3668]+[.C3668]*[.C366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69]*[.B3669]+[.C3669]*[.C366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70]*[.B3670]+[.C3670]*[.C367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71]*[.B3671]+[.C3671]*[.C367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5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72]*[.B3672]+[.C3672]*[.C367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73]*[.B3673]+[.C3673]*[.C367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05 UTC</text:p>
          </table:table-cell>
          <table:table-cell office:value-type="float" office:value="410.488" calcext:value-type="float">
            <text:p>410.488</text:p>
          </table:table-cell>
          <table:table-cell office:value-type="float" office:value="14.5002" calcext:value-type="float">
            <text:p>14.5002</text:p>
          </table:table-cell>
          <table:table-cell table:formula="of:=SQRT([.B3674]*[.B3674]+[.C3674]*[.C3674])" office:value-type="float" office:value="410.744024842772" calcext:value-type="float">
            <text:p>410.744024842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10 UTC</text:p>
          </table:table-cell>
          <table:table-cell office:value-type="float" office:value="410.733" calcext:value-type="float">
            <text:p>410.733</text:p>
          </table:table-cell>
          <table:table-cell office:value-type="float" office:value="14.7038" calcext:value-type="float">
            <text:p>14.7038</text:p>
          </table:table-cell>
          <table:table-cell table:formula="of:=SQRT([.B3675]*[.B3675]+[.C3675]*[.C3675])" office:value-type="float" office:value="410.996105849484" calcext:value-type="float">
            <text:p>410.996105849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15 UTC</text:p>
          </table:table-cell>
          <table:table-cell office:value-type="float" office:value="410.978" calcext:value-type="float">
            <text:p>410.978</text:p>
          </table:table-cell>
          <table:table-cell office:value-type="float" office:value="14.9073" calcext:value-type="float">
            <text:p>14.9073</text:p>
          </table:table-cell>
          <table:table-cell table:formula="of:=SQRT([.B3676]*[.B3676]+[.C3676]*[.C3676])" office:value-type="float" office:value="411.248275470293" calcext:value-type="float">
            <text:p>411.248275470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20 UTC</text:p>
          </table:table-cell>
          <table:table-cell office:value-type="float" office:value="411.222" calcext:value-type="float">
            <text:p>411.222</text:p>
          </table:table-cell>
          <table:table-cell office:value-type="float" office:value="15.1109" calcext:value-type="float">
            <text:p>15.1109</text:p>
          </table:table-cell>
          <table:table-cell table:formula="of:=SQRT([.B3677]*[.B3677]+[.C3677]*[.C3677])" office:value-type="float" office:value="411.499541412636" calcext:value-type="float">
            <text:p>411.499541412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25 UTC</text:p>
          </table:table-cell>
          <table:table-cell office:value-type="float" office:value="411.465" calcext:value-type="float">
            <text:p>411.465</text:p>
          </table:table-cell>
          <table:table-cell office:value-type="float" office:value="15.3144" calcext:value-type="float">
            <text:p>15.3144</text:p>
          </table:table-cell>
          <table:table-cell table:formula="of:=SQRT([.B3678]*[.B3678]+[.C3678]*[.C3678])" office:value-type="float" office:value="411.749896262719" calcext:value-type="float">
            <text:p>411.749896262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30 UTC</text:p>
          </table:table-cell>
          <table:table-cell office:value-type="float" office:value="411.708" calcext:value-type="float">
            <text:p>411.708</text:p>
          </table:table-cell>
          <table:table-cell office:value-type="float" office:value="15.5179" calcext:value-type="float">
            <text:p>15.5179</text:p>
          </table:table-cell>
          <table:table-cell table:formula="of:=SQRT([.B3679]*[.B3679]+[.C3679]*[.C3679])" office:value-type="float" office:value="412.000342820743" calcext:value-type="float">
            <text:p>412.000342820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35 UTC</text:p>
          </table:table-cell>
          <table:table-cell office:value-type="float" office:value="411.951" calcext:value-type="float">
            <text:p>411.951</text:p>
          </table:table-cell>
          <table:table-cell office:value-type="float" office:value="15.7214" calcext:value-type="float">
            <text:p>15.7214</text:p>
          </table:table-cell>
          <table:table-cell table:formula="of:=SQRT([.B3680]*[.B3680]+[.C3680]*[.C3680])" office:value-type="float" office:value="412.250880919568" calcext:value-type="float">
            <text:p>412.250880919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40 UTC</text:p>
          </table:table-cell>
          <table:table-cell office:value-type="float" office:value="412.193" calcext:value-type="float">
            <text:p>412.193</text:p>
          </table:table-cell>
          <table:table-cell office:value-type="float" office:value="15.9248" calcext:value-type="float">
            <text:p>15.9248</text:p>
          </table:table-cell>
          <table:table-cell table:formula="of:=SQRT([.B3681]*[.B3681]+[.C3681]*[.C3681])" office:value-type="float" office:value="412.500507277312" calcext:value-type="float">
            <text:p>412.500507277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45 UTC</text:p>
          </table:table-cell>
          <table:table-cell office:value-type="float" office:value="412.435" calcext:value-type="float">
            <text:p>412.435</text:p>
          </table:table-cell>
          <table:table-cell office:value-type="float" office:value="16.1282" calcext:value-type="float">
            <text:p>16.1282</text:p>
          </table:table-cell>
          <table:table-cell table:formula="of:=SQRT([.B3682]*[.B3682]+[.C3682]*[.C3682])" office:value-type="float" office:value="412.750224785208" calcext:value-type="float">
            <text:p>412.750224785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50 UTC</text:p>
          </table:table-cell>
          <table:table-cell office:value-type="float" office:value="412.676" calcext:value-type="float">
            <text:p>412.676</text:p>
          </table:table-cell>
          <table:table-cell office:value-type="float" office:value="16.3316" calcext:value-type="float">
            <text:p>16.3316</text:p>
          </table:table-cell>
          <table:table-cell table:formula="of:=SQRT([.B3683]*[.B3683]+[.C3683]*[.C3683])" office:value-type="float" office:value="412.999034060081" calcext:value-type="float">
            <text:p>412.999034060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6:55 UTC</text:p>
          </table:table-cell>
          <table:table-cell office:value-type="float" office:value="412.916" calcext:value-type="float">
            <text:p>412.916</text:p>
          </table:table-cell>
          <table:table-cell office:value-type="float" office:value="16.535" calcext:value-type="float">
            <text:p>16.535</text:p>
          </table:table-cell>
          <table:table-cell table:formula="of:=SQRT([.B3684]*[.B3684]+[.C3684]*[.C3684])" office:value-type="float" office:value="413.246934992868" calcext:value-type="float">
            <text:p>413.24693499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85]*[.B3685]+[.C3685]*[.C368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86]*[.B3686]+[.C3686]*[.C368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87]*[.B3687]+[.C3687]*[.C368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88]*[.B3688]+[.C3688]*[.C368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89]*[.B3689]+[.C3689]*[.C368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0]*[.B3690]+[.C3690]*[.C369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1]*[.B3691]+[.C3691]*[.C369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2]*[.B3692]+[.C3692]*[.C369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3]*[.B3693]+[.C3693]*[.C369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4]*[.B3694]+[.C3694]*[.C369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5]*[.B3695]+[.C3695]*[.C369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7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6]*[.B3696]+[.C3696]*[.C369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7]*[.B3697]+[.C3697]*[.C369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8]*[.B3698]+[.C3698]*[.C369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699]*[.B3699]+[.C3699]*[.C369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0]*[.B3700]+[.C3700]*[.C370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1]*[.B3701]+[.C3701]*[.C370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2]*[.B3702]+[.C3702]*[.C370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3]*[.B3703]+[.C3703]*[.C370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4]*[.B3704]+[.C3704]*[.C370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5]*[.B3705]+[.C3705]*[.C370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6]*[.B3706]+[.C3706]*[.C370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7]*[.B3707]+[.C3707]*[.C370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8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8]*[.B3708]+[.C3708]*[.C370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09]*[.B3709]+[.C3709]*[.C370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05 UTC</text:p>
          </table:table-cell>
          <table:table-cell office:value-type="float" office:value="405.757" calcext:value-type="float">
            <text:p>405.757</text:p>
          </table:table-cell>
          <table:table-cell office:value-type="float" office:value="12.7719" calcext:value-type="float">
            <text:p>12.7719</text:p>
          </table:table-cell>
          <table:table-cell table:formula="of:=SQRT([.B3710]*[.B3710]+[.C3710]*[.C3710])" office:value-type="float" office:value="405.957959003897" calcext:value-type="float">
            <text:p>405.957959003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10 UTC</text:p>
          </table:table-cell>
          <table:table-cell office:value-type="float" office:value="405.762" calcext:value-type="float">
            <text:p>405.762</text:p>
          </table:table-cell>
          <table:table-cell office:value-type="float" office:value="12.8178" calcext:value-type="float">
            <text:p>12.8178</text:p>
          </table:table-cell>
          <table:table-cell table:formula="of:=SQRT([.B3711]*[.B3711]+[.C3711]*[.C3711])" office:value-type="float" office:value="405.964403169588" calcext:value-type="float">
            <text:p>405.964403169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15 UTC</text:p>
          </table:table-cell>
          <table:table-cell office:value-type="float" office:value="405.767" calcext:value-type="float">
            <text:p>405.767</text:p>
          </table:table-cell>
          <table:table-cell office:value-type="float" office:value="12.8636" calcext:value-type="float">
            <text:p>12.8636</text:p>
          </table:table-cell>
          <table:table-cell table:formula="of:=SQRT([.B3712]*[.B3712]+[.C3712]*[.C3712])" office:value-type="float" office:value="405.970849315514" calcext:value-type="float">
            <text:p>405.970849315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20 UTC</text:p>
          </table:table-cell>
          <table:table-cell office:value-type="float" office:value="405.772" calcext:value-type="float">
            <text:p>405.772</text:p>
          </table:table-cell>
          <table:table-cell office:value-type="float" office:value="12.9094" calcext:value-type="float">
            <text:p>12.9094</text:p>
          </table:table-cell>
          <table:table-cell table:formula="of:=SQRT([.B3713]*[.B3713]+[.C3713]*[.C3713])" office:value-type="float" office:value="405.977300587557" calcext:value-type="float">
            <text:p>405.977300587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25 UTC</text:p>
          </table:table-cell>
          <table:table-cell office:value-type="float" office:value="405.776" calcext:value-type="float">
            <text:p>405.776</text:p>
          </table:table-cell>
          <table:table-cell office:value-type="float" office:value="12.9552" calcext:value-type="float">
            <text:p>12.9552</text:p>
          </table:table-cell>
          <table:table-cell table:formula="of:=SQRT([.B3714]*[.B3714]+[.C3714]*[.C3714])" office:value-type="float" office:value="405.982757494749" calcext:value-type="float">
            <text:p>405.9827574947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30 UTC</text:p>
          </table:table-cell>
          <table:table-cell office:value-type="float" office:value="405.781" calcext:value-type="float">
            <text:p>405.781</text:p>
          </table:table-cell>
          <table:table-cell office:value-type="float" office:value="13.0009" calcext:value-type="float">
            <text:p>13.0009</text:p>
          </table:table-cell>
          <table:table-cell table:formula="of:=SQRT([.B3715]*[.B3715]+[.C3715]*[.C3715])" office:value-type="float" office:value="405.989215819595" calcext:value-type="float">
            <text:p>405.989215819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35 UTC</text:p>
          </table:table-cell>
          <table:table-cell office:value-type="float" office:value="405.786" calcext:value-type="float">
            <text:p>405.786</text:p>
          </table:table-cell>
          <table:table-cell office:value-type="float" office:value="13.0466" calcext:value-type="float">
            <text:p>13.0466</text:p>
          </table:table-cell>
          <table:table-cell table:formula="of:=SQRT([.B3716]*[.B3716]+[.C3716]*[.C3716])" office:value-type="float" office:value="405.995679247403" calcext:value-type="float">
            <text:p>405.995679247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40 UTC</text:p>
          </table:table-cell>
          <table:table-cell office:value-type="float" office:value="405.79" calcext:value-type="float">
            <text:p>405.79</text:p>
          </table:table-cell>
          <table:table-cell office:value-type="float" office:value="13.0922" calcext:value-type="float">
            <text:p>13.0922</text:p>
          </table:table-cell>
          <table:table-cell table:formula="of:=SQRT([.B3717]*[.B3717]+[.C3717]*[.C3717])" office:value-type="float" office:value="406.001145073311" calcext:value-type="float">
            <text:p>406.001145073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45 UTC</text:p>
          </table:table-cell>
          <table:table-cell office:value-type="float" office:value="405.795" calcext:value-type="float">
            <text:p>405.795</text:p>
          </table:table-cell>
          <table:table-cell office:value-type="float" office:value="13.1378" calcext:value-type="float">
            <text:p>13.1378</text:p>
          </table:table-cell>
          <table:table-cell table:formula="of:=SQRT([.B3718]*[.B3718]+[.C3718]*[.C3718])" office:value-type="float" office:value="406.007615462863" calcext:value-type="float">
            <text:p>406.007615462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50 UTC</text:p>
          </table:table-cell>
          <table:table-cell office:value-type="float" office:value="405.8" calcext:value-type="float">
            <text:p>405.8</text:p>
          </table:table-cell>
          <table:table-cell office:value-type="float" office:value="13.1833" calcext:value-type="float">
            <text:p>13.1833</text:p>
          </table:table-cell>
          <table:table-cell table:formula="of:=SQRT([.B3719]*[.B3719]+[.C3719]*[.C3719])" office:value-type="float" office:value="406.014087685255" calcext:value-type="float">
            <text:p>406.014087685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09:55 UTC</text:p>
          </table:table-cell>
          <table:table-cell office:value-type="float" office:value="405.804" calcext:value-type="float">
            <text:p>405.804</text:p>
          </table:table-cell>
          <table:table-cell office:value-type="float" office:value="13.2288" calcext:value-type="float">
            <text:p>13.2288</text:p>
          </table:table-cell>
          <table:table-cell table:formula="of:=SQRT([.B3720]*[.B3720]+[.C3720]*[.C3720])" office:value-type="float" office:value="406.019565495851" calcext:value-type="float">
            <text:p>406.019565495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1]*[.B3721]+[.C3721]*[.C372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2]*[.B3722]+[.C3722]*[.C372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3]*[.B3723]+[.C3723]*[.C372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4]*[.B3724]+[.C3724]*[.C372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5]*[.B3725]+[.C3725]*[.C372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6]*[.B3726]+[.C3726]*[.C372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7]*[.B3727]+[.C3727]*[.C372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8]*[.B3728]+[.C3728]*[.C372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29]*[.B3729]+[.C3729]*[.C372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0]*[.B3730]+[.C3730]*[.C373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1]*[.B3731]+[.C3731]*[.C373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0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2]*[.B3732]+[.C3732]*[.C373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0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3]*[.B3733]+[.C3733]*[.C373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0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4]*[.B3734]+[.C3734]*[.C373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1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5]*[.B3735]+[.C3735]*[.C3735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1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6]*[.B3736]+[.C3736]*[.C3736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2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7]*[.B3737]+[.C3737]*[.C3737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2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8]*[.B3738]+[.C3738]*[.C3738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3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39]*[.B3739]+[.C3739]*[.C3739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3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0]*[.B3740]+[.C3740]*[.C3740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4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1]*[.B3741]+[.C3741]*[.C3741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4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2]*[.B3742]+[.C3742]*[.C3742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50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3]*[.B3743]+[.C3743]*[.C3743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-05-04 15:11:55 UTC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10.4233" calcext:value-type="float">
            <text:p>10.4233</text:p>
          </table:table-cell>
          <table:table-cell table:formula="of:=SQRT([.B3744]*[.B3744]+[.C3744]*[.C3744])" office:value-type="float" office:value="405.610949940815" calcext:value-type="float">
            <text:p>405.610949940815</text:p>
          </table:table-cell>
          <table:table-cell table:number-columns-repeated="1020"/>
        </table:table-row>
        <table:table-row table:style-name="ro1" table:number-rows-repeated="10448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AS116992_topo_voltage.D1:HAS116992_topo_voltage.D1048576">
            <calcext:condition calcext:apply-style-name="Error" calcext:value="&gt;412" calcext:base-cell-address="HAS116992_topo_voltage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4:31:04.373662208</dc:date>
    <dc:creator>Derrick Oswald</dc:creator>
    <meta:editing-duration>PT5H33M51S</meta:editing-duration>
    <meta:editing-cycles>1</meta:editing-cycles>
    <meta:document-statistic meta:table-count="1" meta:cell-count="14976" meta:object-count="0"/>
    <meta:generator>LibreOffice/6.4.2.2$Linux_X86_64 LibreOffice_project/40$Build-2</meta:generator>
  </office:meta>
</office:document-meta>
</file>